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77bc65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 style:data-style-name="N0"/>
    <style:style style:name="ce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CCR 1 wzory Ani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>
            <text:p>gamma_calculated:</text:p>
          </table:table-cell>
          <table:table-cell table:style-name="ce1" office:value-type="string" calcext:value-type="string">
            <text:p>gamma_experimental:</text:p>
          </table:table-cell>
          <table:table-cell table:style-name="ce1" office:value-type="string" calcext:value-type="string">
            <text:p>gamma_calc_error:</text:p>
          </table:table-cell>
          <table:table-cell table:style-name="ce1" table:number-columns-repeated="5"/>
          <table:table-cell table:style-name="ce1" office:value-type="string" calcext:value-type="string">
            <text:p>list of invert squer uncertainty <text:s/>(1/delta**2)</text:p>
          </table:table-cell>
          <table:table-cell table:style-name="ce1" office:value-type="string" calcext:value-type="string">
            <text:p>list of x div uncertainty <text:s/>(x/delta**2)</text:p>
          </table:table-cell>
          <table:table-cell table:style-name="ce1" office:value-type="string" calcext:value-type="string">
            <text:p>list of y div uncertainty <text:s/>(y/delta**2)</text:p>
          </table:table-cell>
          <table:table-cell table:style-name="ce1" office:value-type="string" calcext:value-type="string">
            <text:p>list of square x div uncertainty <text:s/>(x**2/delta**2)</text:p>
          </table:table-cell>
          <table:table-cell office:value-type="string" calcext:value-type="string">
            <text:p>gora a</text:p>
          </table:table-cell>
          <table:table-cell office:value-type="string" calcext:value-type="string">
            <text:p>dol a</text:p>
          </table:table-cell>
          <table:table-cell table:style-name="ce1" office:value-type="string" calcext:value-type="string">
            <text:p>sum_of_invert_squer_uncertainty</text:p>
          </table:table-cell>
          <table:table-cell office:value-type="string" calcext:value-type="string">
            <text:p>avg_x</text:p>
          </table:table-cell>
          <table:table-cell office:value-type="string" calcext:value-type="string">
            <text:p>avg_y</text:p>
          </table:table-cell>
          <table:table-cell office:value-type="string" calcext:value-type="string">
            <text:p>avg_square_x</text:p>
          </table:table-cell>
        </table:table-row>
        <table:table-row table:style-name="ro1">
          <table:table-cell office:value-type="float" office:value="-7.28332962304272" calcext:value-type="float">
            <text:p>-7.28332962304272</text:p>
          </table:table-cell>
          <table:table-cell office:value-type="float" office:value="-8.20615722286068" calcext:value-type="float">
            <text:p>-8.20615722286068</text:p>
          </table:table-cell>
          <table:table-cell office:value-type="float" office:value="0.000634328492574627" calcext:value-type="float">
            <text:p>0.000634328492574627</text:p>
          </table:table-cell>
          <table:table-cell table:formula="of:=[.C3]*10" office:value-type="float" office:value="0.00634328492574627" calcext:value-type="float">
            <text:p>0.00634328492574627</text:p>
          </table:table-cell>
          <table:table-cell table:number-columns-repeated="4"/>
          <table:table-cell table:formula="of:=1/[.D3]^2" office:value-type="float" office:value="24852.5846269839" calcext:value-type="float">
            <text:p>24852.5846269839</text:p>
          </table:table-cell>
          <table:table-cell table:formula="of:=[.A3]/[.D3]^2" office:value-type="float" office:value="-181009.565822888" calcext:value-type="float">
            <text:p>-181009.565822888</text:p>
          </table:table-cell>
          <table:table-cell table:formula="of:=[.B3]/[.D3]^2" office:value-type="float" office:value="-203944.21684348" calcext:value-type="float">
            <text:p>-203944.21684348</text:p>
          </table:table-cell>
          <table:table-cell table:formula="of:=[.A3]^2/[.D3]^2" office:value-type="float" office:value="1318352.33281194" calcext:value-type="float">
            <text:p>1318352.33281194</text:p>
          </table:table-cell>
          <table:table-cell table:formula="of:=([.A3]-[.$P$3])*([.B3]-[.$Q$3])/[.D3]^2" office:value-type="float" office:value="508994.284361246" calcext:value-type="float">
            <text:p>508994.284361246</text:p>
          </table:table-cell>
          <table:table-cell table:formula="of:=(([.A3]-[.$P$3])/[.D3])^2" office:value-type="float" office:value="567084.220113904" calcext:value-type="float">
            <text:p>567084.220113904</text:p>
          </table:table-cell>
          <table:table-cell table:formula="of:=SUM([.I3:.I63])" office:value-type="float" office:value="656555.390808824" calcext:value-type="float">
            <text:p>656555.390808824</text:p>
          </table:table-cell>
          <table:table-cell table:formula="of:=SUM([.J3:.J63])/[.O3]" office:value-type="float" office:value="-2.50651925669741" calcext:value-type="float">
            <text:p>-2.50651925669741</text:p>
          </table:table-cell>
          <table:table-cell table:formula="of:=SUM([.K3:.K63])/[.O3]" office:value-type="float" office:value="-3.91866501674894" calcext:value-type="float">
            <text:p>-3.91866501674894</text:p>
          </table:table-cell>
          <table:table-cell table:formula="of:=SUM([.L3:.L63])/[.O3]" office:value-type="float" office:value="26.1931490383036" calcext:value-type="float">
            <text:p>26.1931490383036</text:p>
          </table:table-cell>
        </table:table-row>
        <table:table-row table:style-name="ro1">
          <table:table-cell office:value-type="float" office:value="-9.27861137624038" calcext:value-type="float">
            <text:p>-9.27861137624038</text:p>
          </table:table-cell>
          <table:table-cell office:value-type="float" office:value="-11.4914417065009" calcext:value-type="float">
            <text:p>-11.4914417065009</text:p>
          </table:table-cell>
          <table:table-cell office:value-type="float" office:value="0.000993964581388415" calcext:value-type="float">
            <text:p>0.000993964581388415</text:p>
          </table:table-cell>
          <table:table-cell table:formula="of:=[.C4]*10" office:value-type="float" office:value="0.00993964581388415" calcext:value-type="float">
            <text:p>0.00993964581388415</text:p>
          </table:table-cell>
          <table:table-cell table:number-columns-repeated="4"/>
          <table:table-cell table:formula="of:=1/[.D4]^2" office:value-type="float" office:value="10121.8100213072" calcext:value-type="float">
            <text:p>10121.8100213072</text:p>
          </table:table-cell>
          <table:table-cell table:formula="of:=[.A4]/[.D4]^2" office:value-type="float" office:value="-93916.3416118449" calcext:value-type="float">
            <text:p>-93916.3416118449</text:p>
          </table:table-cell>
          <table:table-cell table:formula="of:=[.B4]/[.D4]^2" office:value-type="float" office:value="-116314.189824128" calcext:value-type="float">
            <text:p>-116314.189824128</text:p>
          </table:table-cell>
          <table:table-cell table:formula="of:=[.A4]^2/[.D4]^2" office:value-type="float" office:value="871413.235694542" calcext:value-type="float">
            <text:p>871413.235694542</text:p>
          </table:table-cell>
          <table:table-cell table:formula="of:=([.A4]-[.$P$3])*([.B4]-[.$Q$3])/[.D4]^2" office:value-type="float" office:value="519082.262701065" calcext:value-type="float">
            <text:p>519082.262701065</text:p>
          </table:table-cell>
          <table:table-cell table:formula="of:=(([.A4]-[.$P$3])/[.D4])^2" office:value-type="float" office:value="464198.674363336" calcext:value-type="float">
            <text:p>464198.674363336</text:p>
          </table:table-cell>
          <table:table-cell table:number-columns-repeated="4"/>
        </table:table-row>
        <table:table-row table:style-name="ro1">
          <table:table-cell office:value-type="float" office:value="-3.23825469919374" calcext:value-type="float">
            <text:p>-3.23825469919374</text:p>
          </table:table-cell>
          <table:table-cell office:value-type="float" office:value="-4.95263313137655" calcext:value-type="float">
            <text:p>-4.95263313137655</text:p>
          </table:table-cell>
          <table:table-cell office:value-type="float" office:value="0.0010586424346201" calcext:value-type="float">
            <text:p>0.0010586424346201</text:p>
          </table:table-cell>
          <table:table-cell table:formula="of:=[.C5]*10" office:value-type="float" office:value="0.010586424346201" calcext:value-type="float">
            <text:p>0.010586424346201</text:p>
          </table:table-cell>
          <table:table-cell/>
          <table:table-cell table:number-matrix-columns-spanned="2" table:number-matrix-rows-spanned="6" table:formula="of:=LINEST([.B3:.B63];[.A3:.A63];;1)" office:value-type="float" office:value="1.28019862510944" calcext:value-type="float">
            <text:p>1.28019862510944</text:p>
          </table:table-cell>
          <table:table-cell office:value-type="float" office:value="-0.741190817633422" calcext:value-type="float">
            <text:p>-0.741190817633422</text:p>
          </table:table-cell>
          <table:table-cell/>
          <table:table-cell table:formula="of:=1/[.D5]^2" office:value-type="float" office:value="8922.80503093863" calcext:value-type="float">
            <text:p>8922.80503093863</text:p>
          </table:table-cell>
          <table:table-cell table:formula="of:=[.A5]/[.D5]^2" office:value-type="float" office:value="-28894.3153214266" calcext:value-type="float">
            <text:p>-28894.3153214266</text:p>
          </table:table-cell>
          <table:table-cell table:formula="of:=[.B5]/[.D5]^2" office:value-type="float" office:value="-44191.37982104" calcext:value-type="float">
            <text:p>-44191.37982104</text:p>
          </table:table-cell>
          <table:table-cell table:formula="of:=[.A5]^2/[.D5]^2" office:value-type="float" office:value="93567.1523695953" calcext:value-type="float">
            <text:p>93567.1523695953</text:p>
          </table:table-cell>
          <table:table-cell table:formula="of:=([.A5]-[.$P$3])*([.B5]-[.$Q$3])/[.D5]^2" office:value-type="float" office:value="6750.91501517434" calcext:value-type="float">
            <text:p>6750.91501517434</text:p>
          </table:table-cell>
          <table:table-cell table:formula="of:=(([.A5]-[.$P$3])/[.D5])^2" office:value-type="float" office:value="4777.59779629456" calcext:value-type="float">
            <text:p>4777.59779629456</text:p>
          </table:table-cell>
          <table:table-cell table:number-columns-repeated="4"/>
        </table:table-row>
        <table:table-row table:style-name="ro1">
          <table:table-cell office:value-type="float" office:value="-8.35711233776395" calcext:value-type="float">
            <text:p>-8.35711233776395</text:p>
          </table:table-cell>
          <table:table-cell office:value-type="float" office:value="-11.8268918050371" calcext:value-type="float">
            <text:p>-11.8268918050371</text:p>
          </table:table-cell>
          <table:table-cell office:value-type="float" office:value="0.00124778158508317" calcext:value-type="float">
            <text:p>0.00124778158508317</text:p>
          </table:table-cell>
          <table:table-cell table:formula="of:=[.C6]*10" office:value-type="float" office:value="0.0124778158508317" calcext:value-type="float">
            <text:p>0.0124778158508317</text:p>
          </table:table-cell>
          <table:table-cell/>
          <table:table-cell office:value-type="float" office:value="0.0394444524004199" calcext:value-type="float">
            <text:p>0.0394444524004199</text:p>
          </table:table-cell>
          <table:table-cell office:value-type="float" office:value="0.23787176728483" calcext:value-type="float">
            <text:p>0.23787176728483</text:p>
          </table:table-cell>
          <table:table-cell/>
          <table:table-cell table:formula="of:=1/[.D6]^2" office:value-type="float" office:value="6422.77718589598" calcext:value-type="float">
            <text:p>6422.77718589598</text:p>
          </table:table-cell>
          <table:table-cell table:formula="of:=[.A6]/[.D6]^2" office:value-type="float" office:value="-53675.8704629601" calcext:value-type="float">
            <text:p>-53675.8704629601</text:p>
          </table:table-cell>
          <table:table-cell table:formula="of:=[.B6]/[.D6]^2" office:value-type="float" office:value="-75961.4908654527" calcext:value-type="float">
            <text:p>-75961.4908654527</text:p>
          </table:table-cell>
          <table:table-cell table:formula="of:=[.A6]^2/[.D6]^2" office:value-type="float" office:value="448575.279286223" calcext:value-type="float">
            <text:p>448575.279286223</text:p>
          </table:table-cell>
          <table:table-cell table:formula="of:=([.A6]-[.$P$3])*([.B6]-[.$Q$3])/[.D6]^2" office:value-type="float" office:value="297167.879026049" calcext:value-type="float">
            <text:p>297167.879026049</text:p>
          </table:table-cell>
          <table:table-cell table:formula="of:=(([.A6]-[.$P$3])/[.D6])^2" office:value-type="float" office:value="219848.062465765" calcext:value-type="float">
            <text:p>219848.062465765</text:p>
          </table:table-cell>
          <table:table-cell table:number-columns-repeated="4"/>
        </table:table-row>
        <table:table-row table:style-name="ro1">
          <table:table-cell office:value-type="float" office:value="-8.87154834172847" calcext:value-type="float">
            <text:p>-8.87154834172847</text:p>
          </table:table-cell>
          <table:table-cell office:value-type="float" office:value="-12.7597978190168" calcext:value-type="float">
            <text:p>-12.7597978190168</text:p>
          </table:table-cell>
          <table:table-cell office:value-type="float" office:value="0.00136957742634359" calcext:value-type="float">
            <text:p>0.00136957742634359</text:p>
          </table:table-cell>
          <table:table-cell table:formula="of:=[.C7]*10" office:value-type="float" office:value="0.0136957742634359" calcext:value-type="float">
            <text:p>0.0136957742634359</text:p>
          </table:table-cell>
          <table:table-cell/>
          <table:table-cell office:value-type="float" office:value="0.946960314525615" calcext:value-type="float">
            <text:p>0.946960314525615</text:p>
          </table:table-cell>
          <table:table-cell office:value-type="float" office:value="1.41465700878534" calcext:value-type="float">
            <text:p>1.41465700878534</text:p>
          </table:table-cell>
          <table:table-cell/>
          <table:table-cell table:formula="of:=1/[.D7]^2" office:value-type="float" office:value="5331.22266176443" calcext:value-type="float">
            <text:p>5331.22266176443</text:p>
          </table:table-cell>
          <table:table-cell table:formula="of:=[.A7]/[.D7]^2" office:value-type="float" office:value="-47296.1995643615" calcext:value-type="float">
            <text:p>-47296.1995643615</text:p>
          </table:table-cell>
          <table:table-cell table:formula="of:=[.B7]/[.D7]^2" office:value-type="float" office:value="-68025.3232922745" calcext:value-type="float">
            <text:p>-68025.3232922745</text:p>
          </table:table-cell>
          <table:table-cell table:formula="of:=[.A7]^2/[.D7]^2" office:value-type="float" office:value="419590.52081527" calcext:value-type="float">
            <text:p>419590.52081527</text:p>
          </table:table-cell>
          <table:table-cell table:formula="of:=([.A7]-[.$P$3])*([.B7]-[.$Q$3])/[.D7]^2" office:value-type="float" office:value="300009.58355811" calcext:value-type="float">
            <text:p>300009.58355811</text:p>
          </table:table-cell>
          <table:table-cell table:formula="of:=(([.A7]-[.$P$3])/[.D7])^2" office:value-type="float" office:value="215986.997123898" calcext:value-type="float">
            <text:p>215986.997123898</text:p>
          </table:table-cell>
          <table:table-cell table:number-columns-repeated="4"/>
        </table:table-row>
        <table:table-row table:style-name="ro1">
          <table:table-cell office:value-type="float" office:value="-9.46362572394621" calcext:value-type="float">
            <text:p>-9.46362572394621</text:p>
          </table:table-cell>
          <table:table-cell office:value-type="float" office:value="-13.9078602554558" calcext:value-type="float">
            <text:p>-13.9078602554558</text:p>
          </table:table-cell>
          <table:table-cell office:value-type="float" office:value="0.00152028494660874" calcext:value-type="float">
            <text:p>0.00152028494660874</text:p>
          </table:table-cell>
          <table:table-cell table:formula="of:=[.C8]*10" office:value-type="float" office:value="0.0152028494660874" calcext:value-type="float">
            <text:p>0.0152028494660874</text:p>
          </table:table-cell>
          <table:table-cell/>
          <table:table-cell office:value-type="float" office:value="1053.37462048099" calcext:value-type="float">
            <text:p>1053.3746204809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1/[.D8]^2" office:value-type="float" office:value="4326.63251235522" calcext:value-type="float">
            <text:p>4326.63251235522</text:p>
          </table:table-cell>
          <table:table-cell table:formula="of:=[.A8]/[.D8]^2" office:value-type="float" office:value="-40945.6307419868" calcext:value-type="float">
            <text:p>-40945.6307419868</text:p>
          </table:table-cell>
          <table:table-cell table:formula="of:=[.B8]/[.D8]^2" office:value-type="float" office:value="-60174.2003585482" calcext:value-type="float">
            <text:p>-60174.2003585482</text:p>
          </table:table-cell>
          <table:table-cell table:formula="of:=[.A8]^2/[.D8]^2" office:value-type="float" office:value="387494.124373069" calcext:value-type="float">
            <text:p>387494.124373069</text:p>
          </table:table-cell>
          <table:table-cell table:formula="of:=([.A8]-[.$P$3])*([.B8]-[.$Q$3])/[.D8]^2" office:value-type="float" office:value="300683.19790746" calcext:value-type="float">
            <text:p>300683.19790746</text:p>
          </table:table-cell>
          <table:table-cell table:formula="of:=(([.A8]-[.$P$3])/[.D8])^2" office:value-type="float" office:value="209414.769735328" calcext:value-type="float">
            <text:p>209414.769735328</text:p>
          </table:table-cell>
          <table:table-cell table:number-columns-repeated="4"/>
        </table:table-row>
        <table:table-row table:style-name="ro1">
          <table:table-cell office:value-type="float" office:value="-4.86912803431436" calcext:value-type="float">
            <text:p>-4.86912803431436</text:p>
          </table:table-cell>
          <table:table-cell office:value-type="float" office:value="-0.00951426110137273" calcext:value-type="float">
            <text:p>-0.00951426110137273</text:p>
          </table:table-cell>
          <table:table-cell office:value-type="float" office:value="0.0677719168857257" calcext:value-type="float">
            <text:p>0.0677719168857257</text:p>
          </table:table-cell>
          <table:table-cell table:formula="of:=[.C9]*10" office:value-type="float" office:value="0.677719168857258" calcext:value-type="float">
            <text:p>0.677719168857258</text:p>
          </table:table-cell>
          <table:table-cell/>
          <table:table-cell office:value-type="float" office:value="2108.07064939384" calcext:value-type="float">
            <text:p>2108.07064939384</text:p>
          </table:table-cell>
          <table:table-cell office:value-type="float" office:value="118.074012697823" calcext:value-type="float">
            <text:p>118.074012697823</text:p>
          </table:table-cell>
          <table:table-cell/>
          <table:table-cell table:formula="of:=1/[.D9]^2" office:value-type="float" office:value="2.17721070438143" calcext:value-type="float">
            <text:p>2.17721070438143</text:p>
          </table:table-cell>
          <table:table-cell table:formula="of:=[.A9]/[.D9]^2" office:value-type="float" office:value="-10.601117677313" calcext:value-type="float">
            <text:p>-10.601117677313</text:p>
          </table:table-cell>
          <table:table-cell table:formula="of:=[.B9]/[.D9]^2" office:value-type="float" office:value="-0.0207145511141886" calcext:value-type="float">
            <text:p>-0.0207145511141886</text:p>
          </table:table-cell>
          <table:table-cell table:formula="of:=[.A9]^2/[.D9]^2" office:value-type="float" office:value="51.6181992776701" calcext:value-type="float">
            <text:p>51.6181992776701</text:p>
          </table:table-cell>
          <table:table-cell table:formula="of:=([.A9]-[.$P$3])*([.B9]-[.$Q$3])/[.D9]^2" office:value-type="float" office:value="-20.1082693171129" calcext:value-type="float">
            <text:p>-20.1082693171129</text:p>
          </table:table-cell>
          <table:table-cell table:formula="of:=(([.A9]-[.$P$3])/[.D9])^2" office:value-type="float" office:value="12.1530164889807" calcext:value-type="float">
            <text:p>12.1530164889807</text:p>
          </table:table-cell>
          <table:table-cell table:number-columns-repeated="4"/>
        </table:table-row>
        <table:table-row table:style-name="ro1">
          <table:table-cell office:value-type="float" office:value="3.67727833344725" calcext:value-type="float">
            <text:p>3.67727833344725</text:p>
          </table:table-cell>
          <table:table-cell office:value-type="float" office:value="3.31067641228813" calcext:value-type="float">
            <text:p>3.31067641228813</text:p>
          </table:table-cell>
          <table:table-cell office:value-type="float" office:value="0.0096616983490348" calcext:value-type="float">
            <text:p>0.0096616983490348</text:p>
          </table:table-cell>
          <table:table-cell table:formula="of:=[.C10]*10" office:value-type="float" office:value="0.096616983490348" calcext:value-type="float">
            <text:p>0.096616983490348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1/[.D10]^2" office:value-type="float" office:value="107.125546816335" calcext:value-type="float">
            <text:p>107.125546816335</text:p>
          </table:table-cell>
          <table:table-cell table:formula="of:=[.A10]/[.D10]^2" office:value-type="float" office:value="393.930452266398" calcext:value-type="float">
            <text:p>393.930452266398</text:p>
          </table:table-cell>
          <table:table-cell table:formula="of:=[.B10]/[.D10]^2" office:value-type="float" office:value="354.658020998308" calcext:value-type="float">
            <text:p>354.658020998308</text:p>
          </table:table-cell>
          <table:table-cell table:formula="of:=[.A10]^2/[.D10]^2" office:value-type="float" office:value="1448.5919170043" calcext:value-type="float">
            <text:p>1448.5919170043</text:p>
          </table:table-cell>
          <table:table-cell table:formula="of:=([.A10]-[.$P$3])*([.B10]-[.$Q$3])/[.D10]^2" office:value-type="float" office:value="4789.02444279133" calcext:value-type="float">
            <text:p>4789.02444279133</text:p>
          </table:table-cell>
          <table:table-cell table:formula="of:=(([.A10]-[.$P$3])/[.D10])^2" office:value-type="float" office:value="4096.41156102119" calcext:value-type="float">
            <text:p>4096.41156102119</text:p>
          </table:table-cell>
          <table:table-cell table:number-columns-repeated="4"/>
        </table:table-row>
        <table:table-row table:style-name="ro1">
          <table:table-cell office:value-type="float" office:value="-7.04318960801817" calcext:value-type="float">
            <text:p>-7.04318960801817</text:p>
          </table:table-cell>
          <table:table-cell office:value-type="float" office:value="-5.9749029336653" calcext:value-type="float">
            <text:p>-5.9749029336653</text:p>
          </table:table-cell>
          <table:table-cell office:value-type="float" office:value="0.0269274237793896" calcext:value-type="float">
            <text:p>0.0269274237793896</text:p>
          </table:table-cell>
          <table:table-cell table:formula="of:=[.C11]*10" office:value-type="float" office:value="0.269274237793896" calcext:value-type="float">
            <text:p>0.269274237793896</text:p>
          </table:table-cell>
          <table:table-cell table:number-columns-repeated="4"/>
          <table:table-cell table:formula="of:=1/[.D11]^2" office:value-type="float" office:value="13.7914646152918" calcext:value-type="float">
            <text:p>13.7914646152918</text:p>
          </table:table-cell>
          <table:table-cell table:formula="of:=[.A11]/[.D11]^2" office:value-type="float" office:value="-97.1359002577737" calcext:value-type="float">
            <text:p>-97.1359002577737</text:p>
          </table:table-cell>
          <table:table-cell table:formula="of:=[.B11]/[.D11]^2" office:value-type="float" office:value="-82.4026623894483" calcext:value-type="float">
            <text:p>-82.4026623894483</text:p>
          </table:table-cell>
          <table:table-cell table:formula="of:=[.A11]^2/[.D11]^2" office:value-type="float" office:value="684.146563261041" calcext:value-type="float">
            <text:p>684.146563261041</text:p>
          </table:table-cell>
          <table:table-cell table:formula="of:=([.A11]-[.$P$3])*([.B11]-[.$Q$3])/[.D11]^2" office:value-type="float" office:value="128.653313471661" calcext:value-type="float">
            <text:p>128.653313471661</text:p>
          </table:table-cell>
          <table:table-cell table:formula="of:=(([.A11]-[.$P$3])/[.D11])^2" office:value-type="float" office:value="283.847344718428" calcext:value-type="float">
            <text:p>283.847344718428</text:p>
          </table:table-cell>
          <table:table-cell table:number-columns-repeated="4"/>
        </table:table-row>
        <table:table-row table:style-name="ro1">
          <table:table-cell office:value-type="float" office:value="-7.70541386707328" calcext:value-type="float">
            <text:p>-7.70541386707328</text:p>
          </table:table-cell>
          <table:table-cell office:value-type="float" office:value="-12.5864220502489" calcext:value-type="float">
            <text:p>-12.5864220502489</text:p>
          </table:table-cell>
          <table:table-cell office:value-type="float" office:value="0.00190496228330317" calcext:value-type="float">
            <text:p>0.00190496228330317</text:p>
          </table:table-cell>
          <table:table-cell table:formula="of:=[.C12]*10" office:value-type="float" office:value="0.0190496228330317" calcext:value-type="float">
            <text:p>0.0190496228330317</text:p>
          </table:table-cell>
          <table:table-cell table:number-columns-repeated="4"/>
          <table:table-cell table:formula="of:=1/[.D12]^2" office:value-type="float" office:value="2755.67018347347" calcext:value-type="float">
            <text:p>2755.67018347347</text:p>
          </table:table-cell>
          <table:table-cell table:formula="of:=[.A12]/[.D12]^2" office:value-type="float" office:value="-21233.5792448169" calcext:value-type="float">
            <text:p>-21233.5792448169</text:p>
          </table:table-cell>
          <table:table-cell table:formula="of:=[.B12]/[.D12]^2" office:value-type="float" office:value="-34684.027960484" calcext:value-type="float">
            <text:p>-34684.027960484</text:p>
          </table:table-cell>
          <table:table-cell table:formula="of:=[.A12]^2/[.D12]^2" office:value-type="float" office:value="163613.515960611" calcext:value-type="float">
            <text:p>163613.515960611</text:p>
          </table:table-cell>
          <table:table-cell table:formula="of:=([.A12]-[.$P$3])*([.B12]-[.$Q$3])/[.D12]^2" office:value-type="float" office:value="124178.09123567" calcext:value-type="float">
            <text:p>124178.09123567</text:p>
          </table:table-cell>
          <table:table-cell table:formula="of:=(([.A12]-[.$P$3])/[.D12])^2" office:value-type="float" office:value="74481.6458002632" calcext:value-type="float">
            <text:p>74481.6458002632</text:p>
          </table:table-cell>
          <table:table-cell table:number-columns-repeated="4"/>
        </table:table-row>
        <table:table-row table:style-name="ro1">
          <table:table-cell office:value-type="float" office:value="-7.70773769420895" calcext:value-type="float">
            <text:p>-7.70773769420895</text:p>
          </table:table-cell>
          <table:table-cell office:value-type="float" office:value="-10.1536816297888" calcext:value-type="float">
            <text:p>-10.1536816297888</text:p>
          </table:table-cell>
          <table:table-cell office:value-type="float" office:value="0.00109445411958965" calcext:value-type="float">
            <text:p>0.00109445411958965</text:p>
          </table:table-cell>
          <table:table-cell table:formula="of:=[.C13]*10" office:value-type="float" office:value="0.0109445411958965" calcext:value-type="float">
            <text:p>0.0109445411958965</text:p>
          </table:table-cell>
          <table:table-cell table:number-columns-repeated="4"/>
          <table:table-cell table:formula="of:=1/[.D13]^2" office:value-type="float" office:value="8348.4313330465" calcext:value-type="float">
            <text:p>8348.4313330465</text:p>
          </table:table-cell>
          <table:table-cell table:formula="of:=[.A13]/[.D13]^2" office:value-type="float" office:value="-64347.5188732376" calcext:value-type="float">
            <text:p>-64347.5188732376</text:p>
          </table:table-cell>
          <table:table-cell table:formula="of:=[.B13]/[.D13]^2" office:value-type="float" office:value="-84767.3138639075" calcext:value-type="float">
            <text:p>-84767.3138639075</text:p>
          </table:table-cell>
          <table:table-cell table:formula="of:=[.A13]^2/[.D13]^2" office:value-type="float" office:value="495973.796748076" calcext:value-type="float">
            <text:p>495973.796748076</text:p>
          </table:table-cell>
          <table:table-cell table:formula="of:=([.A13]-[.$P$3])*([.B13]-[.$Q$3])/[.D13]^2" office:value-type="float" office:value="270736.984732938" calcext:value-type="float">
            <text:p>270736.984732938</text:p>
          </table:table-cell>
          <table:table-cell table:formula="of:=(([.A13]-[.$P$3])/[.D13])^2" office:value-type="float" office:value="225847.384875321" calcext:value-type="float">
            <text:p>225847.384875321</text:p>
          </table:table-cell>
          <table:table-cell table:number-columns-repeated="4"/>
        </table:table-row>
        <table:table-row table:style-name="ro1">
          <table:table-cell office:value-type="float" office:value="-8.98838850087398" calcext:value-type="float">
            <text:p>-8.98838850087398</text:p>
          </table:table-cell>
          <table:table-cell office:value-type="float" office:value="-13.3077059840673" calcext:value-type="float">
            <text:p>-13.3077059840673</text:p>
          </table:table-cell>
          <table:table-cell office:value-type="float" office:value="0.00155239076747008" calcext:value-type="float">
            <text:p>0.00155239076747008</text:p>
          </table:table-cell>
          <table:table-cell table:formula="of:=[.C14]*10" office:value-type="float" office:value="0.0155239076747008" calcext:value-type="float">
            <text:p>0.0155239076747008</text:p>
          </table:table-cell>
          <table:table-cell/>
          <table:table-cell table:style-name="ce2" office:value-type="string" calcext:value-type="string" table:number-columns-spanned="2" table:number-rows-spanned="1">
            <text:p>y=ax+b</text:p>
          </table:table-cell>
          <table:covered-table-cell table:style-name="ce3"/>
          <table:table-cell/>
          <table:table-cell table:formula="of:=1/[.D14]^2" office:value-type="float" office:value="4149.52033870926" calcext:value-type="float">
            <text:p>4149.52033870926</text:p>
          </table:table-cell>
          <table:table-cell table:formula="of:=[.A14]/[.D14]^2" office:value-type="float" office:value="-37297.500896597" calcext:value-type="float">
            <text:p>-37297.500896597</text:p>
          </table:table-cell>
          <table:table-cell table:formula="of:=[.B14]/[.D14]^2" office:value-type="float" office:value="-55220.5966424501" calcext:value-type="float">
            <text:p>-55220.5966424501</text:p>
          </table:table-cell>
          <table:table-cell table:formula="of:=[.A14]^2/[.D14]^2" office:value-type="float" office:value="335244.428170309" calcext:value-type="float">
            <text:p>335244.428170309</text:p>
          </table:table-cell>
          <table:table-cell table:formula="of:=([.A14]-[.$P$3])*([.B14]-[.$Q$3])/[.D14]^2" office:value-type="float" office:value="252533.732411382" calcext:value-type="float">
            <text:p>252533.732411382</text:p>
          </table:table-cell>
          <table:table-cell table:formula="of:=(([.A14]-[.$P$3])/[.D14])^2" office:value-type="float" office:value="174340.557138071" calcext:value-type="float">
            <text:p>174340.557138071</text:p>
          </table:table-cell>
          <table:table-cell table:number-columns-repeated="4"/>
        </table:table-row>
        <table:table-row table:style-name="ro1">
          <table:table-cell office:value-type="float" office:value="-7.07173561564722" calcext:value-type="float">
            <text:p>-7.07173561564722</text:p>
          </table:table-cell>
          <table:table-cell office:value-type="float" office:value="-10.0905097807139" calcext:value-type="float">
            <text:p>-10.0905097807139</text:p>
          </table:table-cell>
          <table:table-cell office:value-type="float" office:value="0.000880675744808826" calcext:value-type="float">
            <text:p>0.000880675744808826</text:p>
          </table:table-cell>
          <table:table-cell table:formula="of:=[.C15]*10" office:value-type="float" office:value="0.00880675744808826" calcext:value-type="float">
            <text:p>0.00880675744808826</text:p>
          </table:table-cell>
          <table:table-cell/>
          <table:table-cell table:style-name="ce3" office:value-type="string" calcext:value-type="string">
            <text:p>a value</text:p>
          </table:table-cell>
          <table:table-cell table:style-name="ce3" office:value-type="string" calcext:value-type="string">
            <text:p>b value</text:p>
          </table:table-cell>
          <table:table-cell/>
          <table:table-cell table:formula="of:=1/[.D15]^2" office:value-type="float" office:value="12893.4140432298" calcext:value-type="float">
            <text:p>12893.4140432298</text:p>
          </table:table-cell>
          <table:table-cell table:formula="of:=[.A15]/[.D15]^2" office:value-type="float" office:value="-91178.8152967945" calcext:value-type="float">
            <text:p>-91178.8152967945</text:p>
          </table:table-cell>
          <table:table-cell table:formula="of:=[.B15]/[.D15]^2" office:value-type="float" office:value="-130101.120510005" calcext:value-type="float">
            <text:p>-130101.120510005</text:p>
          </table:table-cell>
          <table:table-cell table:formula="of:=[.A15]^2/[.D15]^2" office:value-type="float" office:value="644792.475526861" calcext:value-type="float">
            <text:p>644792.475526861</text:p>
          </table:table-cell>
          <table:table-cell table:formula="of:=([.A15]-[.$P$3])*([.B15]-[.$Q$3])/[.D15]^2" office:value-type="float" office:value="363282.34154467" calcext:value-type="float">
            <text:p>363282.34154467</text:p>
          </table:table-cell>
          <table:table-cell table:formula="of:=(([.A15]-[.$P$3])/[.D15])^2" office:value-type="float" office:value="268714.225966997" calcext:value-type="float">
            <text:p>268714.225966997</text:p>
          </table:table-cell>
          <table:table-cell table:number-columns-repeated="4"/>
        </table:table-row>
        <table:table-row table:style-name="ro1">
          <table:table-cell office:value-type="float" office:value="-9.08557076548582" calcext:value-type="float">
            <text:p>-9.08557076548582</text:p>
          </table:table-cell>
          <table:table-cell office:value-type="float" office:value="-12.6178320344285" calcext:value-type="float">
            <text:p>-12.6178320344285</text:p>
          </table:table-cell>
          <table:table-cell office:value-type="float" office:value="0.00122389871337164" calcext:value-type="float">
            <text:p>0.00122389871337164</text:p>
          </table:table-cell>
          <table:table-cell table:formula="of:=[.C16]*10" office:value-type="float" office:value="0.0122389871337164" calcext:value-type="float">
            <text:p>0.0122389871337164</text:p>
          </table:table-cell>
          <table:table-cell/>
          <table:table-cell table:style-name="ce3" office:value-type="string" calcext:value-type="string">
            <text:p>a <text:s/>standard error</text:p>
          </table:table-cell>
          <table:table-cell table:style-name="ce3" office:value-type="string" calcext:value-type="string">
            <text:p>b <text:s/>standard error</text:p>
          </table:table-cell>
          <table:table-cell/>
          <table:table-cell table:formula="of:=1/[.D16]^2" office:value-type="float" office:value="6675.88802364975" calcext:value-type="float">
            <text:p>6675.88802364975</text:p>
          </table:table-cell>
          <table:table-cell table:formula="of:=[.A16]/[.D16]^2" office:value-type="float" office:value="-60654.2530613291" calcext:value-type="float">
            <text:p>-60654.2530613291</text:p>
          </table:table-cell>
          <table:table-cell table:formula="of:=[.B16]/[.D16]^2" office:value-type="float" office:value="-84235.2337630656" calcext:value-type="float">
            <text:p>-84235.2337630656</text:p>
          </table:table-cell>
          <table:table-cell table:formula="of:=[.A16]^2/[.D16]^2" office:value-type="float" office:value="551078.508416391" calcext:value-type="float">
            <text:p>551078.508416391</text:p>
          </table:table-cell>
          <table:table-cell table:formula="of:=([.A16]-[.$P$3])*([.B16]-[.$Q$3])/[.D16]^2" office:value-type="float" office:value="382076.211792307" calcext:value-type="float">
            <text:p>382076.211792307</text:p>
          </table:table-cell>
          <table:table-cell table:formula="of:=(([.A16]-[.$P$3])/[.D16])^2" office:value-type="float" office:value="288958.594835076" calcext:value-type="float">
            <text:p>288958.594835076</text:p>
          </table:table-cell>
          <table:table-cell table:number-columns-repeated="4"/>
        </table:table-row>
        <table:table-row table:style-name="ro3">
          <table:table-cell office:value-type="float" office:value="-3.33060099906201" calcext:value-type="float">
            <text:p>-3.33060099906201</text:p>
          </table:table-cell>
          <table:table-cell office:value-type="float" office:value="-4.86363037502452" calcext:value-type="float">
            <text:p>-4.86363037502452</text:p>
          </table:table-cell>
          <table:table-cell office:value-type="float" office:value="0.000795055373082096" calcext:value-type="float">
            <text:p>0.000795055373082096</text:p>
          </table:table-cell>
          <table:table-cell table:formula="of:=[.C17]*10" office:value-type="float" office:value="0.00795055373082096" calcext:value-type="float">
            <text:p>0.00795055373082096</text:p>
          </table:table-cell>
          <table:table-cell/>
          <table:table-cell table:style-name="ce3" office:value-type="string" calcext:value-type="string">
            <text:p>determination coefficient</text:p>
          </table:table-cell>
          <table:table-cell table:style-name="ce3" office:value-type="string" calcext:value-type="string">
            <text:p>standard error value for the y estimate.</text:p>
          </table:table-cell>
          <table:table-cell/>
          <table:table-cell table:formula="of:=1/[.D17]^2" office:value-type="float" office:value="15819.9550840794" calcext:value-type="float">
            <text:p>15819.9550840794</text:p>
          </table:table-cell>
          <table:table-cell table:formula="of:=[.A17]/[.D17]^2" office:value-type="float" office:value="-52689.9582081512" calcext:value-type="float">
            <text:p>-52689.9582081512</text:p>
          </table:table-cell>
          <table:table-cell table:formula="of:=[.B17]/[.D17]^2" office:value-type="float" office:value="-76942.4140784524" calcext:value-type="float">
            <text:p>-76942.4140784524</text:p>
          </table:table-cell>
          <table:table-cell table:formula="of:=[.A17]^2/[.D17]^2" office:value-type="float" office:value="175489.227448604" calcext:value-type="float">
            <text:p>175489.227448604</text:p>
          </table:table-cell>
          <table:table-cell table:formula="of:=([.A17]-[.$P$3])*([.B17]-[.$Q$3])/[.D17]^2" office:value-type="float" office:value="12319.4530396286" calcext:value-type="float">
            <text:p>12319.4530396286</text:p>
          </table:table-cell>
          <table:table-cell table:formula="of:=(([.A17]-[.$P$3])/[.D17])^2" office:value-type="float" office:value="10743.501057438" calcext:value-type="float">
            <text:p>10743.501057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odchylenie </text:p>
          </table:table-cell>
          <table:table-cell office:value-type="string" calcext:value-type="string">
            <text:p>b odchylenie</text:p>
          </table:table-cell>
        </table:table-row>
        <table:table-row table:style-name="ro1">
          <table:table-cell office:value-type="float" office:value="1.52640215738986" calcext:value-type="float">
            <text:p>1.52640215738986</text:p>
          </table:table-cell>
          <table:table-cell office:value-type="float" office:value="-0.178973888019146" calcext:value-type="float">
            <text:p>-0.178973888019146</text:p>
          </table:table-cell>
          <table:table-cell office:value-type="float" office:value="0.000674767114434449" calcext:value-type="float">
            <text:p>0.000674767114434449</text:p>
          </table:table-cell>
          <table:table-cell table:formula="of:=[.C18]*10" office:value-type="float" office:value="0.00674767114434449" calcext:value-type="float">
            <text:p>0.00674767114434449</text:p>
          </table:table-cell>
          <table:table-cell/>
          <table:table-cell table:style-name="ce3" office:value-type="string" calcext:value-type="string">
            <text:p>F-observed value)</text:p>
          </table:table-cell>
          <table:table-cell table:style-name="ce3" office:value-type="string" calcext:value-type="string">
            <text:p>degrees of freedom</text:p>
          </table:table-cell>
          <table:table-cell/>
          <table:table-cell table:formula="of:=1/[.D18]^2" office:value-type="float" office:value="21963.0263610883" calcext:value-type="float">
            <text:p>21963.0263610883</text:p>
          </table:table-cell>
          <table:table-cell table:formula="of:=[.A18]/[.D18]^2" office:value-type="float" office:value="33524.4108203755" calcext:value-type="float">
            <text:p>33524.4108203755</text:p>
          </table:table-cell>
          <table:table-cell table:formula="of:=[.B18]/[.D18]^2" office:value-type="float" office:value="-3930.80822051097" calcext:value-type="float">
            <text:p>-3930.80822051097</text:p>
          </table:table-cell>
          <table:table-cell table:formula="of:=[.A18]^2/[.D18]^2" office:value-type="float" office:value="51171.7330014452" calcext:value-type="float">
            <text:p>51171.7330014452</text:p>
          </table:table-cell>
          <table:table-cell table:formula="of:=([.A18]-[.$P$3])*([.B18]-[.$Q$3])/[.D18]^2" office:value-type="float" office:value="331243.737571467" calcext:value-type="float">
            <text:p>331243.737571467</text:p>
          </table:table-cell>
          <table:table-cell table:formula="of:=(([.A18]-[.$P$3])/[.D18])^2" office:value-type="float" office:value="357216.656817327" calcext:value-type="float">
            <text:p>357216.656817327</text:p>
          </table:table-cell>
          <table:table-cell table:formula="of:=SUM([.M3:.M63])/SUM([.N3:.N63])" office:value-type="float" office:value="1.24540734212935" calcext:value-type="float">
            <text:p>1.24540734212935</text:p>
          </table:table-cell>
          <table:table-cell table:style-name="ce4" table:formula="of:=[.Q3]-[.O18]*[.P3]" office:value-type="float" office:value="-0.79702753126938" calcext:value-type="float">
            <text:p>-0.79702753126938</text:p>
          </table:table-cell>
          <table:table-cell table:formula="of:=SQRT(1/SUM([.N3:.N63]))" office:value-type="float" office:value="0.000276581494643808" calcext:value-type="float">
            <text:p>0.000276581494643808</text:p>
          </table:table-cell>
          <table:table-cell table:formula="of:=SQRT([.R3]/SUM([.N3:.N63]))" office:value-type="float" office:value="0.00141552314960561" calcext:value-type="float">
            <text:p>0.00141552314960561</text:p>
          </table:table-cell>
        </table:table-row>
        <table:table-row table:style-name="ro3">
          <table:table-cell office:value-type="float" office:value="4.42072481513726" calcext:value-type="float">
            <text:p>4.42072481513726</text:p>
          </table:table-cell>
          <table:table-cell office:value-type="float" office:value="4.97700998721604" calcext:value-type="float">
            <text:p>4.97700998721604</text:p>
          </table:table-cell>
          <table:table-cell office:value-type="float" office:value="0.000761358090078171" calcext:value-type="float">
            <text:p>0.000761358090078171</text:p>
          </table:table-cell>
          <table:table-cell table:formula="of:=[.C19]*10" office:value-type="float" office:value="0.00761358090078172" calcext:value-type="float">
            <text:p>0.00761358090078172</text:p>
          </table:table-cell>
          <table:table-cell/>
          <table:table-cell table:style-name="ce3" office:value-type="string" calcext:value-type="string">
            <text:p>regression sum of squares</text:p>
          </table:table-cell>
          <table:table-cell table:style-name="ce3" office:value-type="string" calcext:value-type="string">
            <text:p>residual sum of squares</text:p>
          </table:table-cell>
          <table:table-cell/>
          <table:table-cell table:formula="of:=1/[.D19]^2" office:value-type="float" office:value="17251.3094815219" calcext:value-type="float">
            <text:p>17251.3094815219</text:p>
          </table:table-cell>
          <table:table-cell table:formula="of:=[.A19]/[.D19]^2" office:value-type="float" office:value="76263.2919185766" calcext:value-type="float">
            <text:p>76263.2919185766</text:p>
          </table:table-cell>
          <table:table-cell table:formula="of:=[.B19]/[.D19]^2" office:value-type="float" office:value="85859.9395820894" calcext:value-type="float">
            <text:p>85859.9395820894</text:p>
          </table:table-cell>
          <table:table-cell table:formula="of:=[.A19]^2/[.D19]^2" office:value-type="float" office:value="337139.027068508" calcext:value-type="float">
            <text:p>337139.027068508</text:p>
          </table:table-cell>
          <table:table-cell table:formula="of:=([.A19]-[.$P$3])*([.B19]-[.$Q$3])/[.D19]^2" office:value-type="float" office:value="1063069.02443989" calcext:value-type="float">
            <text:p>1063069.02443989</text:p>
          </table:table-cell>
          <table:table-cell table:formula="of:=(([.A19]-[.$P$3])/[.D19])^2" office:value-type="float" office:value="827833.592641364" calcext:value-type="float">
            <text:p>827833.592641364</text:p>
          </table:table-cell>
          <table:table-cell table:number-columns-repeated="4"/>
        </table:table-row>
        <table:table-row table:style-name="ro1">
          <table:table-cell office:value-type="float" office:value="-8.31605910866367" calcext:value-type="float">
            <text:p>-8.31605910866367</text:p>
          </table:table-cell>
          <table:table-cell office:value-type="float" office:value="-10.0443658742807" calcext:value-type="float">
            <text:p>-10.0443658742807</text:p>
          </table:table-cell>
          <table:table-cell office:value-type="float" office:value="0.00098424501946669" calcext:value-type="float">
            <text:p>0.00098424501946669</text:p>
          </table:table-cell>
          <table:table-cell table:formula="of:=[.C20]*10" office:value-type="float" office:value="0.0098424501946669" calcext:value-type="float">
            <text:p>0.0098424501946669</text:p>
          </table:table-cell>
          <table:table-cell table:number-columns-repeated="4"/>
          <table:table-cell table:formula="of:=1/[.D20]^2" office:value-type="float" office:value="10322.7057606708" calcext:value-type="float">
            <text:p>10322.7057606708</text:p>
          </table:table-cell>
          <table:table-cell table:formula="of:=[.A20]/[.D20]^2" office:value-type="float" office:value="-85844.2312670816" calcext:value-type="float">
            <text:p>-85844.2312670816</text:p>
          </table:table-cell>
          <table:table-cell table:formula="of:=[.B20]/[.D20]^2" office:value-type="float" office:value="-103685.033472723" calcext:value-type="float">
            <text:p>-103685.033472723</text:p>
          </table:table-cell>
          <table:table-cell table:formula="of:=[.A20]^2/[.D20]^2" office:value-type="float" office:value="713885.701354845" calcext:value-type="float">
            <text:p>713885.701354845</text:p>
          </table:table-cell>
          <table:table-cell table:formula="of:=([.A20]-[.$P$3])*([.B20]-[.$Q$3])/[.D20]^2" office:value-type="float" office:value="367359.3248382" calcext:value-type="float">
            <text:p>367359.3248382</text:p>
          </table:table-cell>
          <table:table-cell table:formula="of:=(([.A20]-[.$P$3])/[.D20])^2" office:value-type="float" office:value="348399.095430015" calcext:value-type="float">
            <text:p>348399.095430015</text:p>
          </table:table-cell>
          <table:table-cell office:value-type="string" calcext:value-type="string">
            <text:p>dopasowanie do y=x</text:p>
          </table:table-cell>
          <table:table-cell table:number-columns-repeated="3"/>
        </table:table-row>
        <table:table-row table:style-name="ro1">
          <table:table-cell office:value-type="float" office:value="-5.69387308462127" calcext:value-type="float">
            <text:p>-5.69387308462127</text:p>
          </table:table-cell>
          <table:table-cell office:value-type="float" office:value="-8.70645548503586" calcext:value-type="float">
            <text:p>-8.70645548503586</text:p>
          </table:table-cell>
          <table:table-cell office:value-type="float" office:value="0.00200763597618971" calcext:value-type="float">
            <text:p>0.00200763597618971</text:p>
          </table:table-cell>
          <table:table-cell table:formula="of:=[.C21]*10" office:value-type="float" office:value="0.0200763597618971" calcext:value-type="float">
            <text:p>0.0200763597618971</text:p>
          </table:table-cell>
          <table:table-cell table:number-columns-repeated="4"/>
          <table:table-cell table:formula="of:=1/[.D21]^2" office:value-type="float" office:value="2481.01883336854" calcext:value-type="float">
            <text:p>2481.01883336854</text:p>
          </table:table-cell>
          <table:table-cell table:formula="of:=[.A21]/[.D21]^2" office:value-type="float" office:value="-14126.6063577556" calcext:value-type="float">
            <text:p>-14126.6063577556</text:p>
          </table:table-cell>
          <table:table-cell table:formula="of:=[.B21]/[.D21]^2" office:value-type="float" office:value="-21600.8800302588" calcext:value-type="float">
            <text:p>-21600.8800302588</text:p>
          </table:table-cell>
          <table:table-cell table:formula="of:=[.A21]^2/[.D21]^2" office:value-type="float" office:value="80435.1037174641" calcext:value-type="float">
            <text:p>80435.1037174641</text:p>
          </table:table-cell>
          <table:table-cell table:formula="of:=([.A21]-[.$P$3])*([.B21]-[.$Q$3])/[.D21]^2" office:value-type="float" office:value="37861.2958321312" calcext:value-type="float">
            <text:p>37861.2958321312</text:p>
          </table:table-cell>
          <table:table-cell table:formula="of:=(([.A21]-[.$P$3])/[.D21])^2" office:value-type="float" office:value="25205.2271293065" calcext:value-type="float">
            <text:p>25205.2271293065</text:p>
          </table:table-cell>
          <table:table-cell table:formula="of:=(1-[.O18])/[.Q18]" office:value-type="float" office:value="-887.287641732488" calcext:value-type="float">
            <text:p>-887.287641732488</text:p>
          </table:table-cell>
          <table:table-cell table:number-columns-repeated="3"/>
        </table:table-row>
        <table:table-row table:style-name="ro1">
          <table:table-cell office:value-type="float" office:value="-0.254518781785193" calcext:value-type="float">
            <text:p>-0.254518781785193</text:p>
          </table:table-cell>
          <table:table-cell office:value-type="float" office:value="-1.48026946435784" calcext:value-type="float">
            <text:p>-1.48026946435784</text:p>
          </table:table-cell>
          <table:table-cell office:value-type="float" office:value="0.00172124793276071" calcext:value-type="float">
            <text:p>0.00172124793276071</text:p>
          </table:table-cell>
          <table:table-cell table:formula="of:=[.C22]*10" office:value-type="float" office:value="0.0172124793276071" calcext:value-type="float">
            <text:p>0.0172124793276071</text:p>
          </table:table-cell>
          <table:table-cell table:number-columns-repeated="4"/>
          <table:table-cell table:formula="of:=1/[.D22]^2" office:value-type="float" office:value="3375.30588528622" calcext:value-type="float">
            <text:p>3375.30588528622</text:p>
          </table:table-cell>
          <table:table-cell table:formula="of:=[.A22]/[.D22]^2" office:value-type="float" office:value="-859.07874207544" calcext:value-type="float">
            <text:p>-859.07874207544</text:p>
          </table:table-cell>
          <table:table-cell table:formula="of:=[.B22]/[.D22]^2" office:value-type="float" office:value="-4996.3622348565" calcext:value-type="float">
            <text:p>-4996.3622348565</text:p>
          </table:table-cell>
          <table:table-cell table:formula="of:=[.A22]^2/[.D22]^2" office:value-type="float" office:value="218.651674890597" calcext:value-type="float">
            <text:p>218.651674890597</text:p>
          </table:table-cell>
          <table:table-cell table:formula="of:=([.A22]-[.$P$3])*([.B22]-[.$Q$3])/[.D22]^2" office:value-type="float" office:value="18534.7090023452" calcext:value-type="float">
            <text:p>18534.7090023452</text:p>
          </table:table-cell>
          <table:table-cell table:formula="of:=(([.A22]-[.$P$3])/[.D22])^2" office:value-type="float" office:value="17117.8845182483" calcext:value-type="float">
            <text:p>17117.8845182483</text:p>
          </table:table-cell>
          <table:table-cell table:number-columns-repeated="4"/>
        </table:table-row>
        <table:table-row table:style-name="ro1">
          <table:table-cell office:value-type="float" office:value="-0.450395302758232" calcext:value-type="float">
            <text:p>-0.450395302758232</text:p>
          </table:table-cell>
          <table:table-cell office:value-type="float" office:value="-1.34405140003578" calcext:value-type="float">
            <text:p>-1.34405140003578</text:p>
          </table:table-cell>
          <table:table-cell office:value-type="float" office:value="0.000753201932599711" calcext:value-type="float">
            <text:p>0.000753201932599711</text:p>
          </table:table-cell>
          <table:table-cell table:formula="of:=[.C23]*10" office:value-type="float" office:value="0.00753201932599711" calcext:value-type="float">
            <text:p>0.00753201932599711</text:p>
          </table:table-cell>
          <table:table-cell table:number-columns-repeated="4"/>
          <table:table-cell table:formula="of:=1/[.D23]^2" office:value-type="float" office:value="17626.9490273222" calcext:value-type="float">
            <text:p>17626.9490273222</text:p>
          </table:table-cell>
          <table:table-cell table:formula="of:=[.A23]/[.D23]^2" office:value-type="float" office:value="-7939.0950438647" calcext:value-type="float">
            <text:p>-7939.0950438647</text:p>
          </table:table-cell>
          <table:table-cell table:formula="of:=[.B23]/[.D23]^2" office:value-type="float" office:value="-23691.5255185317" calcext:value-type="float">
            <text:p>-23691.5255185317</text:p>
          </table:table-cell>
          <table:table-cell table:formula="of:=[.A23]^2/[.D23]^2" office:value-type="float" office:value="3575.73111590782" calcext:value-type="float">
            <text:p>3575.73111590782</text:p>
          </table:table-cell>
          <table:table-cell table:formula="of:=([.A23]-[.$P$3])*([.B23]-[.$Q$3])/[.D23]^2" office:value-type="float" office:value="93312.2159709003" calcext:value-type="float">
            <text:p>93312.2159709003</text:p>
          </table:table-cell>
          <table:table-cell table:formula="of:=(([.A23]-[.$P$3])/[.D23])^2" office:value-type="float" office:value="74520.495505594" calcext:value-type="float">
            <text:p>74520.495505594</text:p>
          </table:table-cell>
          <table:table-cell table:number-columns-repeated="4"/>
        </table:table-row>
        <table:table-row table:style-name="ro1">
          <table:table-cell office:value-type="float" office:value="-1.37040594914613" calcext:value-type="float">
            <text:p>-1.37040594914613</text:p>
          </table:table-cell>
          <table:table-cell office:value-type="float" office:value="-1.9178017885649" calcext:value-type="float">
            <text:p>-1.9178017885649</text:p>
          </table:table-cell>
          <table:table-cell office:value-type="float" office:value="0.000693742372736831" calcext:value-type="float">
            <text:p>0.000693742372736831</text:p>
          </table:table-cell>
          <table:table-cell table:formula="of:=[.C24]*10" office:value-type="float" office:value="0.00693742372736831" calcext:value-type="float">
            <text:p>0.00693742372736831</text:p>
          </table:table-cell>
          <table:table-cell table:number-columns-repeated="4"/>
          <table:table-cell table:formula="of:=1/[.D24]^2" office:value-type="float" office:value="20777.9911655287" calcext:value-type="float">
            <text:p>20777.9911655287</text:p>
          </table:table-cell>
          <table:table-cell table:formula="of:=[.A24]/[.D24]^2" office:value-type="float" office:value="-28474.2827045462" calcext:value-type="float">
            <text:p>-28474.2827045462</text:p>
          </table:table-cell>
          <table:table-cell table:formula="of:=[.B24]/[.D24]^2" office:value-type="float" office:value="-39848.0686200365" calcext:value-type="float">
            <text:p>-39848.0686200365</text:p>
          </table:table-cell>
          <table:table-cell table:formula="of:=[.A24]^2/[.D24]^2" office:value-type="float" office:value="39021.3264159788" calcext:value-type="float">
            <text:p>39021.3264159788</text:p>
          </table:table-cell>
          <table:table-cell table:formula="of:=([.A24]-[.$P$3])*([.B24]-[.$Q$3])/[.D24]^2" office:value-type="float" office:value="47232.6820306344" calcext:value-type="float">
            <text:p>47232.6820306344</text:p>
          </table:table-cell>
          <table:table-cell table:formula="of:=(([.A24]-[.$P$3])/[.D24])^2" office:value-type="float" office:value="26819.2637310071" calcext:value-type="float">
            <text:p>26819.2637310071</text:p>
          </table:table-cell>
          <table:table-cell table:number-columns-repeated="4"/>
        </table:table-row>
        <table:table-row table:style-name="ro1">
          <table:table-cell office:value-type="float" office:value="-0.723077244264415" calcext:value-type="float">
            <text:p>-0.723077244264415</text:p>
          </table:table-cell>
          <table:table-cell office:value-type="float" office:value="-2.64853734083873" calcext:value-type="float">
            <text:p>-2.64853734083873</text:p>
          </table:table-cell>
          <table:table-cell office:value-type="float" office:value="0.000863538509389396" calcext:value-type="float">
            <text:p>0.000863538509389396</text:p>
          </table:table-cell>
          <table:table-cell table:formula="of:=[.C25]*10" office:value-type="float" office:value="0.00863538509389396" calcext:value-type="float">
            <text:p>0.00863538509389396</text:p>
          </table:table-cell>
          <table:table-cell table:number-columns-repeated="4"/>
          <table:table-cell table:formula="of:=1/[.D25]^2" office:value-type="float" office:value="13410.2409363928" calcext:value-type="float">
            <text:p>13410.2409363928</text:p>
          </table:table-cell>
          <table:table-cell table:formula="of:=[.A25]/[.D25]^2" office:value-type="float" office:value="-9696.64006120873" calcext:value-type="float">
            <text:p>-9696.64006120873</text:p>
          </table:table-cell>
          <table:table-cell table:formula="of:=[.B25]/[.D25]^2" office:value-type="float" office:value="-35517.5238696803" calcext:value-type="float">
            <text:p>-35517.5238696803</text:p>
          </table:table-cell>
          <table:table-cell table:formula="of:=[.A25]^2/[.D25]^2" office:value-type="float" office:value="7011.41977408273" calcext:value-type="float">
            <text:p>7011.41977408273</text:p>
          </table:table-cell>
          <table:table-cell table:formula="of:=([.A25]-[.$P$3])*([.B25]-[.$Q$3])/[.D25]^2" office:value-type="float" office:value="30376.8651416607" calcext:value-type="float">
            <text:p>30376.8651416607</text:p>
          </table:table-cell>
          <table:table-cell table:formula="of:=(([.A25]-[.$P$3])/[.D25])^2" office:value-type="float" office:value="42653.4895090963" calcext:value-type="float">
            <text:p>42653.4895090963</text:p>
          </table:table-cell>
          <table:table-cell table:number-columns-repeated="4"/>
        </table:table-row>
        <table:table-row table:style-name="ro1">
          <table:table-cell office:value-type="float" office:value="-0.0933599817729646" calcext:value-type="float">
            <text:p>-0.0933599817729646</text:p>
          </table:table-cell>
          <table:table-cell office:value-type="float" office:value="-0.965587380061983" calcext:value-type="float">
            <text:p>-0.965587380061983</text:p>
          </table:table-cell>
          <table:table-cell office:value-type="float" office:value="0.000714319423566482" calcext:value-type="float">
            <text:p>0.000714319423566482</text:p>
          </table:table-cell>
          <table:table-cell table:formula="of:=[.C26]*10" office:value-type="float" office:value="0.00714319423566482" calcext:value-type="float">
            <text:p>0.00714319423566482</text:p>
          </table:table-cell>
          <table:table-cell table:number-columns-repeated="4"/>
          <table:table-cell table:formula="of:=1/[.D26]^2" office:value-type="float" office:value="19598.1501656214" calcext:value-type="float">
            <text:p>19598.1501656214</text:p>
          </table:table-cell>
          <table:table-cell table:formula="of:=[.A26]/[.D26]^2" office:value-type="float" office:value="-1829.68294224623" calcext:value-type="float">
            <text:p>-1829.68294224623</text:p>
          </table:table-cell>
          <table:table-cell table:formula="of:=[.B26]/[.D26]^2" office:value-type="float" office:value="-18923.7264724836" calcext:value-type="float">
            <text:p>-18923.7264724836</text:p>
          </table:table-cell>
          <table:table-cell table:formula="of:=[.A26]^2/[.D26]^2" office:value-type="float" office:value="170.819166138413" calcext:value-type="float">
            <text:p>170.819166138413</text:p>
          </table:table-cell>
          <table:table-cell table:formula="of:=([.A26]-[.$P$3])*([.B26]-[.$Q$3])/[.D26]^2" office:value-type="float" office:value="139661.25271933" calcext:value-type="float">
            <text:p>139661.25271933</text:p>
          </table:table-cell>
          <table:table-cell table:formula="of:=(([.A26]-[.$P$3])/[.D26])^2" office:value-type="float" office:value="114126.646438366" calcext:value-type="float">
            <text:p>114126.646438366</text:p>
          </table:table-cell>
          <table:table-cell table:number-columns-repeated="4"/>
        </table:table-row>
        <table:table-row table:style-name="ro1">
          <table:table-cell office:value-type="float" office:value="-0.523263325378291" calcext:value-type="float">
            <text:p>-0.523263325378291</text:p>
          </table:table-cell>
          <table:table-cell office:value-type="float" office:value="-1.80452809649388" calcext:value-type="float">
            <text:p>-1.80452809649388</text:p>
          </table:table-cell>
          <table:table-cell office:value-type="float" office:value="0.000998813578059792" calcext:value-type="float">
            <text:p>0.000998813578059792</text:p>
          </table:table-cell>
          <table:table-cell table:formula="of:=[.C27]*10" office:value-type="float" office:value="0.00998813578059792" calcext:value-type="float">
            <text:p>0.00998813578059792</text:p>
          </table:table-cell>
          <table:table-cell table:number-columns-repeated="4"/>
          <table:table-cell table:formula="of:=1/[.D27]^2" office:value-type="float" office:value="10023.7707336141" calcext:value-type="float">
            <text:p>10023.7707336141</text:p>
          </table:table-cell>
          <table:table-cell table:formula="of:=[.A27]/[.D27]^2" office:value-type="float" office:value="-5245.07160690052" calcext:value-type="float">
            <text:p>-5245.07160690052</text:p>
          </table:table-cell>
          <table:table-cell table:formula="of:=[.B27]/[.D27]^2" office:value-type="float" office:value="-18088.1759216197" calcext:value-type="float">
            <text:p>-18088.1759216197</text:p>
          </table:table-cell>
          <table:table-cell table:formula="of:=[.A27]^2/[.D27]^2" office:value-type="float" office:value="2744.55361087402" calcext:value-type="float">
            <text:p>2744.55361087402</text:p>
          </table:table-cell>
          <table:table-cell table:formula="of:=([.A27]-[.$P$3])*([.B27]-[.$Q$3])/[.D27]^2" office:value-type="float" office:value="42028.4135720443" calcext:value-type="float">
            <text:p>42028.4135720443</text:p>
          </table:table-cell>
          <table:table-cell table:formula="of:=(([.A27]-[.$P$3])/[.D27])^2" office:value-type="float" office:value="39426.5384148505" calcext:value-type="float">
            <text:p>39426.5384148505</text:p>
          </table:table-cell>
          <table:table-cell table:number-columns-repeated="4"/>
        </table:table-row>
        <table:table-row table:style-name="ro1">
          <table:table-cell office:value-type="float" office:value="-0.945582506931724" calcext:value-type="float">
            <text:p>-0.945582506931724</text:p>
          </table:table-cell>
          <table:table-cell office:value-type="float" office:value="-2.10042977520632" calcext:value-type="float">
            <text:p>-2.10042977520632</text:p>
          </table:table-cell>
          <table:table-cell office:value-type="float" office:value="0.000777384329353729" calcext:value-type="float">
            <text:p>0.000777384329353729</text:p>
          </table:table-cell>
          <table:table-cell table:formula="of:=[.C28]*10" office:value-type="float" office:value="0.00777384329353729" calcext:value-type="float">
            <text:p>0.00777384329353729</text:p>
          </table:table-cell>
          <table:table-cell table:number-columns-repeated="4"/>
          <table:table-cell table:formula="of:=1/[.D28]^2" office:value-type="float" office:value="16547.3493695685" calcext:value-type="float">
            <text:p>16547.3493695685</text:p>
          </table:table-cell>
          <table:table-cell table:formula="of:=[.A28]/[.D28]^2" office:value-type="float" office:value="-15646.8840999516" calcext:value-type="float">
            <text:p>-15646.8840999516</text:p>
          </table:table-cell>
          <table:table-cell table:formula="of:=[.B28]/[.D28]^2" office:value-type="float" office:value="-34756.5453165832" calcext:value-type="float">
            <text:p>-34756.5453165832</text:p>
          </table:table-cell>
          <table:table-cell table:formula="of:=[.A28]^2/[.D28]^2" office:value-type="float" office:value="14795.4198929024" calcext:value-type="float">
            <text:p>14795.4198929024</text:p>
          </table:table-cell>
          <table:table-cell table:formula="of:=([.A28]-[.$P$3])*([.B28]-[.$Q$3])/[.D28]^2" office:value-type="float" office:value="46963.86305911" calcext:value-type="float">
            <text:p>46963.86305911</text:p>
          </table:table-cell>
          <table:table-cell table:formula="of:=(([.A28]-[.$P$3])/[.D28])^2" office:value-type="float" office:value="40318.0062100945" calcext:value-type="float">
            <text:p>40318.0062100945</text:p>
          </table:table-cell>
          <table:table-cell table:number-columns-repeated="4"/>
        </table:table-row>
        <table:table-row table:style-name="ro1">
          <table:table-cell office:value-type="float" office:value="-1.05166856645987" calcext:value-type="float">
            <text:p>-1.05166856645987</text:p>
          </table:table-cell>
          <table:table-cell office:value-type="float" office:value="-2.82815880016525" calcext:value-type="float">
            <text:p>-2.82815880016525</text:p>
          </table:table-cell>
          <table:table-cell office:value-type="float" office:value="0.000754888436979828" calcext:value-type="float">
            <text:p>0.000754888436979828</text:p>
          </table:table-cell>
          <table:table-cell table:formula="of:=[.C29]*10" office:value-type="float" office:value="0.00754888436979828" calcext:value-type="float">
            <text:p>0.00754888436979828</text:p>
          </table:table-cell>
          <table:table-cell table:number-columns-repeated="4"/>
          <table:table-cell table:formula="of:=1/[.D29]^2" office:value-type="float" office:value="17548.2758948499" calcext:value-type="float">
            <text:p>17548.2758948499</text:p>
          </table:table-cell>
          <table:table-cell table:formula="of:=[.A29]/[.D29]^2" office:value-type="float" office:value="-18454.9701541791" calcext:value-type="float">
            <text:p>-18454.9701541791</text:p>
          </table:table-cell>
          <table:table-cell table:formula="of:=[.B29]/[.D29]^2" office:value-type="float" office:value="-49629.3108997473" calcext:value-type="float">
            <text:p>-49629.3108997473</text:p>
          </table:table-cell>
          <table:table-cell table:formula="of:=[.A29]^2/[.D29]^2" office:value-type="float" office:value="19408.5120061053" calcext:value-type="float">
            <text:p>19408.5120061053</text:p>
          </table:table-cell>
          <table:table-cell table:formula="of:=([.A29]-[.$P$3])*([.B29]-[.$Q$3])/[.D29]^2" office:value-type="float" office:value="27840.755985715" calcext:value-type="float">
            <text:p>27840.755985715</text:p>
          </table:table-cell>
          <table:table-cell table:formula="of:=(([.A29]-[.$P$3])/[.D29])^2" office:value-type="float" office:value="37142.5145923904" calcext:value-type="float">
            <text:p>37142.5145923904</text:p>
          </table:table-cell>
          <table:table-cell table:number-columns-repeated="4"/>
        </table:table-row>
        <table:table-row table:style-name="ro1">
          <table:table-cell office:value-type="float" office:value="0.157609057171488" calcext:value-type="float">
            <text:p>0.157609057171488</text:p>
          </table:table-cell>
          <table:table-cell office:value-type="float" office:value="-1.19891757117884" calcext:value-type="float">
            <text:p>-1.19891757117884</text:p>
          </table:table-cell>
          <table:table-cell office:value-type="float" office:value="0.000615338079843378" calcext:value-type="float">
            <text:p>0.000615338079843378</text:p>
          </table:table-cell>
          <table:table-cell table:formula="of:=[.C30]*10" office:value-type="float" office:value="0.00615338079843378" calcext:value-type="float">
            <text:p>0.00615338079843378</text:p>
          </table:table-cell>
          <table:table-cell table:number-columns-repeated="4"/>
          <table:table-cell table:formula="of:=1/[.D30]^2" office:value-type="float" office:value="26410.2441477433" calcext:value-type="float">
            <text:p>26410.2441477433</text:p>
          </table:table-cell>
          <table:table-cell table:formula="of:=[.A30]/[.D30]^2" office:value-type="float" office:value="4162.49367979464" calcext:value-type="float">
            <text:p>4162.49367979464</text:p>
          </table:table-cell>
          <table:table-cell table:formula="of:=[.B30]/[.D30]^2" office:value-type="float" office:value="-31663.7057678525" calcext:value-type="float">
            <text:p>-31663.7057678525</text:p>
          </table:table-cell>
          <table:table-cell table:formula="of:=[.A30]^2/[.D30]^2" office:value-type="float" office:value="656.046704354711" calcext:value-type="float">
            <text:p>656.046704354711</text:p>
          </table:table-cell>
          <table:table-cell table:formula="of:=([.A30]-[.$P$3])*([.B30]-[.$Q$3])/[.D30]^2" office:value-type="float" office:value="191362.189651523" calcext:value-type="float">
            <text:p>191362.189651523</text:p>
          </table:table-cell>
          <table:table-cell table:formula="of:=(([.A30]-[.$P$3])/[.D30])^2" office:value-type="float" office:value="187448.812015598" calcext:value-type="float">
            <text:p>187448.812015598</text:p>
          </table:table-cell>
          <table:table-cell table:number-columns-repeated="4"/>
        </table:table-row>
        <table:table-row table:style-name="ro1">
          <table:table-cell office:value-type="float" office:value="-0.772137241692338" calcext:value-type="float">
            <text:p>-0.772137241692338</text:p>
          </table:table-cell>
          <table:table-cell office:value-type="float" office:value="-1.0338600043728" calcext:value-type="float">
            <text:p>-1.0338600043728</text:p>
          </table:table-cell>
          <table:table-cell office:value-type="float" office:value="0.000873556669492629" calcext:value-type="float">
            <text:p>0.000873556669492629</text:p>
          </table:table-cell>
          <table:table-cell table:formula="of:=[.C31]*10" office:value-type="float" office:value="0.00873556669492629" calcext:value-type="float">
            <text:p>0.00873556669492629</text:p>
          </table:table-cell>
          <table:table-cell table:number-columns-repeated="4"/>
          <table:table-cell table:formula="of:=1/[.D31]^2" office:value-type="float" office:value="13104.4208575225" calcext:value-type="float">
            <text:p>13104.4208575225</text:p>
          </table:table-cell>
          <table:table-cell table:formula="of:=[.A31]/[.D31]^2" office:value-type="float" office:value="-10118.411374903" calcext:value-type="float">
            <text:p>-10118.411374903</text:p>
          </table:table-cell>
          <table:table-cell table:formula="of:=[.B31]/[.D31]^2" office:value-type="float" office:value="-13548.1366050613" calcext:value-type="float">
            <text:p>-13548.1366050613</text:p>
          </table:table-cell>
          <table:table-cell table:formula="of:=[.A31]^2/[.D31]^2" office:value-type="float" office:value="7812.80224932597" calcext:value-type="float">
            <text:p>7812.80224932597</text:p>
          </table:table-cell>
          <table:table-cell table:formula="of:=([.A31]-[.$P$3])*([.B31]-[.$Q$3])/[.D31]^2" office:value-type="float" office:value="65566.0556012882" calcext:value-type="float">
            <text:p>65566.0556012882</text:p>
          </table:table-cell>
          <table:table-cell table:formula="of:=(([.A31]-[.$P$3])/[.D31])^2" office:value-type="float" office:value="39419.1590564493" calcext:value-type="float">
            <text:p>39419.1590564493</text:p>
          </table:table-cell>
          <table:table-cell table:number-columns-repeated="4"/>
        </table:table-row>
        <table:table-row table:style-name="ro1">
          <table:table-cell office:value-type="float" office:value="2.8580015353998" calcext:value-type="float">
            <text:p>2.8580015353998</text:p>
          </table:table-cell>
          <table:table-cell office:value-type="float" office:value="3.59400691472831" calcext:value-type="float">
            <text:p>3.59400691472831</text:p>
          </table:table-cell>
          <table:table-cell office:value-type="float" office:value="0.000815938375737028" calcext:value-type="float">
            <text:p>0.000815938375737028</text:p>
          </table:table-cell>
          <table:table-cell table:formula="of:=[.C32]*10" office:value-type="float" office:value="0.00815938375737028" calcext:value-type="float">
            <text:p>0.00815938375737028</text:p>
          </table:table-cell>
          <table:table-cell table:number-columns-repeated="4"/>
          <table:table-cell table:formula="of:=1/[.D32]^2" office:value-type="float" office:value="15020.5308200531" calcext:value-type="float">
            <text:p>15020.5308200531</text:p>
          </table:table-cell>
          <table:table-cell table:formula="of:=[.A32]/[.D32]^2" office:value-type="float" office:value="42928.7001462319" calcext:value-type="float">
            <text:p>42928.7001462319</text:p>
          </table:table-cell>
          <table:table-cell table:formula="of:=[.B32]/[.D32]^2" office:value-type="float" office:value="53983.8916301606" calcext:value-type="float">
            <text:p>53983.8916301606</text:p>
          </table:table-cell>
          <table:table-cell table:formula="of:=[.A32]^2/[.D32]^2" office:value-type="float" office:value="122690.290930648" calcext:value-type="float">
            <text:p>122690.290930648</text:p>
          </table:table-cell>
          <table:table-cell table:formula="of:=([.A32]-[.$P$3])*([.B32]-[.$Q$3])/[.D32]^2" office:value-type="float" office:value="605355.702453455" calcext:value-type="float">
            <text:p>605355.702453455</text:p>
          </table:table-cell>
          <table:table-cell table:formula="of:=(([.A32]-[.$P$3])/[.D32])^2" office:value-type="float" office:value="432262.087582948" calcext:value-type="float">
            <text:p>432262.087582948</text:p>
          </table:table-cell>
          <table:table-cell table:number-columns-repeated="4"/>
        </table:table-row>
        <table:table-row table:style-name="ro1">
          <table:table-cell office:value-type="float" office:value="-0.0418527722950509" calcext:value-type="float">
            <text:p>-0.0418527722950509</text:p>
          </table:table-cell>
          <table:table-cell office:value-type="float" office:value="-2.05666782206185" calcext:value-type="float">
            <text:p>-2.05666782206185</text:p>
          </table:table-cell>
          <table:table-cell office:value-type="float" office:value="0.000793704301228931" calcext:value-type="float">
            <text:p>0.000793704301228931</text:p>
          </table:table-cell>
          <table:table-cell table:formula="of:=[.C33]*10" office:value-type="float" office:value="0.00793704301228931" calcext:value-type="float">
            <text:p>0.00793704301228931</text:p>
          </table:table-cell>
          <table:table-cell table:number-columns-repeated="4"/>
          <table:table-cell table:formula="of:=1/[.D33]^2" office:value-type="float" office:value="15873.8595109662" calcext:value-type="float">
            <text:p>15873.8595109662</text:p>
          </table:table-cell>
          <table:table-cell table:formula="of:=[.A33]/[.D33]^2" office:value-type="float" office:value="-664.365027556094" calcext:value-type="float">
            <text:p>-664.365027556094</text:p>
          </table:table-cell>
          <table:table-cell table:formula="of:=[.B33]/[.D33]^2" office:value-type="float" office:value="-32647.2560681345" calcext:value-type="float">
            <text:p>-32647.2560681345</text:p>
          </table:table-cell>
          <table:table-cell table:formula="of:=[.A33]^2/[.D33]^2" office:value-type="float" office:value="27.8055182191004" calcext:value-type="float">
            <text:p>27.8055182191004</text:p>
          </table:table-cell>
          <table:table-cell table:formula="of:=([.A33]-[.$P$3])*([.B33]-[.$Q$3])/[.D33]^2" office:value-type="float" office:value="72848.3490821234" calcext:value-type="float">
            <text:p>72848.3490821234</text:p>
          </table:table-cell>
          <table:table-cell table:formula="of:=(([.A33]-[.$P$3])/[.D33])^2" office:value-type="float" office:value="96427.0434665857" calcext:value-type="float">
            <text:p>96427.0434665857</text:p>
          </table:table-cell>
          <table:table-cell table:number-columns-repeated="4"/>
        </table:table-row>
        <table:table-row table:style-name="ro1">
          <table:table-cell office:value-type="float" office:value="2.78191880326349" calcext:value-type="float">
            <text:p>2.78191880326349</text:p>
          </table:table-cell>
          <table:table-cell office:value-type="float" office:value="3.30038707068286" calcext:value-type="float">
            <text:p>3.30038707068286</text:p>
          </table:table-cell>
          <table:table-cell office:value-type="float" office:value="0.00062846552552818" calcext:value-type="float">
            <text:p>0.00062846552552818</text:p>
          </table:table-cell>
          <table:table-cell table:formula="of:=[.C34]*10" office:value-type="float" office:value="0.0062846552552818" calcext:value-type="float">
            <text:p>0.0062846552552818</text:p>
          </table:table-cell>
          <table:table-cell table:number-columns-repeated="4"/>
          <table:table-cell table:formula="of:=1/[.D34]^2" office:value-type="float" office:value="25318.4480479906" calcext:value-type="float">
            <text:p>25318.4480479906</text:p>
          </table:table-cell>
          <table:table-cell table:formula="of:=[.A34]/[.D34]^2" office:value-type="float" office:value="70433.8666941547" calcext:value-type="float">
            <text:p>70433.8666941547</text:p>
          </table:table-cell>
          <table:table-cell table:formula="of:=[.B34]/[.D34]^2" office:value-type="float" office:value="83560.6785873438" calcext:value-type="float">
            <text:p>83560.6785873438</text:p>
          </table:table-cell>
          <table:table-cell table:formula="of:=[.A34]^2/[.D34]^2" office:value-type="float" office:value="195941.298143023" calcext:value-type="float">
            <text:p>195941.298143023</text:p>
          </table:table-cell>
          <table:table-cell table:formula="of:=([.A34]-[.$P$3])*([.B34]-[.$Q$3])/[.D34]^2" office:value-type="float" office:value="966595.298878414" calcext:value-type="float">
            <text:p>966595.298878414</text:p>
          </table:table-cell>
          <table:table-cell table:formula="of:=(([.A34]-[.$P$3])/[.D34])^2" office:value-type="float" office:value="708095.648190068" calcext:value-type="float">
            <text:p>708095.648190068</text:p>
          </table:table-cell>
          <table:table-cell table:number-columns-repeated="4"/>
        </table:table-row>
        <table:table-row table:style-name="ro1">
          <table:table-cell office:value-type="float" office:value="4.11676342332769" calcext:value-type="float">
            <text:p>4.11676342332769</text:p>
          </table:table-cell>
          <table:table-cell office:value-type="float" office:value="5.26305389826312" calcext:value-type="float">
            <text:p>5.26305389826312</text:p>
          </table:table-cell>
          <table:table-cell office:value-type="float" office:value="0.000747088609847269" calcext:value-type="float">
            <text:p>0.000747088609847269</text:p>
          </table:table-cell>
          <table:table-cell table:formula="of:=[.C35]*10" office:value-type="float" office:value="0.00747088609847269" calcext:value-type="float">
            <text:p>0.00747088609847269</text:p>
          </table:table-cell>
          <table:table-cell table:number-columns-repeated="4"/>
          <table:table-cell table:formula="of:=1/[.D35]^2" office:value-type="float" office:value="17916.6070854142" calcext:value-type="float">
            <text:p>17916.6070854142</text:p>
          </table:table-cell>
          <table:table-cell table:formula="of:=[.A35]/[.D35]^2" office:value-type="float" office:value="73758.4327193667" calcext:value-type="float">
            <text:p>73758.4327193667</text:p>
          </table:table-cell>
          <table:table-cell table:formula="of:=[.B35]/[.D35]^2" office:value-type="float" office:value="94296.0687645375" calcext:value-type="float">
            <text:p>94296.0687645375</text:p>
          </table:table-cell>
          <table:table-cell table:formula="of:=[.A35]^2/[.D35]^2" office:value-type="float" office:value="303646.017981065" calcext:value-type="float">
            <text:p>303646.017981065</text:p>
          </table:table-cell>
          <table:table-cell table:formula="of:=([.A35]-[.$P$3])*([.B35]-[.$Q$3])/[.D35]^2" office:value-type="float" office:value="1089564.77421744" calcext:value-type="float">
            <text:p>1089564.77421744</text:p>
          </table:table-cell>
          <table:table-cell table:formula="of:=(([.A35]-[.$P$3])/[.D35])^2" office:value-type="float" office:value="785963.452446896" calcext:value-type="float">
            <text:p>785963.452446896</text:p>
          </table:table-cell>
          <table:table-cell table:number-columns-repeated="4"/>
        </table:table-row>
        <table:table-row table:style-name="ro1">
          <table:table-cell office:value-type="float" office:value="-9.50454345177768" calcext:value-type="float">
            <text:p>-9.50454345177768</text:p>
          </table:table-cell>
          <table:table-cell office:value-type="float" office:value="-13.3702574764295" calcext:value-type="float">
            <text:p>-13.3702574764295</text:p>
          </table:table-cell>
          <table:table-cell office:value-type="float" office:value="0.00102355899492814" calcext:value-type="float">
            <text:p>0.00102355899492814</text:p>
          </table:table-cell>
          <table:table-cell table:formula="of:=[.C36]*10" office:value-type="float" office:value="0.0102355899492814" calcext:value-type="float">
            <text:p>0.0102355899492814</text:p>
          </table:table-cell>
          <table:table-cell table:number-columns-repeated="4"/>
          <table:table-cell table:formula="of:=1/[.D36]^2" office:value-type="float" office:value="9544.96283319538" calcext:value-type="float">
            <text:p>9544.96283319538</text:p>
          </table:table-cell>
          <table:table-cell table:formula="of:=[.A36]/[.D36]^2" office:value-type="float" office:value="-90720.5139937084" calcext:value-type="float">
            <text:p>-90720.5139937084</text:p>
          </table:table-cell>
          <table:table-cell table:formula="of:=[.B36]/[.D36]^2" office:value-type="float" office:value="-127618.610682772" calcext:value-type="float">
            <text:p>-127618.610682772</text:p>
          </table:table-cell>
          <table:table-cell table:formula="of:=[.A36]^2/[.D36]^2" office:value-type="float" office:value="862257.067220806" calcext:value-type="float">
            <text:p>862257.067220806</text:p>
          </table:table-cell>
          <table:table-cell table:formula="of:=([.A36]-[.$P$3])*([.B36]-[.$Q$3])/[.D36]^2" office:value-type="float" office:value="631327.443759195" calcext:value-type="float">
            <text:p>631327.443759195</text:p>
          </table:table-cell>
          <table:table-cell table:formula="of:=(([.A36]-[.$P$3])/[.D36])^2" office:value-type="float" office:value="467439.190304905" calcext:value-type="float">
            <text:p>467439.190304905</text:p>
          </table:table-cell>
          <table:table-cell table:number-columns-repeated="4"/>
        </table:table-row>
        <table:table-row table:style-name="ro1">
          <table:table-cell office:value-type="float" office:value="-8.72495257903853" calcext:value-type="float">
            <text:p>-8.72495257903853</text:p>
          </table:table-cell>
          <table:table-cell office:value-type="float" office:value="-12.2358666540413" calcext:value-type="float">
            <text:p>-12.2358666540413</text:p>
          </table:table-cell>
          <table:table-cell office:value-type="float" office:value="0.00178412665993537" calcext:value-type="float">
            <text:p>0.00178412665993537</text:p>
          </table:table-cell>
          <table:table-cell table:formula="of:=[.C37]*10" office:value-type="float" office:value="0.0178412665993537" calcext:value-type="float">
            <text:p>0.0178412665993537</text:p>
          </table:table-cell>
          <table:table-cell table:number-columns-repeated="4"/>
          <table:table-cell table:formula="of:=1/[.D37]^2" office:value-type="float" office:value="3141.58369511931" calcext:value-type="float">
            <text:p>3141.58369511931</text:p>
          </table:table-cell>
          <table:table-cell table:formula="of:=[.A37]/[.D37]^2" office:value-type="float" office:value="-27410.1687629966" calcext:value-type="float">
            <text:p>-27410.1687629966</text:p>
          </table:table-cell>
          <table:table-cell table:formula="of:=[.B37]/[.D37]^2" office:value-type="float" office:value="-38439.9991759901" calcext:value-type="float">
            <text:p>-38439.9991759901</text:p>
          </table:table-cell>
          <table:table-cell table:formula="of:=[.A37]^2/[.D37]^2" office:value-type="float" office:value="239152.422640588" calcext:value-type="float">
            <text:p>239152.422640588</text:p>
          </table:table-cell>
          <table:table-cell table:formula="of:=([.A37]-[.$P$3])*([.B37]-[.$Q$3])/[.D37]^2" office:value-type="float" office:value="162482.595017558" calcext:value-type="float">
            <text:p>162482.595017558</text:p>
          </table:table-cell>
          <table:table-cell table:formula="of:=(([.A37]-[.$P$3])/[.D37])^2" office:value-type="float" office:value="121481.626539786" calcext:value-type="float">
            <text:p>121481.626539786</text:p>
          </table:table-cell>
          <table:table-cell table:number-columns-repeated="4"/>
        </table:table-row>
        <table:table-row table:style-name="ro1">
          <table:table-cell office:value-type="float" office:value="-8.4475751733201" calcext:value-type="float">
            <text:p>-8.4475751733201</text:p>
          </table:table-cell>
          <table:table-cell office:value-type="float" office:value="-12.4525412413097" calcext:value-type="float">
            <text:p>-12.4525412413097</text:p>
          </table:table-cell>
          <table:table-cell office:value-type="float" office:value="0.00139180305505086" calcext:value-type="float">
            <text:p>0.00139180305505086</text:p>
          </table:table-cell>
          <table:table-cell table:formula="of:=[.C38]*10" office:value-type="float" office:value="0.0139180305505086" calcext:value-type="float">
            <text:p>0.0139180305505086</text:p>
          </table:table-cell>
          <table:table-cell table:number-columns-repeated="4"/>
          <table:table-cell table:formula="of:=1/[.D38]^2" office:value-type="float" office:value="5162.31414189958" calcext:value-type="float">
            <text:p>5162.31414189958</text:p>
          </table:table-cell>
          <table:table-cell table:formula="of:=[.A38]/[.D38]^2" office:value-type="float" office:value="-43609.0367819901" calcext:value-type="float">
            <text:p>-43609.0367819901</text:p>
          </table:table-cell>
          <table:table-cell table:formula="of:=[.B38]/[.D38]^2" office:value-type="float" office:value="-64283.929752601" calcext:value-type="float">
            <text:p>-64283.929752601</text:p>
          </table:table-cell>
          <table:table-cell table:formula="of:=[.A38]^2/[.D38]^2" office:value-type="float" office:value="368390.616451943" calcext:value-type="float">
            <text:p>368390.616451943</text:p>
          </table:table-cell>
          <table:table-cell table:formula="of:=([.A38]-[.$P$3])*([.B38]-[.$Q$3])/[.D38]^2" office:value-type="float" office:value="261730.544452033" calcext:value-type="float">
            <text:p>261730.544452033</text:p>
          </table:table-cell>
          <table:table-cell table:formula="of:=(([.A38]-[.$P$3])/[.D38])^2" office:value-type="float" office:value="182209.790575871" calcext:value-type="float">
            <text:p>182209.790575871</text:p>
          </table:table-cell>
          <table:table-cell table:number-columns-repeated="4"/>
        </table:table-row>
        <table:table-row table:style-name="ro1">
          <table:table-cell office:value-type="float" office:value="-8.95405350035094" calcext:value-type="float">
            <text:p>-8.95405350035094</text:p>
          </table:table-cell>
          <table:table-cell office:value-type="float" office:value="-11.8851002554522" calcext:value-type="float">
            <text:p>-11.8851002554522</text:p>
          </table:table-cell>
          <table:table-cell office:value-type="float" office:value="0.00169400123317991" calcext:value-type="float">
            <text:p>0.00169400123317991</text:p>
          </table:table-cell>
          <table:table-cell table:formula="of:=[.C39]*10" office:value-type="float" office:value="0.0169400123317991" calcext:value-type="float">
            <text:p>0.0169400123317991</text:p>
          </table:table-cell>
          <table:table-cell table:number-columns-repeated="4"/>
          <table:table-cell table:formula="of:=1/[.D39]^2" office:value-type="float" office:value="3484.75745377843" calcext:value-type="float">
            <text:p>3484.75745377843</text:p>
          </table:table-cell>
          <table:table-cell table:formula="of:=[.A39]/[.D39]^2" office:value-type="float" office:value="-31202.7046768788" calcext:value-type="float">
            <text:p>-31202.7046768788</text:p>
          </table:table-cell>
          <table:table-cell table:formula="of:=[.B39]/[.D39]^2" office:value-type="float" office:value="-41416.691704091" calcext:value-type="float">
            <text:p>-41416.691704091</text:p>
          </table:table-cell>
          <table:table-cell table:formula="of:=[.A39]^2/[.D39]^2" office:value-type="float" office:value="279390.687032423" calcext:value-type="float">
            <text:p>279390.687032423</text:p>
          </table:table-cell>
          <table:table-cell table:formula="of:=([.A39]-[.$P$3])*([.B39]-[.$Q$3])/[.D39]^2" office:value-type="float" office:value="178990.607933697" calcext:value-type="float">
            <text:p>178990.607933697</text:p>
          </table:table-cell>
          <table:table-cell table:formula="of:=(([.A39]-[.$P$3])/[.D39])^2" office:value-type="float" office:value="144863.799097766" calcext:value-type="float">
            <text:p>144863.799097766</text:p>
          </table:table-cell>
          <table:table-cell table:number-columns-repeated="4"/>
        </table:table-row>
        <table:table-row table:style-name="ro1">
          <table:table-cell office:value-type="float" office:value="1.42719662806257" calcext:value-type="float">
            <text:p>1.42719662806257</text:p>
          </table:table-cell>
          <table:table-cell office:value-type="float" office:value="0.00138587629967381" calcext:value-type="float">
            <text:p>0.00138587629967381</text:p>
          </table:table-cell>
          <table:table-cell office:value-type="float" office:value="0.00280402480520448" calcext:value-type="float">
            <text:p>0.00280402480520448</text:p>
          </table:table-cell>
          <table:table-cell table:formula="of:=[.C40]*10" office:value-type="float" office:value="0.0280402480520448" calcext:value-type="float">
            <text:p>0.0280402480520448</text:p>
          </table:table-cell>
          <table:table-cell table:number-columns-repeated="4"/>
          <table:table-cell table:formula="of:=1/[.D40]^2" office:value-type="float" office:value="1271.85118099436" calcext:value-type="float">
            <text:p>1271.85118099436</text:p>
          </table:table-cell>
          <table:table-cell table:formula="of:=[.A40]/[.D40]^2" office:value-type="float" office:value="1815.18171691256" calcext:value-type="float">
            <text:p>1815.18171691256</text:p>
          </table:table-cell>
          <table:table-cell table:formula="of:=[.B40]/[.D40]^2" office:value-type="float" office:value="1.76262840845223" calcext:value-type="float">
            <text:p>1.76262840845223</text:p>
          </table:table-cell>
          <table:table-cell table:formula="of:=[.A40]^2/[.D40]^2" office:value-type="float" office:value="2590.62122569844" calcext:value-type="float">
            <text:p>2590.62122569844</text:p>
          </table:table-cell>
          <table:table-cell table:formula="of:=([.A40]-[.$P$3])*([.B40]-[.$Q$3])/[.D40]^2" office:value-type="float" office:value="19612.4113024871" calcext:value-type="float">
            <text:p>19612.4113024871</text:p>
          </table:table-cell>
          <table:table-cell table:formula="of:=(([.A40]-[.$P$3])/[.D40])^2" office:value-type="float" office:value="19680.7786388306" calcext:value-type="float">
            <text:p>19680.7786388306</text:p>
          </table:table-cell>
          <table:table-cell table:number-columns-repeated="4"/>
        </table:table-row>
        <table:table-row table:style-name="ro1">
          <table:table-cell office:value-type="float" office:value="-9.30320103221575" calcext:value-type="float">
            <text:p>-9.30320103221575</text:p>
          </table:table-cell>
          <table:table-cell office:value-type="float" office:value="-10.53491114492" calcext:value-type="float">
            <text:p>-10.53491114492</text:p>
          </table:table-cell>
          <table:table-cell office:value-type="float" office:value="0.00126015627468824" calcext:value-type="float">
            <text:p>0.00126015627468824</text:p>
          </table:table-cell>
          <table:table-cell table:formula="of:=[.C41]*10" office:value-type="float" office:value="0.0126015627468824" calcext:value-type="float">
            <text:p>0.0126015627468824</text:p>
          </table:table-cell>
          <table:table-cell table:number-columns-repeated="4"/>
          <table:table-cell table:formula="of:=1/[.D41]^2" office:value-type="float" office:value="6297.25366011684" calcext:value-type="float">
            <text:p>6297.25366011684</text:p>
          </table:table-cell>
          <table:table-cell table:formula="of:=[.A41]/[.D41]^2" office:value-type="float" office:value="-58584.6167509234" calcext:value-type="float">
            <text:p>-58584.6167509234</text:p>
          </table:table-cell>
          <table:table-cell table:formula="of:=[.B41]/[.D41]^2" office:value-type="float" office:value="-66341.007766353" calcext:value-type="float">
            <text:p>-66341.007766353</text:p>
          </table:table-cell>
          <table:table-cell table:formula="of:=[.A41]^2/[.D41]^2" office:value-type="float" office:value="545024.467029155" calcext:value-type="float">
            <text:p>545024.467029155</text:p>
          </table:table-cell>
          <table:table-cell table:formula="of:=([.A41]-[.$P$3])*([.B41]-[.$Q$3])/[.D41]^2" office:value-type="float" office:value="283178.173896069" calcext:value-type="float">
            <text:p>283178.173896069</text:p>
          </table:table-cell>
          <table:table-cell table:formula="of:=(([.A41]-[.$P$3])/[.D41])^2" office:value-type="float" office:value="290900.897043264" calcext:value-type="float">
            <text:p>290900.897043264</text:p>
          </table:table-cell>
          <table:table-cell table:number-columns-repeated="4"/>
        </table:table-row>
        <table:table-row table:style-name="ro1">
          <table:table-cell office:value-type="float" office:value="-7.86436316140416" calcext:value-type="float">
            <text:p>-7.86436316140416</text:p>
          </table:table-cell>
          <table:table-cell office:value-type="float" office:value="-13.0222693224052" calcext:value-type="float">
            <text:p>-13.0222693224052</text:p>
          </table:table-cell>
          <table:table-cell office:value-type="float" office:value="0.00151372506940084" calcext:value-type="float">
            <text:p>0.00151372506940084</text:p>
          </table:table-cell>
          <table:table-cell table:formula="of:=[.C42]*10" office:value-type="float" office:value="0.0151372506940084" calcext:value-type="float">
            <text:p>0.0151372506940084</text:p>
          </table:table-cell>
          <table:table-cell table:number-columns-repeated="4"/>
          <table:table-cell table:formula="of:=1/[.D42]^2" office:value-type="float" office:value="4364.21354614609" calcext:value-type="float">
            <text:p>4364.21354614609</text:p>
          </table:table-cell>
          <table:table-cell table:formula="of:=[.A42]/[.D42]^2" office:value-type="float" office:value="-34321.7602408123" calcext:value-type="float">
            <text:p>-34321.7602408123</text:p>
          </table:table-cell>
          <table:table-cell table:formula="of:=[.B42]/[.D42]^2" office:value-type="float" office:value="-56831.9641784034" calcext:value-type="float">
            <text:p>-56831.9641784034</text:p>
          </table:table-cell>
          <table:table-cell table:formula="of:=[.A42]^2/[.D42]^2" office:value-type="float" office:value="269918.786872391" calcext:value-type="float">
            <text:p>269918.786872391</text:p>
          </table:table-cell>
          <table:table-cell table:formula="of:=([.A42]-[.$P$3])*([.B42]-[.$Q$3])/[.D42]^2" office:value-type="float" office:value="212867.530686223" calcext:value-type="float">
            <text:p>212867.530686223</text:p>
          </table:table-cell>
          <table:table-cell table:formula="of:=(([.A42]-[.$P$3])/[.D42])^2" office:value-type="float" office:value="125281.258225222" calcext:value-type="float">
            <text:p>125281.258225222</text:p>
          </table:table-cell>
          <table:table-cell table:number-columns-repeated="4"/>
        </table:table-row>
        <table:table-row table:style-name="ro1">
          <table:table-cell office:value-type="float" office:value="-8.29459006465867" calcext:value-type="float">
            <text:p>-8.29459006465867</text:p>
          </table:table-cell>
          <table:table-cell office:value-type="float" office:value="-11.1831559784657" calcext:value-type="float">
            <text:p>-11.1831559784657</text:p>
          </table:table-cell>
          <table:table-cell office:value-type="float" office:value="0.00128931463132707" calcext:value-type="float">
            <text:p>0.00128931463132707</text:p>
          </table:table-cell>
          <table:table-cell table:formula="of:=[.C43]*10" office:value-type="float" office:value="0.0128931463132707" calcext:value-type="float">
            <text:p>0.0128931463132707</text:p>
          </table:table-cell>
          <table:table-cell table:number-columns-repeated="4"/>
          <table:table-cell table:formula="of:=1/[.D43]^2" office:value-type="float" office:value="6015.64469988933" calcext:value-type="float">
            <text:p>6015.64469988933</text:p>
          </table:table-cell>
          <table:table-cell table:formula="of:=[.A43]/[.D43]^2" office:value-type="float" office:value="-49897.3067602186" calcext:value-type="float">
            <text:p>-49897.3067602186</text:p>
          </table:table-cell>
          <table:table-cell table:formula="of:=[.B43]/[.D43]^2" office:value-type="float" office:value="-67273.892989893" calcext:value-type="float">
            <text:p>-67273.892989893</text:p>
          </table:table-cell>
          <table:table-cell table:formula="of:=[.A43]^2/[.D43]^2" office:value-type="float" office:value="413877.704906535" calcext:value-type="float">
            <text:p>413877.704906535</text:p>
          </table:table-cell>
          <table:table-cell table:formula="of:=([.A43]-[.$P$3])*([.B43]-[.$Q$3])/[.D43]^2" office:value-type="float" office:value="252942.147188757" calcext:value-type="float">
            <text:p>252942.147188757</text:p>
          </table:table-cell>
          <table:table-cell table:formula="of:=(([.A43]-[.$P$3])/[.D43])^2" office:value-type="float" office:value="201534.707106345" calcext:value-type="float">
            <text:p>201534.707106345</text:p>
          </table:table-cell>
          <table:table-cell table:number-columns-repeated="4"/>
        </table:table-row>
        <table:table-row table:style-name="ro1">
          <table:table-cell office:value-type="float" office:value="-7.25281916354732" calcext:value-type="float">
            <text:p>-7.25281916354732</text:p>
          </table:table-cell>
          <table:table-cell office:value-type="float" office:value="-12.530458444234" calcext:value-type="float">
            <text:p>-12.530458444234</text:p>
          </table:table-cell>
          <table:table-cell office:value-type="float" office:value="0.00161645484583859" calcext:value-type="float">
            <text:p>0.00161645484583859</text:p>
          </table:table-cell>
          <table:table-cell table:formula="of:=[.C44]*10" office:value-type="float" office:value="0.0161645484583859" calcext:value-type="float">
            <text:p>0.0161645484583859</text:p>
          </table:table-cell>
          <table:table-cell table:number-columns-repeated="4"/>
          <table:table-cell table:formula="of:=1/[.D44]^2" office:value-type="float" office:value="3827.12674293093" calcext:value-type="float">
            <text:p>3827.12674293093</text:p>
          </table:table-cell>
          <table:table-cell table:formula="of:=[.A44]/[.D44]^2" office:value-type="float" office:value="-27757.4581824539" calcext:value-type="float">
            <text:p>-27757.4581824539</text:p>
          </table:table-cell>
          <table:table-cell table:formula="of:=[.B44]/[.D44]^2" office:value-type="float" office:value="-47955.6526131124" calcext:value-type="float">
            <text:p>-47955.6526131124</text:p>
          </table:table-cell>
          <table:table-cell table:formula="of:=[.A44]^2/[.D44]^2" office:value-type="float" office:value="201319.824637065" calcext:value-type="float">
            <text:p>201319.824637065</text:p>
          </table:table-cell>
          <table:table-cell table:formula="of:=([.A44]-[.$P$3])*([.B44]-[.$Q$3])/[.D44]^2" office:value-type="float" office:value="156430.569179567" calcext:value-type="float">
            <text:p>156430.569179567</text:p>
          </table:table-cell>
          <table:table-cell table:formula="of:=(([.A44]-[.$P$3])/[.D44])^2" office:value-type="float" office:value="86215.0726416448" calcext:value-type="float">
            <text:p>86215.0726416448</text:p>
          </table:table-cell>
          <table:table-cell table:number-columns-repeated="4"/>
        </table:table-row>
        <table:table-row table:style-name="ro1">
          <table:table-cell office:value-type="float" office:value="-2.68958408641709" calcext:value-type="float">
            <text:p>-2.68958408641709</text:p>
          </table:table-cell>
          <table:table-cell office:value-type="float" office:value="-4.86886177232257" calcext:value-type="float">
            <text:p>-4.86886177232257</text:p>
          </table:table-cell>
          <table:table-cell office:value-type="float" office:value="0.00100221497645444" calcext:value-type="float">
            <text:p>0.00100221497645444</text:p>
          </table:table-cell>
          <table:table-cell table:formula="of:=[.C45]*10" office:value-type="float" office:value="0.0100221497645444" calcext:value-type="float">
            <text:p>0.0100221497645444</text:p>
          </table:table-cell>
          <table:table-cell table:number-columns-repeated="4"/>
          <table:table-cell table:formula="of:=1/[.D45]^2" office:value-type="float" office:value="9955.84722105472" calcext:value-type="float">
            <text:p>9955.84722105472</text:p>
          </table:table-cell>
          <table:table-cell table:formula="of:=[.A45]/[.D45]^2" office:value-type="float" office:value="-26777.0882525486" calcext:value-type="float">
            <text:p>-26777.0882525486</text:p>
          </table:table-cell>
          <table:table-cell table:formula="of:=[.B45]/[.D45]^2" office:value-type="float" office:value="-48473.6439456773" calcext:value-type="float">
            <text:p>-48473.6439456773</text:p>
          </table:table-cell>
          <table:table-cell table:formula="of:=[.A45]^2/[.D45]^2" office:value-type="float" office:value="72019.2304446407" calcext:value-type="float">
            <text:p>72019.2304446407</text:p>
          </table:table-cell>
          <table:table-cell table:formula="of:=([.A45]-[.$P$3])*([.B45]-[.$Q$3])/[.D45]^2" office:value-type="float" office:value="1731.79580234138" calcext:value-type="float">
            <text:p>1731.79580234138</text:p>
          </table:table-cell>
          <table:table-cell table:formula="of:=(([.A45]-[.$P$3])/[.D45])^2" office:value-type="float" office:value="333.647638560378" calcext:value-type="float">
            <text:p>333.647638560378</text:p>
          </table:table-cell>
          <table:table-cell table:number-columns-repeated="4"/>
        </table:table-row>
        <table:table-row table:style-name="ro1">
          <table:table-cell office:value-type="float" office:value="-4.20673060892634" calcext:value-type="float">
            <text:p>-4.20673060892634</text:p>
          </table:table-cell>
          <table:table-cell office:value-type="float" office:value="-6.21976279297783" calcext:value-type="float">
            <text:p>-6.21976279297783</text:p>
          </table:table-cell>
          <table:table-cell office:value-type="float" office:value="0.00107417329917839" calcext:value-type="float">
            <text:p>0.00107417329917839</text:p>
          </table:table-cell>
          <table:table-cell table:formula="of:=[.C46]*10" office:value-type="float" office:value="0.0107417329917839" calcext:value-type="float">
            <text:p>0.0107417329917839</text:p>
          </table:table-cell>
          <table:table-cell table:number-columns-repeated="4"/>
          <table:table-cell table:formula="of:=1/[.D46]^2" office:value-type="float" office:value="8666.65072194688" calcext:value-type="float">
            <text:p>8666.65072194688</text:p>
          </table:table-cell>
          <table:table-cell table:formula="of:=[.A46]/[.D46]^2" office:value-type="float" office:value="-36458.2648688876" calcext:value-type="float">
            <text:p>-36458.2648688876</text:p>
          </table:table-cell>
          <table:table-cell table:formula="of:=[.B46]/[.D46]^2" office:value-type="float" office:value="-53904.5117000996" calcext:value-type="float">
            <text:p>-53904.5117000996</text:p>
          </table:table-cell>
          <table:table-cell table:formula="of:=[.A46]^2/[.D46]^2" office:value-type="float" office:value="153370.098772293" calcext:value-type="float">
            <text:p>153370.098772293</text:p>
          </table:table-cell>
          <table:table-cell table:formula="of:=([.A46]-[.$P$3])*([.B46]-[.$Q$3])/[.D46]^2" office:value-type="float" office:value="33906.9931536549" calcext:value-type="float">
            <text:p>33906.9931536549</text:p>
          </table:table-cell>
          <table:table-cell table:formula="of:=(([.A46]-[.$P$3])/[.D46])^2" office:value-type="float" office:value="25052.8488077851" calcext:value-type="float">
            <text:p>25052.8488077851</text:p>
          </table:table-cell>
          <table:table-cell table:number-columns-repeated="4"/>
        </table:table-row>
        <table:table-row table:style-name="ro1">
          <table:table-cell office:value-type="float" office:value="-1.21854426722173" calcext:value-type="float">
            <text:p>-1.21854426722173</text:p>
          </table:table-cell>
          <table:table-cell office:value-type="float" office:value="-2.46055285619933" calcext:value-type="float">
            <text:p>-2.46055285619933</text:p>
          </table:table-cell>
          <table:table-cell office:value-type="float" office:value="0.000655356062924292" calcext:value-type="float">
            <text:p>0.000655356062924292</text:p>
          </table:table-cell>
          <table:table-cell table:formula="of:=[.C47]*10" office:value-type="float" office:value="0.00655356062924292" calcext:value-type="float">
            <text:p>0.00655356062924292</text:p>
          </table:table-cell>
          <table:table-cell table:number-columns-repeated="4"/>
          <table:table-cell table:formula="of:=1/[.D47]^2" office:value-type="float" office:value="23283.3441139623" calcext:value-type="float">
            <text:p>23283.3441139623</text:p>
          </table:table-cell>
          <table:table-cell table:formula="of:=[.A47]/[.D47]^2" office:value-type="float" office:value="-28371.7854918195" calcext:value-type="float">
            <text:p>-28371.7854918195</text:p>
          </table:table-cell>
          <table:table-cell table:formula="of:=[.B47]/[.D47]^2" office:value-type="float" office:value="-57289.8988614818" calcext:value-type="float">
            <text:p>-57289.8988614818</text:p>
          </table:table-cell>
          <table:table-cell table:formula="of:=[.A47]^2/[.D47]^2" office:value-type="float" office:value="34572.2765619014" calcext:value-type="float">
            <text:p>34572.2765619014</text:p>
          </table:table-cell>
          <table:table-cell table:formula="of:=([.A47]-[.$P$3])*([.B47]-[.$Q$3])/[.D47]^2" office:value-type="float" office:value="43726.3995213109" calcext:value-type="float">
            <text:p>43726.3995213109</text:p>
          </table:table-cell>
          <table:table-cell table:formula="of:=(([.A47]-[.$P$3])/[.D47])^2" office:value-type="float" office:value="38624.26395377" calcext:value-type="float">
            <text:p>38624.26395377</text:p>
          </table:table-cell>
          <table:table-cell table:number-columns-repeated="4"/>
        </table:table-row>
        <table:table-row table:style-name="ro1">
          <table:table-cell office:value-type="float" office:value="0.0504929391673249" calcext:value-type="float">
            <text:p>0.0504929391673249</text:p>
          </table:table-cell>
          <table:table-cell office:value-type="float" office:value="-0.515164619434023" calcext:value-type="float">
            <text:p>-0.515164619434023</text:p>
          </table:table-cell>
          <table:table-cell office:value-type="float" office:value="0.000757475522745549" calcext:value-type="float">
            <text:p>0.000757475522745549</text:p>
          </table:table-cell>
          <table:table-cell table:formula="of:=[.C48]*10" office:value-type="float" office:value="0.00757475522745549" calcext:value-type="float">
            <text:p>0.00757475522745549</text:p>
          </table:table-cell>
          <table:table-cell table:number-columns-repeated="4"/>
          <table:table-cell table:formula="of:=1/[.D48]^2" office:value-type="float" office:value="17428.6116532707" calcext:value-type="float">
            <text:p>17428.6116532707</text:p>
          </table:table-cell>
          <table:table-cell table:formula="of:=[.A48]/[.D48]^2" office:value-type="float" office:value="880.021827979529" calcext:value-type="float">
            <text:p>880.021827979529</text:p>
          </table:table-cell>
          <table:table-cell table:formula="of:=[.B48]/[.D48]^2" office:value-type="float" office:value="-8978.60408962058" calcext:value-type="float">
            <text:p>-8978.60408962058</text:p>
          </table:table-cell>
          <table:table-cell table:formula="of:=[.A48]^2/[.D48]^2" office:value-type="float" office:value="44.4348886260884" calcext:value-type="float">
            <text:p>44.4348886260884</text:p>
          </table:table-cell>
          <table:table-cell table:formula="of:=([.A48]-[.$P$3])*([.B48]-[.$Q$3])/[.D48]^2" office:value-type="float" office:value="151677.58249532" calcext:value-type="float">
            <text:p>151677.58249532</text:p>
          </table:table-cell>
          <table:table-cell table:formula="of:=(([.A48]-[.$P$3])/[.D48])^2" office:value-type="float" office:value="113953.689732426" calcext:value-type="float">
            <text:p>113953.689732426</text:p>
          </table:table-cell>
          <table:table-cell table:number-columns-repeated="4"/>
        </table:table-row>
        <table:table-row table:style-name="ro1">
          <table:table-cell office:value-type="float" office:value="1.32743793254411" calcext:value-type="float">
            <text:p>1.32743793254411</text:p>
          </table:table-cell>
          <table:table-cell office:value-type="float" office:value="0.555443358977182" calcext:value-type="float">
            <text:p>0.555443358977182</text:p>
          </table:table-cell>
          <table:table-cell office:value-type="float" office:value="0.000808704516558368" calcext:value-type="float">
            <text:p>0.000808704516558368</text:p>
          </table:table-cell>
          <table:table-cell table:formula="of:=[.C49]*10" office:value-type="float" office:value="0.00808704516558368" calcext:value-type="float">
            <text:p>0.00808704516558368</text:p>
          </table:table-cell>
          <table:table-cell table:number-columns-repeated="4"/>
          <table:table-cell table:formula="of:=1/[.D49]^2" office:value-type="float" office:value="15290.4498525146" calcext:value-type="float">
            <text:p>15290.4498525146</text:p>
          </table:table-cell>
          <table:table-cell table:formula="of:=[.A49]/[.D49]^2" office:value-type="float" office:value="20297.1231398914" calcext:value-type="float">
            <text:p>20297.1231398914</text:p>
          </table:table-cell>
          <table:table-cell table:formula="of:=[.B49]/[.D49]^2" office:value-type="float" office:value="8492.97882635287" calcext:value-type="float">
            <text:p>8492.97882635287</text:p>
          </table:table-cell>
          <table:table-cell table:formula="of:=[.A49]^2/[.D49]^2" office:value-type="float" office:value="26943.1711774108" calcext:value-type="float">
            <text:p>26943.1711774108</text:p>
          </table:table-cell>
          <table:table-cell table:formula="of:=([.A49]-[.$P$3])*([.B49]-[.$Q$3])/[.D49]^2" office:value-type="float" office:value="262285.342743547" calcext:value-type="float">
            <text:p>262285.342743547</text:p>
          </table:table-cell>
          <table:table-cell table:formula="of:=(([.A49]-[.$P$3])/[.D49])^2" office:value-type="float" office:value="224757.80446" calcext:value-type="float">
            <text:p>224757.80446</text:p>
          </table:table-cell>
          <table:table-cell table:number-columns-repeated="4"/>
        </table:table-row>
        <table:table-row table:style-name="ro1">
          <table:table-cell office:value-type="float" office:value="4.57913878806825" calcext:value-type="float">
            <text:p>4.57913878806825</text:p>
          </table:table-cell>
          <table:table-cell office:value-type="float" office:value="5.53721882458906" calcext:value-type="float">
            <text:p>5.53721882458906</text:p>
          </table:table-cell>
          <table:table-cell office:value-type="float" office:value="0.000800532548681805" calcext:value-type="float">
            <text:p>0.000800532548681805</text:p>
          </table:table-cell>
          <table:table-cell table:formula="of:=[.C50]*10" office:value-type="float" office:value="0.00800532548681805" calcext:value-type="float">
            <text:p>0.00800532548681805</text:p>
          </table:table-cell>
          <table:table-cell table:number-columns-repeated="4"/>
          <table:table-cell table:formula="of:=1/[.D50]^2" office:value-type="float" office:value="15604.218070773" calcext:value-type="float">
            <text:p>15604.218070773</text:p>
          </table:table-cell>
          <table:table-cell table:formula="of:=[.A50]/[.D50]^2" office:value-type="float" office:value="71453.880225352" calcext:value-type="float">
            <text:p>71453.880225352</text:p>
          </table:table-cell>
          <table:table-cell table:formula="of:=[.B50]/[.D50]^2" office:value-type="float" office:value="86403.9700444769" calcext:value-type="float">
            <text:p>86403.9700444769</text:p>
          </table:table-cell>
          <table:table-cell table:formula="of:=[.A50]^2/[.D50]^2" office:value-type="float" office:value="327197.234497893" calcext:value-type="float">
            <text:p>327197.234497893</text:p>
          </table:table-cell>
          <table:table-cell table:formula="of:=([.A50]-[.$P$3])*([.B50]-[.$Q$3])/[.D50]^2" office:value-type="float" office:value="1045500.70243991" calcext:value-type="float">
            <text:p>1045500.70243991</text:p>
          </table:table-cell>
          <table:table-cell table:formula="of:=(([.A50]-[.$P$3])/[.D50])^2" office:value-type="float" office:value="783433.953647557" calcext:value-type="float">
            <text:p>783433.953647557</text:p>
          </table:table-cell>
          <table:table-cell table:number-columns-repeated="4"/>
        </table:table-row>
        <table:table-row table:style-name="ro1">
          <table:table-cell office:value-type="float" office:value="3.72535530116246" calcext:value-type="float">
            <text:p>3.72535530116246</text:p>
          </table:table-cell>
          <table:table-cell office:value-type="float" office:value="5.93081885420834" calcext:value-type="float">
            <text:p>5.93081885420834</text:p>
          </table:table-cell>
          <table:table-cell office:value-type="float" office:value="0.00192870484802697" calcext:value-type="float">
            <text:p>0.00192870484802697</text:p>
          </table:table-cell>
          <table:table-cell table:formula="of:=[.C51]*10" office:value-type="float" office:value="0.0192870484802697" calcext:value-type="float">
            <text:p>0.0192870484802697</text:p>
          </table:table-cell>
          <table:table-cell table:number-columns-repeated="4"/>
          <table:table-cell table:formula="of:=1/[.D51]^2" office:value-type="float" office:value="2688.24257989256" calcext:value-type="float">
            <text:p>2688.24257989256</text:p>
          </table:table-cell>
          <table:table-cell table:formula="of:=[.A51]/[.D51]^2" office:value-type="float" office:value="10014.6587458134" calcext:value-type="float">
            <text:p>10014.6587458134</text:p>
          </table:table-cell>
          <table:table-cell table:formula="of:=[.B51]/[.D51]^2" office:value-type="float" office:value="15943.4797775124" calcext:value-type="float">
            <text:p>15943.4797775124</text:p>
          </table:table-cell>
          <table:table-cell table:formula="of:=[.A51]^2/[.D51]^2" office:value-type="float" office:value="37308.1620480489" calcext:value-type="float">
            <text:p>37308.1620480489</text:p>
          </table:table-cell>
          <table:table-cell table:formula="of:=([.A51]-[.$P$3])*([.B51]-[.$Q$3])/[.D51]^2" office:value-type="float" office:value="165006.340207288" calcext:value-type="float">
            <text:p>165006.340207288</text:p>
          </table:table-cell>
          <table:table-cell table:formula="of:=(([.A51]-[.$P$3])/[.D51])^2" office:value-type="float" office:value="104401.289133075" calcext:value-type="float">
            <text:p>104401.289133075</text:p>
          </table:table-cell>
          <table:table-cell table:number-columns-repeated="4"/>
        </table:table-row>
        <table:table-row table:style-name="ro1">
          <table:table-cell office:value-type="float" office:value="-8.62666724436709" calcext:value-type="float">
            <text:p>-8.62666724436709</text:p>
          </table:table-cell>
          <table:table-cell office:value-type="float" office:value="-11.5326604671106" calcext:value-type="float">
            <text:p>-11.5326604671106</text:p>
          </table:table-cell>
          <table:table-cell office:value-type="float" office:value="0.00106796226786046" calcext:value-type="float">
            <text:p>0.00106796226786046</text:p>
          </table:table-cell>
          <table:table-cell table:formula="of:=[.C52]*10" office:value-type="float" office:value="0.0106796226786046" calcext:value-type="float">
            <text:p>0.0106796226786046</text:p>
          </table:table-cell>
          <table:table-cell table:number-columns-repeated="4"/>
          <table:table-cell table:formula="of:=1/[.D52]^2" office:value-type="float" office:value="8767.75048729547" calcext:value-type="float">
            <text:p>8767.75048729547</text:p>
          </table:table-cell>
          <table:table-cell table:formula="of:=[.A52]/[.D52]^2" office:value-type="float" office:value="-75636.4659355354" calcext:value-type="float">
            <text:p>-75636.4659355354</text:p>
          </table:table-cell>
          <table:table-cell table:formula="of:=[.B52]/[.D52]^2" office:value-type="float" office:value="-101115.489430322" calcext:value-type="float">
            <text:p>-101115.489430322</text:p>
          </table:table-cell>
          <table:table-cell table:formula="of:=[.A52]^2/[.D52]^2" office:value-type="float" office:value="652490.62316577" calcext:value-type="float">
            <text:p>652490.62316577</text:p>
          </table:table-cell>
          <table:table-cell table:formula="of:=([.A52]-[.$P$3])*([.B52]-[.$Q$3])/[.D52]^2" office:value-type="float" office:value="408566.466702945" calcext:value-type="float">
            <text:p>408566.466702945</text:p>
          </table:table-cell>
          <table:table-cell table:formula="of:=(([.A52]-[.$P$3])/[.D52])^2" office:value-type="float" office:value="328406.715675482" calcext:value-type="float">
            <text:p>328406.715675482</text:p>
          </table:table-cell>
          <table:table-cell table:number-columns-repeated="4"/>
        </table:table-row>
        <table:table-row table:style-name="ro1">
          <table:table-cell office:value-type="float" office:value="-2.12238594915322" calcext:value-type="float">
            <text:p>-2.12238594915322</text:p>
          </table:table-cell>
          <table:table-cell office:value-type="float" office:value="-4.19902176775096" calcext:value-type="float">
            <text:p>-4.19902176775096</text:p>
          </table:table-cell>
          <table:table-cell office:value-type="float" office:value="0.00074790747461071" calcext:value-type="float">
            <text:p>0.00074790747461071</text:p>
          </table:table-cell>
          <table:table-cell table:formula="of:=[.C53]*10" office:value-type="float" office:value="0.0074790747461071" calcext:value-type="float">
            <text:p>0.0074790747461071</text:p>
          </table:table-cell>
          <table:table-cell table:number-columns-repeated="4"/>
          <table:table-cell table:formula="of:=1/[.D53]^2" office:value-type="float" office:value="17877.3956933187" calcext:value-type="float">
            <text:p>17877.3956933187</text:p>
          </table:table-cell>
          <table:table-cell table:formula="of:=[.A53]/[.D53]^2" office:value-type="float" office:value="-37942.7334269519" calcext:value-type="float">
            <text:p>-37942.7334269519</text:p>
          </table:table-cell>
          <table:table-cell table:formula="of:=[.B53]/[.D53]^2" office:value-type="float" office:value="-75067.5736669426" calcext:value-type="float">
            <text:p>-75067.5736669426</text:p>
          </table:table-cell>
          <table:table-cell table:formula="of:=[.A53]^2/[.D53]^2" office:value-type="float" office:value="80529.1242978287" calcext:value-type="float">
            <text:p>80529.1242978287</text:p>
          </table:table-cell>
          <table:table-cell table:formula="of:=([.A53]-[.$P$3])*([.B53]-[.$Q$3])/[.D53]^2" office:value-type="float" office:value="-1925.29479590189" calcext:value-type="float">
            <text:p>-1925.29479590189</text:p>
          </table:table-cell>
          <table:table-cell table:formula="of:=(([.A53]-[.$P$3])/[.D53])^2" office:value-type="float" office:value="2637.95986828972" calcext:value-type="float">
            <text:p>2637.95986828972</text:p>
          </table:table-cell>
          <table:table-cell table:number-columns-repeated="4"/>
        </table:table-row>
        <table:table-row table:style-name="ro1">
          <table:table-cell office:value-type="float" office:value="-7.66639984032656" calcext:value-type="float">
            <text:p>-7.66639984032656</text:p>
          </table:table-cell>
          <table:table-cell office:value-type="float" office:value="-10.6581001578194" calcext:value-type="float">
            <text:p>-10.6581001578194</text:p>
          </table:table-cell>
          <table:table-cell office:value-type="float" office:value="0.00159156591040163" calcext:value-type="float">
            <text:p>0.00159156591040163</text:p>
          </table:table-cell>
          <table:table-cell table:formula="of:=[.C54]*10" office:value-type="float" office:value="0.0159156591040163" calcext:value-type="float">
            <text:p>0.0159156591040163</text:p>
          </table:table-cell>
          <table:table-cell table:number-columns-repeated="4"/>
          <table:table-cell table:formula="of:=1/[.D54]^2" office:value-type="float" office:value="3947.76000692158" calcext:value-type="float">
            <text:p>3947.76000692158</text:p>
          </table:table-cell>
          <table:table-cell table:formula="of:=[.A54]/[.D54]^2" office:value-type="float" office:value="-30265.1066867112" calcext:value-type="float">
            <text:p>-30265.1066867112</text:p>
          </table:table-cell>
          <table:table-cell table:formula="of:=[.B54]/[.D54]^2" office:value-type="float" office:value="-42075.621552804" calcext:value-type="float">
            <text:p>-42075.621552804</text:p>
          </table:table-cell>
          <table:table-cell table:formula="of:=[.A54]^2/[.D54]^2" office:value-type="float" office:value="232024.409070469" calcext:value-type="float">
            <text:p>232024.409070469</text:p>
          </table:table-cell>
          <table:table-cell table:formula="of:=([.A54]-[.$P$3])*([.B54]-[.$Q$3])/[.D54]^2" office:value-type="float" office:value="137282.093046008" calcext:value-type="float">
            <text:p>137282.093046008</text:p>
          </table:table-cell>
          <table:table-cell table:formula="of:=(([.A54]-[.$P$3])/[.D54])^2" office:value-type="float" office:value="105106.613768162" calcext:value-type="float">
            <text:p>105106.613768162</text:p>
          </table:table-cell>
          <table:table-cell table:number-columns-repeated="4"/>
        </table:table-row>
        <table:table-row table:style-name="ro1">
          <table:table-cell office:value-type="float" office:value="4.79577712581425" calcext:value-type="float">
            <text:p>4.79577712581425</text:p>
          </table:table-cell>
          <table:table-cell office:value-type="float" office:value="5.2951657546168" calcext:value-type="float">
            <text:p>5.2951657546168</text:p>
          </table:table-cell>
          <table:table-cell office:value-type="float" office:value="0.00075748251492472" calcext:value-type="float">
            <text:p>0.00075748251492472</text:p>
          </table:table-cell>
          <table:table-cell table:formula="of:=[.C55]*10" office:value-type="float" office:value="0.0075748251492472" calcext:value-type="float">
            <text:p>0.0075748251492472</text:p>
          </table:table-cell>
          <table:table-cell table:number-columns-repeated="4"/>
          <table:table-cell table:formula="of:=1/[.D55]^2" office:value-type="float" office:value="17428.2898942584" calcext:value-type="float">
            <text:p>17428.2898942584</text:p>
          </table:table-cell>
          <table:table-cell table:formula="of:=[.A55]/[.D55]^2" office:value-type="float" office:value="83582.1940169439" calcext:value-type="float">
            <text:p>83582.1940169439</text:p>
          </table:table-cell>
          <table:table-cell table:formula="of:=[.B55]/[.D55]^2" office:value-type="float" office:value="92285.683809611" calcext:value-type="float">
            <text:p>92285.683809611</text:p>
          </table:table-cell>
          <table:table-cell table:formula="of:=[.A55]^2/[.D55]^2" office:value-type="float" office:value="400841.574191828" calcext:value-type="float">
            <text:p>400841.574191828</text:p>
          </table:table-cell>
          <table:table-cell table:formula="of:=([.A55]-[.$P$3])*([.B55]-[.$Q$3])/[.D55]^2" office:value-type="float" office:value="1172612.34627653" calcext:value-type="float">
            <text:p>1172612.34627653</text:p>
          </table:table-cell>
          <table:table-cell table:formula="of:=(([.A55]-[.$P$3])/[.D55])^2" office:value-type="float" office:value="929337.981864667" calcext:value-type="float">
            <text:p>929337.981864667</text:p>
          </table:table-cell>
          <table:table-cell table:number-columns-repeated="4"/>
        </table:table-row>
        <table:table-row table:style-name="ro1">
          <table:table-cell office:value-type="float" office:value="-7.20171184571237" calcext:value-type="float">
            <text:p>-7.20171184571237</text:p>
          </table:table-cell>
          <table:table-cell office:value-type="float" office:value="-9.5736483020475" calcext:value-type="float">
            <text:p>-9.5736483020475</text:p>
          </table:table-cell>
          <table:table-cell office:value-type="float" office:value="0.000945918247438093" calcext:value-type="float">
            <text:p>0.000945918247438093</text:p>
          </table:table-cell>
          <table:table-cell table:formula="of:=[.C56]*10" office:value-type="float" office:value="0.00945918247438093" calcext:value-type="float">
            <text:p>0.00945918247438093</text:p>
          </table:table-cell>
          <table:table-cell table:number-columns-repeated="4"/>
          <table:table-cell table:formula="of:=1/[.D56]^2" office:value-type="float" office:value="11176.164699309" calcext:value-type="float">
            <text:p>11176.164699309</text:p>
          </table:table-cell>
          <table:table-cell table:formula="of:=[.A56]/[.D56]^2" office:value-type="float" office:value="-80487.517704646" calcext:value-type="float">
            <text:p>-80487.517704646</text:p>
          </table:table-cell>
          <table:table-cell table:formula="of:=[.B56]/[.D56]^2" office:value-type="float" office:value="-106996.670196943" calcext:value-type="float">
            <text:p>-106996.670196943</text:p>
          </table:table-cell>
          <table:table-cell table:formula="of:=[.A56]^2/[.D56]^2" office:value-type="float" office:value="579647.909685533" calcext:value-type="float">
            <text:p>579647.909685533</text:p>
          </table:table-cell>
          <table:table-cell table:formula="of:=([.A56]-[.$P$3])*([.B56]-[.$Q$3])/[.D56]^2" office:value-type="float" office:value="296740.982171404" calcext:value-type="float">
            <text:p>296740.982171404</text:p>
          </table:table-cell>
          <table:table-cell table:formula="of:=(([.A56]-[.$P$3])/[.D56])^2" office:value-type="float" office:value="246376.689383024" calcext:value-type="float">
            <text:p>246376.689383024</text:p>
          </table:table-cell>
          <table:table-cell table:number-columns-repeated="4"/>
        </table:table-row>
        <table:table-row table:style-name="ro1">
          <table:table-cell office:value-type="float" office:value="-8.57338998890724" calcext:value-type="float">
            <text:p>-8.57338998890724</text:p>
          </table:table-cell>
          <table:table-cell office:value-type="float" office:value="-12.8580218506533" calcext:value-type="float">
            <text:p>-12.8580218506533</text:p>
          </table:table-cell>
          <table:table-cell office:value-type="float" office:value="0.00264688218301807" calcext:value-type="float">
            <text:p>0.00264688218301807</text:p>
          </table:table-cell>
          <table:table-cell table:formula="of:=[.C57]*10" office:value-type="float" office:value="0.0264688218301807" calcext:value-type="float">
            <text:p>0.0264688218301807</text:p>
          </table:table-cell>
          <table:table-cell table:number-columns-repeated="4"/>
          <table:table-cell table:formula="of:=1/[.D57]^2" office:value-type="float" office:value="1427.3509841881" calcext:value-type="float">
            <text:p>1427.3509841881</text:p>
          </table:table-cell>
          <table:table-cell table:formula="of:=[.A57]/[.D57]^2" office:value-type="float" office:value="-12237.2366384951" calcext:value-type="float">
            <text:p>-12237.2366384951</text:p>
          </table:table-cell>
          <table:table-cell table:formula="of:=[.B57]/[.D57]^2" office:value-type="float" office:value="-18352.9101432421" calcext:value-type="float">
            <text:p>-18352.9101432421</text:p>
          </table:table-cell>
          <table:table-cell table:formula="of:=[.A57]^2/[.D57]^2" office:value-type="float" office:value="104914.602088363" calcext:value-type="float">
            <text:p>104914.602088363</text:p>
          </table:table-cell>
          <table:table-cell table:formula="of:=([.A57]-[.$P$3])*([.B57]-[.$Q$3])/[.D57]^2" office:value-type="float" office:value="77410.842428943" calcext:value-type="float">
            <text:p>77410.842428943</text:p>
          </table:table-cell>
          <table:table-cell table:formula="of:=(([.A57]-[.$P$3])/[.D57])^2" office:value-type="float" office:value="52536.3941739797" calcext:value-type="float">
            <text:p>52536.3941739797</text:p>
          </table:table-cell>
          <table:table-cell table:number-columns-repeated="4"/>
        </table:table-row>
        <table:table-row table:style-name="ro1">
          <table:table-cell office:value-type="float" office:value="-5.06295301121033" calcext:value-type="float">
            <text:p>-5.06295301121033</text:p>
          </table:table-cell>
          <table:table-cell office:value-type="float" office:value="-8.45253955605375" calcext:value-type="float">
            <text:p>-8.45253955605375</text:p>
          </table:table-cell>
          <table:table-cell office:value-type="float" office:value="0.001164371554499" calcext:value-type="float">
            <text:p>0.001164371554499</text:p>
          </table:table-cell>
          <table:table-cell table:formula="of:=[.C58]*10" office:value-type="float" office:value="0.01164371554499" calcext:value-type="float">
            <text:p>0.01164371554499</text:p>
          </table:table-cell>
          <table:table-cell table:number-columns-repeated="4"/>
          <table:table-cell table:formula="of:=1/[.D58]^2" office:value-type="float" office:value="7375.93066739559" calcext:value-type="float">
            <text:p>7375.93066739559</text:p>
          </table:table-cell>
          <table:table-cell table:formula="of:=[.A58]/[.D58]^2" office:value-type="float" office:value="-37343.9903829691" calcext:value-type="float">
            <text:p>-37343.9903829691</text:p>
          </table:table-cell>
          <table:table-cell table:formula="of:=[.B58]/[.D58]^2" office:value-type="float" office:value="-62345.3457288712" calcext:value-type="float">
            <text:p>-62345.3457288712</text:p>
          </table:table-cell>
          <table:table-cell table:formula="of:=[.A58]^2/[.D58]^2" office:value-type="float" office:value="189070.868560063" calcext:value-type="float">
            <text:p>189070.868560063</text:p>
          </table:table-cell>
          <table:table-cell table:formula="of:=([.A58]-[.$P$3])*([.B58]-[.$Q$3])/[.D58]^2" office:value-type="float" office:value="85491.0925405648" calcext:value-type="float">
            <text:p>85491.0925405648</text:p>
          </table:table-cell>
          <table:table-cell table:formula="of:=(([.A58]-[.$P$3])/[.D58])^2" office:value-type="float" office:value="48204.3146069054" calcext:value-type="float">
            <text:p>48204.3146069054</text:p>
          </table:table-cell>
          <table:table-cell table:number-columns-repeated="4"/>
        </table:table-row>
        <table:table-row table:style-name="ro1">
          <table:table-cell office:value-type="float" office:value="-7.80457115193139" calcext:value-type="float">
            <text:p>-7.80457115193139</text:p>
          </table:table-cell>
          <table:table-cell office:value-type="float" office:value="-12.2133180903374" calcext:value-type="float">
            <text:p>-12.2133180903374</text:p>
          </table:table-cell>
          <table:table-cell office:value-type="float" office:value="0.000932585798677954" calcext:value-type="float">
            <text:p>0.000932585798677954</text:p>
          </table:table-cell>
          <table:table-cell table:formula="of:=[.C59]*10" office:value-type="float" office:value="0.00932585798677954" calcext:value-type="float">
            <text:p>0.00932585798677954</text:p>
          </table:table-cell>
          <table:table-cell table:number-columns-repeated="4"/>
          <table:table-cell table:formula="of:=1/[.D59]^2" office:value-type="float" office:value="11498.0026511429" calcext:value-type="float">
            <text:p>11498.0026511429</text:p>
          </table:table-cell>
          <table:table-cell table:formula="of:=[.A59]/[.D59]^2" office:value-type="float" office:value="-89736.9797959406" calcext:value-type="float">
            <text:p>-89736.9797959406</text:p>
          </table:table-cell>
          <table:table-cell table:formula="of:=[.B59]/[.D59]^2" office:value-type="float" office:value="-140428.763781952" calcext:value-type="float">
            <text:p>-140428.763781952</text:p>
          </table:table-cell>
          <table:table-cell table:formula="of:=[.A59]^2/[.D59]^2" office:value-type="float" office:value="700358.643776848" calcext:value-type="float">
            <text:p>700358.643776848</text:p>
          </table:table-cell>
          <table:table-cell table:formula="of:=([.A59]-[.$P$3])*([.B59]-[.$Q$3])/[.D59]^2" office:value-type="float" office:value="505285.503524523" calcext:value-type="float">
            <text:p>505285.503524523</text:p>
          </table:table-cell>
          <table:table-cell table:formula="of:=(([.A59]-[.$P$3])/[.D59])^2" office:value-type="float" office:value="322741.505380911" calcext:value-type="float">
            <text:p>322741.505380911</text:p>
          </table:table-cell>
          <table:table-cell table:number-columns-repeated="4"/>
        </table:table-row>
        <table:table-row table:style-name="ro1">
          <table:table-cell office:value-type="float" office:value="-9.54477389963482" calcext:value-type="float">
            <text:p>-9.54477389963482</text:p>
          </table:table-cell>
          <table:table-cell office:value-type="float" office:value="-13.1204273371817" calcext:value-type="float">
            <text:p>-13.1204273371817</text:p>
          </table:table-cell>
          <table:table-cell office:value-type="float" office:value="0.00176584446998503" calcext:value-type="float">
            <text:p>0.00176584446998503</text:p>
          </table:table-cell>
          <table:table-cell table:formula="of:=[.C60]*10" office:value-type="float" office:value="0.0176584446998503" calcext:value-type="float">
            <text:p>0.0176584446998503</text:p>
          </table:table-cell>
          <table:table-cell table:number-columns-repeated="4"/>
          <table:table-cell table:formula="of:=1/[.D60]^2" office:value-type="float" office:value="3206.97150227056" calcext:value-type="float">
            <text:p>3206.97150227056</text:p>
          </table:table-cell>
          <table:table-cell table:formula="of:=[.A60]/[.D60]^2" office:value-type="float" office:value="-30609.8178917447" calcext:value-type="float">
            <text:p>-30609.8178917447</text:p>
          </table:table-cell>
          <table:table-cell table:formula="of:=[.B60]/[.D60]^2" office:value-type="float" office:value="-42076.8365679532" calcext:value-type="float">
            <text:p>-42076.8365679532</text:p>
          </table:table-cell>
          <table:table-cell table:formula="of:=[.A60]^2/[.D60]^2" office:value-type="float" office:value="292163.7908857" calcext:value-type="float">
            <text:p>292163.7908857</text:p>
          </table:table-cell>
          <table:table-cell table:formula="of:=([.A60]-[.$P$3])*([.B60]-[.$Q$3])/[.D60]^2" office:value-type="float" office:value="207697.413187779" calcext:value-type="float">
            <text:p>207697.413187779</text:p>
          </table:table-cell>
          <table:table-cell table:formula="of:=(([.A60]-[.$P$3])/[.D60])^2" office:value-type="float" office:value="158863.838446355" calcext:value-type="float">
            <text:p>158863.838446355</text:p>
          </table:table-cell>
          <table:table-cell table:number-columns-repeated="4"/>
        </table:table-row>
        <table:table-row table:style-name="ro1">
          <table:table-cell office:value-type="float" office:value="-7.44429118210487" calcext:value-type="float">
            <text:p>-7.44429118210487</text:p>
          </table:table-cell>
          <table:table-cell office:value-type="float" office:value="-8.17154103435771" calcext:value-type="float">
            <text:p>-8.17154103435771</text:p>
          </table:table-cell>
          <table:table-cell office:value-type="float" office:value="0.000536847958193208" calcext:value-type="float">
            <text:p>0.000536847958193208</text:p>
          </table:table-cell>
          <table:table-cell table:formula="of:=[.C61]*10" office:value-type="float" office:value="0.00536847958193208" calcext:value-type="float">
            <text:p>0.00536847958193208</text:p>
          </table:table-cell>
          <table:table-cell table:number-columns-repeated="4"/>
          <table:table-cell table:formula="of:=1/[.D61]^2" office:value-type="float" office:value="34697.4364198028" calcext:value-type="float">
            <text:p>34697.4364198028</text:p>
          </table:table-cell>
          <table:table-cell table:formula="of:=[.A61]/[.D61]^2" office:value-type="float" office:value="-258297.819981582" calcext:value-type="float">
            <text:p>-258297.819981582</text:p>
          </table:table-cell>
          <table:table-cell table:formula="of:=[.B61]/[.D61]^2" office:value-type="float" office:value="-283531.525491436" calcext:value-type="float">
            <text:p>-283531.525491436</text:p>
          </table:table-cell>
          <table:table-cell table:formula="of:=[.A61]^2/[.D61]^2" office:value-type="float" office:value="1922844.1836458" calcext:value-type="float">
            <text:p>1922844.1836458</text:p>
          </table:table-cell>
          <table:table-cell table:formula="of:=([.A61]-[.$P$3])*([.B61]-[.$Q$3])/[.D61]^2" office:value-type="float" office:value="728636.859032362" calcext:value-type="float">
            <text:p>728636.859032362</text:p>
          </table:table-cell>
          <table:table-cell table:formula="of:=(([.A61]-[.$P$3])/[.D61])^2" office:value-type="float" office:value="845978.7239154" calcext:value-type="float">
            <text:p>845978.7239154</text:p>
          </table:table-cell>
          <table:table-cell table:number-columns-repeated="4"/>
        </table:table-row>
        <table:table-row table:style-name="ro1">
          <table:table-cell office:value-type="float" office:value="-7.4013971278628" calcext:value-type="float">
            <text:p>-7.4013971278628</text:p>
          </table:table-cell>
          <table:table-cell office:value-type="float" office:value="-10.1445595456133" calcext:value-type="float">
            <text:p>-10.1445595456133</text:p>
          </table:table-cell>
          <table:table-cell office:value-type="float" office:value="0.00117941385419422" calcext:value-type="float">
            <text:p>0.00117941385419422</text:p>
          </table:table-cell>
          <table:table-cell table:formula="of:=[.C62]*10" office:value-type="float" office:value="0.0117941385419422" calcext:value-type="float">
            <text:p>0.0117941385419422</text:p>
          </table:table-cell>
          <table:table-cell table:number-columns-repeated="4"/>
          <table:table-cell table:formula="of:=1/[.D62]^2" office:value-type="float" office:value="7188.98454604419" calcext:value-type="float">
            <text:p>7188.98454604419</text:p>
          </table:table-cell>
          <table:table-cell table:formula="of:=[.A62]/[.D62]^2" office:value-type="float" office:value="-53208.5295713415" calcext:value-type="float">
            <text:p>-53208.5295713415</text:p>
          </table:table-cell>
          <table:table-cell table:formula="of:=[.B62]/[.D62]^2" office:value-type="float" office:value="-72929.0817998392" calcext:value-type="float">
            <text:p>-72929.0817998392</text:p>
          </table:table-cell>
          <table:table-cell table:formula="of:=[.A62]^2/[.D62]^2" office:value-type="float" office:value="393817.45794713" calcext:value-type="float">
            <text:p>393817.45794713</text:p>
          </table:table-cell>
          <table:table-cell table:formula="of:=([.A62]-[.$P$3])*([.B62]-[.$Q$3])/[.D62]^2" office:value-type="float" office:value="219084.256288211" calcext:value-type="float">
            <text:p>219084.256288211</text:p>
          </table:table-cell>
          <table:table-cell table:formula="of:=(([.A62]-[.$P$3])/[.D62])^2" office:value-type="float" office:value="172246.843092843" calcext:value-type="float">
            <text:p>172246.843092843</text:p>
          </table:table-cell>
          <table:table-cell table:number-columns-repeated="4"/>
        </table:table-row>
        <table:table-row table:style-name="ro1">
          <table:table-cell office:value-type="float" office:value="-3.46055885177418" calcext:value-type="float">
            <text:p>-3.46055885177418</text:p>
          </table:table-cell>
          <table:table-cell office:value-type="float" office:value="-4.98903769392798" calcext:value-type="float">
            <text:p>-4.98903769392798</text:p>
          </table:table-cell>
          <table:table-cell office:value-type="float" office:value="0.00400875912774012" calcext:value-type="float">
            <text:p>0.00400875912774012</text:p>
          </table:table-cell>
          <table:table-cell table:formula="of:=[.C63]*10" office:value-type="float" office:value="0.0400875912774012" calcext:value-type="float">
            <text:p>0.0400875912774012</text:p>
          </table:table-cell>
          <table:table-cell table:number-columns-repeated="4"/>
          <table:table-cell table:formula="of:=1/[.D63]^2" office:value-type="float" office:value="622.271737298804" calcext:value-type="float">
            <text:p>622.271737298804</text:p>
          </table:table-cell>
          <table:table-cell table:formula="of:=[.A63]/[.D63]^2" office:value-type="float" office:value="-2153.40796871828" calcext:value-type="float">
            <text:p>-2153.40796871828</text:p>
          </table:table-cell>
          <table:table-cell table:formula="of:=[.B63]/[.D63]^2" office:value-type="float" office:value="-3104.53715324978" calcext:value-type="float">
            <text:p>-3104.53715324978</text:p>
          </table:table-cell>
          <table:table-cell table:formula="of:=[.A63]^2/[.D63]^2" office:value-type="float" office:value="7451.99500762909" calcext:value-type="float">
            <text:p>7451.99500762909</text:p>
          </table:table-cell>
          <table:table-cell table:formula="of:=([.A63]-[.$P$3])*([.B63]-[.$Q$3])/[.D63]^2" office:value-type="float" office:value="635.450155580012" calcext:value-type="float">
            <text:p>635.450155580012</text:p>
          </table:table-cell>
          <table:table-cell table:formula="of:=(([.A63]-[.$P$3])/[.D63])^2" office:value-type="float" office:value="566.386476454894" calcext:value-type="float">
            <text:p>566.386476454894</text:p>
          </table:table-cell>
          <table:table-cell table:number-columns-repeated="4"/>
        </table:table-row>
      </table:table>
      <table:table table:name="wzory wiki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>
            <text:p>gamma_calculated:</text:p>
          </table:table-cell>
          <table:table-cell table:style-name="ce1" office:value-type="string" calcext:value-type="string">
            <text:p>gamma_experimental:</text:p>
          </table:table-cell>
          <table:table-cell table:style-name="ce1" office:value-type="string" calcext:value-type="string">
            <text:p>gamma_calc_error:</text:p>
          </table:table-cell>
          <table:table-cell table:style-name="ce1" table:number-columns-repeated="4"/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xi</text:p>
          </table:table-cell>
          <table:table-cell table:style-name="ce1" office:value-type="string" calcext:value-type="string">
            <text:p>Syi</text:p>
          </table:table-cell>
          <table:table-cell table:style-name="ce1" office:value-type="string" calcext:value-type="string">
            <text:p>Sxxi</text:p>
          </table:table-cell>
          <table:table-cell table:style-name="ce1" office:value-type="string" calcext:value-type="string">
            <text:p>Sxy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xx</text:p>
          </table:table-cell>
          <table:table-cell table:style-name="ce1" office:value-type="string" calcext:value-type="string">
            <text:p>Sxy</text:p>
          </table:table-cell>
          <table:table-cell table:style-name="ce1" office:value-type="string" calcext:value-type="string">
            <text:p>DELTA</text:p>
          </table:table-cell>
        </table:table-row>
        <table:table-row table:style-name="ro1">
          <table:table-cell office:value-type="float" office:value="-7.28332962304272" calcext:value-type="float">
            <text:p>-7.28332962304272</text:p>
          </table:table-cell>
          <table:table-cell office:value-type="float" office:value="-8.20615722286068" calcext:value-type="float">
            <text:p>-8.20615722286068</text:p>
          </table:table-cell>
          <table:table-cell office:value-type="float" office:value="0.000634328492574627" calcext:value-type="float">
            <text:p>0.000634328492574627</text:p>
          </table:table-cell>
          <table:table-cell table:number-columns-repeated="4"/>
          <table:table-cell table:formula="of:=1/[.C3]^2" office:value-type="float" office:value="2485258.46269839" calcext:value-type="float">
            <text:p>2485258.46269839</text:p>
          </table:table-cell>
          <table:table-cell table:formula="of:=[.A3]/[.C3]^2" office:value-type="float" office:value="-18100956.5822888" calcext:value-type="float">
            <text:p>-18100956.5822888</text:p>
          </table:table-cell>
          <table:table-cell table:formula="of:=[.B3]/[.C3]^2" office:value-type="float" office:value="-20394421.684348" calcext:value-type="float">
            <text:p>-20394421.684348</text:p>
          </table:table-cell>
          <table:table-cell table:formula="of:=[.A3]^2/[.C3]^2" office:value-type="float" office:value="131835233.281194" calcext:value-type="float">
            <text:p>131835233.281194</text:p>
          </table:table-cell>
          <table:table-cell table:formula="of:=[.B3]*[.A3]/[.C3]^2" office:value-type="float" office:value="148539295.598437" calcext:value-type="float">
            <text:p>148539295.598437</text:p>
          </table:table-cell>
          <table:table-cell table:formula="of:=SUM([.H3:.H63])" office:value-type="float" office:value="65655539.0808824" calcext:value-type="float">
            <text:p>65655539.0808824</text:p>
          </table:table-cell>
          <table:table-cell table:formula="of:=SUM([.I3:.I63])" office:value-type="float" office:value="-164566873.015081" calcext:value-type="float">
            <text:p>-164566873.015081</text:p>
          </table:table-cell>
          <table:table-cell table:formula="of:=SUM([.J3:.J63])" office:value-type="float" office:value="-257282064.152047" calcext:value-type="float">
            <text:p>-257282064.152047</text:p>
          </table:table-cell>
          <table:table-cell table:formula="of:=SUM([.K3:.K63])" office:value-type="float" office:value="1719725320.33572" calcext:value-type="float">
            <text:p>1719725320.33572</text:p>
          </table:table-cell>
          <table:table-cell table:formula="of:=SUM([.L3:.L63])" office:value-type="float" office:value="2272922868.91979" calcext:value-type="float">
            <text:p>2272922868.91979</text:p>
          </table:table-cell>
          <table:table-cell table:formula="of:=[.M3]*[.P3]-[.N3]^2" office:value-type="float" office:value="8.58272372837229E+016" calcext:value-type="float">
            <text:p>8.58272372837229E+016</text:p>
          </table:table-cell>
        </table:table-row>
        <table:table-row table:style-name="ro1">
          <table:table-cell office:value-type="float" office:value="-9.27861137624038" calcext:value-type="float">
            <text:p>-9.27861137624038</text:p>
          </table:table-cell>
          <table:table-cell office:value-type="float" office:value="-11.4914417065009" calcext:value-type="float">
            <text:p>-11.4914417065009</text:p>
          </table:table-cell>
          <table:table-cell office:value-type="float" office:value="0.000993964581388415" calcext:value-type="float">
            <text:p>0.000993964581388415</text:p>
          </table:table-cell>
          <table:table-cell table:number-columns-repeated="4"/>
          <table:table-cell table:formula="of:=1/[.C4]^2" office:value-type="float" office:value="1012181.00213072" calcext:value-type="float">
            <text:p>1012181.00213072</text:p>
          </table:table-cell>
          <table:table-cell table:formula="of:=[.A4]/[.C4]^2" office:value-type="float" office:value="-9391634.16118449" calcext:value-type="float">
            <text:p>-9391634.16118449</text:p>
          </table:table-cell>
          <table:table-cell table:formula="of:=[.B4]/[.C4]^2" office:value-type="float" office:value="-11631418.9824128" calcext:value-type="float">
            <text:p>-11631418.9824128</text:p>
          </table:table-cell>
          <table:table-cell table:formula="of:=[.A4]^2/[.C4]^2" office:value-type="float" office:value="87141323.5694542" calcext:value-type="float">
            <text:p>87141323.5694542</text:p>
          </table:table-cell>
          <table:table-cell table:formula="of:=[.B4]*[.A4]/[.C4]^2" office:value-type="float" office:value="107923416.492034" calcext:value-type="float">
            <text:p>107923416.492034</text:p>
          </table:table-cell>
          <table:table-cell table:number-columns-repeated="6"/>
        </table:table-row>
        <table:table-row table:style-name="ro1">
          <table:table-cell office:value-type="float" office:value="-3.23825469919374" calcext:value-type="float">
            <text:p>-3.23825469919374</text:p>
          </table:table-cell>
          <table:table-cell office:value-type="float" office:value="-4.95263313137655" calcext:value-type="float">
            <text:p>-4.95263313137655</text:p>
          </table:table-cell>
          <table:table-cell office:value-type="float" office:value="0.0010586424346201" calcext:value-type="float">
            <text:p>0.0010586424346201</text:p>
          </table:table-cell>
          <table:table-cell/>
          <table:table-cell table:number-matrix-columns-spanned="2" table:number-matrix-rows-spanned="6" table:formula="of:=LINEST([.B3:.B63];[.A3:.A63];;1)" office:value-type="float" office:value="1.28019862510944" calcext:value-type="float">
            <text:p>1.28019862510944</text:p>
          </table:table-cell>
          <table:table-cell office:value-type="float" office:value="-0.741190817633422" calcext:value-type="float">
            <text:p>-0.741190817633422</text:p>
          </table:table-cell>
          <table:table-cell/>
          <table:table-cell table:formula="of:=1/[.C5]^2" office:value-type="float" office:value="892280.503093864" calcext:value-type="float">
            <text:p>892280.503093864</text:p>
          </table:table-cell>
          <table:table-cell table:formula="of:=[.A5]/[.C5]^2" office:value-type="float" office:value="-2889431.53214266" calcext:value-type="float">
            <text:p>-2889431.53214266</text:p>
          </table:table-cell>
          <table:table-cell table:formula="of:=[.B5]/[.C5]^2" office:value-type="float" office:value="-4419137.982104" calcext:value-type="float">
            <text:p>-4419137.982104</text:p>
          </table:table-cell>
          <table:table-cell table:formula="of:=[.A5]^2/[.C5]^2" office:value-type="float" office:value="9356715.23695953" calcext:value-type="float">
            <text:p>9356715.23695953</text:p>
          </table:table-cell>
          <table:table-cell table:formula="of:=[.B5]*[.A5]/[.C5]^2" office:value-type="float" office:value="14310294.3369338" calcext:value-type="float">
            <text:p>14310294.3369338</text:p>
          </table:table-cell>
          <table:table-cell table:number-columns-repeated="6"/>
        </table:table-row>
        <table:table-row table:style-name="ro1">
          <table:table-cell office:value-type="float" office:value="-8.35711233776395" calcext:value-type="float">
            <text:p>-8.35711233776395</text:p>
          </table:table-cell>
          <table:table-cell office:value-type="float" office:value="-11.8268918050371" calcext:value-type="float">
            <text:p>-11.8268918050371</text:p>
          </table:table-cell>
          <table:table-cell office:value-type="float" office:value="0.00124778158508317" calcext:value-type="float">
            <text:p>0.00124778158508317</text:p>
          </table:table-cell>
          <table:table-cell/>
          <table:table-cell office:value-type="float" office:value="0.0394444524004199" calcext:value-type="float">
            <text:p>0.0394444524004199</text:p>
          </table:table-cell>
          <table:table-cell office:value-type="float" office:value="0.23787176728483" calcext:value-type="float">
            <text:p>0.23787176728483</text:p>
          </table:table-cell>
          <table:table-cell/>
          <table:table-cell table:formula="of:=1/[.C6]^2" office:value-type="float" office:value="642277.718589598" calcext:value-type="float">
            <text:p>642277.718589598</text:p>
          </table:table-cell>
          <table:table-cell table:formula="of:=[.A6]/[.C6]^2" office:value-type="float" office:value="-5367587.04629601" calcext:value-type="float">
            <text:p>-5367587.04629601</text:p>
          </table:table-cell>
          <table:table-cell table:formula="of:=[.B6]/[.C6]^2" office:value-type="float" office:value="-7596149.08654527" calcext:value-type="float">
            <text:p>-7596149.08654527</text:p>
          </table:table-cell>
          <table:table-cell table:formula="of:=[.A6]^2/[.C6]^2" office:value-type="float" office:value="44857527.9286223" calcext:value-type="float">
            <text:p>44857527.9286223</text:p>
          </table:table-cell>
          <table:table-cell table:formula="of:=[.B6]*[.A6]/[.C6]^2" office:value-type="float" office:value="63481871.2506618" calcext:value-type="float">
            <text:p>63481871.2506618</text:p>
          </table:table-cell>
          <table:table-cell table:number-columns-repeated="6"/>
        </table:table-row>
        <table:table-row table:style-name="ro1">
          <table:table-cell office:value-type="float" office:value="-8.87154834172847" calcext:value-type="float">
            <text:p>-8.87154834172847</text:p>
          </table:table-cell>
          <table:table-cell office:value-type="float" office:value="-12.7597978190168" calcext:value-type="float">
            <text:p>-12.7597978190168</text:p>
          </table:table-cell>
          <table:table-cell office:value-type="float" office:value="0.00136957742634359" calcext:value-type="float">
            <text:p>0.00136957742634359</text:p>
          </table:table-cell>
          <table:table-cell/>
          <table:table-cell office:value-type="float" office:value="0.946960314525615" calcext:value-type="float">
            <text:p>0.946960314525615</text:p>
          </table:table-cell>
          <table:table-cell office:value-type="float" office:value="1.41465700878534" calcext:value-type="float">
            <text:p>1.41465700878534</text:p>
          </table:table-cell>
          <table:table-cell/>
          <table:table-cell table:formula="of:=1/[.C7]^2" office:value-type="float" office:value="533122.266176443" calcext:value-type="float">
            <text:p>533122.266176443</text:p>
          </table:table-cell>
          <table:table-cell table:formula="of:=[.A7]/[.C7]^2" office:value-type="float" office:value="-4729619.95643615" calcext:value-type="float">
            <text:p>-4729619.95643615</text:p>
          </table:table-cell>
          <table:table-cell table:formula="of:=[.B7]/[.C7]^2" office:value-type="float" office:value="-6802532.32922745" calcext:value-type="float">
            <text:p>-6802532.32922745</text:p>
          </table:table-cell>
          <table:table-cell table:formula="of:=[.A7]^2/[.C7]^2" office:value-type="float" office:value="41959052.081527" calcext:value-type="float">
            <text:p>41959052.081527</text:p>
          </table:table-cell>
          <table:table-cell table:formula="of:=[.B7]*[.A7]/[.C7]^2" office:value-type="float" office:value="60348994.4049121" calcext:value-type="float">
            <text:p>60348994.4049121</text:p>
          </table:table-cell>
          <table:table-cell table:number-columns-repeated="6"/>
        </table:table-row>
        <table:table-row table:style-name="ro1">
          <table:table-cell office:value-type="float" office:value="-9.46362572394621" calcext:value-type="float">
            <text:p>-9.46362572394621</text:p>
          </table:table-cell>
          <table:table-cell office:value-type="float" office:value="-13.9078602554558" calcext:value-type="float">
            <text:p>-13.9078602554558</text:p>
          </table:table-cell>
          <table:table-cell office:value-type="float" office:value="0.00152028494660874" calcext:value-type="float">
            <text:p>0.00152028494660874</text:p>
          </table:table-cell>
          <table:table-cell/>
          <table:table-cell office:value-type="float" office:value="1053.37462048099" calcext:value-type="float">
            <text:p>1053.3746204809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1/[.C8]^2" office:value-type="float" office:value="432663.251235521" calcext:value-type="float">
            <text:p>432663.251235521</text:p>
          </table:table-cell>
          <table:table-cell table:formula="of:=[.A8]/[.C8]^2" office:value-type="float" office:value="-4094563.07419868" calcext:value-type="float">
            <text:p>-4094563.07419868</text:p>
          </table:table-cell>
          <table:table-cell table:formula="of:=[.B8]/[.C8]^2" office:value-type="float" office:value="-6017420.03585482" calcext:value-type="float">
            <text:p>-6017420.03585482</text:p>
          </table:table-cell>
          <table:table-cell table:formula="of:=[.A8]^2/[.C8]^2" office:value-type="float" office:value="38749412.4373069" calcext:value-type="float">
            <text:p>38749412.4373069</text:p>
          </table:table-cell>
          <table:table-cell table:formula="of:=[.B8]*[.A8]/[.C8]^2" office:value-type="float" office:value="56946611.0431049" calcext:value-type="float">
            <text:p>56946611.0431049</text:p>
          </table:table-cell>
          <table:table-cell table:number-columns-repeated="6"/>
        </table:table-row>
        <table:table-row table:style-name="ro1">
          <table:table-cell office:value-type="float" office:value="-4.86912803431436" calcext:value-type="float">
            <text:p>-4.86912803431436</text:p>
          </table:table-cell>
          <table:table-cell office:value-type="float" office:value="-0.00951426110137273" calcext:value-type="float">
            <text:p>-0.00951426110137273</text:p>
          </table:table-cell>
          <table:table-cell office:value-type="float" office:value="0.0677719168857257" calcext:value-type="float">
            <text:p>0.0677719168857257</text:p>
          </table:table-cell>
          <table:table-cell/>
          <table:table-cell office:value-type="float" office:value="2108.07064939384" calcext:value-type="float">
            <text:p>2108.07064939384</text:p>
          </table:table-cell>
          <table:table-cell office:value-type="float" office:value="118.074012697823" calcext:value-type="float">
            <text:p>118.074012697823</text:p>
          </table:table-cell>
          <table:table-cell/>
          <table:table-cell table:formula="of:=1/[.C9]^2" office:value-type="float" office:value="217.721070438143" calcext:value-type="float">
            <text:p>217.721070438143</text:p>
          </table:table-cell>
          <table:table-cell table:formula="of:=[.A9]/[.C9]^2" office:value-type="float" office:value="-1060.1117677313" calcext:value-type="float">
            <text:p>-1060.1117677313</text:p>
          </table:table-cell>
          <table:table-cell table:formula="of:=[.B9]/[.C9]^2" office:value-type="float" office:value="-2.07145511141886" calcext:value-type="float">
            <text:p>-2.07145511141886</text:p>
          </table:table-cell>
          <table:table-cell table:formula="of:=[.A9]^2/[.C9]^2" office:value-type="float" office:value="5161.81992776701" calcext:value-type="float">
            <text:p>5161.81992776701</text:p>
          </table:table-cell>
          <table:table-cell table:formula="of:=[.B9]*[.A9]/[.C9]^2" office:value-type="float" office:value="10.0861801548334" calcext:value-type="float">
            <text:p>10.0861801548334</text:p>
          </table:table-cell>
          <table:table-cell table:number-columns-repeated="6"/>
        </table:table-row>
        <table:table-row table:style-name="ro1">
          <table:table-cell office:value-type="float" office:value="3.67727833344725" calcext:value-type="float">
            <text:p>3.67727833344725</text:p>
          </table:table-cell>
          <table:table-cell office:value-type="float" office:value="3.31067641228813" calcext:value-type="float">
            <text:p>3.31067641228813</text:p>
          </table:table-cell>
          <table:table-cell office:value-type="float" office:value="0.0096616983490348" calcext:value-type="float">
            <text:p>0.0096616983490348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1/[.C10]^2" office:value-type="float" office:value="10712.5546816335" calcext:value-type="float">
            <text:p>10712.5546816335</text:p>
          </table:table-cell>
          <table:table-cell table:formula="of:=[.A10]/[.C10]^2" office:value-type="float" office:value="39393.0452266398" calcext:value-type="float">
            <text:p>39393.0452266398</text:p>
          </table:table-cell>
          <table:table-cell table:formula="of:=[.B10]/[.C10]^2" office:value-type="float" office:value="35465.8020998308" calcext:value-type="float">
            <text:p>35465.8020998308</text:p>
          </table:table-cell>
          <table:table-cell table:formula="of:=[.A10]^2/[.C10]^2" office:value-type="float" office:value="144859.19170043" calcext:value-type="float">
            <text:p>144859.19170043</text:p>
          </table:table-cell>
          <table:table-cell table:formula="of:=[.B10]*[.A10]/[.C10]^2" office:value-type="float" office:value="130417.625640036" calcext:value-type="float">
            <text:p>130417.625640036</text:p>
          </table:table-cell>
          <table:table-cell table:number-columns-repeated="6"/>
        </table:table-row>
        <table:table-row table:style-name="ro1">
          <table:table-cell office:value-type="float" office:value="-7.04318960801817" calcext:value-type="float">
            <text:p>-7.04318960801817</text:p>
          </table:table-cell>
          <table:table-cell office:value-type="float" office:value="-5.9749029336653" calcext:value-type="float">
            <text:p>-5.9749029336653</text:p>
          </table:table-cell>
          <table:table-cell office:value-type="float" office:value="0.0269274237793896" calcext:value-type="float">
            <text:p>0.0269274237793896</text:p>
          </table:table-cell>
          <table:table-cell table:number-columns-repeated="4"/>
          <table:table-cell table:formula="of:=1/[.C11]^2" office:value-type="float" office:value="1379.14646152918" calcext:value-type="float">
            <text:p>1379.14646152918</text:p>
          </table:table-cell>
          <table:table-cell table:formula="of:=[.A11]/[.C11]^2" office:value-type="float" office:value="-9713.59002577737" calcext:value-type="float">
            <text:p>-9713.59002577737</text:p>
          </table:table-cell>
          <table:table-cell table:formula="of:=[.B11]/[.C11]^2" office:value-type="float" office:value="-8240.26623894483" calcext:value-type="float">
            <text:p>-8240.26623894483</text:p>
          </table:table-cell>
          <table:table-cell table:formula="of:=[.A11]^2/[.C11]^2" office:value-type="float" office:value="68414.6563261041" calcext:value-type="float">
            <text:p>68414.6563261041</text:p>
          </table:table-cell>
          <table:table-cell table:formula="of:=[.B11]*[.A11]/[.C11]^2" office:value-type="float" office:value="58037.7575414392" calcext:value-type="float">
            <text:p>58037.7575414392</text:p>
          </table:table-cell>
          <table:table-cell table:number-columns-repeated="6"/>
        </table:table-row>
        <table:table-row table:style-name="ro1">
          <table:table-cell office:value-type="float" office:value="-7.70541386707328" calcext:value-type="float">
            <text:p>-7.70541386707328</text:p>
          </table:table-cell>
          <table:table-cell office:value-type="float" office:value="-12.5864220502489" calcext:value-type="float">
            <text:p>-12.5864220502489</text:p>
          </table:table-cell>
          <table:table-cell office:value-type="float" office:value="0.00190496228330317" calcext:value-type="float">
            <text:p>0.00190496228330317</text:p>
          </table:table-cell>
          <table:table-cell table:number-columns-repeated="4"/>
          <table:table-cell table:formula="of:=1/[.C12]^2" office:value-type="float" office:value="275567.018347347" calcext:value-type="float">
            <text:p>275567.018347347</text:p>
          </table:table-cell>
          <table:table-cell table:formula="of:=[.A12]/[.C12]^2" office:value-type="float" office:value="-2123357.92448169" calcext:value-type="float">
            <text:p>-2123357.92448169</text:p>
          </table:table-cell>
          <table:table-cell table:formula="of:=[.B12]/[.C12]^2" office:value-type="float" office:value="-3468402.7960484" calcext:value-type="float">
            <text:p>-3468402.7960484</text:p>
          </table:table-cell>
          <table:table-cell table:formula="of:=[.A12]^2/[.C12]^2" office:value-type="float" office:value="16361351.5960611" calcext:value-type="float">
            <text:p>16361351.5960611</text:p>
          </table:table-cell>
          <table:table-cell table:formula="of:=[.B12]*[.A12]/[.C12]^2" office:value-type="float" office:value="26725479.001267" calcext:value-type="float">
            <text:p>26725479.001267</text:p>
          </table:table-cell>
          <table:table-cell table:number-columns-repeated="6"/>
        </table:table-row>
        <table:table-row table:style-name="ro1">
          <table:table-cell office:value-type="float" office:value="-7.70773769420895" calcext:value-type="float">
            <text:p>-7.70773769420895</text:p>
          </table:table-cell>
          <table:table-cell office:value-type="float" office:value="-10.1536816297888" calcext:value-type="float">
            <text:p>-10.1536816297888</text:p>
          </table:table-cell>
          <table:table-cell office:value-type="float" office:value="0.00109445411958965" calcext:value-type="float">
            <text:p>0.00109445411958965</text:p>
          </table:table-cell>
          <table:table-cell table:number-columns-repeated="4"/>
          <table:table-cell table:formula="of:=1/[.C13]^2" office:value-type="float" office:value="834843.13330465" calcext:value-type="float">
            <text:p>834843.13330465</text:p>
          </table:table-cell>
          <table:table-cell table:formula="of:=[.A13]/[.C13]^2" office:value-type="float" office:value="-6434751.88732376" calcext:value-type="float">
            <text:p>-6434751.88732376</text:p>
          </table:table-cell>
          <table:table-cell table:formula="of:=[.B13]/[.C13]^2" office:value-type="float" office:value="-8476731.38639075" calcext:value-type="float">
            <text:p>-8476731.38639075</text:p>
          </table:table-cell>
          <table:table-cell table:formula="of:=[.A13]^2/[.C13]^2" office:value-type="float" office:value="49597379.6748076" calcext:value-type="float">
            <text:p>49597379.6748076</text:p>
          </table:table-cell>
          <table:table-cell table:formula="of:=[.B13]*[.A13]/[.C13]^2" office:value-type="float" office:value="65336422.0305681" calcext:value-type="float">
            <text:p>65336422.0305681</text:p>
          </table:table-cell>
          <table:table-cell table:number-columns-repeated="6"/>
        </table:table-row>
        <table:table-row table:style-name="ro1">
          <table:table-cell office:value-type="float" office:value="-8.98838850087398" calcext:value-type="float">
            <text:p>-8.98838850087398</text:p>
          </table:table-cell>
          <table:table-cell office:value-type="float" office:value="-13.3077059840673" calcext:value-type="float">
            <text:p>-13.3077059840673</text:p>
          </table:table-cell>
          <table:table-cell office:value-type="float" office:value="0.00155239076747008" calcext:value-type="float">
            <text:p>0.00155239076747008</text:p>
          </table:table-cell>
          <table:table-cell/>
          <table:table-cell table:style-name="ce2" office:value-type="string" calcext:value-type="string" table:number-columns-spanned="2" table:number-rows-spanned="1">
            <text:p>y=ax+b</text:p>
          </table:table-cell>
          <table:covered-table-cell table:style-name="ce3"/>
          <table:table-cell/>
          <table:table-cell table:formula="of:=1/[.C14]^2" office:value-type="float" office:value="414952.033870926" calcext:value-type="float">
            <text:p>414952.033870926</text:p>
          </table:table-cell>
          <table:table-cell table:formula="of:=[.A14]/[.C14]^2" office:value-type="float" office:value="-3729750.0896597" calcext:value-type="float">
            <text:p>-3729750.0896597</text:p>
          </table:table-cell>
          <table:table-cell table:formula="of:=[.B14]/[.C14]^2" office:value-type="float" office:value="-5522059.66424501" calcext:value-type="float">
            <text:p>-5522059.66424501</text:p>
          </table:table-cell>
          <table:table-cell table:formula="of:=[.A14]^2/[.C14]^2" office:value-type="float" office:value="33524442.8170309" calcext:value-type="float">
            <text:p>33524442.8170309</text:p>
          </table:table-cell>
          <table:table-cell table:formula="of:=[.B14]*[.A14]/[.C14]^2" office:value-type="float" office:value="49634417.5872398" calcext:value-type="float">
            <text:p>49634417.5872398</text:p>
          </table:table-cell>
          <table:table-cell table:number-columns-repeated="6"/>
        </table:table-row>
        <table:table-row table:style-name="ro1">
          <table:table-cell office:value-type="float" office:value="-7.07173561564722" calcext:value-type="float">
            <text:p>-7.07173561564722</text:p>
          </table:table-cell>
          <table:table-cell office:value-type="float" office:value="-10.0905097807139" calcext:value-type="float">
            <text:p>-10.0905097807139</text:p>
          </table:table-cell>
          <table:table-cell office:value-type="float" office:value="0.000880675744808826" calcext:value-type="float">
            <text:p>0.000880675744808826</text:p>
          </table:table-cell>
          <table:table-cell/>
          <table:table-cell table:style-name="ce3" office:value-type="string" calcext:value-type="string">
            <text:p>a value</text:p>
          </table:table-cell>
          <table:table-cell table:style-name="ce3" office:value-type="string" calcext:value-type="string">
            <text:p>b value</text:p>
          </table:table-cell>
          <table:table-cell/>
          <table:table-cell table:formula="of:=1/[.C15]^2" office:value-type="float" office:value="1289341.40432298" calcext:value-type="float">
            <text:p>1289341.40432298</text:p>
          </table:table-cell>
          <table:table-cell table:formula="of:=[.A15]/[.C15]^2" office:value-type="float" office:value="-9117881.52967945" calcext:value-type="float">
            <text:p>-9117881.52967945</text:p>
          </table:table-cell>
          <table:table-cell table:formula="of:=[.B15]/[.C15]^2" office:value-type="float" office:value="-13010112.0510005" calcext:value-type="float">
            <text:p>-13010112.0510005</text:p>
          </table:table-cell>
          <table:table-cell table:formula="of:=[.A15]^2/[.C15]^2" office:value-type="float" office:value="64479247.5526861" calcext:value-type="float">
            <text:p>64479247.5526861</text:p>
          </table:table-cell>
          <table:table-cell table:formula="of:=[.B15]*[.A15]/[.C15]^2" office:value-type="float" office:value="92004072.7546216" calcext:value-type="float">
            <text:p>92004072.7546216</text:p>
          </table:table-cell>
          <table:table-cell table:number-columns-repeated="6"/>
        </table:table-row>
        <table:table-row table:style-name="ro1">
          <table:table-cell office:value-type="float" office:value="-9.08557076548582" calcext:value-type="float">
            <text:p>-9.08557076548582</text:p>
          </table:table-cell>
          <table:table-cell office:value-type="float" office:value="-12.6178320344285" calcext:value-type="float">
            <text:p>-12.6178320344285</text:p>
          </table:table-cell>
          <table:table-cell office:value-type="float" office:value="0.00122389871337164" calcext:value-type="float">
            <text:p>0.00122389871337164</text:p>
          </table:table-cell>
          <table:table-cell/>
          <table:table-cell table:style-name="ce3" office:value-type="string" calcext:value-type="string">
            <text:p>a <text:s/>standard error</text:p>
          </table:table-cell>
          <table:table-cell table:style-name="ce3" office:value-type="string" calcext:value-type="string">
            <text:p>b <text:s/>standard error</text:p>
          </table:table-cell>
          <table:table-cell/>
          <table:table-cell table:formula="of:=1/[.C16]^2" office:value-type="float" office:value="667588.802364975" calcext:value-type="float">
            <text:p>667588.802364975</text:p>
          </table:table-cell>
          <table:table-cell table:formula="of:=[.A16]/[.C16]^2" office:value-type="float" office:value="-6065425.30613291" calcext:value-type="float">
            <text:p>-6065425.30613291</text:p>
          </table:table-cell>
          <table:table-cell table:formula="of:=[.B16]/[.C16]^2" office:value-type="float" office:value="-8423523.37630656" calcext:value-type="float">
            <text:p>-8423523.37630656</text:p>
          </table:table-cell>
          <table:table-cell table:formula="of:=[.A16]^2/[.C16]^2" office:value-type="float" office:value="55107850.8416391" calcext:value-type="float">
            <text:p>55107850.8416391</text:p>
          </table:table-cell>
          <table:table-cell table:formula="of:=[.B16]*[.A16]/[.C16]^2" office:value-type="float" office:value="76532517.7301573" calcext:value-type="float">
            <text:p>76532517.7301573</text:p>
          </table:table-cell>
          <table:table-cell table:number-columns-repeated="6"/>
        </table:table-row>
        <table:table-row table:style-name="ro3">
          <table:table-cell office:value-type="float" office:value="-3.33060099906201" calcext:value-type="float">
            <text:p>-3.33060099906201</text:p>
          </table:table-cell>
          <table:table-cell office:value-type="float" office:value="-4.86363037502452" calcext:value-type="float">
            <text:p>-4.86363037502452</text:p>
          </table:table-cell>
          <table:table-cell office:value-type="float" office:value="0.000795055373082096" calcext:value-type="float">
            <text:p>0.000795055373082096</text:p>
          </table:table-cell>
          <table:table-cell/>
          <table:table-cell table:style-name="ce3" office:value-type="string" calcext:value-type="string">
            <text:p>determination coefficient</text:p>
          </table:table-cell>
          <table:table-cell table:style-name="ce3" office:value-type="string" calcext:value-type="string">
            <text:p>standard error value for the y estimate.</text:p>
          </table:table-cell>
          <table:table-cell/>
          <table:table-cell table:formula="of:=1/[.C17]^2" office:value-type="float" office:value="1581995.50840794" calcext:value-type="float">
            <text:p>1581995.50840794</text:p>
          </table:table-cell>
          <table:table-cell table:formula="of:=[.A17]/[.C17]^2" office:value-type="float" office:value="-5268995.82081512" calcext:value-type="float">
            <text:p>-5268995.82081512</text:p>
          </table:table-cell>
          <table:table-cell table:formula="of:=[.B17]/[.C17]^2" office:value-type="float" office:value="-7694241.40784524" calcext:value-type="float">
            <text:p>-7694241.40784524</text:p>
          </table:table-cell>
          <table:table-cell table:formula="of:=[.A17]^2/[.C17]^2" office:value-type="float" office:value="17548922.7448604" calcext:value-type="float">
            <text:p>17548922.7448604</text:p>
          </table:table-cell>
          <table:table-cell table:formula="of:=[.B17]*[.A17]/[.C17]^2" office:value-type="float" office:value="25626448.1199937" calcext:value-type="float">
            <text:p>25626448.11999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kwadrat odchylenia</text:p>
          </table:table-cell>
          <table:table-cell office:value-type="string" calcext:value-type="string">
            <text:p>b kwadrat odchylenia</text:p>
          </table:table-cell>
          <table:table-cell table:number-columns-repeated="2"/>
        </table:table-row>
        <table:table-row table:style-name="ro1">
          <table:table-cell office:value-type="float" office:value="1.52640215738986" calcext:value-type="float">
            <text:p>1.52640215738986</text:p>
          </table:table-cell>
          <table:table-cell office:value-type="float" office:value="-0.178973888019146" calcext:value-type="float">
            <text:p>-0.178973888019146</text:p>
          </table:table-cell>
          <table:table-cell office:value-type="float" office:value="0.000674767114434449" calcext:value-type="float">
            <text:p>0.000674767114434449</text:p>
          </table:table-cell>
          <table:table-cell/>
          <table:table-cell table:style-name="ce3" office:value-type="string" calcext:value-type="string">
            <text:p>F-observed value)</text:p>
          </table:table-cell>
          <table:table-cell table:style-name="ce3" office:value-type="string" calcext:value-type="string">
            <text:p>degrees of freedom</text:p>
          </table:table-cell>
          <table:table-cell/>
          <table:table-cell table:formula="of:=1/[.C18]^2" office:value-type="float" office:value="2196302.63610883" calcext:value-type="float">
            <text:p>2196302.63610883</text:p>
          </table:table-cell>
          <table:table-cell table:formula="of:=[.A18]/[.C18]^2" office:value-type="float" office:value="3352441.08203755" calcext:value-type="float">
            <text:p>3352441.08203755</text:p>
          </table:table-cell>
          <table:table-cell table:formula="of:=[.B18]/[.C18]^2" office:value-type="float" office:value="-393080.822051097" calcext:value-type="float">
            <text:p>-393080.822051097</text:p>
          </table:table-cell>
          <table:table-cell table:formula="of:=[.A18]^2/[.C18]^2" office:value-type="float" office:value="5117173.30014452" calcext:value-type="float">
            <text:p>5117173.30014452</text:p>
          </table:table-cell>
          <table:table-cell table:formula="of:=[.B18]*[.A18]/[.C18]^2" office:value-type="float" office:value="-599999.414807375" calcext:value-type="float">
            <text:p>-599999.414807375</text:p>
          </table:table-cell>
          <table:table-cell table:formula="of:=([.M3]*[.Q3]-[.N3]*[.O3])/[.R3]" office:value-type="float" office:value="1.24540734212935" calcext:value-type="float">
            <text:p>1.24540734212935</text:p>
          </table:table-cell>
          <table:table-cell table:style-name="ce4" table:formula="of:=([.P3]*[.O3]-[.N3]*[.Q3])/[.R3]" office:value-type="float" office:value="-0.79702753126938" calcext:value-type="float">
            <text:p>-0.79702753126938</text:p>
          </table:table-cell>
          <table:table-cell table:formula="of:=[.M3]/[.R3]" office:value-type="float" office:value="0.00000000076497323179" calcext:value-type="float">
            <text:p>7.64973231794028E-10</text:p>
          </table:table-cell>
          <table:table-cell table:formula="of:=[.P3]/[.R3]" office:value-type="float" office:value="0.00000002003705787069" calcext:value-type="float">
            <text:p>2.00370578706937E-08</text:p>
          </table:table-cell>
          <table:table-cell table:number-columns-repeated="2"/>
        </table:table-row>
        <table:table-row table:style-name="ro3">
          <table:table-cell office:value-type="float" office:value="4.42072481513726" calcext:value-type="float">
            <text:p>4.42072481513726</text:p>
          </table:table-cell>
          <table:table-cell office:value-type="float" office:value="4.97700998721604" calcext:value-type="float">
            <text:p>4.97700998721604</text:p>
          </table:table-cell>
          <table:table-cell office:value-type="float" office:value="0.000761358090078171" calcext:value-type="float">
            <text:p>0.000761358090078171</text:p>
          </table:table-cell>
          <table:table-cell/>
          <table:table-cell table:style-name="ce3" office:value-type="string" calcext:value-type="string">
            <text:p>regression sum of squares</text:p>
          </table:table-cell>
          <table:table-cell table:style-name="ce3" office:value-type="string" calcext:value-type="string">
            <text:p>residual sum of squares</text:p>
          </table:table-cell>
          <table:table-cell/>
          <table:table-cell table:formula="of:=1/[.C19]^2" office:value-type="float" office:value="1725130.94815219" calcext:value-type="float">
            <text:p>1725130.94815219</text:p>
          </table:table-cell>
          <table:table-cell table:formula="of:=[.A19]/[.C19]^2" office:value-type="float" office:value="7626329.19185766" calcext:value-type="float">
            <text:p>7626329.19185766</text:p>
          </table:table-cell>
          <table:table-cell table:formula="of:=[.B19]/[.C19]^2" office:value-type="float" office:value="8585993.95820894" calcext:value-type="float">
            <text:p>8585993.95820894</text:p>
          </table:table-cell>
          <table:table-cell table:formula="of:=[.A19]^2/[.C19]^2" office:value-type="float" office:value="33713902.7068508" calcext:value-type="float">
            <text:p>33713902.7068508</text:p>
          </table:table-cell>
          <table:table-cell table:formula="of:=[.B19]*[.A19]/[.C19]^2" office:value-type="float" office:value="37956316.5536728" calcext:value-type="float">
            <text:p>37956316.5536728</text:p>
          </table:table-cell>
          <table:table-cell table:number-columns-repeated="2"/>
          <table:table-cell table:formula="of:=SQRT([.O18])" office:value-type="float" office:value="0.0000276581494643808" calcext:value-type="float">
            <text:p>2.76581494643808E-05</text:p>
          </table:table-cell>
          <table:table-cell table:formula="of:=SQRT([.P18])" office:value-type="float" office:value="0.000141552314960561" calcext:value-type="float">
            <text:p>0.000141552314960561</text:p>
          </table:table-cell>
          <table:table-cell table:number-columns-repeated="2"/>
        </table:table-row>
        <table:table-row table:style-name="ro1">
          <table:table-cell office:value-type="float" office:value="-8.31605910866367" calcext:value-type="float">
            <text:p>-8.31605910866367</text:p>
          </table:table-cell>
          <table:table-cell office:value-type="float" office:value="-10.0443658742807" calcext:value-type="float">
            <text:p>-10.0443658742807</text:p>
          </table:table-cell>
          <table:table-cell office:value-type="float" office:value="0.00098424501946669" calcext:value-type="float">
            <text:p>0.00098424501946669</text:p>
          </table:table-cell>
          <table:table-cell table:number-columns-repeated="4"/>
          <table:table-cell table:formula="of:=1/[.C20]^2" office:value-type="float" office:value="1032270.57606708" calcext:value-type="float">
            <text:p>1032270.57606708</text:p>
          </table:table-cell>
          <table:table-cell table:formula="of:=[.A20]/[.C20]^2" office:value-type="float" office:value="-8584423.12670816" calcext:value-type="float">
            <text:p>-8584423.12670816</text:p>
          </table:table-cell>
          <table:table-cell table:formula="of:=[.B20]/[.C20]^2" office:value-type="float" office:value="-10368503.3472723" calcext:value-type="float">
            <text:p>-10368503.3472723</text:p>
          </table:table-cell>
          <table:table-cell table:formula="of:=[.A20]^2/[.C20]^2" office:value-type="float" office:value="71388570.1354845" calcext:value-type="float">
            <text:p>71388570.1354845</text:p>
          </table:table-cell>
          <table:table-cell table:formula="of:=[.B20]*[.A20]/[.C20]^2" office:value-type="float" office:value="86225086.7042936" calcext:value-type="float">
            <text:p>86225086.7042936</text:p>
          </table:table-cell>
          <table:table-cell office:value-type="string" calcext:value-type="string">
            <text:p>dopasowanie do y=x</text:p>
          </table:table-cell>
          <table:table-cell table:number-columns-repeated="5"/>
        </table:table-row>
        <table:table-row table:style-name="ro1">
          <table:table-cell office:value-type="float" office:value="-5.69387308462127" calcext:value-type="float">
            <text:p>-5.69387308462127</text:p>
          </table:table-cell>
          <table:table-cell office:value-type="float" office:value="-8.70645548503586" calcext:value-type="float">
            <text:p>-8.70645548503586</text:p>
          </table:table-cell>
          <table:table-cell office:value-type="float" office:value="0.00200763597618971" calcext:value-type="float">
            <text:p>0.00200763597618971</text:p>
          </table:table-cell>
          <table:table-cell table:number-columns-repeated="4"/>
          <table:table-cell table:formula="of:=1/[.C21]^2" office:value-type="float" office:value="248101.883336854" calcext:value-type="float">
            <text:p>248101.883336854</text:p>
          </table:table-cell>
          <table:table-cell table:formula="of:=[.A21]/[.C21]^2" office:value-type="float" office:value="-1412660.63577556" calcext:value-type="float">
            <text:p>-1412660.63577556</text:p>
          </table:table-cell>
          <table:table-cell table:formula="of:=[.B21]/[.C21]^2" office:value-type="float" office:value="-2160088.00302588" calcext:value-type="float">
            <text:p>-2160088.00302588</text:p>
          </table:table-cell>
          <table:table-cell table:formula="of:=[.A21]^2/[.C21]^2" office:value-type="float" office:value="8043510.37174641" calcext:value-type="float">
            <text:p>8043510.37174641</text:p>
          </table:table-cell>
          <table:table-cell table:formula="of:=[.B21]*[.A21]/[.C21]^2" office:value-type="float" office:value="12299266.9408424" calcext:value-type="float">
            <text:p>12299266.9408424</text:p>
          </table:table-cell>
          <table:table-cell table:formula="of:=(1-[.M18])/[.O19]" office:value-type="float" office:value="-8872.87641732488" calcext:value-type="float">
            <text:p>-8872.87641732488</text:p>
          </table:table-cell>
          <table:table-cell table:number-columns-repeated="5"/>
        </table:table-row>
        <table:table-row table:style-name="ro1">
          <table:table-cell office:value-type="float" office:value="-0.254518781785193" calcext:value-type="float">
            <text:p>-0.254518781785193</text:p>
          </table:table-cell>
          <table:table-cell office:value-type="float" office:value="-1.48026946435784" calcext:value-type="float">
            <text:p>-1.48026946435784</text:p>
          </table:table-cell>
          <table:table-cell office:value-type="float" office:value="0.00172124793276071" calcext:value-type="float">
            <text:p>0.00172124793276071</text:p>
          </table:table-cell>
          <table:table-cell table:number-columns-repeated="4"/>
          <table:table-cell table:formula="of:=1/[.C22]^2" office:value-type="float" office:value="337530.588528622" calcext:value-type="float">
            <text:p>337530.588528622</text:p>
          </table:table-cell>
          <table:table-cell table:formula="of:=[.A22]/[.C22]^2" office:value-type="float" office:value="-85907.874207544" calcext:value-type="float">
            <text:p>-85907.874207544</text:p>
          </table:table-cell>
          <table:table-cell table:formula="of:=[.B22]/[.C22]^2" office:value-type="float" office:value="-499636.22348565" calcext:value-type="float">
            <text:p>-499636.22348565</text:p>
          </table:table-cell>
          <table:table-cell table:formula="of:=[.A22]^2/[.C22]^2" office:value-type="float" office:value="21865.1674890597" calcext:value-type="float">
            <text:p>21865.1674890597</text:p>
          </table:table-cell>
          <table:table-cell table:formula="of:=[.B22]*[.A22]/[.C22]^2" office:value-type="float" office:value="127166.802937322" calcext:value-type="float">
            <text:p>127166.802937322</text:p>
          </table:table-cell>
          <table:table-cell table:number-columns-repeated="6"/>
        </table:table-row>
        <table:table-row table:style-name="ro1">
          <table:table-cell office:value-type="float" office:value="-0.450395302758232" calcext:value-type="float">
            <text:p>-0.450395302758232</text:p>
          </table:table-cell>
          <table:table-cell office:value-type="float" office:value="-1.34405140003578" calcext:value-type="float">
            <text:p>-1.34405140003578</text:p>
          </table:table-cell>
          <table:table-cell office:value-type="float" office:value="0.000753201932599711" calcext:value-type="float">
            <text:p>0.000753201932599711</text:p>
          </table:table-cell>
          <table:table-cell table:number-columns-repeated="4"/>
          <table:table-cell table:formula="of:=1/[.C23]^2" office:value-type="float" office:value="1762694.90273222" calcext:value-type="float">
            <text:p>1762694.90273222</text:p>
          </table:table-cell>
          <table:table-cell table:formula="of:=[.A23]/[.C23]^2" office:value-type="float" office:value="-793909.50438647" calcext:value-type="float">
            <text:p>-793909.50438647</text:p>
          </table:table-cell>
          <table:table-cell table:formula="of:=[.B23]/[.C23]^2" office:value-type="float" office:value="-2369152.55185317" calcext:value-type="float">
            <text:p>-2369152.55185317</text:p>
          </table:table-cell>
          <table:table-cell table:formula="of:=[.A23]^2/[.C23]^2" office:value-type="float" office:value="357573.111590782" calcext:value-type="float">
            <text:p>357573.111590782</text:p>
          </table:table-cell>
          <table:table-cell table:formula="of:=[.B23]*[.A23]/[.C23]^2" office:value-type="float" office:value="1067055.18087235" calcext:value-type="float">
            <text:p>1067055.18087235</text:p>
          </table:table-cell>
          <table:table-cell table:number-columns-repeated="6"/>
        </table:table-row>
        <table:table-row table:style-name="ro1">
          <table:table-cell office:value-type="float" office:value="-1.37040594914613" calcext:value-type="float">
            <text:p>-1.37040594914613</text:p>
          </table:table-cell>
          <table:table-cell office:value-type="float" office:value="-1.9178017885649" calcext:value-type="float">
            <text:p>-1.9178017885649</text:p>
          </table:table-cell>
          <table:table-cell office:value-type="float" office:value="0.000693742372736831" calcext:value-type="float">
            <text:p>0.000693742372736831</text:p>
          </table:table-cell>
          <table:table-cell table:number-columns-repeated="4"/>
          <table:table-cell table:formula="of:=1/[.C24]^2" office:value-type="float" office:value="2077799.11655287" calcext:value-type="float">
            <text:p>2077799.11655287</text:p>
          </table:table-cell>
          <table:table-cell table:formula="of:=[.A24]/[.C24]^2" office:value-type="float" office:value="-2847428.27045462" calcext:value-type="float">
            <text:p>-2847428.27045462</text:p>
          </table:table-cell>
          <table:table-cell table:formula="of:=[.B24]/[.C24]^2" office:value-type="float" office:value="-3984806.86200365" calcext:value-type="float">
            <text:p>-3984806.86200365</text:p>
          </table:table-cell>
          <table:table-cell table:formula="of:=[.A24]^2/[.C24]^2" office:value-type="float" office:value="3902132.64159788" calcext:value-type="float">
            <text:p>3902132.64159788</text:p>
          </table:table-cell>
          <table:table-cell table:formula="of:=[.B24]*[.A24]/[.C24]^2" office:value-type="float" office:value="5460803.02988812" calcext:value-type="float">
            <text:p>5460803.02988812</text:p>
          </table:table-cell>
          <table:table-cell table:number-columns-repeated="6"/>
        </table:table-row>
        <table:table-row table:style-name="ro1">
          <table:table-cell office:value-type="float" office:value="-0.723077244264415" calcext:value-type="float">
            <text:p>-0.723077244264415</text:p>
          </table:table-cell>
          <table:table-cell office:value-type="float" office:value="-2.64853734083873" calcext:value-type="float">
            <text:p>-2.64853734083873</text:p>
          </table:table-cell>
          <table:table-cell office:value-type="float" office:value="0.000863538509389396" calcext:value-type="float">
            <text:p>0.000863538509389396</text:p>
          </table:table-cell>
          <table:table-cell table:number-columns-repeated="4"/>
          <table:table-cell table:formula="of:=1/[.C25]^2" office:value-type="float" office:value="1341024.09363928" calcext:value-type="float">
            <text:p>1341024.09363928</text:p>
          </table:table-cell>
          <table:table-cell table:formula="of:=[.A25]/[.C25]^2" office:value-type="float" office:value="-969664.006120873" calcext:value-type="float">
            <text:p>-969664.006120873</text:p>
          </table:table-cell>
          <table:table-cell table:formula="of:=[.B25]/[.C25]^2" office:value-type="float" office:value="-3551752.38696803" calcext:value-type="float">
            <text:p>-3551752.38696803</text:p>
          </table:table-cell>
          <table:table-cell table:formula="of:=[.A25]^2/[.C25]^2" office:value-type="float" office:value="701141.977408273" calcext:value-type="float">
            <text:p>701141.977408273</text:p>
          </table:table-cell>
          <table:table-cell table:formula="of:=[.B25]*[.A25]/[.C25]^2" office:value-type="float" office:value="2568191.3282784" calcext:value-type="float">
            <text:p>2568191.3282784</text:p>
          </table:table-cell>
          <table:table-cell table:number-columns-repeated="6"/>
        </table:table-row>
        <table:table-row table:style-name="ro1">
          <table:table-cell office:value-type="float" office:value="-0.0933599817729646" calcext:value-type="float">
            <text:p>-0.0933599817729646</text:p>
          </table:table-cell>
          <table:table-cell office:value-type="float" office:value="-0.965587380061983" calcext:value-type="float">
            <text:p>-0.965587380061983</text:p>
          </table:table-cell>
          <table:table-cell office:value-type="float" office:value="0.000714319423566482" calcext:value-type="float">
            <text:p>0.000714319423566482</text:p>
          </table:table-cell>
          <table:table-cell table:number-columns-repeated="4"/>
          <table:table-cell table:formula="of:=1/[.C26]^2" office:value-type="float" office:value="1959815.01656214" calcext:value-type="float">
            <text:p>1959815.01656214</text:p>
          </table:table-cell>
          <table:table-cell table:formula="of:=[.A26]/[.C26]^2" office:value-type="float" office:value="-182968.294224623" calcext:value-type="float">
            <text:p>-182968.294224623</text:p>
          </table:table-cell>
          <table:table-cell table:formula="of:=[.B26]/[.C26]^2" office:value-type="float" office:value="-1892372.64724836" calcext:value-type="float">
            <text:p>-1892372.64724836</text:p>
          </table:table-cell>
          <table:table-cell table:formula="of:=[.A26]^2/[.C26]^2" office:value-type="float" office:value="17081.9166138413" calcext:value-type="float">
            <text:p>17081.9166138413</text:p>
          </table:table-cell>
          <table:table-cell table:formula="of:=[.B26]*[.A26]/[.C26]^2" office:value-type="float" office:value="176671.875854764" calcext:value-type="float">
            <text:p>176671.875854764</text:p>
          </table:table-cell>
          <table:table-cell table:number-columns-repeated="6"/>
        </table:table-row>
        <table:table-row table:style-name="ro1">
          <table:table-cell office:value-type="float" office:value="-0.523263325378291" calcext:value-type="float">
            <text:p>-0.523263325378291</text:p>
          </table:table-cell>
          <table:table-cell office:value-type="float" office:value="-1.80452809649388" calcext:value-type="float">
            <text:p>-1.80452809649388</text:p>
          </table:table-cell>
          <table:table-cell office:value-type="float" office:value="0.000998813578059792" calcext:value-type="float">
            <text:p>0.000998813578059792</text:p>
          </table:table-cell>
          <table:table-cell table:number-columns-repeated="4"/>
          <table:table-cell table:formula="of:=1/[.C27]^2" office:value-type="float" office:value="1002377.07336141" calcext:value-type="float">
            <text:p>1002377.07336141</text:p>
          </table:table-cell>
          <table:table-cell table:formula="of:=[.A27]/[.C27]^2" office:value-type="float" office:value="-524507.160690052" calcext:value-type="float">
            <text:p>-524507.160690052</text:p>
          </table:table-cell>
          <table:table-cell table:formula="of:=[.B27]/[.C27]^2" office:value-type="float" office:value="-1808817.59216197" calcext:value-type="float">
            <text:p>-1808817.59216197</text:p>
          </table:table-cell>
          <table:table-cell table:formula="of:=[.A27]^2/[.C27]^2" office:value-type="float" office:value="274455.361087402" calcext:value-type="float">
            <text:p>274455.361087402</text:p>
          </table:table-cell>
          <table:table-cell table:formula="of:=[.B27]*[.A27]/[.C27]^2" office:value-type="float" office:value="946487.908277427" calcext:value-type="float">
            <text:p>946487.908277427</text:p>
          </table:table-cell>
          <table:table-cell table:number-columns-repeated="6"/>
        </table:table-row>
        <table:table-row table:style-name="ro1">
          <table:table-cell office:value-type="float" office:value="-0.945582506931724" calcext:value-type="float">
            <text:p>-0.945582506931724</text:p>
          </table:table-cell>
          <table:table-cell office:value-type="float" office:value="-2.10042977520632" calcext:value-type="float">
            <text:p>-2.10042977520632</text:p>
          </table:table-cell>
          <table:table-cell office:value-type="float" office:value="0.000777384329353729" calcext:value-type="float">
            <text:p>0.000777384329353729</text:p>
          </table:table-cell>
          <table:table-cell table:number-columns-repeated="4"/>
          <table:table-cell table:formula="of:=1/[.C28]^2" office:value-type="float" office:value="1654734.93695685" calcext:value-type="float">
            <text:p>1654734.93695685</text:p>
          </table:table-cell>
          <table:table-cell table:formula="of:=[.A28]/[.C28]^2" office:value-type="float" office:value="-1564688.40999516" calcext:value-type="float">
            <text:p>-1564688.40999516</text:p>
          </table:table-cell>
          <table:table-cell table:formula="of:=[.B28]/[.C28]^2" office:value-type="float" office:value="-3475654.53165832" calcext:value-type="float">
            <text:p>-3475654.53165832</text:p>
          </table:table-cell>
          <table:table-cell table:formula="of:=[.A28]^2/[.C28]^2" office:value-type="float" office:value="1479541.98929024" calcext:value-type="float">
            <text:p>1479541.98929024</text:p>
          </table:table-cell>
          <table:table-cell table:formula="of:=[.B28]*[.A28]/[.C28]^2" office:value-type="float" office:value="3286518.12527408" calcext:value-type="float">
            <text:p>3286518.12527408</text:p>
          </table:table-cell>
          <table:table-cell table:number-columns-repeated="6"/>
        </table:table-row>
        <table:table-row table:style-name="ro1">
          <table:table-cell office:value-type="float" office:value="-1.05166856645987" calcext:value-type="float">
            <text:p>-1.05166856645987</text:p>
          </table:table-cell>
          <table:table-cell office:value-type="float" office:value="-2.82815880016525" calcext:value-type="float">
            <text:p>-2.82815880016525</text:p>
          </table:table-cell>
          <table:table-cell office:value-type="float" office:value="0.000754888436979828" calcext:value-type="float">
            <text:p>0.000754888436979828</text:p>
          </table:table-cell>
          <table:table-cell table:number-columns-repeated="4"/>
          <table:table-cell table:formula="of:=1/[.C29]^2" office:value-type="float" office:value="1754827.58948499" calcext:value-type="float">
            <text:p>1754827.58948499</text:p>
          </table:table-cell>
          <table:table-cell table:formula="of:=[.A29]/[.C29]^2" office:value-type="float" office:value="-1845497.01541791" calcext:value-type="float">
            <text:p>-1845497.01541791</text:p>
          </table:table-cell>
          <table:table-cell table:formula="of:=[.B29]/[.C29]^2" office:value-type="float" office:value="-4962931.08997473" calcext:value-type="float">
            <text:p>-4962931.08997473</text:p>
          </table:table-cell>
          <table:table-cell table:formula="of:=[.A29]^2/[.C29]^2" office:value-type="float" office:value="1940851.20061053" calcext:value-type="float">
            <text:p>1940851.20061053</text:p>
          </table:table-cell>
          <table:table-cell table:formula="of:=[.B29]*[.A29]/[.C29]^2" office:value-type="float" office:value="5219358.62483287" calcext:value-type="float">
            <text:p>5219358.62483287</text:p>
          </table:table-cell>
          <table:table-cell table:number-columns-repeated="6"/>
        </table:table-row>
        <table:table-row table:style-name="ro1">
          <table:table-cell office:value-type="float" office:value="0.157609057171488" calcext:value-type="float">
            <text:p>0.157609057171488</text:p>
          </table:table-cell>
          <table:table-cell office:value-type="float" office:value="-1.19891757117884" calcext:value-type="float">
            <text:p>-1.19891757117884</text:p>
          </table:table-cell>
          <table:table-cell office:value-type="float" office:value="0.000615338079843378" calcext:value-type="float">
            <text:p>0.000615338079843378</text:p>
          </table:table-cell>
          <table:table-cell table:number-columns-repeated="4"/>
          <table:table-cell table:formula="of:=1/[.C30]^2" office:value-type="float" office:value="2641024.41477433" calcext:value-type="float">
            <text:p>2641024.41477433</text:p>
          </table:table-cell>
          <table:table-cell table:formula="of:=[.A30]/[.C30]^2" office:value-type="float" office:value="416249.367979464" calcext:value-type="float">
            <text:p>416249.367979464</text:p>
          </table:table-cell>
          <table:table-cell table:formula="of:=[.B30]/[.C30]^2" office:value-type="float" office:value="-3166370.57678525" calcext:value-type="float">
            <text:p>-3166370.57678525</text:p>
          </table:table-cell>
          <table:table-cell table:formula="of:=[.A30]^2/[.C30]^2" office:value-type="float" office:value="65604.6704354711" calcext:value-type="float">
            <text:p>65604.6704354711</text:p>
          </table:table-cell>
          <table:table-cell table:formula="of:=[.B30]*[.A30]/[.C30]^2" office:value-type="float" office:value="-499048.681262665" calcext:value-type="float">
            <text:p>-499048.681262665</text:p>
          </table:table-cell>
          <table:table-cell table:number-columns-repeated="6"/>
        </table:table-row>
        <table:table-row table:style-name="ro1">
          <table:table-cell office:value-type="float" office:value="-0.772137241692338" calcext:value-type="float">
            <text:p>-0.772137241692338</text:p>
          </table:table-cell>
          <table:table-cell office:value-type="float" office:value="-1.0338600043728" calcext:value-type="float">
            <text:p>-1.0338600043728</text:p>
          </table:table-cell>
          <table:table-cell office:value-type="float" office:value="0.000873556669492629" calcext:value-type="float">
            <text:p>0.000873556669492629</text:p>
          </table:table-cell>
          <table:table-cell table:number-columns-repeated="4"/>
          <table:table-cell table:formula="of:=1/[.C31]^2" office:value-type="float" office:value="1310442.08575225" calcext:value-type="float">
            <text:p>1310442.08575225</text:p>
          </table:table-cell>
          <table:table-cell table:formula="of:=[.A31]/[.C31]^2" office:value-type="float" office:value="-1011841.1374903" calcext:value-type="float">
            <text:p>-1011841.1374903</text:p>
          </table:table-cell>
          <table:table-cell table:formula="of:=[.B31]/[.C31]^2" office:value-type="float" office:value="-1354813.66050613" calcext:value-type="float">
            <text:p>-1354813.66050613</text:p>
          </table:table-cell>
          <table:table-cell table:formula="of:=[.A31]^2/[.C31]^2" office:value-type="float" office:value="781280.224932597" calcext:value-type="float">
            <text:p>781280.224932597</text:p>
          </table:table-cell>
          <table:table-cell table:formula="of:=[.B31]*[.A31]/[.C31]^2" office:value-type="float" office:value="1046102.0828303" calcext:value-type="float">
            <text:p>1046102.0828303</text:p>
          </table:table-cell>
          <table:table-cell table:number-columns-repeated="6"/>
        </table:table-row>
        <table:table-row table:style-name="ro1">
          <table:table-cell office:value-type="float" office:value="2.8580015353998" calcext:value-type="float">
            <text:p>2.8580015353998</text:p>
          </table:table-cell>
          <table:table-cell office:value-type="float" office:value="3.59400691472831" calcext:value-type="float">
            <text:p>3.59400691472831</text:p>
          </table:table-cell>
          <table:table-cell office:value-type="float" office:value="0.000815938375737028" calcext:value-type="float">
            <text:p>0.000815938375737028</text:p>
          </table:table-cell>
          <table:table-cell table:number-columns-repeated="4"/>
          <table:table-cell table:formula="of:=1/[.C32]^2" office:value-type="float" office:value="1502053.08200531" calcext:value-type="float">
            <text:p>1502053.08200531</text:p>
          </table:table-cell>
          <table:table-cell table:formula="of:=[.A32]/[.C32]^2" office:value-type="float" office:value="4292870.01462319" calcext:value-type="float">
            <text:p>4292870.01462319</text:p>
          </table:table-cell>
          <table:table-cell table:formula="of:=[.B32]/[.C32]^2" office:value-type="float" office:value="5398389.16301606" calcext:value-type="float">
            <text:p>5398389.16301606</text:p>
          </table:table-cell>
          <table:table-cell table:formula="of:=[.A32]^2/[.C32]^2" office:value-type="float" office:value="12269029.0930648" calcext:value-type="float">
            <text:p>12269029.0930648</text:p>
          </table:table-cell>
          <table:table-cell table:formula="of:=[.B32]*[.A32]/[.C32]^2" office:value-type="float" office:value="15428604.5165855" calcext:value-type="float">
            <text:p>15428604.5165855</text:p>
          </table:table-cell>
          <table:table-cell table:number-columns-repeated="6"/>
        </table:table-row>
        <table:table-row table:style-name="ro1">
          <table:table-cell office:value-type="float" office:value="-0.0418527722950509" calcext:value-type="float">
            <text:p>-0.0418527722950509</text:p>
          </table:table-cell>
          <table:table-cell office:value-type="float" office:value="-2.05666782206185" calcext:value-type="float">
            <text:p>-2.05666782206185</text:p>
          </table:table-cell>
          <table:table-cell office:value-type="float" office:value="0.000793704301228931" calcext:value-type="float">
            <text:p>0.000793704301228931</text:p>
          </table:table-cell>
          <table:table-cell table:number-columns-repeated="4"/>
          <table:table-cell table:formula="of:=1/[.C33]^2" office:value-type="float" office:value="1587385.95109662" calcext:value-type="float">
            <text:p>1587385.95109662</text:p>
          </table:table-cell>
          <table:table-cell table:formula="of:=[.A33]/[.C33]^2" office:value-type="float" office:value="-66436.5027556094" calcext:value-type="float">
            <text:p>-66436.5027556094</text:p>
          </table:table-cell>
          <table:table-cell table:formula="of:=[.B33]/[.C33]^2" office:value-type="float" office:value="-3264725.60681345" calcext:value-type="float">
            <text:p>-3264725.60681345</text:p>
          </table:table-cell>
          <table:table-cell table:formula="of:=[.A33]^2/[.C33]^2" office:value-type="float" office:value="2780.55182191004" calcext:value-type="float">
            <text:p>2780.55182191004</text:p>
          </table:table-cell>
          <table:table-cell table:formula="of:=[.B33]*[.A33]/[.C33]^2" office:value-type="float" office:value="136637.817427785" calcext:value-type="float">
            <text:p>136637.817427785</text:p>
          </table:table-cell>
          <table:table-cell table:number-columns-repeated="6"/>
        </table:table-row>
        <table:table-row table:style-name="ro1">
          <table:table-cell office:value-type="float" office:value="2.78191880326349" calcext:value-type="float">
            <text:p>2.78191880326349</text:p>
          </table:table-cell>
          <table:table-cell office:value-type="float" office:value="3.30038707068286" calcext:value-type="float">
            <text:p>3.30038707068286</text:p>
          </table:table-cell>
          <table:table-cell office:value-type="float" office:value="0.00062846552552818" calcext:value-type="float">
            <text:p>0.00062846552552818</text:p>
          </table:table-cell>
          <table:table-cell table:number-columns-repeated="4"/>
          <table:table-cell table:formula="of:=1/[.C34]^2" office:value-type="float" office:value="2531844.80479906" calcext:value-type="float">
            <text:p>2531844.80479906</text:p>
          </table:table-cell>
          <table:table-cell table:formula="of:=[.A34]/[.C34]^2" office:value-type="float" office:value="7043386.66941547" calcext:value-type="float">
            <text:p>7043386.66941547</text:p>
          </table:table-cell>
          <table:table-cell table:formula="of:=[.B34]/[.C34]^2" office:value-type="float" office:value="8356067.85873438" calcext:value-type="float">
            <text:p>8356067.85873438</text:p>
          </table:table-cell>
          <table:table-cell table:formula="of:=[.A34]^2/[.C34]^2" office:value-type="float" office:value="19594129.8143023" calcext:value-type="float">
            <text:p>19594129.8143023</text:p>
          </table:table-cell>
          <table:table-cell table:formula="of:=[.B34]*[.A34]/[.C34]^2" office:value-type="float" office:value="23245902.2975588" calcext:value-type="float">
            <text:p>23245902.2975588</text:p>
          </table:table-cell>
          <table:table-cell table:number-columns-repeated="6"/>
        </table:table-row>
        <table:table-row table:style-name="ro1">
          <table:table-cell office:value-type="float" office:value="4.11676342332769" calcext:value-type="float">
            <text:p>4.11676342332769</text:p>
          </table:table-cell>
          <table:table-cell office:value-type="float" office:value="5.26305389826312" calcext:value-type="float">
            <text:p>5.26305389826312</text:p>
          </table:table-cell>
          <table:table-cell office:value-type="float" office:value="0.000747088609847269" calcext:value-type="float">
            <text:p>0.000747088609847269</text:p>
          </table:table-cell>
          <table:table-cell table:number-columns-repeated="4"/>
          <table:table-cell table:formula="of:=1/[.C35]^2" office:value-type="float" office:value="1791660.70854142" calcext:value-type="float">
            <text:p>1791660.70854142</text:p>
          </table:table-cell>
          <table:table-cell table:formula="of:=[.A35]/[.C35]^2" office:value-type="float" office:value="7375843.27193667" calcext:value-type="float">
            <text:p>7375843.27193667</text:p>
          </table:table-cell>
          <table:table-cell table:formula="of:=[.B35]/[.C35]^2" office:value-type="float" office:value="9429606.87645375" calcext:value-type="float">
            <text:p>9429606.87645375</text:p>
          </table:table-cell>
          <table:table-cell table:formula="of:=[.A35]^2/[.C35]^2" office:value-type="float" office:value="30364601.7981065" calcext:value-type="float">
            <text:p>30364601.7981065</text:p>
          </table:table-cell>
          <table:table-cell table:formula="of:=[.B35]*[.A35]/[.C35]^2" office:value-type="float" office:value="38819460.685344" calcext:value-type="float">
            <text:p>38819460.685344</text:p>
          </table:table-cell>
          <table:table-cell table:number-columns-repeated="6"/>
        </table:table-row>
        <table:table-row table:style-name="ro1">
          <table:table-cell office:value-type="float" office:value="-9.50454345177768" calcext:value-type="float">
            <text:p>-9.50454345177768</text:p>
          </table:table-cell>
          <table:table-cell office:value-type="float" office:value="-13.3702574764295" calcext:value-type="float">
            <text:p>-13.3702574764295</text:p>
          </table:table-cell>
          <table:table-cell office:value-type="float" office:value="0.00102355899492814" calcext:value-type="float">
            <text:p>0.00102355899492814</text:p>
          </table:table-cell>
          <table:table-cell table:number-columns-repeated="4"/>
          <table:table-cell table:formula="of:=1/[.C36]^2" office:value-type="float" office:value="954496.283319537" calcext:value-type="float">
            <text:p>954496.283319537</text:p>
          </table:table-cell>
          <table:table-cell table:formula="of:=[.A36]/[.C36]^2" office:value-type="float" office:value="-9072051.39937084" calcext:value-type="float">
            <text:p>-9072051.39937084</text:p>
          </table:table-cell>
          <table:table-cell table:formula="of:=[.B36]/[.C36]^2" office:value-type="float" office:value="-12761861.0682772" calcext:value-type="float">
            <text:p>-12761861.0682772</text:p>
          </table:table-cell>
          <table:table-cell table:formula="of:=[.A36]^2/[.C36]^2" office:value-type="float" office:value="86225706.7220806" calcext:value-type="float">
            <text:p>86225706.7220806</text:p>
          </table:table-cell>
          <table:table-cell table:formula="of:=[.B36]*[.A36]/[.C36]^2" office:value-type="float" office:value="121295663.048991" calcext:value-type="float">
            <text:p>121295663.048991</text:p>
          </table:table-cell>
          <table:table-cell table:number-columns-repeated="6"/>
        </table:table-row>
        <table:table-row table:style-name="ro1">
          <table:table-cell office:value-type="float" office:value="-8.72495257903853" calcext:value-type="float">
            <text:p>-8.72495257903853</text:p>
          </table:table-cell>
          <table:table-cell office:value-type="float" office:value="-12.2358666540413" calcext:value-type="float">
            <text:p>-12.2358666540413</text:p>
          </table:table-cell>
          <table:table-cell office:value-type="float" office:value="0.00178412665993537" calcext:value-type="float">
            <text:p>0.00178412665993537</text:p>
          </table:table-cell>
          <table:table-cell table:number-columns-repeated="4"/>
          <table:table-cell table:formula="of:=1/[.C37]^2" office:value-type="float" office:value="314158.369511931" calcext:value-type="float">
            <text:p>314158.369511931</text:p>
          </table:table-cell>
          <table:table-cell table:formula="of:=[.A37]/[.C37]^2" office:value-type="float" office:value="-2741016.87629966" calcext:value-type="float">
            <text:p>-2741016.87629966</text:p>
          </table:table-cell>
          <table:table-cell table:formula="of:=[.B37]/[.C37]^2" office:value-type="float" office:value="-3843999.91759901" calcext:value-type="float">
            <text:p>-3843999.91759901</text:p>
          </table:table-cell>
          <table:table-cell table:formula="of:=[.A37]^2/[.C37]^2" office:value-type="float" office:value="23915242.2640588" calcext:value-type="float">
            <text:p>23915242.2640588</text:p>
          </table:table-cell>
          <table:table-cell table:formula="of:=[.B37]*[.A37]/[.C37]^2" office:value-type="float" office:value="33538716.9948793" calcext:value-type="float">
            <text:p>33538716.9948793</text:p>
          </table:table-cell>
          <table:table-cell table:number-columns-repeated="6"/>
        </table:table-row>
        <table:table-row table:style-name="ro1">
          <table:table-cell office:value-type="float" office:value="-8.4475751733201" calcext:value-type="float">
            <text:p>-8.4475751733201</text:p>
          </table:table-cell>
          <table:table-cell office:value-type="float" office:value="-12.4525412413097" calcext:value-type="float">
            <text:p>-12.4525412413097</text:p>
          </table:table-cell>
          <table:table-cell office:value-type="float" office:value="0.00139180305505086" calcext:value-type="float">
            <text:p>0.00139180305505086</text:p>
          </table:table-cell>
          <table:table-cell table:number-columns-repeated="4"/>
          <table:table-cell table:formula="of:=1/[.C38]^2" office:value-type="float" office:value="516231.414189958" calcext:value-type="float">
            <text:p>516231.414189958</text:p>
          </table:table-cell>
          <table:table-cell table:formula="of:=[.A38]/[.C38]^2" office:value-type="float" office:value="-4360903.67819901" calcext:value-type="float">
            <text:p>-4360903.67819901</text:p>
          </table:table-cell>
          <table:table-cell table:formula="of:=[.B38]/[.C38]^2" office:value-type="float" office:value="-6428392.9752601" calcext:value-type="float">
            <text:p>-6428392.9752601</text:p>
          </table:table-cell>
          <table:table-cell table:formula="of:=[.A38]^2/[.C38]^2" office:value-type="float" office:value="36839061.6451943" calcext:value-type="float">
            <text:p>36839061.6451943</text:p>
          </table:table-cell>
          <table:table-cell table:formula="of:=[.B38]*[.A38]/[.C38]^2" office:value-type="float" office:value="54304332.9021525" calcext:value-type="float">
            <text:p>54304332.9021525</text:p>
          </table:table-cell>
          <table:table-cell table:number-columns-repeated="6"/>
        </table:table-row>
        <table:table-row table:style-name="ro1">
          <table:table-cell office:value-type="float" office:value="-8.95405350035094" calcext:value-type="float">
            <text:p>-8.95405350035094</text:p>
          </table:table-cell>
          <table:table-cell office:value-type="float" office:value="-11.8851002554522" calcext:value-type="float">
            <text:p>-11.8851002554522</text:p>
          </table:table-cell>
          <table:table-cell office:value-type="float" office:value="0.00169400123317991" calcext:value-type="float">
            <text:p>0.00169400123317991</text:p>
          </table:table-cell>
          <table:table-cell table:number-columns-repeated="4"/>
          <table:table-cell table:formula="of:=1/[.C39]^2" office:value-type="float" office:value="348475.745377843" calcext:value-type="float">
            <text:p>348475.745377843</text:p>
          </table:table-cell>
          <table:table-cell table:formula="of:=[.A39]/[.C39]^2" office:value-type="float" office:value="-3120270.46768788" calcext:value-type="float">
            <text:p>-3120270.46768788</text:p>
          </table:table-cell>
          <table:table-cell table:formula="of:=[.B39]/[.C39]^2" office:value-type="float" office:value="-4141669.1704091" calcext:value-type="float">
            <text:p>-4141669.1704091</text:p>
          </table:table-cell>
          <table:table-cell table:formula="of:=[.A39]^2/[.C39]^2" office:value-type="float" office:value="27939068.7032423" calcext:value-type="float">
            <text:p>27939068.7032423</text:p>
          </table:table-cell>
          <table:table-cell table:formula="of:=[.B39]*[.A39]/[.C39]^2" office:value-type="float" office:value="37084727.3325972" calcext:value-type="float">
            <text:p>37084727.3325972</text:p>
          </table:table-cell>
          <table:table-cell table:number-columns-repeated="6"/>
        </table:table-row>
        <table:table-row table:style-name="ro1">
          <table:table-cell office:value-type="float" office:value="1.42719662806257" calcext:value-type="float">
            <text:p>1.42719662806257</text:p>
          </table:table-cell>
          <table:table-cell office:value-type="float" office:value="0.00138587629967381" calcext:value-type="float">
            <text:p>0.00138587629967381</text:p>
          </table:table-cell>
          <table:table-cell office:value-type="float" office:value="0.00280402480520448" calcext:value-type="float">
            <text:p>0.00280402480520448</text:p>
          </table:table-cell>
          <table:table-cell table:number-columns-repeated="4"/>
          <table:table-cell table:formula="of:=1/[.C40]^2" office:value-type="float" office:value="127185.118099436" calcext:value-type="float">
            <text:p>127185.118099436</text:p>
          </table:table-cell>
          <table:table-cell table:formula="of:=[.A40]/[.C40]^2" office:value-type="float" office:value="181518.171691256" calcext:value-type="float">
            <text:p>181518.171691256</text:p>
          </table:table-cell>
          <table:table-cell table:formula="of:=[.B40]/[.C40]^2" office:value-type="float" office:value="176.262840845223" calcext:value-type="float">
            <text:p>176.262840845223</text:p>
          </table:table-cell>
          <table:table-cell table:formula="of:=[.A40]^2/[.C40]^2" office:value-type="float" office:value="259062.122569844" calcext:value-type="float">
            <text:p>259062.122569844</text:p>
          </table:table-cell>
          <table:table-cell table:formula="of:=[.B40]*[.A40]/[.C40]^2" office:value-type="float" office:value="251.561732107033" calcext:value-type="float">
            <text:p>251.561732107033</text:p>
          </table:table-cell>
          <table:table-cell table:number-columns-repeated="6"/>
        </table:table-row>
        <table:table-row table:style-name="ro1">
          <table:table-cell office:value-type="float" office:value="-9.30320103221575" calcext:value-type="float">
            <text:p>-9.30320103221575</text:p>
          </table:table-cell>
          <table:table-cell office:value-type="float" office:value="-10.53491114492" calcext:value-type="float">
            <text:p>-10.53491114492</text:p>
          </table:table-cell>
          <table:table-cell office:value-type="float" office:value="0.00126015627468824" calcext:value-type="float">
            <text:p>0.00126015627468824</text:p>
          </table:table-cell>
          <table:table-cell table:number-columns-repeated="4"/>
          <table:table-cell table:formula="of:=1/[.C41]^2" office:value-type="float" office:value="629725.366011684" calcext:value-type="float">
            <text:p>629725.366011684</text:p>
          </table:table-cell>
          <table:table-cell table:formula="of:=[.A41]/[.C41]^2" office:value-type="float" office:value="-5858461.67509234" calcext:value-type="float">
            <text:p>-5858461.67509234</text:p>
          </table:table-cell>
          <table:table-cell table:formula="of:=[.B41]/[.C41]^2" office:value-type="float" office:value="-6634100.7766353" calcext:value-type="float">
            <text:p>-6634100.7766353</text:p>
          </table:table-cell>
          <table:table-cell table:formula="of:=[.A41]^2/[.C41]^2" office:value-type="float" office:value="54502446.7029155" calcext:value-type="float">
            <text:p>54502446.7029155</text:p>
          </table:table-cell>
          <table:table-cell table:formula="of:=[.B41]*[.A41]/[.C41]^2" office:value-type="float" office:value="61718373.1930168" calcext:value-type="float">
            <text:p>61718373.1930168</text:p>
          </table:table-cell>
          <table:table-cell table:number-columns-repeated="6"/>
        </table:table-row>
        <table:table-row table:style-name="ro1">
          <table:table-cell office:value-type="float" office:value="-7.86436316140416" calcext:value-type="float">
            <text:p>-7.86436316140416</text:p>
          </table:table-cell>
          <table:table-cell office:value-type="float" office:value="-13.0222693224052" calcext:value-type="float">
            <text:p>-13.0222693224052</text:p>
          </table:table-cell>
          <table:table-cell office:value-type="float" office:value="0.00151372506940084" calcext:value-type="float">
            <text:p>0.00151372506940084</text:p>
          </table:table-cell>
          <table:table-cell table:number-columns-repeated="4"/>
          <table:table-cell table:formula="of:=1/[.C42]^2" office:value-type="float" office:value="436421.354614609" calcext:value-type="float">
            <text:p>436421.354614609</text:p>
          </table:table-cell>
          <table:table-cell table:formula="of:=[.A42]/[.C42]^2" office:value-type="float" office:value="-3432176.02408123" calcext:value-type="float">
            <text:p>-3432176.02408123</text:p>
          </table:table-cell>
          <table:table-cell table:formula="of:=[.B42]/[.C42]^2" office:value-type="float" office:value="-5683196.41784034" calcext:value-type="float">
            <text:p>-5683196.41784034</text:p>
          </table:table-cell>
          <table:table-cell table:formula="of:=[.A42]^2/[.C42]^2" office:value-type="float" office:value="26991878.6872391" calcext:value-type="float">
            <text:p>26991878.6872391</text:p>
          </table:table-cell>
          <table:table-cell table:formula="of:=[.B42]*[.A42]/[.C42]^2" office:value-type="float" office:value="44694720.5474877" calcext:value-type="float">
            <text:p>44694720.5474877</text:p>
          </table:table-cell>
          <table:table-cell table:number-columns-repeated="6"/>
        </table:table-row>
        <table:table-row table:style-name="ro1">
          <table:table-cell office:value-type="float" office:value="-8.29459006465867" calcext:value-type="float">
            <text:p>-8.29459006465867</text:p>
          </table:table-cell>
          <table:table-cell office:value-type="float" office:value="-11.1831559784657" calcext:value-type="float">
            <text:p>-11.1831559784657</text:p>
          </table:table-cell>
          <table:table-cell office:value-type="float" office:value="0.00128931463132707" calcext:value-type="float">
            <text:p>0.00128931463132707</text:p>
          </table:table-cell>
          <table:table-cell table:number-columns-repeated="4"/>
          <table:table-cell table:formula="of:=1/[.C43]^2" office:value-type="float" office:value="601564.469988933" calcext:value-type="float">
            <text:p>601564.469988933</text:p>
          </table:table-cell>
          <table:table-cell table:formula="of:=[.A43]/[.C43]^2" office:value-type="float" office:value="-4989730.67602186" calcext:value-type="float">
            <text:p>-4989730.67602186</text:p>
          </table:table-cell>
          <table:table-cell table:formula="of:=[.B43]/[.C43]^2" office:value-type="float" office:value="-6727389.2989893" calcext:value-type="float">
            <text:p>-6727389.2989893</text:p>
          </table:table-cell>
          <table:table-cell table:formula="of:=[.A43]^2/[.C43]^2" office:value-type="float" office:value="41387770.4906535" calcext:value-type="float">
            <text:p>41387770.4906535</text:p>
          </table:table-cell>
          <table:table-cell table:formula="of:=[.B43]*[.A43]/[.C43]^2" office:value-type="float" office:value="55800936.4404877" calcext:value-type="float">
            <text:p>55800936.4404877</text:p>
          </table:table-cell>
          <table:table-cell table:number-columns-repeated="6"/>
        </table:table-row>
        <table:table-row table:style-name="ro1">
          <table:table-cell office:value-type="float" office:value="-7.25281916354732" calcext:value-type="float">
            <text:p>-7.25281916354732</text:p>
          </table:table-cell>
          <table:table-cell office:value-type="float" office:value="-12.530458444234" calcext:value-type="float">
            <text:p>-12.530458444234</text:p>
          </table:table-cell>
          <table:table-cell office:value-type="float" office:value="0.00161645484583859" calcext:value-type="float">
            <text:p>0.00161645484583859</text:p>
          </table:table-cell>
          <table:table-cell table:number-columns-repeated="4"/>
          <table:table-cell table:formula="of:=1/[.C44]^2" office:value-type="float" office:value="382712.674293093" calcext:value-type="float">
            <text:p>382712.674293093</text:p>
          </table:table-cell>
          <table:table-cell table:formula="of:=[.A44]/[.C44]^2" office:value-type="float" office:value="-2775745.81824539" calcext:value-type="float">
            <text:p>-2775745.81824539</text:p>
          </table:table-cell>
          <table:table-cell table:formula="of:=[.B44]/[.C44]^2" office:value-type="float" office:value="-4795565.26131124" calcext:value-type="float">
            <text:p>-4795565.26131124</text:p>
          </table:table-cell>
          <table:table-cell table:formula="of:=[.A44]^2/[.C44]^2" office:value-type="float" office:value="20131982.4637065" calcext:value-type="float">
            <text:p>20131982.4637065</text:p>
          </table:table-cell>
          <table:table-cell table:formula="of:=[.B44]*[.A44]/[.C44]^2" office:value-type="float" office:value="34781367.62728" calcext:value-type="float">
            <text:p>34781367.62728</text:p>
          </table:table-cell>
          <table:table-cell table:number-columns-repeated="6"/>
        </table:table-row>
        <table:table-row table:style-name="ro1">
          <table:table-cell office:value-type="float" office:value="-2.68958408641709" calcext:value-type="float">
            <text:p>-2.68958408641709</text:p>
          </table:table-cell>
          <table:table-cell office:value-type="float" office:value="-4.86886177232257" calcext:value-type="float">
            <text:p>-4.86886177232257</text:p>
          </table:table-cell>
          <table:table-cell office:value-type="float" office:value="0.00100221497645444" calcext:value-type="float">
            <text:p>0.00100221497645444</text:p>
          </table:table-cell>
          <table:table-cell table:number-columns-repeated="4"/>
          <table:table-cell table:formula="of:=1/[.C45]^2" office:value-type="float" office:value="995584.722105472" calcext:value-type="float">
            <text:p>995584.722105472</text:p>
          </table:table-cell>
          <table:table-cell table:formula="of:=[.A45]/[.C45]^2" office:value-type="float" office:value="-2677708.82525486" calcext:value-type="float">
            <text:p>-2677708.82525486</text:p>
          </table:table-cell>
          <table:table-cell table:formula="of:=[.B45]/[.C45]^2" office:value-type="float" office:value="-4847364.39456773" calcext:value-type="float">
            <text:p>-4847364.39456773</text:p>
          </table:table-cell>
          <table:table-cell table:formula="of:=[.A45]^2/[.C45]^2" office:value-type="float" office:value="7201923.04446407" calcext:value-type="float">
            <text:p>7201923.04446407</text:p>
          </table:table-cell>
          <table:table-cell table:formula="of:=[.B45]*[.A45]/[.C45]^2" office:value-type="float" office:value="13037394.1366942" calcext:value-type="float">
            <text:p>13037394.1366942</text:p>
          </table:table-cell>
          <table:table-cell table:number-columns-repeated="6"/>
        </table:table-row>
        <table:table-row table:style-name="ro1">
          <table:table-cell office:value-type="float" office:value="-4.20673060892634" calcext:value-type="float">
            <text:p>-4.20673060892634</text:p>
          </table:table-cell>
          <table:table-cell office:value-type="float" office:value="-6.21976279297783" calcext:value-type="float">
            <text:p>-6.21976279297783</text:p>
          </table:table-cell>
          <table:table-cell office:value-type="float" office:value="0.00107417329917839" calcext:value-type="float">
            <text:p>0.00107417329917839</text:p>
          </table:table-cell>
          <table:table-cell table:number-columns-repeated="4"/>
          <table:table-cell table:formula="of:=1/[.C46]^2" office:value-type="float" office:value="866665.072194688" calcext:value-type="float">
            <text:p>866665.072194688</text:p>
          </table:table-cell>
          <table:table-cell table:formula="of:=[.A46]/[.C46]^2" office:value-type="float" office:value="-3645826.48688876" calcext:value-type="float">
            <text:p>-3645826.48688876</text:p>
          </table:table-cell>
          <table:table-cell table:formula="of:=[.B46]/[.C46]^2" office:value-type="float" office:value="-5390451.17000996" calcext:value-type="float">
            <text:p>-5390451.17000996</text:p>
          </table:table-cell>
          <table:table-cell table:formula="of:=[.A46]^2/[.C46]^2" office:value-type="float" office:value="15337009.8772293" calcext:value-type="float">
            <text:p>15337009.8772293</text:p>
          </table:table-cell>
          <table:table-cell table:formula="of:=[.B46]*[.A46]/[.C46]^2" office:value-type="float" office:value="22676175.9328037" calcext:value-type="float">
            <text:p>22676175.9328037</text:p>
          </table:table-cell>
          <table:table-cell table:number-columns-repeated="6"/>
        </table:table-row>
        <table:table-row table:style-name="ro1">
          <table:table-cell office:value-type="float" office:value="-1.21854426722173" calcext:value-type="float">
            <text:p>-1.21854426722173</text:p>
          </table:table-cell>
          <table:table-cell office:value-type="float" office:value="-2.46055285619933" calcext:value-type="float">
            <text:p>-2.46055285619933</text:p>
          </table:table-cell>
          <table:table-cell office:value-type="float" office:value="0.000655356062924292" calcext:value-type="float">
            <text:p>0.000655356062924292</text:p>
          </table:table-cell>
          <table:table-cell table:number-columns-repeated="4"/>
          <table:table-cell table:formula="of:=1/[.C47]^2" office:value-type="float" office:value="2328334.41139623" calcext:value-type="float">
            <text:p>2328334.41139623</text:p>
          </table:table-cell>
          <table:table-cell table:formula="of:=[.A47]/[.C47]^2" office:value-type="float" office:value="-2837178.54918195" calcext:value-type="float">
            <text:p>-2837178.54918195</text:p>
          </table:table-cell>
          <table:table-cell table:formula="of:=[.B47]/[.C47]^2" office:value-type="float" office:value="-5728989.88614818" calcext:value-type="float">
            <text:p>-5728989.88614818</text:p>
          </table:table-cell>
          <table:table-cell table:formula="of:=[.A47]^2/[.C47]^2" office:value-type="float" office:value="3457227.65619014" calcext:value-type="float">
            <text:p>3457227.65619014</text:p>
          </table:table-cell>
          <table:table-cell table:formula="of:=[.B47]*[.A47]/[.C47]^2" office:value-type="float" office:value="6981027.78273714" calcext:value-type="float">
            <text:p>6981027.78273714</text:p>
          </table:table-cell>
          <table:table-cell table:number-columns-repeated="6"/>
        </table:table-row>
        <table:table-row table:style-name="ro1">
          <table:table-cell office:value-type="float" office:value="0.0504929391673249" calcext:value-type="float">
            <text:p>0.0504929391673249</text:p>
          </table:table-cell>
          <table:table-cell office:value-type="float" office:value="-0.515164619434023" calcext:value-type="float">
            <text:p>-0.515164619434023</text:p>
          </table:table-cell>
          <table:table-cell office:value-type="float" office:value="0.000757475522745549" calcext:value-type="float">
            <text:p>0.000757475522745549</text:p>
          </table:table-cell>
          <table:table-cell table:number-columns-repeated="4"/>
          <table:table-cell table:formula="of:=1/[.C48]^2" office:value-type="float" office:value="1742861.16532707" calcext:value-type="float">
            <text:p>1742861.16532707</text:p>
          </table:table-cell>
          <table:table-cell table:formula="of:=[.A48]/[.C48]^2" office:value-type="float" office:value="88002.1827979529" calcext:value-type="float">
            <text:p>88002.1827979529</text:p>
          </table:table-cell>
          <table:table-cell table:formula="of:=[.B48]/[.C48]^2" office:value-type="float" office:value="-897860.408962058" calcext:value-type="float">
            <text:p>-897860.408962058</text:p>
          </table:table-cell>
          <table:table-cell table:formula="of:=[.A48]^2/[.C48]^2" office:value-type="float" office:value="4443.48886260884" calcext:value-type="float">
            <text:p>4443.48886260884</text:p>
          </table:table-cell>
          <table:table-cell table:formula="of:=[.B48]*[.A48]/[.C48]^2" office:value-type="float" office:value="-45335.6110104707" calcext:value-type="float">
            <text:p>-45335.6110104707</text:p>
          </table:table-cell>
          <table:table-cell table:number-columns-repeated="6"/>
        </table:table-row>
        <table:table-row table:style-name="ro1">
          <table:table-cell office:value-type="float" office:value="1.32743793254411" calcext:value-type="float">
            <text:p>1.32743793254411</text:p>
          </table:table-cell>
          <table:table-cell office:value-type="float" office:value="0.555443358977182" calcext:value-type="float">
            <text:p>0.555443358977182</text:p>
          </table:table-cell>
          <table:table-cell office:value-type="float" office:value="0.000808704516558368" calcext:value-type="float">
            <text:p>0.000808704516558368</text:p>
          </table:table-cell>
          <table:table-cell table:number-columns-repeated="4"/>
          <table:table-cell table:formula="of:=1/[.C49]^2" office:value-type="float" office:value="1529044.98525146" calcext:value-type="float">
            <text:p>1529044.98525146</text:p>
          </table:table-cell>
          <table:table-cell table:formula="of:=[.A49]/[.C49]^2" office:value-type="float" office:value="2029712.31398914" calcext:value-type="float">
            <text:p>2029712.31398914</text:p>
          </table:table-cell>
          <table:table-cell table:formula="of:=[.B49]/[.C49]^2" office:value-type="float" office:value="849297.882635287" calcext:value-type="float">
            <text:p>849297.882635287</text:p>
          </table:table-cell>
          <table:table-cell table:formula="of:=[.A49]^2/[.C49]^2" office:value-type="float" office:value="2694317.11774108" calcext:value-type="float">
            <text:p>2694317.11774108</text:p>
          </table:table-cell>
          <table:table-cell table:formula="of:=[.B49]*[.A49]/[.C49]^2" office:value-type="float" office:value="1127390.22543948" calcext:value-type="float">
            <text:p>1127390.22543948</text:p>
          </table:table-cell>
          <table:table-cell table:number-columns-repeated="6"/>
        </table:table-row>
        <table:table-row table:style-name="ro1">
          <table:table-cell office:value-type="float" office:value="4.57913878806825" calcext:value-type="float">
            <text:p>4.57913878806825</text:p>
          </table:table-cell>
          <table:table-cell office:value-type="float" office:value="5.53721882458906" calcext:value-type="float">
            <text:p>5.53721882458906</text:p>
          </table:table-cell>
          <table:table-cell office:value-type="float" office:value="0.000800532548681805" calcext:value-type="float">
            <text:p>0.000800532548681805</text:p>
          </table:table-cell>
          <table:table-cell table:number-columns-repeated="4"/>
          <table:table-cell table:formula="of:=1/[.C50]^2" office:value-type="float" office:value="1560421.8070773" calcext:value-type="float">
            <text:p>1560421.8070773</text:p>
          </table:table-cell>
          <table:table-cell table:formula="of:=[.A50]/[.C50]^2" office:value-type="float" office:value="7145388.0225352" calcext:value-type="float">
            <text:p>7145388.0225352</text:p>
          </table:table-cell>
          <table:table-cell table:formula="of:=[.B50]/[.C50]^2" office:value-type="float" office:value="8640397.00444769" calcext:value-type="float">
            <text:p>8640397.00444769</text:p>
          </table:table-cell>
          <table:table-cell table:formula="of:=[.A50]^2/[.C50]^2" office:value-type="float" office:value="32719723.4497893" calcext:value-type="float">
            <text:p>32719723.4497893</text:p>
          </table:table-cell>
          <table:table-cell table:formula="of:=[.B50]*[.A50]/[.C50]^2" office:value-type="float" office:value="39565577.0673751" calcext:value-type="float">
            <text:p>39565577.0673751</text:p>
          </table:table-cell>
          <table:table-cell table:number-columns-repeated="6"/>
        </table:table-row>
        <table:table-row table:style-name="ro1">
          <table:table-cell office:value-type="float" office:value="3.72535530116246" calcext:value-type="float">
            <text:p>3.72535530116246</text:p>
          </table:table-cell>
          <table:table-cell office:value-type="float" office:value="5.93081885420834" calcext:value-type="float">
            <text:p>5.93081885420834</text:p>
          </table:table-cell>
          <table:table-cell office:value-type="float" office:value="0.00192870484802697" calcext:value-type="float">
            <text:p>0.00192870484802697</text:p>
          </table:table-cell>
          <table:table-cell table:number-columns-repeated="4"/>
          <table:table-cell table:formula="of:=1/[.C51]^2" office:value-type="float" office:value="268824.257989256" calcext:value-type="float">
            <text:p>268824.257989256</text:p>
          </table:table-cell>
          <table:table-cell table:formula="of:=[.A51]/[.C51]^2" office:value-type="float" office:value="1001465.87458134" calcext:value-type="float">
            <text:p>1001465.87458134</text:p>
          </table:table-cell>
          <table:table-cell table:formula="of:=[.B51]/[.C51]^2" office:value-type="float" office:value="1594347.97775124" calcext:value-type="float">
            <text:p>1594347.97775124</text:p>
          </table:table-cell>
          <table:table-cell table:formula="of:=[.A51]^2/[.C51]^2" office:value-type="float" office:value="3730816.20480489" calcext:value-type="float">
            <text:p>3730816.20480489</text:p>
          </table:table-cell>
          <table:table-cell table:formula="of:=[.B51]*[.A51]/[.C51]^2" office:value-type="float" office:value="5939512.69081324" calcext:value-type="float">
            <text:p>5939512.69081324</text:p>
          </table:table-cell>
          <table:table-cell table:number-columns-repeated="6"/>
        </table:table-row>
        <table:table-row table:style-name="ro1">
          <table:table-cell office:value-type="float" office:value="-8.62666724436709" calcext:value-type="float">
            <text:p>-8.62666724436709</text:p>
          </table:table-cell>
          <table:table-cell office:value-type="float" office:value="-11.5326604671106" calcext:value-type="float">
            <text:p>-11.5326604671106</text:p>
          </table:table-cell>
          <table:table-cell office:value-type="float" office:value="0.00106796226786046" calcext:value-type="float">
            <text:p>0.00106796226786046</text:p>
          </table:table-cell>
          <table:table-cell table:number-columns-repeated="4"/>
          <table:table-cell table:formula="of:=1/[.C52]^2" office:value-type="float" office:value="876775.048729546" calcext:value-type="float">
            <text:p>876775.048729546</text:p>
          </table:table-cell>
          <table:table-cell table:formula="of:=[.A52]/[.C52]^2" office:value-type="float" office:value="-7563646.59355354" calcext:value-type="float">
            <text:p>-7563646.59355354</text:p>
          </table:table-cell>
          <table:table-cell table:formula="of:=[.B52]/[.C52]^2" office:value-type="float" office:value="-10111548.9430322" calcext:value-type="float">
            <text:p>-10111548.9430322</text:p>
          </table:table-cell>
          <table:table-cell table:formula="of:=[.A52]^2/[.C52]^2" office:value-type="float" office:value="65249062.316577" calcext:value-type="float">
            <text:p>65249062.316577</text:p>
          </table:table-cell>
          <table:table-cell table:formula="of:=[.B52]*[.A52]/[.C52]^2" office:value-type="float" office:value="87228968.0566707" calcext:value-type="float">
            <text:p>87228968.0566707</text:p>
          </table:table-cell>
          <table:table-cell table:number-columns-repeated="6"/>
        </table:table-row>
        <table:table-row table:style-name="ro1">
          <table:table-cell office:value-type="float" office:value="-2.12238594915322" calcext:value-type="float">
            <text:p>-2.12238594915322</text:p>
          </table:table-cell>
          <table:table-cell office:value-type="float" office:value="-4.19902176775096" calcext:value-type="float">
            <text:p>-4.19902176775096</text:p>
          </table:table-cell>
          <table:table-cell office:value-type="float" office:value="0.00074790747461071" calcext:value-type="float">
            <text:p>0.00074790747461071</text:p>
          </table:table-cell>
          <table:table-cell table:number-columns-repeated="4"/>
          <table:table-cell table:formula="of:=1/[.C53]^2" office:value-type="float" office:value="1787739.56933187" calcext:value-type="float">
            <text:p>1787739.56933187</text:p>
          </table:table-cell>
          <table:table-cell table:formula="of:=[.A53]/[.C53]^2" office:value-type="float" office:value="-3794273.34269518" calcext:value-type="float">
            <text:p>-3794273.34269518</text:p>
          </table:table-cell>
          <table:table-cell table:formula="of:=[.B53]/[.C53]^2" office:value-type="float" office:value="-7506757.36669426" calcext:value-type="float">
            <text:p>-7506757.36669426</text:p>
          </table:table-cell>
          <table:table-cell table:formula="of:=[.A53]^2/[.C53]^2" office:value-type="float" office:value="8052912.42978287" calcext:value-type="float">
            <text:p>8052912.42978287</text:p>
          </table:table-cell>
          <table:table-cell table:formula="of:=[.B53]*[.A53]/[.C53]^2" office:value-type="float" office:value="15932236.3587743" calcext:value-type="float">
            <text:p>15932236.3587743</text:p>
          </table:table-cell>
          <table:table-cell table:number-columns-repeated="6"/>
        </table:table-row>
        <table:table-row table:style-name="ro1">
          <table:table-cell office:value-type="float" office:value="-7.66639984032656" calcext:value-type="float">
            <text:p>-7.66639984032656</text:p>
          </table:table-cell>
          <table:table-cell office:value-type="float" office:value="-10.6581001578194" calcext:value-type="float">
            <text:p>-10.6581001578194</text:p>
          </table:table-cell>
          <table:table-cell office:value-type="float" office:value="0.00159156591040163" calcext:value-type="float">
            <text:p>0.00159156591040163</text:p>
          </table:table-cell>
          <table:table-cell table:number-columns-repeated="4"/>
          <table:table-cell table:formula="of:=1/[.C54]^2" office:value-type="float" office:value="394776.000692158" calcext:value-type="float">
            <text:p>394776.000692158</text:p>
          </table:table-cell>
          <table:table-cell table:formula="of:=[.A54]/[.C54]^2" office:value-type="float" office:value="-3026510.66867112" calcext:value-type="float">
            <text:p>-3026510.66867112</text:p>
          </table:table-cell>
          <table:table-cell table:formula="of:=[.B54]/[.C54]^2" office:value-type="float" office:value="-4207562.1552804" calcext:value-type="float">
            <text:p>-4207562.1552804</text:p>
          </table:table-cell>
          <table:table-cell table:formula="of:=[.A54]^2/[.C54]^2" office:value-type="float" office:value="23202440.9070469" calcext:value-type="float">
            <text:p>23202440.9070469</text:p>
          </table:table-cell>
          <table:table-cell table:formula="of:=[.B54]*[.A54]/[.C54]^2" office:value-type="float" office:value="32256853.8354057" calcext:value-type="float">
            <text:p>32256853.8354057</text:p>
          </table:table-cell>
          <table:table-cell table:number-columns-repeated="6"/>
        </table:table-row>
        <table:table-row table:style-name="ro1">
          <table:table-cell office:value-type="float" office:value="4.79577712581425" calcext:value-type="float">
            <text:p>4.79577712581425</text:p>
          </table:table-cell>
          <table:table-cell office:value-type="float" office:value="5.2951657546168" calcext:value-type="float">
            <text:p>5.2951657546168</text:p>
          </table:table-cell>
          <table:table-cell office:value-type="float" office:value="0.00075748251492472" calcext:value-type="float">
            <text:p>0.00075748251492472</text:p>
          </table:table-cell>
          <table:table-cell table:number-columns-repeated="4"/>
          <table:table-cell table:formula="of:=1/[.C55]^2" office:value-type="float" office:value="1742828.98942584" calcext:value-type="float">
            <text:p>1742828.98942584</text:p>
          </table:table-cell>
          <table:table-cell table:formula="of:=[.A55]/[.C55]^2" office:value-type="float" office:value="8358219.40169439" calcext:value-type="float">
            <text:p>8358219.40169439</text:p>
          </table:table-cell>
          <table:table-cell table:formula="of:=[.B55]/[.C55]^2" office:value-type="float" office:value="9228568.3809611" calcext:value-type="float">
            <text:p>9228568.3809611</text:p>
          </table:table-cell>
          <table:table-cell table:formula="of:=[.A55]^2/[.C55]^2" office:value-type="float" office:value="40084157.4191828" calcext:value-type="float">
            <text:p>40084157.4191828</text:p>
          </table:table-cell>
          <table:table-cell table:formula="of:=[.B55]*[.A55]/[.C55]^2" office:value-type="float" office:value="44258157.1454259" calcext:value-type="float">
            <text:p>44258157.1454259</text:p>
          </table:table-cell>
          <table:table-cell table:number-columns-repeated="6"/>
        </table:table-row>
        <table:table-row table:style-name="ro1">
          <table:table-cell office:value-type="float" office:value="-7.20171184571237" calcext:value-type="float">
            <text:p>-7.20171184571237</text:p>
          </table:table-cell>
          <table:table-cell office:value-type="float" office:value="-9.5736483020475" calcext:value-type="float">
            <text:p>-9.5736483020475</text:p>
          </table:table-cell>
          <table:table-cell office:value-type="float" office:value="0.000945918247438093" calcext:value-type="float">
            <text:p>0.000945918247438093</text:p>
          </table:table-cell>
          <table:table-cell table:number-columns-repeated="4"/>
          <table:table-cell table:formula="of:=1/[.C56]^2" office:value-type="float" office:value="1117616.4699309" calcext:value-type="float">
            <text:p>1117616.4699309</text:p>
          </table:table-cell>
          <table:table-cell table:formula="of:=[.A56]/[.C56]^2" office:value-type="float" office:value="-8048751.7704646" calcext:value-type="float">
            <text:p>-8048751.7704646</text:p>
          </table:table-cell>
          <table:table-cell table:formula="of:=[.B56]/[.C56]^2" office:value-type="float" office:value="-10699667.0196943" calcext:value-type="float">
            <text:p>-10699667.0196943</text:p>
          </table:table-cell>
          <table:table-cell table:formula="of:=[.A56]^2/[.C56]^2" office:value-type="float" office:value="57964790.9685533" calcext:value-type="float">
            <text:p>57964790.9685533</text:p>
          </table:table-cell>
          <table:table-cell table:formula="of:=[.B56]*[.A56]/[.C56]^2" office:value-type="float" office:value="77055918.7209102" calcext:value-type="float">
            <text:p>77055918.7209102</text:p>
          </table:table-cell>
          <table:table-cell table:number-columns-repeated="6"/>
        </table:table-row>
        <table:table-row table:style-name="ro1">
          <table:table-cell office:value-type="float" office:value="-8.57338998890724" calcext:value-type="float">
            <text:p>-8.57338998890724</text:p>
          </table:table-cell>
          <table:table-cell office:value-type="float" office:value="-12.8580218506533" calcext:value-type="float">
            <text:p>-12.8580218506533</text:p>
          </table:table-cell>
          <table:table-cell office:value-type="float" office:value="0.00264688218301807" calcext:value-type="float">
            <text:p>0.00264688218301807</text:p>
          </table:table-cell>
          <table:table-cell table:number-columns-repeated="4"/>
          <table:table-cell table:formula="of:=1/[.C57]^2" office:value-type="float" office:value="142735.09841881" calcext:value-type="float">
            <text:p>142735.09841881</text:p>
          </table:table-cell>
          <table:table-cell table:formula="of:=[.A57]/[.C57]^2" office:value-type="float" office:value="-1223723.66384951" calcext:value-type="float">
            <text:p>-1223723.66384951</text:p>
          </table:table-cell>
          <table:table-cell table:formula="of:=[.B57]/[.C57]^2" office:value-type="float" office:value="-1835291.01432421" calcext:value-type="float">
            <text:p>-1835291.01432421</text:p>
          </table:table-cell>
          <table:table-cell table:formula="of:=[.A57]^2/[.C57]^2" office:value-type="float" office:value="10491460.2088363" calcext:value-type="float">
            <text:p>10491460.2088363</text:p>
          </table:table-cell>
          <table:table-cell table:formula="of:=[.B57]*[.A57]/[.C57]^2" office:value-type="float" office:value="15734665.6089386" calcext:value-type="float">
            <text:p>15734665.6089386</text:p>
          </table:table-cell>
          <table:table-cell table:number-columns-repeated="6"/>
        </table:table-row>
        <table:table-row table:style-name="ro1">
          <table:table-cell office:value-type="float" office:value="-5.06295301121033" calcext:value-type="float">
            <text:p>-5.06295301121033</text:p>
          </table:table-cell>
          <table:table-cell office:value-type="float" office:value="-8.45253955605375" calcext:value-type="float">
            <text:p>-8.45253955605375</text:p>
          </table:table-cell>
          <table:table-cell office:value-type="float" office:value="0.001164371554499" calcext:value-type="float">
            <text:p>0.001164371554499</text:p>
          </table:table-cell>
          <table:table-cell table:number-columns-repeated="4"/>
          <table:table-cell table:formula="of:=1/[.C58]^2" office:value-type="float" office:value="737593.066739559" calcext:value-type="float">
            <text:p>737593.066739559</text:p>
          </table:table-cell>
          <table:table-cell table:formula="of:=[.A58]/[.C58]^2" office:value-type="float" office:value="-3734399.03829691" calcext:value-type="float">
            <text:p>-3734399.03829691</text:p>
          </table:table-cell>
          <table:table-cell table:formula="of:=[.B58]/[.C58]^2" office:value-type="float" office:value="-6234534.57288712" calcext:value-type="float">
            <text:p>-6234534.57288712</text:p>
          </table:table-cell>
          <table:table-cell table:formula="of:=[.A58]^2/[.C58]^2" office:value-type="float" office:value="18907086.8560063" calcext:value-type="float">
            <text:p>18907086.8560063</text:p>
          </table:table-cell>
          <table:table-cell table:formula="of:=[.B58]*[.A58]/[.C58]^2" office:value-type="float" office:value="31565155.5892937" calcext:value-type="float">
            <text:p>31565155.5892937</text:p>
          </table:table-cell>
          <table:table-cell table:number-columns-repeated="6"/>
        </table:table-row>
        <table:table-row table:style-name="ro1">
          <table:table-cell office:value-type="float" office:value="-7.80457115193139" calcext:value-type="float">
            <text:p>-7.80457115193139</text:p>
          </table:table-cell>
          <table:table-cell office:value-type="float" office:value="-12.2133180903374" calcext:value-type="float">
            <text:p>-12.2133180903374</text:p>
          </table:table-cell>
          <table:table-cell office:value-type="float" office:value="0.000932585798677954" calcext:value-type="float">
            <text:p>0.000932585798677954</text:p>
          </table:table-cell>
          <table:table-cell table:number-columns-repeated="4"/>
          <table:table-cell table:formula="of:=1/[.C59]^2" office:value-type="float" office:value="1149800.26511429" calcext:value-type="float">
            <text:p>1149800.26511429</text:p>
          </table:table-cell>
          <table:table-cell table:formula="of:=[.A59]/[.C59]^2" office:value-type="float" office:value="-8973697.97959406" calcext:value-type="float">
            <text:p>-8973697.97959406</text:p>
          </table:table-cell>
          <table:table-cell table:formula="of:=[.B59]/[.C59]^2" office:value-type="float" office:value="-14042876.3781952" calcext:value-type="float">
            <text:p>-14042876.3781952</text:p>
          </table:table-cell>
          <table:table-cell table:formula="of:=[.A59]^2/[.C59]^2" office:value-type="float" office:value="70035864.3776848" calcext:value-type="float">
            <text:p>70035864.3776848</text:p>
          </table:table-cell>
          <table:table-cell table:formula="of:=[.B59]*[.A59]/[.C59]^2" office:value-type="float" office:value="109598627.871401" calcext:value-type="float">
            <text:p>109598627.871401</text:p>
          </table:table-cell>
          <table:table-cell table:number-columns-repeated="6"/>
        </table:table-row>
        <table:table-row table:style-name="ro1">
          <table:table-cell office:value-type="float" office:value="-9.54477389963482" calcext:value-type="float">
            <text:p>-9.54477389963482</text:p>
          </table:table-cell>
          <table:table-cell office:value-type="float" office:value="-13.1204273371817" calcext:value-type="float">
            <text:p>-13.1204273371817</text:p>
          </table:table-cell>
          <table:table-cell office:value-type="float" office:value="0.00176584446998503" calcext:value-type="float">
            <text:p>0.00176584446998503</text:p>
          </table:table-cell>
          <table:table-cell table:number-columns-repeated="4"/>
          <table:table-cell table:formula="of:=1/[.C60]^2" office:value-type="float" office:value="320697.150227056" calcext:value-type="float">
            <text:p>320697.150227056</text:p>
          </table:table-cell>
          <table:table-cell table:formula="of:=[.A60]/[.C60]^2" office:value-type="float" office:value="-3060981.78917447" calcext:value-type="float">
            <text:p>-3060981.78917447</text:p>
          </table:table-cell>
          <table:table-cell table:formula="of:=[.B60]/[.C60]^2" office:value-type="float" office:value="-4207683.65679532" calcext:value-type="float">
            <text:p>-4207683.65679532</text:p>
          </table:table-cell>
          <table:table-cell table:formula="of:=[.A60]^2/[.C60]^2" office:value-type="float" office:value="29216379.08857" calcext:value-type="float">
            <text:p>29216379.08857</text:p>
          </table:table-cell>
          <table:table-cell table:formula="of:=[.B60]*[.A60]/[.C60]^2" office:value-type="float" office:value="40161389.1452999" calcext:value-type="float">
            <text:p>40161389.1452999</text:p>
          </table:table-cell>
          <table:table-cell table:number-columns-repeated="6"/>
        </table:table-row>
        <table:table-row table:style-name="ro1">
          <table:table-cell office:value-type="float" office:value="-7.44429118210487" calcext:value-type="float">
            <text:p>-7.44429118210487</text:p>
          </table:table-cell>
          <table:table-cell office:value-type="float" office:value="-8.17154103435771" calcext:value-type="float">
            <text:p>-8.17154103435771</text:p>
          </table:table-cell>
          <table:table-cell office:value-type="float" office:value="0.000536847958193208" calcext:value-type="float">
            <text:p>0.000536847958193208</text:p>
          </table:table-cell>
          <table:table-cell table:number-columns-repeated="4"/>
          <table:table-cell table:formula="of:=1/[.C61]^2" office:value-type="float" office:value="3469743.64198028" calcext:value-type="float">
            <text:p>3469743.64198028</text:p>
          </table:table-cell>
          <table:table-cell table:formula="of:=[.A61]/[.C61]^2" office:value-type="float" office:value="-25829781.9981582" calcext:value-type="float">
            <text:p>-25829781.9981582</text:p>
          </table:table-cell>
          <table:table-cell table:formula="of:=[.B61]/[.C61]^2" office:value-type="float" office:value="-28353152.5491436" calcext:value-type="float">
            <text:p>-28353152.5491436</text:p>
          </table:table-cell>
          <table:table-cell table:formula="of:=[.A61]^2/[.C61]^2" office:value-type="float" office:value="192284418.36458" calcext:value-type="float">
            <text:p>192284418.36458</text:p>
          </table:table-cell>
          <table:table-cell table:formula="of:=[.B61]*[.A61]/[.C61]^2" office:value-type="float" office:value="211069123.506464" calcext:value-type="float">
            <text:p>211069123.506464</text:p>
          </table:table-cell>
          <table:table-cell table:number-columns-repeated="6"/>
        </table:table-row>
        <table:table-row table:style-name="ro1">
          <table:table-cell office:value-type="float" office:value="-7.4013971278628" calcext:value-type="float">
            <text:p>-7.4013971278628</text:p>
          </table:table-cell>
          <table:table-cell office:value-type="float" office:value="-10.1445595456133" calcext:value-type="float">
            <text:p>-10.1445595456133</text:p>
          </table:table-cell>
          <table:table-cell office:value-type="float" office:value="0.00117941385419422" calcext:value-type="float">
            <text:p>0.00117941385419422</text:p>
          </table:table-cell>
          <table:table-cell table:number-columns-repeated="4"/>
          <table:table-cell table:formula="of:=1/[.C62]^2" office:value-type="float" office:value="718898.454604419" calcext:value-type="float">
            <text:p>718898.454604419</text:p>
          </table:table-cell>
          <table:table-cell table:formula="of:=[.A62]/[.C62]^2" office:value-type="float" office:value="-5320852.95713415" calcext:value-type="float">
            <text:p>-5320852.95713415</text:p>
          </table:table-cell>
          <table:table-cell table:formula="of:=[.B62]/[.C62]^2" office:value-type="float" office:value="-7292908.17998392" calcext:value-type="float">
            <text:p>-7292908.17998392</text:p>
          </table:table-cell>
          <table:table-cell table:formula="of:=[.A62]^2/[.C62]^2" office:value-type="float" office:value="39381745.794713" calcext:value-type="float">
            <text:p>39381745.794713</text:p>
          </table:table-cell>
          <table:table-cell table:formula="of:=[.B62]*[.A62]/[.C62]^2" office:value-type="float" office:value="53977709.6571001" calcext:value-type="float">
            <text:p>53977709.6571001</text:p>
          </table:table-cell>
          <table:table-cell table:number-columns-repeated="6"/>
        </table:table-row>
        <table:table-row table:style-name="ro1">
          <table:table-cell office:value-type="float" office:value="-3.46055885177418" calcext:value-type="float">
            <text:p>-3.46055885177418</text:p>
          </table:table-cell>
          <table:table-cell office:value-type="float" office:value="-4.98903769392798" calcext:value-type="float">
            <text:p>-4.98903769392798</text:p>
          </table:table-cell>
          <table:table-cell office:value-type="float" office:value="0.00400875912774012" calcext:value-type="float">
            <text:p>0.00400875912774012</text:p>
          </table:table-cell>
          <table:table-cell table:number-columns-repeated="4"/>
          <table:table-cell table:formula="of:=1/[.C63]^2" office:value-type="float" office:value="62227.1737298804" calcext:value-type="float">
            <text:p>62227.1737298804</text:p>
          </table:table-cell>
          <table:table-cell table:formula="of:=[.A63]/[.C63]^2" office:value-type="float" office:value="-215340.796871828" calcext:value-type="float">
            <text:p>-215340.796871828</text:p>
          </table:table-cell>
          <table:table-cell table:formula="of:=[.B63]/[.C63]^2" office:value-type="float" office:value="-310453.715324978" calcext:value-type="float">
            <text:p>-310453.715324978</text:p>
          </table:table-cell>
          <table:table-cell table:formula="of:=[.A63]^2/[.C63]^2" office:value-type="float" office:value="745199.500762909" calcext:value-type="float">
            <text:p>745199.500762909</text:p>
          </table:table-cell>
          <table:table-cell table:formula="of:=[.B63]*[.A63]/[.C63]^2" office:value-type="float" office:value="1074343.35263404" calcext:value-type="float">
            <text:p>1074343.35263404</text:p>
          </table:table-cell>
          <table:table-cell table:number-columns-repeated="6"/>
        </table:table-row>
      </table:table>
      <table:table table:name="wzory wiki_przyp_klasyczny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7"/>
        </table:table-row>
        <table:table-row table:style-name="ro2">
          <table:table-cell table:style-name="ce1" office:value-type="string" calcext:value-type="string">
            <text:p>gamma_calculated:</text:p>
          </table:table-cell>
          <table:table-cell table:style-name="ce1" office:value-type="string" calcext:value-type="string">
            <text:p>gamma_experimental:</text:p>
          </table:table-cell>
          <table:table-cell table:style-name="ce1" office:value-type="string" calcext:value-type="string">
            <text:p>gamma_calc_error:</text:p>
          </table:table-cell>
          <table:table-cell table:style-name="ce1" table:number-columns-repeated="4"/>
          <table:table-cell table:style-name="ce1" office:value-type="string" calcext:value-type="string">
            <text:p>Sxxi</text:p>
          </table:table-cell>
          <table:table-cell table:style-name="ce1" office:value-type="string" calcext:value-type="string">
            <text:p>Sxyi</text:p>
          </table:table-cell>
          <table:table-cell table:style-name="ce1" office:value-type="string" calcext:value-type="string">
            <text:p>Syy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xx</text:p>
          </table:table-cell>
          <table:table-cell table:style-name="ce1" office:value-type="string" calcext:value-type="string">
            <text:p>Sxy</text:p>
          </table:table-cell>
          <table:table-cell table:style-name="ce1" office:value-type="string" calcext:value-type="string">
            <text:p>Syy</text:p>
          </table:table-cell>
          <table:table-cell table:style-name="ce1" office:value-type="string" calcext:value-type="string">
            <text:p>DELTA</text:p>
          </table:table-cell>
        </table:table-row>
        <table:table-row table:style-name="ro1">
          <table:table-cell office:value-type="float" office:value="-7.28332962304272" calcext:value-type="float">
            <text:p>-7.28332962304272</text:p>
          </table:table-cell>
          <table:table-cell office:value-type="float" office:value="-8.20615722286068" calcext:value-type="float">
            <text:p>-8.20615722286068</text:p>
          </table:table-cell>
          <table:table-cell office:value-type="float" office:value="0.000634328492574627" calcext:value-type="float">
            <text:p>0.000634328492574627</text:p>
          </table:table-cell>
          <table:table-cell table:number-columns-repeated="4"/>
          <table:table-cell table:formula="of:=[.A3]^2" office:value-type="float" office:value="53.0468903978917" calcext:value-type="float">
            <text:p>53.0468903978917</text:p>
          </table:table-cell>
          <table:table-cell table:formula="of:=[.B3]*[.A3]" office:value-type="float" office:value="59.7681479926072" calcext:value-type="float">
            <text:p>59.7681479926072</text:p>
          </table:table-cell>
          <table:table-cell table:formula="of:=[.B3]^2" office:value-type="float" office:value="67.3410163663085" calcext:value-type="float">
            <text:p>67.3410163663085</text:p>
          </table:table-cell>
          <table:table-cell office:value-type="float" office:value="61" calcext:value-type="float">
            <text:p>61</text:p>
          </table:table-cell>
          <table:table-cell table:formula="of:=SUM([.A3:.A63])" office:value-type="float" office:value="-238.456401394276" calcext:value-type="float">
            <text:p>-238.456401394276</text:p>
          </table:table-cell>
          <table:table-cell table:formula="of:=SUM([.B3:.B63])" office:value-type="float" office:value="-350.484197089136" calcext:value-type="float">
            <text:p>-350.484197089136</text:p>
          </table:table-cell>
          <table:table-cell table:formula="of:=SUM([.H3:.H63])" office:value-type="float" office:value="2218.4199951746" calcext:value-type="float">
            <text:p>2218.4199951746</text:p>
          </table:table-cell>
          <table:table-cell table:formula="of:=SUM([.I3:.I63])" office:value-type="float" office:value="3016.75992285716" calcext:value-type="float">
            <text:p>3016.75992285716</text:p>
          </table:table-cell>
          <table:table-cell table:formula="of:=SUM([.J3:.J63])" office:value-type="float" office:value="4239.90158683291" calcext:value-type="float">
            <text:p>4239.90158683291</text:p>
          </table:table-cell>
          <table:table-cell table:formula="of:=[.K3]*[.N3]-[.L3]^2" office:value-type="float" office:value="78462.1643397424" calcext:value-type="float">
            <text:p>78462.1643397424</text:p>
          </table:table-cell>
        </table:table-row>
        <table:table-row table:style-name="ro1">
          <table:table-cell office:value-type="float" office:value="-9.27861137624038" calcext:value-type="float">
            <text:p>-9.27861137624038</text:p>
          </table:table-cell>
          <table:table-cell office:value-type="float" office:value="-11.4914417065009" calcext:value-type="float">
            <text:p>-11.4914417065009</text:p>
          </table:table-cell>
          <table:table-cell office:value-type="float" office:value="0.000993964581388415" calcext:value-type="float">
            <text:p>0.000993964581388415</text:p>
          </table:table-cell>
          <table:table-cell table:number-columns-repeated="4"/>
          <table:table-cell table:formula="of:=[.A4]^2" office:value-type="float" office:value="86.0926290712973" calcext:value-type="float">
            <text:p>86.0926290712973</text:p>
          </table:table-cell>
          <table:table-cell table:formula="of:=[.B4]*[.A4]" office:value-type="float" office:value="106.624621747342" calcext:value-type="float">
            <text:p>106.624621747342</text:p>
          </table:table-cell>
          <table:table-cell table:formula="of:=[.B4]^2" office:value-type="float" office:value="132.053232493908" calcext:value-type="float">
            <text:p>132.053232493908</text:p>
          </table:table-cell>
          <table:table-cell table:number-columns-repeated="7"/>
        </table:table-row>
        <table:table-row table:style-name="ro1">
          <table:table-cell office:value-type="float" office:value="-3.23825469919374" calcext:value-type="float">
            <text:p>-3.23825469919374</text:p>
          </table:table-cell>
          <table:table-cell office:value-type="float" office:value="-4.95263313137655" calcext:value-type="float">
            <text:p>-4.95263313137655</text:p>
          </table:table-cell>
          <table:table-cell office:value-type="float" office:value="0.0010586424346201" calcext:value-type="float">
            <text:p>0.0010586424346201</text:p>
          </table:table-cell>
          <table:table-cell/>
          <table:table-cell table:number-matrix-columns-spanned="2" table:number-matrix-rows-spanned="6" table:formula="of:=LINEST([.B3:.B63];[.A3:.A63];;1)" office:value-type="float" office:value="1.28019862510944" calcext:value-type="float">
            <text:p>1.28019862510944</text:p>
          </table:table-cell>
          <table:table-cell office:value-type="float" office:value="-0.741190817633422" calcext:value-type="float">
            <text:p>-0.741190817633422</text:p>
          </table:table-cell>
          <table:table-cell/>
          <table:table-cell table:formula="of:=[.A5]^2" office:value-type="float" office:value="10.4862934968503" calcext:value-type="float">
            <text:p>10.4862934968503</text:p>
          </table:table-cell>
          <table:table-cell table:formula="of:=[.B5]*[.A5]" office:value-type="float" office:value="16.0378875110627" calcext:value-type="float">
            <text:p>16.0378875110627</text:p>
          </table:table-cell>
          <table:table-cell table:formula="of:=[.B5]^2" office:value-type="float" office:value="24.5285749340087" calcext:value-type="float">
            <text:p>24.5285749340087</text:p>
          </table:table-cell>
          <table:table-cell table:number-columns-repeated="7"/>
        </table:table-row>
        <table:table-row table:style-name="ro1">
          <table:table-cell office:value-type="float" office:value="-8.35711233776395" calcext:value-type="float">
            <text:p>-8.35711233776395</text:p>
          </table:table-cell>
          <table:table-cell office:value-type="float" office:value="-11.8268918050371" calcext:value-type="float">
            <text:p>-11.8268918050371</text:p>
          </table:table-cell>
          <table:table-cell office:value-type="float" office:value="0.00124778158508317" calcext:value-type="float">
            <text:p>0.00124778158508317</text:p>
          </table:table-cell>
          <table:table-cell/>
          <table:table-cell office:value-type="float" office:value="0.0394444524004199" calcext:value-type="float">
            <text:p>0.0394444524004199</text:p>
          </table:table-cell>
          <table:table-cell office:value-type="float" office:value="0.23787176728483" calcext:value-type="float">
            <text:p>0.23787176728483</text:p>
          </table:table-cell>
          <table:table-cell/>
          <table:table-cell table:formula="of:=[.A6]^2" office:value-type="float" office:value="69.8413266260064" calcext:value-type="float">
            <text:p>69.8413266260064</text:p>
          </table:table-cell>
          <table:table-cell table:formula="of:=[.B6]*[.A6]" office:value-type="float" office:value="98.8386634212752" calcext:value-type="float">
            <text:p>98.8386634212752</text:p>
          </table:table-cell>
          <table:table-cell table:formula="of:=[.B6]^2" office:value-type="float" office:value="139.875369768055" calcext:value-type="float">
            <text:p>139.875369768055</text:p>
          </table:table-cell>
          <table:table-cell office:value-type="string" calcext:value-type="string">
            <text:p>kwadrat odchylenia y</text:p>
          </table:table-cell>
          <table:table-cell table:number-columns-repeated="6"/>
        </table:table-row>
        <table:table-row table:style-name="ro1">
          <table:table-cell office:value-type="float" office:value="-8.87154834172847" calcext:value-type="float">
            <text:p>-8.87154834172847</text:p>
          </table:table-cell>
          <table:table-cell office:value-type="float" office:value="-12.7597978190168" calcext:value-type="float">
            <text:p>-12.7597978190168</text:p>
          </table:table-cell>
          <table:table-cell office:value-type="float" office:value="0.00136957742634359" calcext:value-type="float">
            <text:p>0.00136957742634359</text:p>
          </table:table-cell>
          <table:table-cell/>
          <table:table-cell office:value-type="float" office:value="0.946960314525615" calcext:value-type="float">
            <text:p>0.946960314525615</text:p>
          </table:table-cell>
          <table:table-cell office:value-type="float" office:value="1.41465700878534" calcext:value-type="float">
            <text:p>1.41465700878534</text:p>
          </table:table-cell>
          <table:table-cell/>
          <table:table-cell table:formula="of:=[.A7]^2" office:value-type="float" office:value="78.7043699796251" calcext:value-type="float">
            <text:p>78.7043699796251</text:p>
          </table:table-cell>
          <table:table-cell table:formula="of:=[.B7]*[.A7]" office:value-type="float" office:value="113.199163182089" calcext:value-type="float">
            <text:p>113.199163182089</text:p>
          </table:table-cell>
          <table:table-cell table:formula="of:=[.B7]^2" office:value-type="float" office:value="162.812440382185" calcext:value-type="float">
            <text:p>162.812440382185</text:p>
          </table:table-cell>
          <table:table-cell table:formula="of:=[.P3]-[.K18]*[.O3]-[.L18]*[.M3]" office:value-type="float" office:value="118.074012697823" calcext:value-type="float">
            <text:p>118.074012697823</text:p>
          </table:table-cell>
          <table:table-cell table:number-columns-repeated="6"/>
        </table:table-row>
        <table:table-row table:style-name="ro1">
          <table:table-cell office:value-type="float" office:value="-9.46362572394621" calcext:value-type="float">
            <text:p>-9.46362572394621</text:p>
          </table:table-cell>
          <table:table-cell office:value-type="float" office:value="-13.9078602554558" calcext:value-type="float">
            <text:p>-13.9078602554558</text:p>
          </table:table-cell>
          <table:table-cell office:value-type="float" office:value="0.00152028494660874" calcext:value-type="float">
            <text:p>0.00152028494660874</text:p>
          </table:table-cell>
          <table:table-cell/>
          <table:table-cell office:value-type="float" office:value="1053.37462048099" calcext:value-type="float">
            <text:p>1053.3746204809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8]^2" office:value-type="float" office:value="89.5602118429363" calcext:value-type="float">
            <text:p>89.5602118429363</text:p>
          </table:table-cell>
          <table:table-cell table:formula="of:=[.B8]*[.A8]" office:value-type="float" office:value="131.618784078581" calcext:value-type="float">
            <text:p>131.618784078581</text:p>
          </table:table-cell>
          <table:table-cell table:formula="of:=[.B8]^2" office:value-type="float" office:value="193.428576885288" calcext:value-type="float">
            <text:p>193.428576885288</text:p>
          </table:table-cell>
          <table:table-cell table:number-columns-repeated="7"/>
        </table:table-row>
        <table:table-row table:style-name="ro1">
          <table:table-cell office:value-type="float" office:value="-4.86912803431436" calcext:value-type="float">
            <text:p>-4.86912803431436</text:p>
          </table:table-cell>
          <table:table-cell office:value-type="float" office:value="-0.00951426110137273" calcext:value-type="float">
            <text:p>-0.00951426110137273</text:p>
          </table:table-cell>
          <table:table-cell office:value-type="float" office:value="0.0677719168857257" calcext:value-type="float">
            <text:p>0.0677719168857257</text:p>
          </table:table-cell>
          <table:table-cell/>
          <table:table-cell office:value-type="float" office:value="2108.07064939384" calcext:value-type="float">
            <text:p>2108.07064939384</text:p>
          </table:table-cell>
          <table:table-cell office:value-type="float" office:value="118.074012697823" calcext:value-type="float">
            <text:p>118.074012697823</text:p>
          </table:table-cell>
          <table:table-cell/>
          <table:table-cell table:formula="of:=[.A9]^2" office:value-type="float" office:value="23.7084078145461" calcext:value-type="float">
            <text:p>23.7084078145461</text:p>
          </table:table-cell>
          <table:table-cell table:formula="of:=[.B9]*[.A9]" office:value-type="float" office:value="0.0463261554544806" calcext:value-type="float">
            <text:p>0.0463261554544806</text:p>
          </table:table-cell>
          <table:table-cell table:formula="of:=[.B9]^2" office:value-type="float" office:value="0.0000905211643050943" calcext:value-type="float">
            <text:p>9.05211643050943E-05</text:p>
          </table:table-cell>
          <table:table-cell table:number-columns-repeated="7"/>
        </table:table-row>
        <table:table-row table:style-name="ro1">
          <table:table-cell office:value-type="float" office:value="3.67727833344725" calcext:value-type="float">
            <text:p>3.67727833344725</text:p>
          </table:table-cell>
          <table:table-cell office:value-type="float" office:value="3.31067641228813" calcext:value-type="float">
            <text:p>3.31067641228813</text:p>
          </table:table-cell>
          <table:table-cell office:value-type="float" office:value="0.0096616983490348" calcext:value-type="float">
            <text:p>0.0096616983490348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A10]^2" office:value-type="float" office:value="13.5223759416406" calcext:value-type="float">
            <text:p>13.5223759416406</text:p>
          </table:table-cell>
          <table:table-cell table:formula="of:=[.B10]*[.A10]" office:value-type="float" office:value="12.174278639962" calcext:value-type="float">
            <text:p>12.174278639962</text:p>
          </table:table-cell>
          <table:table-cell table:formula="of:=[.B10]^2" office:value-type="float" office:value="10.960578306881" calcext:value-type="float">
            <text:p>10.960578306881</text:p>
          </table:table-cell>
          <table:table-cell table:number-columns-repeated="7"/>
        </table:table-row>
        <table:table-row table:style-name="ro1">
          <table:table-cell office:value-type="float" office:value="-7.04318960801817" calcext:value-type="float">
            <text:p>-7.04318960801817</text:p>
          </table:table-cell>
          <table:table-cell office:value-type="float" office:value="-5.9749029336653" calcext:value-type="float">
            <text:p>-5.9749029336653</text:p>
          </table:table-cell>
          <table:table-cell office:value-type="float" office:value="0.0269274237793896" calcext:value-type="float">
            <text:p>0.0269274237793896</text:p>
          </table:table-cell>
          <table:table-cell table:number-columns-repeated="4"/>
          <table:table-cell table:formula="of:=[.A11]^2" office:value-type="float" office:value="49.6065198544951" calcext:value-type="float">
            <text:p>49.6065198544951</text:p>
          </table:table-cell>
          <table:table-cell table:formula="of:=[.B11]*[.A11]" office:value-type="float" office:value="42.0823742513087" calcext:value-type="float">
            <text:p>42.0823742513087</text:p>
          </table:table-cell>
          <table:table-cell table:formula="of:=[.B11]^2" office:value-type="float" office:value="35.6994650667222" calcext:value-type="float">
            <text:p>35.6994650667222</text:p>
          </table:table-cell>
          <table:table-cell table:number-columns-repeated="7"/>
        </table:table-row>
        <table:table-row table:style-name="ro1">
          <table:table-cell office:value-type="float" office:value="-7.70541386707328" calcext:value-type="float">
            <text:p>-7.70541386707328</text:p>
          </table:table-cell>
          <table:table-cell office:value-type="float" office:value="-12.5864220502489" calcext:value-type="float">
            <text:p>-12.5864220502489</text:p>
          </table:table-cell>
          <table:table-cell office:value-type="float" office:value="0.00190496228330317" calcext:value-type="float">
            <text:p>0.00190496228330317</text:p>
          </table:table-cell>
          <table:table-cell table:number-columns-repeated="4"/>
          <table:table-cell table:formula="of:=[.A12]^2" office:value-type="float" office:value="59.3734028628851" calcext:value-type="float">
            <text:p>59.3734028628851</text:p>
          </table:table-cell>
          <table:table-cell table:formula="of:=[.B12]*[.A12]" office:value-type="float" office:value="96.9835910028247" calcext:value-type="float">
            <text:p>96.9835910028247</text:p>
          </table:table-cell>
          <table:table-cell table:formula="of:=[.B12]^2" office:value-type="float" office:value="158.418020026992" calcext:value-type="float">
            <text:p>158.418020026992</text:p>
          </table:table-cell>
          <table:table-cell table:number-columns-repeated="7"/>
        </table:table-row>
        <table:table-row table:style-name="ro1">
          <table:table-cell office:value-type="float" office:value="-7.70773769420895" calcext:value-type="float">
            <text:p>-7.70773769420895</text:p>
          </table:table-cell>
          <table:table-cell office:value-type="float" office:value="-10.1536816297888" calcext:value-type="float">
            <text:p>-10.1536816297888</text:p>
          </table:table-cell>
          <table:table-cell office:value-type="float" office:value="0.00109445411958965" calcext:value-type="float">
            <text:p>0.00109445411958965</text:p>
          </table:table-cell>
          <table:table-cell table:number-columns-repeated="4"/>
          <table:table-cell table:formula="of:=[.A13]^2" office:value-type="float" office:value="59.4092203627296" calcext:value-type="float">
            <text:p>59.4092203627296</text:p>
          </table:table-cell>
          <table:table-cell table:formula="of:=[.B13]*[.A13]" office:value-type="float" office:value="78.2619146329201" calcext:value-type="float">
            <text:p>78.2619146329201</text:p>
          </table:table-cell>
          <table:table-cell table:formula="of:=[.B13]^2" office:value-type="float" office:value="103.097250639111" calcext:value-type="float">
            <text:p>103.097250639111</text:p>
          </table:table-cell>
          <table:table-cell table:number-columns-repeated="7"/>
        </table:table-row>
        <table:table-row table:style-name="ro1">
          <table:table-cell office:value-type="float" office:value="-8.98838850087398" calcext:value-type="float">
            <text:p>-8.98838850087398</text:p>
          </table:table-cell>
          <table:table-cell office:value-type="float" office:value="-13.3077059840673" calcext:value-type="float">
            <text:p>-13.3077059840673</text:p>
          </table:table-cell>
          <table:table-cell office:value-type="float" office:value="0.00155239076747008" calcext:value-type="float">
            <text:p>0.00155239076747008</text:p>
          </table:table-cell>
          <table:table-cell/>
          <table:table-cell table:style-name="ce2" office:value-type="string" calcext:value-type="string" table:number-columns-spanned="2" table:number-rows-spanned="1">
            <text:p>y=ax+b</text:p>
          </table:table-cell>
          <table:covered-table-cell table:style-name="ce3"/>
          <table:table-cell/>
          <table:table-cell table:formula="of:=[.A14]^2" office:value-type="float" office:value="80.7911278426436" calcext:value-type="float">
            <text:p>80.7911278426436</text:p>
          </table:table-cell>
          <table:table-cell table:formula="of:=[.B14]*[.A14]" office:value-type="float" office:value="119.614831440202" calcext:value-type="float">
            <text:p>119.614831440202</text:p>
          </table:table-cell>
          <table:table-cell table:formula="of:=[.B14]^2" office:value-type="float" office:value="177.09503855838" calcext:value-type="float">
            <text:p>177.09503855838</text:p>
          </table:table-cell>
          <table:table-cell table:number-columns-repeated="7"/>
        </table:table-row>
        <table:table-row table:style-name="ro1">
          <table:table-cell office:value-type="float" office:value="-7.07173561564722" calcext:value-type="float">
            <text:p>-7.07173561564722</text:p>
          </table:table-cell>
          <table:table-cell office:value-type="float" office:value="-10.0905097807139" calcext:value-type="float">
            <text:p>-10.0905097807139</text:p>
          </table:table-cell>
          <table:table-cell office:value-type="float" office:value="0.000880675744808826" calcext:value-type="float">
            <text:p>0.000880675744808826</text:p>
          </table:table-cell>
          <table:table-cell/>
          <table:table-cell table:style-name="ce3" office:value-type="string" calcext:value-type="string">
            <text:p>a value</text:p>
          </table:table-cell>
          <table:table-cell table:style-name="ce3" office:value-type="string" calcext:value-type="string">
            <text:p>b value</text:p>
          </table:table-cell>
          <table:table-cell/>
          <table:table-cell table:formula="of:=[.A15]^2" office:value-type="float" office:value="50.0094446176134" calcext:value-type="float">
            <text:p>50.0094446176134</text:p>
          </table:table-cell>
          <table:table-cell table:formula="of:=[.B15]*[.A15]" office:value-type="float" office:value="71.3574173963114" calcext:value-type="float">
            <text:p>71.3574173963114</text:p>
          </table:table-cell>
          <table:table-cell table:formula="of:=[.B15]^2" office:value-type="float" office:value="101.818387634684" calcext:value-type="float">
            <text:p>101.818387634684</text:p>
          </table:table-cell>
          <table:table-cell table:number-columns-repeated="7"/>
        </table:table-row>
        <table:table-row table:style-name="ro1">
          <table:table-cell office:value-type="float" office:value="-9.08557076548582" calcext:value-type="float">
            <text:p>-9.08557076548582</text:p>
          </table:table-cell>
          <table:table-cell office:value-type="float" office:value="-12.6178320344285" calcext:value-type="float">
            <text:p>-12.6178320344285</text:p>
          </table:table-cell>
          <table:table-cell office:value-type="float" office:value="0.00122389871337164" calcext:value-type="float">
            <text:p>0.00122389871337164</text:p>
          </table:table-cell>
          <table:table-cell/>
          <table:table-cell table:style-name="ce3" office:value-type="string" calcext:value-type="string">
            <text:p>a <text:s/>standard error</text:p>
          </table:table-cell>
          <table:table-cell table:style-name="ce3" office:value-type="string" calcext:value-type="string">
            <text:p>b <text:s/>standard error</text:p>
          </table:table-cell>
          <table:table-cell/>
          <table:table-cell table:formula="of:=[.A16]^2" office:value-type="float" office:value="82.5475961346506" calcext:value-type="float">
            <text:p>82.5475961346506</text:p>
          </table:table-cell>
          <table:table-cell table:formula="of:=[.B16]*[.A16]" office:value-type="float" office:value="114.640205855814" calcext:value-type="float">
            <text:p>114.640205855814</text:p>
          </table:table-cell>
          <table:table-cell table:formula="of:=[.B16]^2" office:value-type="float" office:value="159.209685249051" calcext:value-type="float">
            <text:p>159.209685249051</text:p>
          </table:table-cell>
          <table:table-cell table:number-columns-repeated="7"/>
        </table:table-row>
        <table:table-row table:style-name="ro3">
          <table:table-cell office:value-type="float" office:value="-3.33060099906201" calcext:value-type="float">
            <text:p>-3.33060099906201</text:p>
          </table:table-cell>
          <table:table-cell office:value-type="float" office:value="-4.86363037502452" calcext:value-type="float">
            <text:p>-4.86363037502452</text:p>
          </table:table-cell>
          <table:table-cell office:value-type="float" office:value="0.000795055373082096" calcext:value-type="float">
            <text:p>0.000795055373082096</text:p>
          </table:table-cell>
          <table:table-cell/>
          <table:table-cell table:style-name="ce3" office:value-type="string" calcext:value-type="string">
            <text:p>determination coefficient</text:p>
          </table:table-cell>
          <table:table-cell table:style-name="ce3" office:value-type="string" calcext:value-type="string">
            <text:p>standard error value for the y estimate.</text:p>
          </table:table-cell>
          <table:table-cell/>
          <table:table-cell table:formula="of:=[.A17]^2" office:value-type="float" office:value="11.0929030149529" calcext:value-type="float">
            <text:p>11.0929030149529</text:p>
          </table:table-cell>
          <table:table-cell table:formula="of:=[.B17]*[.A17]" office:value-type="float" office:value="16.198812186125" calcext:value-type="float">
            <text:p>16.198812186125</text:p>
          </table:table-cell>
          <table:table-cell table:formula="of:=[.B17]^2" office:value-type="float" office:value="23.6549004248612" calcext:value-type="float">
            <text:p>23.65490042486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odchylenie </text:p>
          </table:table-cell>
          <table:table-cell office:value-type="string" calcext:value-type="string">
            <text:p>b odchylenie</text:p>
          </table:table-cell>
          <table:table-cell table:number-columns-repeated="3"/>
        </table:table-row>
        <table:table-row table:style-name="ro1">
          <table:table-cell office:value-type="float" office:value="1.52640215738986" calcext:value-type="float">
            <text:p>1.52640215738986</text:p>
          </table:table-cell>
          <table:table-cell office:value-type="float" office:value="-0.178973888019146" calcext:value-type="float">
            <text:p>-0.178973888019146</text:p>
          </table:table-cell>
          <table:table-cell office:value-type="float" office:value="0.000674767114434449" calcext:value-type="float">
            <text:p>0.000674767114434449</text:p>
          </table:table-cell>
          <table:table-cell/>
          <table:table-cell table:style-name="ce3" office:value-type="string" calcext:value-type="string">
            <text:p>F-observed value)</text:p>
          </table:table-cell>
          <table:table-cell table:style-name="ce3" office:value-type="string" calcext:value-type="string">
            <text:p>degrees of freedom</text:p>
          </table:table-cell>
          <table:table-cell/>
          <table:table-cell table:formula="of:=[.A18]^2" office:value-type="float" office:value="2.32990354608442" calcext:value-type="float">
            <text:p>2.32990354608442</text:p>
          </table:table-cell>
          <table:table-cell table:formula="of:=[.B18]*[.A18]" office:value-type="float" office:value="-0.273186128788876" calcext:value-type="float">
            <text:p>-0.273186128788876</text:p>
          </table:table-cell>
          <table:table-cell table:formula="of:=[.B18]^2" office:value-type="float" office:value="0.0320316525926899" calcext:value-type="float">
            <text:p>0.0320316525926899</text:p>
          </table:table-cell>
          <table:table-cell table:formula="of:=(([.K3]*[.O3])-([.L3]*[.M3]))/[.Q3]" office:value-type="float" office:value="1.28019862510944" calcext:value-type="float">
            <text:p>1.28019862510944</text:p>
          </table:table-cell>
          <table:table-cell table:style-name="ce4" table:formula="of:=([.N3]*[.M3]-[.L3]*[.O3])/[.Q3]" office:value-type="float" office:value="-0.741190817633422" calcext:value-type="float">
            <text:p>-0.741190817633422</text:p>
          </table:table-cell>
          <table:table-cell table:formula="of:=[.K7]/([.K3]-2)*[.K3]/[.Q3]" office:value-type="float" office:value="0.00155586482516899" calcext:value-type="float">
            <text:p>0.00155586482516899</text:p>
          </table:table-cell>
          <table:table-cell table:formula="of:=[.M18]*[.N3]/[.K3]" office:value-type="float" office:value="0.0565829776712084" calcext:value-type="float">
            <text:p>0.0565829776712084</text:p>
          </table:table-cell>
          <table:table-cell table:number-columns-repeated="3"/>
        </table:table-row>
        <table:table-row table:style-name="ro3">
          <table:table-cell office:value-type="float" office:value="4.42072481513726" calcext:value-type="float">
            <text:p>4.42072481513726</text:p>
          </table:table-cell>
          <table:table-cell office:value-type="float" office:value="4.97700998721604" calcext:value-type="float">
            <text:p>4.97700998721604</text:p>
          </table:table-cell>
          <table:table-cell office:value-type="float" office:value="0.000761358090078171" calcext:value-type="float">
            <text:p>0.000761358090078171</text:p>
          </table:table-cell>
          <table:table-cell/>
          <table:table-cell table:style-name="ce3" office:value-type="string" calcext:value-type="string">
            <text:p>regression sum of squares</text:p>
          </table:table-cell>
          <table:table-cell table:style-name="ce3" office:value-type="string" calcext:value-type="string">
            <text:p>residual sum of squares</text:p>
          </table:table-cell>
          <table:table-cell/>
          <table:table-cell table:formula="of:=[.A19]^2" office:value-type="float" office:value="19.5428078911703" calcext:value-type="float">
            <text:p>19.5428078911703</text:p>
          </table:table-cell>
          <table:table-cell table:formula="of:=[.B19]*[.A19]" office:value-type="float" office:value="22.0019915556719" calcext:value-type="float">
            <text:p>22.0019915556719</text:p>
          </table:table-cell>
          <table:table-cell table:formula="of:=[.B19]^2" office:value-type="float" office:value="24.7706284128482" calcext:value-type="float">
            <text:p>24.7706284128482</text:p>
          </table:table-cell>
          <table:table-cell table:number-columns-repeated="2"/>
          <table:table-cell table:formula="of:=SQRT([.M18])" office:value-type="float" office:value="0.0394444524004199" calcext:value-type="float">
            <text:p>0.0394444524004199</text:p>
          </table:table-cell>
          <table:table-cell table:formula="of:=SQRT([.N18])" office:value-type="float" office:value="0.23787176728483" calcext:value-type="float">
            <text:p>0.23787176728483</text:p>
          </table:table-cell>
          <table:table-cell table:number-columns-repeated="3"/>
        </table:table-row>
        <table:table-row table:style-name="ro1">
          <table:table-cell office:value-type="float" office:value="-8.31605910866367" calcext:value-type="float">
            <text:p>-8.31605910866367</text:p>
          </table:table-cell>
          <table:table-cell office:value-type="float" office:value="-10.0443658742807" calcext:value-type="float">
            <text:p>-10.0443658742807</text:p>
          </table:table-cell>
          <table:table-cell office:value-type="float" office:value="0.00098424501946669" calcext:value-type="float">
            <text:p>0.00098424501946669</text:p>
          </table:table-cell>
          <table:table-cell table:number-columns-repeated="4"/>
          <table:table-cell table:formula="of:=[.A20]^2" office:value-type="float" office:value="69.156839098788" calcext:value-type="float">
            <text:p>69.156839098788</text:p>
          </table:table-cell>
          <table:table-cell table:formula="of:=[.B20]*[.A20]" office:value-type="float" office:value="83.5295403195627" calcext:value-type="float">
            <text:p>83.5295403195627</text:p>
          </table:table-cell>
          <table:table-cell table:formula="of:=[.B20]^2" office:value-type="float" office:value="100.889285816415" calcext:value-type="float">
            <text:p>100.889285816415</text:p>
          </table:table-cell>
          <table:table-cell office:value-type="string" calcext:value-type="string">
            <text:p>dopasowanie do y=x</text:p>
          </table:table-cell>
          <table:table-cell table:number-columns-repeated="6"/>
        </table:table-row>
        <table:table-row table:style-name="ro1">
          <table:table-cell office:value-type="float" office:value="-5.69387308462127" calcext:value-type="float">
            <text:p>-5.69387308462127</text:p>
          </table:table-cell>
          <table:table-cell office:value-type="float" office:value="-8.70645548503586" calcext:value-type="float">
            <text:p>-8.70645548503586</text:p>
          </table:table-cell>
          <table:table-cell office:value-type="float" office:value="0.00200763597618971" calcext:value-type="float">
            <text:p>0.00200763597618971</text:p>
          </table:table-cell>
          <table:table-cell table:number-columns-repeated="4"/>
          <table:table-cell table:formula="of:=[.A21]^2" office:value-type="float" office:value="32.4201907037745" calcext:value-type="float">
            <text:p>32.4201907037745</text:p>
          </table:table-cell>
          <table:table-cell table:formula="of:=[.B21]*[.A21]" office:value-type="float" office:value="49.5734525486989" calcext:value-type="float">
            <text:p>49.5734525486989</text:p>
          </table:table-cell>
          <table:table-cell table:formula="of:=[.B21]^2" office:value-type="float" office:value="75.8023671129111" calcext:value-type="float">
            <text:p>75.8023671129111</text:p>
          </table:table-cell>
          <table:table-cell table:formula="of:=(1-[.K18])/[.M19]" office:value-type="float" office:value="-7.10362568264376" calcext:value-type="float">
            <text:p>-7.10362568264376</text:p>
          </table:table-cell>
          <table:table-cell table:number-columns-repeated="6"/>
        </table:table-row>
        <table:table-row table:style-name="ro1">
          <table:table-cell office:value-type="float" office:value="-0.254518781785193" calcext:value-type="float">
            <text:p>-0.254518781785193</text:p>
          </table:table-cell>
          <table:table-cell office:value-type="float" office:value="-1.48026946435784" calcext:value-type="float">
            <text:p>-1.48026946435784</text:p>
          </table:table-cell>
          <table:table-cell office:value-type="float" office:value="0.00172124793276071" calcext:value-type="float">
            <text:p>0.00172124793276071</text:p>
          </table:table-cell>
          <table:table-cell table:number-columns-repeated="4"/>
          <table:table-cell table:formula="of:=[.A22]^2" office:value-type="float" office:value="0.0647798102814187" calcext:value-type="float">
            <text:p>0.0647798102814187</text:p>
          </table:table-cell>
          <table:table-cell table:formula="of:=[.B22]*[.A22]" office:value-type="float" office:value="0.376756380782178" calcext:value-type="float">
            <text:p>0.376756380782178</text:p>
          </table:table-cell>
          <table:table-cell table:formula="of:=[.B22]^2" office:value-type="float" office:value="2.19119768711026" calcext:value-type="float">
            <text:p>2.19119768711026</text:p>
          </table:table-cell>
          <table:table-cell table:number-columns-repeated="7"/>
        </table:table-row>
        <table:table-row table:style-name="ro1">
          <table:table-cell office:value-type="float" office:value="-0.450395302758232" calcext:value-type="float">
            <text:p>-0.450395302758232</text:p>
          </table:table-cell>
          <table:table-cell office:value-type="float" office:value="-1.34405140003578" calcext:value-type="float">
            <text:p>-1.34405140003578</text:p>
          </table:table-cell>
          <table:table-cell office:value-type="float" office:value="0.000753201932599711" calcext:value-type="float">
            <text:p>0.000753201932599711</text:p>
          </table:table-cell>
          <table:table-cell table:number-columns-repeated="4"/>
          <table:table-cell table:formula="of:=[.A23]^2" office:value-type="float" office:value="0.202855928746679" calcext:value-type="float">
            <text:p>0.202855928746679</text:p>
          </table:table-cell>
          <table:table-cell table:formula="of:=[.B23]*[.A23]" office:value-type="float" office:value="0.60535443724174" calcext:value-type="float">
            <text:p>0.60535443724174</text:p>
          </table:table-cell>
          <table:table-cell table:formula="of:=[.B23]^2" office:value-type="float" office:value="1.80647416593814" calcext:value-type="float">
            <text:p>1.80647416593814</text:p>
          </table:table-cell>
          <table:table-cell table:number-columns-repeated="7"/>
        </table:table-row>
        <table:table-row table:style-name="ro1">
          <table:table-cell office:value-type="float" office:value="-1.37040594914613" calcext:value-type="float">
            <text:p>-1.37040594914613</text:p>
          </table:table-cell>
          <table:table-cell office:value-type="float" office:value="-1.9178017885649" calcext:value-type="float">
            <text:p>-1.9178017885649</text:p>
          </table:table-cell>
          <table:table-cell office:value-type="float" office:value="0.000693742372736831" calcext:value-type="float">
            <text:p>0.000693742372736831</text:p>
          </table:table-cell>
          <table:table-cell table:number-columns-repeated="4"/>
          <table:table-cell table:formula="of:=[.A24]^2" office:value-type="float" office:value="1.8780124654551" calcext:value-type="float">
            <text:p>1.8780124654551</text:p>
          </table:table-cell>
          <table:table-cell table:formula="of:=[.B24]*[.A24]" office:value-type="float" office:value="2.62816698033242" calcext:value-type="float">
            <text:p>2.62816698033242</text:p>
          </table:table-cell>
          <table:table-cell table:formula="of:=[.B24]^2" office:value-type="float" office:value="3.67796370022271" calcext:value-type="float">
            <text:p>3.67796370022271</text:p>
          </table:table-cell>
          <table:table-cell table:number-columns-repeated="7"/>
        </table:table-row>
        <table:table-row table:style-name="ro1">
          <table:table-cell office:value-type="float" office:value="-0.723077244264415" calcext:value-type="float">
            <text:p>-0.723077244264415</text:p>
          </table:table-cell>
          <table:table-cell office:value-type="float" office:value="-2.64853734083873" calcext:value-type="float">
            <text:p>-2.64853734083873</text:p>
          </table:table-cell>
          <table:table-cell office:value-type="float" office:value="0.000863538509389396" calcext:value-type="float">
            <text:p>0.000863538509389396</text:p>
          </table:table-cell>
          <table:table-cell table:number-columns-repeated="4"/>
          <table:table-cell table:formula="of:=[.A25]^2" office:value-type="float" office:value="0.52284070117302" calcext:value-type="float">
            <text:p>0.52284070117302</text:p>
          </table:table-cell>
          <table:table-cell table:formula="of:=[.B25]*[.A25]" office:value-type="float" office:value="1.91509708174507" calcext:value-type="float">
            <text:p>1.91509708174507</text:p>
          </table:table-cell>
          <table:table-cell table:formula="of:=[.B25]^2" office:value-type="float" office:value="7.01475004581707" calcext:value-type="float">
            <text:p>7.01475004581707</text:p>
          </table:table-cell>
          <table:table-cell table:number-columns-repeated="7"/>
        </table:table-row>
        <table:table-row table:style-name="ro1">
          <table:table-cell office:value-type="float" office:value="-0.0933599817729646" calcext:value-type="float">
            <text:p>-0.0933599817729646</text:p>
          </table:table-cell>
          <table:table-cell office:value-type="float" office:value="-0.965587380061983" calcext:value-type="float">
            <text:p>-0.965587380061983</text:p>
          </table:table-cell>
          <table:table-cell office:value-type="float" office:value="0.000714319423566482" calcext:value-type="float">
            <text:p>0.000714319423566482</text:p>
          </table:table-cell>
          <table:table-cell table:number-columns-repeated="4"/>
          <table:table-cell table:formula="of:=[.A26]^2" office:value-type="float" office:value="0.00871608619664829" calcext:value-type="float">
            <text:p>0.00871608619664829</text:p>
          </table:table-cell>
          <table:table-cell table:formula="of:=[.B26]*[.A26]" office:value-type="float" office:value="0.0901472202027914" calcext:value-type="float">
            <text:p>0.0901472202027914</text:p>
          </table:table-cell>
          <table:table-cell table:formula="of:=[.B26]^2" office:value-type="float" office:value="0.932358988534965" calcext:value-type="float">
            <text:p>0.932358988534965</text:p>
          </table:table-cell>
          <table:table-cell table:number-columns-repeated="7"/>
        </table:table-row>
        <table:table-row table:style-name="ro1">
          <table:table-cell office:value-type="float" office:value="-0.523263325378291" calcext:value-type="float">
            <text:p>-0.523263325378291</text:p>
          </table:table-cell>
          <table:table-cell office:value-type="float" office:value="-1.80452809649388" calcext:value-type="float">
            <text:p>-1.80452809649388</text:p>
          </table:table-cell>
          <table:table-cell office:value-type="float" office:value="0.000998813578059792" calcext:value-type="float">
            <text:p>0.000998813578059792</text:p>
          </table:table-cell>
          <table:table-cell table:number-columns-repeated="4"/>
          <table:table-cell table:formula="of:=[.A27]^2" office:value-type="float" office:value="0.273804507685947" calcext:value-type="float">
            <text:p>0.273804507685947</text:p>
          </table:table-cell>
          <table:table-cell table:formula="of:=[.B27]*[.A27]" office:value-type="float" office:value="0.944243372509943" calcext:value-type="float">
            <text:p>0.944243372509943</text:p>
          </table:table-cell>
          <table:table-cell table:formula="of:=[.B27]^2" office:value-type="float" office:value="3.25632165103581" calcext:value-type="float">
            <text:p>3.25632165103581</text:p>
          </table:table-cell>
          <table:table-cell table:number-columns-repeated="7"/>
        </table:table-row>
        <table:table-row table:style-name="ro1">
          <table:table-cell office:value-type="float" office:value="-0.945582506931724" calcext:value-type="float">
            <text:p>-0.945582506931724</text:p>
          </table:table-cell>
          <table:table-cell office:value-type="float" office:value="-2.10042977520632" calcext:value-type="float">
            <text:p>-2.10042977520632</text:p>
          </table:table-cell>
          <table:table-cell office:value-type="float" office:value="0.000777384329353729" calcext:value-type="float">
            <text:p>0.000777384329353729</text:p>
          </table:table-cell>
          <table:table-cell table:number-columns-repeated="4"/>
          <table:table-cell table:formula="of:=[.A28]^2" office:value-type="float" office:value="0.894126277415283" calcext:value-type="float">
            <text:p>0.894126277415283</text:p>
          </table:table-cell>
          <table:table-cell table:formula="of:=[.B28]*[.A28]" office:value-type="float" office:value="1.98612965247363" calcext:value-type="float">
            <text:p>1.98612965247363</text:p>
          </table:table-cell>
          <table:table-cell table:formula="of:=[.B28]^2" office:value-type="float" office:value="4.41180524057327" calcext:value-type="float">
            <text:p>4.41180524057327</text:p>
          </table:table-cell>
          <table:table-cell table:number-columns-repeated="7"/>
        </table:table-row>
        <table:table-row table:style-name="ro1">
          <table:table-cell office:value-type="float" office:value="-1.05166856645987" calcext:value-type="float">
            <text:p>-1.05166856645987</text:p>
          </table:table-cell>
          <table:table-cell office:value-type="float" office:value="-2.82815880016525" calcext:value-type="float">
            <text:p>-2.82815880016525</text:p>
          </table:table-cell>
          <table:table-cell office:value-type="float" office:value="0.000754888436979828" calcext:value-type="float">
            <text:p>0.000754888436979828</text:p>
          </table:table-cell>
          <table:table-cell table:number-columns-repeated="4"/>
          <table:table-cell table:formula="of:=[.A29]^2" office:value-type="float" office:value="1.10600677367977" calcext:value-type="float">
            <text:p>1.10600677367977</text:p>
          </table:table-cell>
          <table:table-cell table:formula="of:=[.B29]*[.A29]" office:value-type="float" office:value="2.97428571109066" calcext:value-type="float">
            <text:p>2.97428571109066</text:p>
          </table:table-cell>
          <table:table-cell table:formula="of:=[.B29]^2" office:value-type="float" office:value="7.99848219895213" calcext:value-type="float">
            <text:p>7.99848219895213</text:p>
          </table:table-cell>
          <table:table-cell table:number-columns-repeated="7"/>
        </table:table-row>
        <table:table-row table:style-name="ro1">
          <table:table-cell office:value-type="float" office:value="0.157609057171488" calcext:value-type="float">
            <text:p>0.157609057171488</text:p>
          </table:table-cell>
          <table:table-cell office:value-type="float" office:value="-1.19891757117884" calcext:value-type="float">
            <text:p>-1.19891757117884</text:p>
          </table:table-cell>
          <table:table-cell office:value-type="float" office:value="0.000615338079843378" calcext:value-type="float">
            <text:p>0.000615338079843378</text:p>
          </table:table-cell>
          <table:table-cell table:number-columns-repeated="4"/>
          <table:table-cell table:formula="of:=[.A30]^2" office:value-type="float" office:value="0.0248406149024854" calcext:value-type="float">
            <text:p>0.0248406149024854</text:p>
          </table:table-cell>
          <table:table-cell table:formula="of:=[.B30]*[.A30]" office:value-type="float" office:value="-0.188960268019827" calcext:value-type="float">
            <text:p>-0.188960268019827</text:p>
          </table:table-cell>
          <table:table-cell table:formula="of:=[.B30]^2" office:value-type="float" office:value="1.43740334248136" calcext:value-type="float">
            <text:p>1.43740334248136</text:p>
          </table:table-cell>
          <table:table-cell table:number-columns-repeated="7"/>
        </table:table-row>
        <table:table-row table:style-name="ro1">
          <table:table-cell office:value-type="float" office:value="-0.772137241692338" calcext:value-type="float">
            <text:p>-0.772137241692338</text:p>
          </table:table-cell>
          <table:table-cell office:value-type="float" office:value="-1.0338600043728" calcext:value-type="float">
            <text:p>-1.0338600043728</text:p>
          </table:table-cell>
          <table:table-cell office:value-type="float" office:value="0.000873556669492629" calcext:value-type="float">
            <text:p>0.000873556669492629</text:p>
          </table:table-cell>
          <table:table-cell table:number-columns-repeated="4"/>
          <table:table-cell table:formula="of:=[.A31]^2" office:value-type="float" office:value="0.596195920008253" calcext:value-type="float">
            <text:p>0.596195920008253</text:p>
          </table:table-cell>
          <table:table-cell table:formula="of:=[.B31]*[.A31]" office:value-type="float" office:value="0.798281812072445" calcext:value-type="float">
            <text:p>0.798281812072445</text:p>
          </table:table-cell>
          <table:table-cell table:formula="of:=[.B31]^2" office:value-type="float" office:value="1.06886650864173" calcext:value-type="float">
            <text:p>1.06886650864173</text:p>
          </table:table-cell>
          <table:table-cell table:number-columns-repeated="7"/>
        </table:table-row>
        <table:table-row table:style-name="ro1">
          <table:table-cell office:value-type="float" office:value="2.8580015353998" calcext:value-type="float">
            <text:p>2.8580015353998</text:p>
          </table:table-cell>
          <table:table-cell office:value-type="float" office:value="3.59400691472831" calcext:value-type="float">
            <text:p>3.59400691472831</text:p>
          </table:table-cell>
          <table:table-cell office:value-type="float" office:value="0.000815938375737028" calcext:value-type="float">
            <text:p>0.000815938375737028</text:p>
          </table:table-cell>
          <table:table-cell table:number-columns-repeated="4"/>
          <table:table-cell table:formula="of:=[.A32]^2" office:value-type="float" office:value="8.16817277634762" calcext:value-type="float">
            <text:p>8.16817277634762</text:p>
          </table:table-cell>
          <table:table-cell table:formula="of:=[.B32]*[.A32]" office:value-type="float" office:value="10.271677280531" calcext:value-type="float">
            <text:p>10.271677280531</text:p>
          </table:table-cell>
          <table:table-cell table:formula="of:=[.B32]^2" office:value-type="float" office:value="12.9168857031149" calcext:value-type="float">
            <text:p>12.9168857031149</text:p>
          </table:table-cell>
          <table:table-cell table:number-columns-repeated="7"/>
        </table:table-row>
        <table:table-row table:style-name="ro1">
          <table:table-cell office:value-type="float" office:value="-0.0418527722950509" calcext:value-type="float">
            <text:p>-0.0418527722950509</text:p>
          </table:table-cell>
          <table:table-cell office:value-type="float" office:value="-2.05666782206185" calcext:value-type="float">
            <text:p>-2.05666782206185</text:p>
          </table:table-cell>
          <table:table-cell office:value-type="float" office:value="0.000793704301228931" calcext:value-type="float">
            <text:p>0.000793704301228931</text:p>
          </table:table-cell>
          <table:table-cell table:number-columns-repeated="4"/>
          <table:table-cell table:formula="of:=[.A33]^2" office:value-type="float" office:value="0.00175165454878138" calcext:value-type="float">
            <text:p>0.00175165454878138</text:p>
          </table:table-cell>
          <table:table-cell table:formula="of:=[.B33]*[.A33]" office:value-type="float" office:value="0.0860772500433127" calcext:value-type="float">
            <text:p>0.0860772500433127</text:p>
          </table:table-cell>
          <table:table-cell table:formula="of:=[.B33]^2" office:value-type="float" office:value="4.22988253030462" calcext:value-type="float">
            <text:p>4.22988253030462</text:p>
          </table:table-cell>
          <table:table-cell table:number-columns-repeated="7"/>
        </table:table-row>
        <table:table-row table:style-name="ro1">
          <table:table-cell office:value-type="float" office:value="2.78191880326349" calcext:value-type="float">
            <text:p>2.78191880326349</text:p>
          </table:table-cell>
          <table:table-cell office:value-type="float" office:value="3.30038707068286" calcext:value-type="float">
            <text:p>3.30038707068286</text:p>
          </table:table-cell>
          <table:table-cell office:value-type="float" office:value="0.00062846552552818" calcext:value-type="float">
            <text:p>0.00062846552552818</text:p>
          </table:table-cell>
          <table:table-cell table:number-columns-repeated="4"/>
          <table:table-cell table:formula="of:=[.A34]^2" office:value-type="float" office:value="7.73907222795095" calcext:value-type="float">
            <text:p>7.73907222795095</text:p>
          </table:table-cell>
          <table:table-cell table:formula="of:=[.B34]*[.A34]" office:value-type="float" office:value="9.18140884998035" calcext:value-type="float">
            <text:p>9.18140884998035</text:p>
          </table:table-cell>
          <table:table-cell table:formula="of:=[.B34]^2" office:value-type="float" office:value="10.8925548163306" calcext:value-type="float">
            <text:p>10.8925548163306</text:p>
          </table:table-cell>
          <table:table-cell table:number-columns-repeated="7"/>
        </table:table-row>
        <table:table-row table:style-name="ro1">
          <table:table-cell office:value-type="float" office:value="4.11676342332769" calcext:value-type="float">
            <text:p>4.11676342332769</text:p>
          </table:table-cell>
          <table:table-cell office:value-type="float" office:value="5.26305389826312" calcext:value-type="float">
            <text:p>5.26305389826312</text:p>
          </table:table-cell>
          <table:table-cell office:value-type="float" office:value="0.000747088609847269" calcext:value-type="float">
            <text:p>0.000747088609847269</text:p>
          </table:table-cell>
          <table:table-cell table:number-columns-repeated="4"/>
          <table:table-cell table:formula="of:=[.A35]^2" office:value-type="float" office:value="16.9477410836487" calcext:value-type="float">
            <text:p>16.9477410836487</text:p>
          </table:table-cell>
          <table:table-cell table:formula="of:=[.B35]*[.A35]" office:value-type="float" office:value="21.6667477833718" calcext:value-type="float">
            <text:p>21.6667477833718</text:p>
          </table:table-cell>
          <table:table-cell table:formula="of:=[.B35]^2" office:value-type="float" office:value="27.6997363360226" calcext:value-type="float">
            <text:p>27.6997363360226</text:p>
          </table:table-cell>
          <table:table-cell table:number-columns-repeated="7"/>
        </table:table-row>
        <table:table-row table:style-name="ro1">
          <table:table-cell office:value-type="float" office:value="-9.50454345177768" calcext:value-type="float">
            <text:p>-9.50454345177768</text:p>
          </table:table-cell>
          <table:table-cell office:value-type="float" office:value="-13.3702574764295" calcext:value-type="float">
            <text:p>-13.3702574764295</text:p>
          </table:table-cell>
          <table:table-cell office:value-type="float" office:value="0.00102355899492814" calcext:value-type="float">
            <text:p>0.00102355899492814</text:p>
          </table:table-cell>
          <table:table-cell table:number-columns-repeated="4"/>
          <table:table-cell table:formula="of:=[.A36]^2" office:value-type="float" office:value="90.3363462267299" calcext:value-type="float">
            <text:p>90.3363462267299</text:p>
          </table:table-cell>
          <table:table-cell table:formula="of:=[.B36]*[.A36]" office:value-type="float" office:value="127.07819314618" calcext:value-type="float">
            <text:p>127.07819314618</text:p>
          </table:table-cell>
          <table:table-cell table:formula="of:=[.B36]^2" office:value-type="float" office:value="178.763784986019" calcext:value-type="float">
            <text:p>178.763784986019</text:p>
          </table:table-cell>
          <table:table-cell table:number-columns-repeated="7"/>
        </table:table-row>
        <table:table-row table:style-name="ro1">
          <table:table-cell office:value-type="float" office:value="-8.72495257903853" calcext:value-type="float">
            <text:p>-8.72495257903853</text:p>
          </table:table-cell>
          <table:table-cell office:value-type="float" office:value="-12.2358666540413" calcext:value-type="float">
            <text:p>-12.2358666540413</text:p>
          </table:table-cell>
          <table:table-cell office:value-type="float" office:value="0.00178412665993537" calcext:value-type="float">
            <text:p>0.00178412665993537</text:p>
          </table:table-cell>
          <table:table-cell table:number-columns-repeated="4"/>
          <table:table-cell table:formula="of:=[.A37]^2" office:value-type="float" office:value="76.124797506471" calcext:value-type="float">
            <text:p>76.124797506471</text:p>
          </table:table-cell>
          <table:table-cell table:formula="of:=[.B37]*[.A37]" office:value-type="float" office:value="106.757356319949" calcext:value-type="float">
            <text:p>106.757356319949</text:p>
          </table:table-cell>
          <table:table-cell table:formula="of:=[.B37]^2" office:value-type="float" office:value="149.716432775479" calcext:value-type="float">
            <text:p>149.716432775479</text:p>
          </table:table-cell>
          <table:table-cell table:number-columns-repeated="7"/>
        </table:table-row>
        <table:table-row table:style-name="ro1">
          <table:table-cell office:value-type="float" office:value="-8.4475751733201" calcext:value-type="float">
            <text:p>-8.4475751733201</text:p>
          </table:table-cell>
          <table:table-cell office:value-type="float" office:value="-12.4525412413097" calcext:value-type="float">
            <text:p>-12.4525412413097</text:p>
          </table:table-cell>
          <table:table-cell office:value-type="float" office:value="0.00139180305505086" calcext:value-type="float">
            <text:p>0.00139180305505086</text:p>
          </table:table-cell>
          <table:table-cell table:number-columns-repeated="4"/>
          <table:table-cell table:formula="of:=[.A38]^2" office:value-type="float" office:value="71.3615263088941" calcext:value-type="float">
            <text:p>71.3615263088941</text:p>
          </table:table-cell>
          <table:table-cell table:formula="of:=[.B38]*[.A38]" office:value-type="float" office:value="105.193778234833" calcext:value-type="float">
            <text:p>105.193778234833</text:p>
          </table:table-cell>
          <table:table-cell table:formula="of:=[.B38]^2" office:value-type="float" office:value="155.06578336652" calcext:value-type="float">
            <text:p>155.06578336652</text:p>
          </table:table-cell>
          <table:table-cell table:number-columns-repeated="7"/>
        </table:table-row>
        <table:table-row table:style-name="ro1">
          <table:table-cell office:value-type="float" office:value="-8.95405350035094" calcext:value-type="float">
            <text:p>-8.95405350035094</text:p>
          </table:table-cell>
          <table:table-cell office:value-type="float" office:value="-11.8851002554522" calcext:value-type="float">
            <text:p>-11.8851002554522</text:p>
          </table:table-cell>
          <table:table-cell office:value-type="float" office:value="0.00169400123317991" calcext:value-type="float">
            <text:p>0.00169400123317991</text:p>
          </table:table-cell>
          <table:table-cell table:number-columns-repeated="4"/>
          <table:table-cell table:formula="of:=[.A39]^2" office:value-type="float" office:value="80.1750740871469" calcext:value-type="float">
            <text:p>80.1750740871469</text:p>
          </table:table-cell>
          <table:table-cell table:formula="of:=[.B39]*[.A39]" office:value-type="float" office:value="106.419823544354" calcext:value-type="float">
            <text:p>106.419823544354</text:p>
          </table:table-cell>
          <table:table-cell table:formula="of:=[.B39]^2" office:value-type="float" office:value="141.25560808215" calcext:value-type="float">
            <text:p>141.25560808215</text:p>
          </table:table-cell>
          <table:table-cell table:number-columns-repeated="7"/>
        </table:table-row>
        <table:table-row table:style-name="ro1">
          <table:table-cell office:value-type="float" office:value="1.42719662806257" calcext:value-type="float">
            <text:p>1.42719662806257</text:p>
          </table:table-cell>
          <table:table-cell office:value-type="float" office:value="0.00138587629967381" calcext:value-type="float">
            <text:p>0.00138587629967381</text:p>
          </table:table-cell>
          <table:table-cell office:value-type="float" office:value="0.00280402480520448" calcext:value-type="float">
            <text:p>0.00280402480520448</text:p>
          </table:table-cell>
          <table:table-cell table:number-columns-repeated="4"/>
          <table:table-cell table:formula="of:=[.A40]^2" office:value-type="float" office:value="2.03689021515318" calcext:value-type="float">
            <text:p>2.03689021515318</text:p>
          </table:table-cell>
          <table:table-cell table:formula="of:=[.B40]*[.A40]" office:value-type="float" office:value="0.0019779179818063" calcext:value-type="float">
            <text:p>0.0019779179818063</text:p>
          </table:table-cell>
          <table:table-cell table:formula="of:=[.B40]^2" office:value-type="float" office:value="0.00000192065311799757" calcext:value-type="float">
            <text:p>1.92065311799757E-06</text:p>
          </table:table-cell>
          <table:table-cell table:number-columns-repeated="7"/>
        </table:table-row>
        <table:table-row table:style-name="ro1">
          <table:table-cell office:value-type="float" office:value="-9.30320103221575" calcext:value-type="float">
            <text:p>-9.30320103221575</text:p>
          </table:table-cell>
          <table:table-cell office:value-type="float" office:value="-10.53491114492" calcext:value-type="float">
            <text:p>-10.53491114492</text:p>
          </table:table-cell>
          <table:table-cell office:value-type="float" office:value="0.00126015627468824" calcext:value-type="float">
            <text:p>0.00126015627468824</text:p>
          </table:table-cell>
          <table:table-cell table:number-columns-repeated="4"/>
          <table:table-cell table:formula="of:=[.A41]^2" office:value-type="float" office:value="86.5495494458202" calcext:value-type="float">
            <text:p>86.5495494458202</text:p>
          </table:table-cell>
          <table:table-cell table:formula="of:=[.B41]*[.A41]" office:value-type="float" office:value="98.0083962377207" calcext:value-type="float">
            <text:p>98.0083962377207</text:p>
          </table:table-cell>
          <table:table-cell table:formula="of:=[.B41]^2" office:value-type="float" office:value="110.984352831359" calcext:value-type="float">
            <text:p>110.984352831359</text:p>
          </table:table-cell>
          <table:table-cell table:number-columns-repeated="7"/>
        </table:table-row>
        <table:table-row table:style-name="ro1">
          <table:table-cell office:value-type="float" office:value="-7.86436316140416" calcext:value-type="float">
            <text:p>-7.86436316140416</text:p>
          </table:table-cell>
          <table:table-cell office:value-type="float" office:value="-13.0222693224052" calcext:value-type="float">
            <text:p>-13.0222693224052</text:p>
          </table:table-cell>
          <table:table-cell office:value-type="float" office:value="0.00151372506940084" calcext:value-type="float">
            <text:p>0.00151372506940084</text:p>
          </table:table-cell>
          <table:table-cell table:number-columns-repeated="4"/>
          <table:table-cell table:formula="of:=[.A42]^2" office:value-type="float" office:value="61.8482079344509" calcext:value-type="float">
            <text:p>61.8482079344509</text:p>
          </table:table-cell>
          <table:table-cell table:formula="of:=[.B42]*[.A42]" office:value-type="float" office:value="102.411855137007" calcext:value-type="float">
            <text:p>102.411855137007</text:p>
          </table:table-cell>
          <table:table-cell table:formula="of:=[.B42]^2" office:value-type="float" office:value="169.579498305255" calcext:value-type="float">
            <text:p>169.579498305255</text:p>
          </table:table-cell>
          <table:table-cell table:number-columns-repeated="7"/>
        </table:table-row>
        <table:table-row table:style-name="ro1">
          <table:table-cell office:value-type="float" office:value="-8.29459006465867" calcext:value-type="float">
            <text:p>-8.29459006465867</text:p>
          </table:table-cell>
          <table:table-cell office:value-type="float" office:value="-11.1831559784657" calcext:value-type="float">
            <text:p>-11.1831559784657</text:p>
          </table:table-cell>
          <table:table-cell office:value-type="float" office:value="0.00128931463132707" calcext:value-type="float">
            <text:p>0.00128931463132707</text:p>
          </table:table-cell>
          <table:table-cell table:number-columns-repeated="4"/>
          <table:table-cell table:formula="of:=[.A43]^2" office:value-type="float" office:value="68.8002243407343" calcext:value-type="float">
            <text:p>68.8002243407343</text:p>
          </table:table-cell>
          <table:table-cell table:formula="of:=[.B43]*[.A43]" office:value-type="float" office:value="92.75969447051" calcext:value-type="float">
            <text:p>92.75969447051</text:p>
          </table:table-cell>
          <table:table-cell table:formula="of:=[.B43]^2" office:value-type="float" office:value="125.062977638694" calcext:value-type="float">
            <text:p>125.062977638694</text:p>
          </table:table-cell>
          <table:table-cell table:number-columns-repeated="7"/>
        </table:table-row>
        <table:table-row table:style-name="ro1">
          <table:table-cell office:value-type="float" office:value="-7.25281916354732" calcext:value-type="float">
            <text:p>-7.25281916354732</text:p>
          </table:table-cell>
          <table:table-cell office:value-type="float" office:value="-12.530458444234" calcext:value-type="float">
            <text:p>-12.530458444234</text:p>
          </table:table-cell>
          <table:table-cell office:value-type="float" office:value="0.00161645484583859" calcext:value-type="float">
            <text:p>0.00161645484583859</text:p>
          </table:table-cell>
          <table:table-cell table:number-columns-repeated="4"/>
          <table:table-cell table:formula="of:=[.A44]^2" office:value-type="float" office:value="52.6033858191193" calcext:value-type="float">
            <text:p>52.6033858191193</text:p>
          </table:table-cell>
          <table:table-cell table:formula="of:=[.B44]*[.A44]" office:value-type="float" office:value="90.8811491323734" calcext:value-type="float">
            <text:p>90.8811491323734</text:p>
          </table:table-cell>
          <table:table-cell table:formula="of:=[.B44]^2" office:value-type="float" office:value="157.012388822674" calcext:value-type="float">
            <text:p>157.012388822674</text:p>
          </table:table-cell>
          <table:table-cell table:number-columns-repeated="7"/>
        </table:table-row>
        <table:table-row table:style-name="ro1">
          <table:table-cell office:value-type="float" office:value="-2.68958408641709" calcext:value-type="float">
            <text:p>-2.68958408641709</text:p>
          </table:table-cell>
          <table:table-cell office:value-type="float" office:value="-4.86886177232257" calcext:value-type="float">
            <text:p>-4.86886177232257</text:p>
          </table:table-cell>
          <table:table-cell office:value-type="float" office:value="0.00100221497645444" calcext:value-type="float">
            <text:p>0.00100221497645444</text:p>
          </table:table-cell>
          <table:table-cell table:number-columns-repeated="4"/>
          <table:table-cell table:formula="of:=[.A45]^2" office:value-type="float" office:value="7.23386255790805" calcext:value-type="float">
            <text:p>7.23386255790805</text:p>
          </table:table-cell>
          <table:table-cell table:formula="of:=[.B45]*[.A45]" office:value-type="float" office:value="13.0952131418033" calcext:value-type="float">
            <text:p>13.0952131418033</text:p>
          </table:table-cell>
          <table:table-cell table:formula="of:=[.B45]^2" office:value-type="float" office:value="23.7058149579841" calcext:value-type="float">
            <text:p>23.7058149579841</text:p>
          </table:table-cell>
          <table:table-cell table:number-columns-repeated="7"/>
        </table:table-row>
        <table:table-row table:style-name="ro1">
          <table:table-cell office:value-type="float" office:value="-4.20673060892634" calcext:value-type="float">
            <text:p>-4.20673060892634</text:p>
          </table:table-cell>
          <table:table-cell office:value-type="float" office:value="-6.21976279297783" calcext:value-type="float">
            <text:p>-6.21976279297783</text:p>
          </table:table-cell>
          <table:table-cell office:value-type="float" office:value="0.00107417329917839" calcext:value-type="float">
            <text:p>0.00107417329917839</text:p>
          </table:table-cell>
          <table:table-cell table:number-columns-repeated="4"/>
          <table:table-cell table:formula="of:=[.A46]^2" office:value-type="float" office:value="17.6965824160778" calcext:value-type="float">
            <text:p>17.6965824160778</text:p>
          </table:table-cell>
          <table:table-cell table:formula="of:=[.B46]*[.A46]" office:value-type="float" office:value="26.164866521481" calcext:value-type="float">
            <text:p>26.164866521481</text:p>
          </table:table-cell>
          <table:table-cell table:formula="of:=[.B46]^2" office:value-type="float" office:value="38.6854492009113" calcext:value-type="float">
            <text:p>38.6854492009113</text:p>
          </table:table-cell>
          <table:table-cell table:number-columns-repeated="7"/>
        </table:table-row>
        <table:table-row table:style-name="ro1">
          <table:table-cell office:value-type="float" office:value="-1.21854426722173" calcext:value-type="float">
            <text:p>-1.21854426722173</text:p>
          </table:table-cell>
          <table:table-cell office:value-type="float" office:value="-2.46055285619933" calcext:value-type="float">
            <text:p>-2.46055285619933</text:p>
          </table:table-cell>
          <table:table-cell office:value-type="float" office:value="0.000655356062924292" calcext:value-type="float">
            <text:p>0.000655356062924292</text:p>
          </table:table-cell>
          <table:table-cell table:number-columns-repeated="4"/>
          <table:table-cell table:formula="of:=[.A47]^2" office:value-type="float" office:value="1.48485013117894" calcext:value-type="float">
            <text:p>1.48485013117894</text:p>
          </table:table-cell>
          <table:table-cell table:formula="of:=[.B47]*[.A47]" office:value-type="float" office:value="2.99829257711775" calcext:value-type="float">
            <text:p>2.99829257711775</text:p>
          </table:table-cell>
          <table:table-cell table:formula="of:=[.B47]^2" office:value-type="float" office:value="6.0543203581507" calcext:value-type="float">
            <text:p>6.0543203581507</text:p>
          </table:table-cell>
          <table:table-cell table:number-columns-repeated="7"/>
        </table:table-row>
        <table:table-row table:style-name="ro1">
          <table:table-cell office:value-type="float" office:value="0.0504929391673249" calcext:value-type="float">
            <text:p>0.0504929391673249</text:p>
          </table:table-cell>
          <table:table-cell office:value-type="float" office:value="-0.515164619434023" calcext:value-type="float">
            <text:p>-0.515164619434023</text:p>
          </table:table-cell>
          <table:table-cell office:value-type="float" office:value="0.000757475522745549" calcext:value-type="float">
            <text:p>0.000757475522745549</text:p>
          </table:table-cell>
          <table:table-cell table:number-columns-repeated="4"/>
          <table:table-cell table:formula="of:=[.A48]^2" office:value-type="float" office:value="0.00254953690575517" calcext:value-type="float">
            <text:p>0.00254953690575517</text:p>
          </table:table-cell>
          <table:table-cell table:formula="of:=[.B48]*[.A48]" office:value-type="float" office:value="-0.0260121757902402" calcext:value-type="float">
            <text:p>-0.0260121757902402</text:p>
          </table:table-cell>
          <table:table-cell table:formula="of:=[.B48]^2" office:value-type="float" office:value="0.265394585116601" calcext:value-type="float">
            <text:p>0.265394585116601</text:p>
          </table:table-cell>
          <table:table-cell table:number-columns-repeated="7"/>
        </table:table-row>
        <table:table-row table:style-name="ro1">
          <table:table-cell office:value-type="float" office:value="1.32743793254411" calcext:value-type="float">
            <text:p>1.32743793254411</text:p>
          </table:table-cell>
          <table:table-cell office:value-type="float" office:value="0.555443358977182" calcext:value-type="float">
            <text:p>0.555443358977182</text:p>
          </table:table-cell>
          <table:table-cell office:value-type="float" office:value="0.000808704516558368" calcext:value-type="float">
            <text:p>0.000808704516558368</text:p>
          </table:table-cell>
          <table:table-cell table:number-columns-repeated="4"/>
          <table:table-cell table:formula="of:=[.A49]^2" office:value-type="float" office:value="1.76209146475699" calcext:value-type="float">
            <text:p>1.76209146475699</text:p>
          </table:table-cell>
          <table:table-cell table:formula="of:=[.B49]*[.A49]" office:value-type="float" office:value="0.737316584086029" calcext:value-type="float">
            <text:p>0.737316584086029</text:p>
          </table:table-cell>
          <table:table-cell table:formula="of:=[.B49]^2" office:value-type="float" office:value="0.308517325031855" calcext:value-type="float">
            <text:p>0.308517325031855</text:p>
          </table:table-cell>
          <table:table-cell table:number-columns-repeated="7"/>
        </table:table-row>
        <table:table-row table:style-name="ro1">
          <table:table-cell office:value-type="float" office:value="4.57913878806825" calcext:value-type="float">
            <text:p>4.57913878806825</text:p>
          </table:table-cell>
          <table:table-cell office:value-type="float" office:value="5.53721882458906" calcext:value-type="float">
            <text:p>5.53721882458906</text:p>
          </table:table-cell>
          <table:table-cell office:value-type="float" office:value="0.000800532548681805" calcext:value-type="float">
            <text:p>0.000800532548681805</text:p>
          </table:table-cell>
          <table:table-cell table:number-columns-repeated="4"/>
          <table:table-cell table:formula="of:=[.A50]^2" office:value-type="float" office:value="20.9685120403912" calcext:value-type="float">
            <text:p>20.9685120403912</text:p>
          </table:table-cell>
          <table:table-cell table:formula="of:=[.B50]*[.A50]" office:value-type="float" office:value="25.3556934976975" calcext:value-type="float">
            <text:p>25.3556934976975</text:p>
          </table:table-cell>
          <table:table-cell table:formula="of:=[.B50]^2" office:value-type="float" office:value="30.6607923113835" calcext:value-type="float">
            <text:p>30.6607923113835</text:p>
          </table:table-cell>
          <table:table-cell table:number-columns-repeated="7"/>
        </table:table-row>
        <table:table-row table:style-name="ro1">
          <table:table-cell office:value-type="float" office:value="3.72535530116246" calcext:value-type="float">
            <text:p>3.72535530116246</text:p>
          </table:table-cell>
          <table:table-cell office:value-type="float" office:value="5.93081885420834" calcext:value-type="float">
            <text:p>5.93081885420834</text:p>
          </table:table-cell>
          <table:table-cell office:value-type="float" office:value="0.00192870484802697" calcext:value-type="float">
            <text:p>0.00192870484802697</text:p>
          </table:table-cell>
          <table:table-cell table:number-columns-repeated="4"/>
          <table:table-cell table:formula="of:=[.A51]^2" office:value-type="float" office:value="13.8782721198992" calcext:value-type="float">
            <text:p>13.8782721198992</text:p>
          </table:table-cell>
          <table:table-cell table:formula="of:=[.B51]*[.A51]" office:value-type="float" office:value="22.0944074587593" calcext:value-type="float">
            <text:p>22.0944074587593</text:p>
          </table:table-cell>
          <table:table-cell table:formula="of:=[.B51]^2" office:value-type="float" office:value="35.1746122814331" calcext:value-type="float">
            <text:p>35.1746122814331</text:p>
          </table:table-cell>
          <table:table-cell table:number-columns-repeated="7"/>
        </table:table-row>
        <table:table-row table:style-name="ro1">
          <table:table-cell office:value-type="float" office:value="-8.62666724436709" calcext:value-type="float">
            <text:p>-8.62666724436709</text:p>
          </table:table-cell>
          <table:table-cell office:value-type="float" office:value="-11.5326604671106" calcext:value-type="float">
            <text:p>-11.5326604671106</text:p>
          </table:table-cell>
          <table:table-cell office:value-type="float" office:value="0.00106796226786046" calcext:value-type="float">
            <text:p>0.00106796226786046</text:p>
          </table:table-cell>
          <table:table-cell table:number-columns-repeated="4"/>
          <table:table-cell table:formula="of:=[.A52]^2" office:value-type="float" office:value="74.4193877450361" calcext:value-type="float">
            <text:p>74.4193877450361</text:p>
          </table:table-cell>
          <table:table-cell table:formula="of:=[.B52]*[.A52]" office:value-type="float" office:value="99.4884242920303" calcext:value-type="float">
            <text:p>99.4884242920303</text:p>
          </table:table-cell>
          <table:table-cell table:formula="of:=[.B52]^2" office:value-type="float" office:value="133.002257449656" calcext:value-type="float">
            <text:p>133.002257449656</text:p>
          </table:table-cell>
          <table:table-cell table:number-columns-repeated="7"/>
        </table:table-row>
        <table:table-row table:style-name="ro1">
          <table:table-cell office:value-type="float" office:value="-2.12238594915322" calcext:value-type="float">
            <text:p>-2.12238594915322</text:p>
          </table:table-cell>
          <table:table-cell office:value-type="float" office:value="-4.19902176775096" calcext:value-type="float">
            <text:p>-4.19902176775096</text:p>
          </table:table-cell>
          <table:table-cell office:value-type="float" office:value="0.00074790747461071" calcext:value-type="float">
            <text:p>0.00074790747461071</text:p>
          </table:table-cell>
          <table:table-cell table:number-columns-repeated="4"/>
          <table:table-cell table:formula="of:=[.A53]^2" office:value-type="float" office:value="4.504522117163" calcext:value-type="float">
            <text:p>4.504522117163</text:p>
          </table:table-cell>
          <table:table-cell table:formula="of:=[.B53]*[.A53]" office:value-type="float" office:value="8.91194480006314" calcext:value-type="float">
            <text:p>8.91194480006314</text:p>
          </table:table-cell>
          <table:table-cell table:formula="of:=[.B53]^2" office:value-type="float" office:value="17.6317838060464" calcext:value-type="float">
            <text:p>17.6317838060464</text:p>
          </table:table-cell>
          <table:table-cell table:number-columns-repeated="7"/>
        </table:table-row>
        <table:table-row table:style-name="ro1">
          <table:table-cell office:value-type="float" office:value="-7.66639984032656" calcext:value-type="float">
            <text:p>-7.66639984032656</text:p>
          </table:table-cell>
          <table:table-cell office:value-type="float" office:value="-10.6581001578194" calcext:value-type="float">
            <text:p>-10.6581001578194</text:p>
          </table:table-cell>
          <table:table-cell office:value-type="float" office:value="0.00159156591040163" calcext:value-type="float">
            <text:p>0.00159156591040163</text:p>
          </table:table-cell>
          <table:table-cell table:number-columns-repeated="4"/>
          <table:table-cell table:formula="of:=[.A54]^2" office:value-type="float" office:value="58.7736865117591" calcext:value-type="float">
            <text:p>58.7736865117591</text:p>
          </table:table-cell>
          <table:table-cell table:formula="of:=[.B54]*[.A54]" office:value-type="float" office:value="81.709257348091" calcext:value-type="float">
            <text:p>81.709257348091</text:p>
          </table:table-cell>
          <table:table-cell table:formula="of:=[.B54]^2" office:value-type="float" office:value="113.595098974109" calcext:value-type="float">
            <text:p>113.595098974109</text:p>
          </table:table-cell>
          <table:table-cell table:number-columns-repeated="7"/>
        </table:table-row>
        <table:table-row table:style-name="ro1">
          <table:table-cell office:value-type="float" office:value="4.79577712581425" calcext:value-type="float">
            <text:p>4.79577712581425</text:p>
          </table:table-cell>
          <table:table-cell office:value-type="float" office:value="5.2951657546168" calcext:value-type="float">
            <text:p>5.2951657546168</text:p>
          </table:table-cell>
          <table:table-cell office:value-type="float" office:value="0.00075748251492472" calcext:value-type="float">
            <text:p>0.00075748251492472</text:p>
          </table:table-cell>
          <table:table-cell table:number-columns-repeated="4"/>
          <table:table-cell table:formula="of:=[.A55]^2" office:value-type="float" office:value="22.9994782404832" calcext:value-type="float">
            <text:p>22.9994782404832</text:p>
          </table:table-cell>
          <table:table-cell table:formula="of:=[.B55]*[.A55]" office:value-type="float" office:value="25.3944348033862" calcext:value-type="float">
            <text:p>25.3944348033862</text:p>
          </table:table-cell>
          <table:table-cell table:formula="of:=[.B55]^2" office:value-type="float" office:value="28.0387803688665" calcext:value-type="float">
            <text:p>28.0387803688665</text:p>
          </table:table-cell>
          <table:table-cell table:number-columns-repeated="7"/>
        </table:table-row>
        <table:table-row table:style-name="ro1">
          <table:table-cell office:value-type="float" office:value="-7.20171184571237" calcext:value-type="float">
            <text:p>-7.20171184571237</text:p>
          </table:table-cell>
          <table:table-cell office:value-type="float" office:value="-9.5736483020475" calcext:value-type="float">
            <text:p>-9.5736483020475</text:p>
          </table:table-cell>
          <table:table-cell office:value-type="float" office:value="0.000945918247438093" calcext:value-type="float">
            <text:p>0.000945918247438093</text:p>
          </table:table-cell>
          <table:table-cell table:number-columns-repeated="4"/>
          <table:table-cell table:formula="of:=[.A56]^2" office:value-type="float" office:value="51.8646535086738" calcext:value-type="float">
            <text:p>51.8646535086738</text:p>
          </table:table-cell>
          <table:table-cell table:formula="of:=[.B56]*[.A56]" office:value-type="float" office:value="68.9466563835395" calcext:value-type="float">
            <text:p>68.9466563835395</text:p>
          </table:table-cell>
          <table:table-cell table:formula="of:=[.B56]^2" office:value-type="float" office:value="91.6547418112969" calcext:value-type="float">
            <text:p>91.6547418112969</text:p>
          </table:table-cell>
          <table:table-cell table:number-columns-repeated="7"/>
        </table:table-row>
        <table:table-row table:style-name="ro1">
          <table:table-cell office:value-type="float" office:value="-8.57338998890724" calcext:value-type="float">
            <text:p>-8.57338998890724</text:p>
          </table:table-cell>
          <table:table-cell office:value-type="float" office:value="-12.8580218506533" calcext:value-type="float">
            <text:p>-12.8580218506533</text:p>
          </table:table-cell>
          <table:table-cell office:value-type="float" office:value="0.00264688218301807" calcext:value-type="float">
            <text:p>0.00264688218301807</text:p>
          </table:table-cell>
          <table:table-cell table:number-columns-repeated="4"/>
          <table:table-cell table:formula="of:=[.A57]^2" office:value-type="float" office:value="73.5030159018949" calcext:value-type="float">
            <text:p>73.5030159018949</text:p>
          </table:table-cell>
          <table:table-cell table:formula="of:=[.B57]*[.A57]" office:value-type="float" office:value="110.236835811542" calcext:value-type="float">
            <text:p>110.236835811542</text:p>
          </table:table-cell>
          <table:table-cell table:formula="of:=[.B57]^2" office:value-type="float" office:value="165.328725911879" calcext:value-type="float">
            <text:p>165.328725911879</text:p>
          </table:table-cell>
          <table:table-cell table:number-columns-repeated="7"/>
        </table:table-row>
        <table:table-row table:style-name="ro1">
          <table:table-cell office:value-type="float" office:value="-5.06295301121033" calcext:value-type="float">
            <text:p>-5.06295301121033</text:p>
          </table:table-cell>
          <table:table-cell office:value-type="float" office:value="-8.45253955605375" calcext:value-type="float">
            <text:p>-8.45253955605375</text:p>
          </table:table-cell>
          <table:table-cell office:value-type="float" office:value="0.001164371554499" calcext:value-type="float">
            <text:p>0.001164371554499</text:p>
          </table:table-cell>
          <table:table-cell table:number-columns-repeated="4"/>
          <table:table-cell table:formula="of:=[.A58]^2" office:value-type="float" office:value="25.6334931937237" calcext:value-type="float">
            <text:p>25.6334931937237</text:p>
          </table:table-cell>
          <table:table-cell table:formula="of:=[.B58]*[.A58]" office:value-type="float" office:value="42.7948105976968" calcext:value-type="float">
            <text:p>42.7948105976968</text:p>
          </table:table-cell>
          <table:table-cell table:formula="of:=[.B58]^2" office:value-type="float" office:value="71.4454249466533" calcext:value-type="float">
            <text:p>71.4454249466533</text:p>
          </table:table-cell>
          <table:table-cell table:number-columns-repeated="7"/>
        </table:table-row>
        <table:table-row table:style-name="ro1">
          <table:table-cell office:value-type="float" office:value="-7.80457115193139" calcext:value-type="float">
            <text:p>-7.80457115193139</text:p>
          </table:table-cell>
          <table:table-cell office:value-type="float" office:value="-12.2133180903374" calcext:value-type="float">
            <text:p>-12.2133180903374</text:p>
          </table:table-cell>
          <table:table-cell office:value-type="float" office:value="0.000932585798677954" calcext:value-type="float">
            <text:p>0.000932585798677954</text:p>
          </table:table-cell>
          <table:table-cell table:number-columns-repeated="4"/>
          <table:table-cell table:formula="of:=[.A59]^2" office:value-type="float" office:value="60.9113308655596" calcext:value-type="float">
            <text:p>60.9113308655596</text:p>
          </table:table-cell>
          <table:table-cell table:formula="of:=[.B59]*[.A59]" office:value-type="float" office:value="95.3197100372094" calcext:value-type="float">
            <text:p>95.3197100372094</text:p>
          </table:table-cell>
          <table:table-cell table:formula="of:=[.B59]^2" office:value-type="float" office:value="149.165138775764" calcext:value-type="float">
            <text:p>149.165138775764</text:p>
          </table:table-cell>
          <table:table-cell table:number-columns-repeated="7"/>
        </table:table-row>
        <table:table-row table:style-name="ro1">
          <table:table-cell office:value-type="float" office:value="-9.54477389963482" calcext:value-type="float">
            <text:p>-9.54477389963482</text:p>
          </table:table-cell>
          <table:table-cell office:value-type="float" office:value="-13.1204273371817" calcext:value-type="float">
            <text:p>-13.1204273371817</text:p>
          </table:table-cell>
          <table:table-cell office:value-type="float" office:value="0.00176584446998503" calcext:value-type="float">
            <text:p>0.00176584446998503</text:p>
          </table:table-cell>
          <table:table-cell table:number-columns-repeated="4"/>
          <table:table-cell table:formula="of:=[.A60]^2" office:value-type="float" office:value="91.1027087951501" calcext:value-type="float">
            <text:p>91.1027087951501</text:p>
          </table:table-cell>
          <table:table-cell table:formula="of:=[.B60]*[.A60]" office:value-type="float" office:value="125.231512399987" calcext:value-type="float">
            <text:p>125.231512399987</text:p>
          </table:table-cell>
          <table:table-cell table:formula="of:=[.B60]^2" office:value-type="float" office:value="172.145613510264" calcext:value-type="float">
            <text:p>172.145613510264</text:p>
          </table:table-cell>
          <table:table-cell table:number-columns-repeated="7"/>
        </table:table-row>
        <table:table-row table:style-name="ro1">
          <table:table-cell office:value-type="float" office:value="-7.44429118210487" calcext:value-type="float">
            <text:p>-7.44429118210487</text:p>
          </table:table-cell>
          <table:table-cell office:value-type="float" office:value="-8.17154103435771" calcext:value-type="float">
            <text:p>-8.17154103435771</text:p>
          </table:table-cell>
          <table:table-cell office:value-type="float" office:value="0.000536847958193208" calcext:value-type="float">
            <text:p>0.000536847958193208</text:p>
          </table:table-cell>
          <table:table-cell table:number-columns-repeated="4"/>
          <table:table-cell table:formula="of:=[.A61]^2" office:value-type="float" office:value="55.4174712039644" calcext:value-type="float">
            <text:p>55.4174712039644</text:p>
          </table:table-cell>
          <table:table-cell table:formula="of:=[.B61]*[.A61]" office:value-type="float" office:value="60.8313308662772" calcext:value-type="float">
            <text:p>60.8313308662772</text:p>
          </table:table-cell>
          <table:table-cell table:formula="of:=[.B61]^2" office:value-type="float" office:value="66.7740828761918" calcext:value-type="float">
            <text:p>66.7740828761918</text:p>
          </table:table-cell>
          <table:table-cell table:number-columns-repeated="7"/>
        </table:table-row>
        <table:table-row table:style-name="ro1">
          <table:table-cell office:value-type="float" office:value="-7.4013971278628" calcext:value-type="float">
            <text:p>-7.4013971278628</text:p>
          </table:table-cell>
          <table:table-cell office:value-type="float" office:value="-10.1445595456133" calcext:value-type="float">
            <text:p>-10.1445595456133</text:p>
          </table:table-cell>
          <table:table-cell office:value-type="float" office:value="0.00117941385419422" calcext:value-type="float">
            <text:p>0.00117941385419422</text:p>
          </table:table-cell>
          <table:table-cell table:number-columns-repeated="4"/>
          <table:table-cell table:formula="of:=[.A62]^2" office:value-type="float" office:value="54.7806794443357" calcext:value-type="float">
            <text:p>54.7806794443357</text:p>
          </table:table-cell>
          <table:table-cell table:formula="of:=[.B62]*[.A62]" office:value-type="float" office:value="75.0839138843356" calcext:value-type="float">
            <text:p>75.0839138843356</text:p>
          </table:table-cell>
          <table:table-cell table:formula="of:=[.B62]^2" office:value-type="float" office:value="102.912088374494" calcext:value-type="float">
            <text:p>102.912088374494</text:p>
          </table:table-cell>
          <table:table-cell table:number-columns-repeated="7"/>
        </table:table-row>
        <table:table-row table:style-name="ro1">
          <table:table-cell office:value-type="float" office:value="-3.46055885177418" calcext:value-type="float">
            <text:p>-3.46055885177418</text:p>
          </table:table-cell>
          <table:table-cell office:value-type="float" office:value="-4.98903769392798" calcext:value-type="float">
            <text:p>-4.98903769392798</text:p>
          </table:table-cell>
          <table:table-cell office:value-type="float" office:value="0.00400875912774012" calcext:value-type="float">
            <text:p>0.00400875912774012</text:p>
          </table:table-cell>
          <table:table-cell table:number-columns-repeated="4"/>
          <table:table-cell table:formula="of:=[.A63]^2" office:value-type="float" office:value="11.9754675665927" calcext:value-type="float">
            <text:p>11.9754675665927</text:p>
          </table:table-cell>
          <table:table-cell table:formula="of:=[.B63]*[.A63]" office:value-type="float" office:value="17.2648585535575" calcext:value-type="float">
            <text:p>17.2648585535575</text:p>
          </table:table-cell>
          <table:table-cell table:formula="of:=[.B63]^2" office:value-type="float" office:value="24.8904971114342" calcext:value-type="float">
            <text:p>24.8904971114342</text:p>
          </table:table-cell>
          <table:table-cell table:number-columns-repeated="7"/>
        </table:table-row>
      </table:table>
      <table:table table:name="CCR 3 wzory Ani" table:style-name="ta2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gamma_calculated:</text:p>
          </table:table-cell>
          <table:table-cell office:value-type="string" calcext:value-type="string">
            <text:p>gamma_experimental:</text:p>
          </table:table-cell>
          <table:table-cell office:value-type="string" calcext:value-type="string">
            <text:p>gamma_calc_error:</text:p>
          </table:table-cell>
          <table:table-cell table:style-name="ce1" table:number-columns-repeated="5"/>
          <table:table-cell table:style-name="ce1" office:value-type="string" calcext:value-type="string">
            <text:p>list of invert squer uncertainty <text:s/>(1/delta**2)</text:p>
          </table:table-cell>
          <table:table-cell table:style-name="ce1" office:value-type="string" calcext:value-type="string">
            <text:p>list of x div uncertainty <text:s/>(x/delta**2)</text:p>
          </table:table-cell>
          <table:table-cell table:style-name="ce1" office:value-type="string" calcext:value-type="string">
            <text:p>list of y div uncertainty <text:s/>(y/delta**2)</text:p>
          </table:table-cell>
          <table:table-cell table:style-name="ce1" office:value-type="string" calcext:value-type="string">
            <text:p>list of square x div uncertainty <text:s/>(x**2/delta**2)</text:p>
          </table:table-cell>
          <table:table-cell office:value-type="string" calcext:value-type="string">
            <text:p>gora a</text:p>
          </table:table-cell>
          <table:table-cell office:value-type="string" calcext:value-type="string">
            <text:p>dol a</text:p>
          </table:table-cell>
          <table:table-cell table:style-name="ce1" office:value-type="string" calcext:value-type="string">
            <text:p>sum_of_invert_squer_uncertainty</text:p>
          </table:table-cell>
          <table:table-cell office:value-type="string" calcext:value-type="string">
            <text:p>avg_x</text:p>
          </table:table-cell>
          <table:table-cell office:value-type="string" calcext:value-type="string">
            <text:p>avg_y</text:p>
          </table:table-cell>
          <table:table-cell office:value-type="string" calcext:value-type="string">
            <text:p>avg_square_x</text:p>
          </table:table-cell>
        </table:table-row>
        <table:table-row table:style-name="ro1">
          <table:table-cell office:value-type="float" office:value="1.53819027978623" calcext:value-type="float">
            <text:p>1.53819027978623</text:p>
          </table:table-cell>
          <table:table-cell office:value-type="float" office:value="1.29111463585899" calcext:value-type="float">
            <text:p>1.29111463585899</text:p>
          </table:table-cell>
          <table:table-cell office:value-type="float" office:value="0.00639911811294347" calcext:value-type="float">
            <text:p>0.00639911811294347</text:p>
          </table:table-cell>
          <table:table-cell table:formula="of:=[.C3]*10" office:value-type="float" office:value="0.0639911811294347" calcext:value-type="float">
            <text:p>0.0639911811294347</text:p>
          </table:table-cell>
          <table:table-cell table:number-columns-repeated="4"/>
          <table:table-cell table:formula="of:=1/[.D3]^2" office:value-type="float" office:value="244.207921552221" calcext:value-type="float">
            <text:p>244.207921552221</text:p>
          </table:table-cell>
          <table:table-cell table:formula="of:=[.A3]/[.D3]^2" office:value-type="float" office:value="375.638251178424" calcext:value-type="float">
            <text:p>375.638251178424</text:p>
          </table:table-cell>
          <table:table-cell table:formula="of:=[.B3]/[.D3]^2" office:value-type="float" office:value="315.300421708778" calcext:value-type="float">
            <text:p>315.300421708778</text:p>
          </table:table-cell>
          <table:table-cell table:formula="of:=[.A3]^2/[.D3]^2" office:value-type="float" office:value="577.803106678549" calcext:value-type="float">
            <text:p>577.803106678549</text:p>
          </table:table-cell>
          <table:table-cell table:formula="of:=([.A3]-[.$P$3])*([.B3]-[.$Q$3])/[.D3]^2" office:value-type="float" office:value="112.333514929862" calcext:value-type="float">
            <text:p>112.333514929862</text:p>
          </table:table-cell>
          <table:table-cell table:formula="of:=(([.A3]-[.$P$3])/[.D3])^2" office:value-type="float" office:value="26.9309632374511" calcext:value-type="float">
            <text:p>26.9309632374511</text:p>
          </table:table-cell>
          <table:table-cell table:formula="of:=SUM([.I3:.I63])" office:value-type="float" office:value="9581.72589842469" calcext:value-type="float">
            <text:p>9581.72589842469</text:p>
          </table:table-cell>
          <table:table-cell table:formula="of:=SUM([.J3:.J63])/[.O3]" office:value-type="float" office:value="1.87027284094862" calcext:value-type="float">
            <text:p>1.87027284094862</text:p>
          </table:table-cell>
          <table:table-cell table:formula="of:=SUM([.K3:.K63])/[.O3]" office:value-type="float" office:value="2.67628608380805" calcext:value-type="float">
            <text:p>2.67628608380805</text:p>
          </table:table-cell>
          <table:table-cell table:formula="of:=SUM([.L3:.L63])/[.O3]" office:value-type="float" office:value="8.20375598759052" calcext:value-type="float">
            <text:p>8.20375598759052</text:p>
          </table:table-cell>
        </table:table-row>
        <table:table-row table:style-name="ro1">
          <table:table-cell office:value-type="float" office:value="4.66135088198278" calcext:value-type="float">
            <text:p>4.66135088198278</text:p>
          </table:table-cell>
          <table:table-cell office:value-type="float" office:value="6.44709754402412" calcext:value-type="float">
            <text:p>6.44709754402412</text:p>
          </table:table-cell>
          <table:table-cell office:value-type="float" office:value="0.0154932050912739" calcext:value-type="float">
            <text:p>0.0154932050912739</text:p>
          </table:table-cell>
          <table:table-cell table:formula="of:=[.C4]*10" office:value-type="float" office:value="0.154932050912739" calcext:value-type="float">
            <text:p>0.154932050912739</text:p>
          </table:table-cell>
          <table:table-cell table:number-columns-repeated="4"/>
          <table:table-cell table:formula="of:=1/[.D4]^2" office:value-type="float" office:value="41.6598268173857" calcext:value-type="float">
            <text:p>41.6598268173857</text:p>
          </table:table-cell>
          <table:table-cell table:formula="of:=[.A4]/[.D4]^2" office:value-type="float" office:value="194.191070478471" calcext:value-type="float">
            <text:p>194.191070478471</text:p>
          </table:table-cell>
          <table:table-cell table:formula="of:=[.B4]/[.D4]^2" office:value-type="float" office:value="268.584967158838" calcext:value-type="float">
            <text:p>268.584967158838</text:p>
          </table:table-cell>
          <table:table-cell table:formula="of:=[.A4]^2/[.D4]^2" office:value-type="float" office:value="905.192717648" calcext:value-type="float">
            <text:p>905.192717648</text:p>
          </table:table-cell>
          <table:table-cell table:formula="of:=([.A4]-[.$P$3])*([.B4]-[.$Q$3])/[.D4]^2" office:value-type="float" office:value="438.454224102177" calcext:value-type="float">
            <text:p>438.454224102177</text:p>
          </table:table-cell>
          <table:table-cell table:formula="of:=(([.A4]-[.$P$3])/[.D4])^2" office:value-type="float" office:value="324.534909740657" calcext:value-type="float">
            <text:p>324.534909740657</text:p>
          </table:table-cell>
          <table:table-cell table:number-columns-repeated="4"/>
        </table:table-row>
        <table:table-row table:style-name="ro1">
          <table:table-cell office:value-type="float" office:value="3.85803338336106" calcext:value-type="float">
            <text:p>3.85803338336106</text:p>
          </table:table-cell>
          <table:table-cell office:value-type="float" office:value="3.56606094063344" calcext:value-type="float">
            <text:p>3.56606094063344</text:p>
          </table:table-cell>
          <table:table-cell office:value-type="float" office:value="0.0132703289360513" calcext:value-type="float">
            <text:p>0.0132703289360513</text:p>
          </table:table-cell>
          <table:table-cell table:formula="of:=[.C5]*10" office:value-type="float" office:value="0.132703289360513" calcext:value-type="float">
            <text:p>0.132703289360513</text:p>
          </table:table-cell>
          <table:table-cell/>
          <table:table-cell table:number-matrix-columns-spanned="2" table:number-matrix-rows-spanned="6" table:formula="of:=LINEST([.B3:.B60];[.A3:.A60];;1)" office:value-type="float" office:value="0.977925058035591" calcext:value-type="float">
            <text:p>0.977925058035591</text:p>
          </table:table-cell>
          <table:table-cell office:value-type="float" office:value="0.563722106272306" calcext:value-type="float">
            <text:p>0.563722106272306</text:p>
          </table:table-cell>
          <table:table-cell/>
          <table:table-cell table:formula="of:=1/[.D5]^2" office:value-type="float" office:value="56.7853914581492" calcext:value-type="float">
            <text:p>56.7853914581492</text:p>
          </table:table-cell>
          <table:table-cell table:formula="of:=[.A5]/[.D5]^2" office:value-type="float" office:value="219.079935932766" calcext:value-type="float">
            <text:p>219.079935932766</text:p>
          </table:table-cell>
          <table:table-cell table:formula="of:=[.B5]/[.D5]^2" office:value-type="float" office:value="202.500166477486" calcext:value-type="float">
            <text:p>202.500166477486</text:p>
          </table:table-cell>
          <table:table-cell table:formula="of:=[.A5]^2/[.D5]^2" office:value-type="float" office:value="845.217706453213" calcext:value-type="float">
            <text:p>845.217706453213</text:p>
          </table:table-cell>
          <table:table-cell table:formula="of:=([.A5]-[.$P$3])*([.B5]-[.$Q$3])/[.D5]^2" office:value-type="float" office:value="100.434013661037" calcext:value-type="float">
            <text:p>100.434013661037</text:p>
          </table:table-cell>
          <table:table-cell table:formula="of:=(([.A5]-[.$P$3])/[.D5])^2" office:value-type="float" office:value="224.369982968285" calcext:value-type="float">
            <text:p>224.369982968285</text:p>
          </table:table-cell>
          <table:table-cell table:number-columns-repeated="4"/>
        </table:table-row>
        <table:table-row table:style-name="ro1">
          <table:table-cell office:value-type="float" office:value="4.36713406333606" calcext:value-type="float">
            <text:p>4.36713406333606</text:p>
          </table:table-cell>
          <table:table-cell office:value-type="float" office:value="6.10692027125529" calcext:value-type="float">
            <text:p>6.10692027125529</text:p>
          </table:table-cell>
          <table:table-cell office:value-type="float" office:value="0.00867767030587938" calcext:value-type="float">
            <text:p>0.00867767030587938</text:p>
          </table:table-cell>
          <table:table-cell table:formula="of:=[.C6]*10" office:value-type="float" office:value="0.0867767030587938" calcext:value-type="float">
            <text:p>0.0867767030587938</text:p>
          </table:table-cell>
          <table:table-cell/>
          <table:table-cell office:value-type="float" office:value="0.0682608931935744" calcext:value-type="float">
            <text:p>0.0682608931935744</text:p>
          </table:table-cell>
          <table:table-cell office:value-type="float" office:value="0.217282082929644" calcext:value-type="float">
            <text:p>0.217282082929644</text:p>
          </table:table-cell>
          <table:table-cell/>
          <table:table-cell table:formula="of:=1/[.D6]^2" office:value-type="float" office:value="132.798664771769" calcext:value-type="float">
            <text:p>132.798664771769</text:p>
          </table:table-cell>
          <table:table-cell table:formula="of:=[.A6]/[.D6]^2" office:value-type="float" office:value="579.949572490341" calcext:value-type="float">
            <text:p>579.949572490341</text:p>
          </table:table-cell>
          <table:table-cell table:formula="of:=[.B6]/[.D6]^2" office:value-type="float" office:value="810.990857890354" calcext:value-type="float">
            <text:p>810.990857890354</text:p>
          </table:table-cell>
          <table:table-cell table:formula="of:=[.A6]^2/[.D6]^2" office:value-type="float" office:value="2532.71753303976" calcext:value-type="float">
            <text:p>2532.71753303976</text:p>
          </table:table-cell>
          <table:table-cell table:formula="of:=([.A6]-[.$P$3])*([.B6]-[.$Q$3])/[.D6]^2" office:value-type="float" office:value="1137.5291228054" calcext:value-type="float">
            <text:p>1137.5291228054</text:p>
          </table:table-cell>
          <table:table-cell table:formula="of:=(([.A6]-[.$P$3])/[.D6])^2" office:value-type="float" office:value="827.908835766214" calcext:value-type="float">
            <text:p>827.908835766214</text:p>
          </table:table-cell>
          <table:table-cell table:number-columns-repeated="4"/>
        </table:table-row>
        <table:table-row table:style-name="ro1">
          <table:table-cell office:value-type="float" office:value="2.88531150742074" calcext:value-type="float">
            <text:p>2.88531150742074</text:p>
          </table:table-cell>
          <table:table-cell office:value-type="float" office:value="1.81052837941251" calcext:value-type="float">
            <text:p>1.81052837941251</text:p>
          </table:table-cell>
          <table:table-cell office:value-type="float" office:value="0.00969483109951541" calcext:value-type="float">
            <text:p>0.00969483109951541</text:p>
          </table:table-cell>
          <table:table-cell table:formula="of:=[.C7]*10" office:value-type="float" office:value="0.0969483109951541" calcext:value-type="float">
            <text:p>0.0969483109951541</text:p>
          </table:table-cell>
          <table:table-cell/>
          <table:table-cell office:value-type="float" office:value="0.785639747919905" calcext:value-type="float">
            <text:p>0.785639747919905</text:p>
          </table:table-cell>
          <table:table-cell office:value-type="float" office:value="1.08407166624602" calcext:value-type="float">
            <text:p>1.08407166624602</text:p>
          </table:table-cell>
          <table:table-cell/>
          <table:table-cell table:formula="of:=1/[.D7]^2" office:value-type="float" office:value="106.394580205598" calcext:value-type="float">
            <text:p>106.394580205598</text:p>
          </table:table-cell>
          <table:table-cell table:formula="of:=[.A7]/[.D7]^2" office:value-type="float" office:value="306.981506594411" calcext:value-type="float">
            <text:p>306.981506594411</text:p>
          </table:table-cell>
          <table:table-cell table:formula="of:=[.B7]/[.D7]^2" office:value-type="float" office:value="192.630406877916" calcext:value-type="float">
            <text:p>192.630406877916</text:p>
          </table:table-cell>
          <table:table-cell table:formula="of:=[.A7]^2/[.D7]^2" office:value-type="float" office:value="885.737273542211" calcext:value-type="float">
            <text:p>885.737273542211</text:p>
          </table:table-cell>
          <table:table-cell table:formula="of:=([.A7]-[.$P$3])*([.B7]-[.$Q$3])/[.D7]^2" office:value-type="float" office:value="-93.4971680749863" calcext:value-type="float">
            <text:p>-93.4971680749863</text:p>
          </table:table-cell>
          <table:table-cell table:formula="of:=(([.A7]-[.$P$3])/[.D7])^2" office:value-type="float" office:value="109.618707774613" calcext:value-type="float">
            <text:p>109.618707774613</text:p>
          </table:table-cell>
          <table:table-cell table:number-columns-repeated="4"/>
        </table:table-row>
        <table:table-row table:style-name="ro1">
          <table:table-cell office:value-type="float" office:value="0.293008485339887" calcext:value-type="float">
            <text:p>0.293008485339887</text:p>
          </table:table-cell>
          <table:table-cell office:value-type="float" office:value="0.732742411716413" calcext:value-type="float">
            <text:p>0.732742411716413</text:p>
          </table:table-cell>
          <table:table-cell office:value-type="float" office:value="0.0271414766519169" calcext:value-type="float">
            <text:p>0.0271414766519169</text:p>
          </table:table-cell>
          <table:table-cell table:formula="of:=[.C8]*10" office:value-type="float" office:value="0.271414766519169" calcext:value-type="float">
            <text:p>0.271414766519169</text:p>
          </table:table-cell>
          <table:table-cell/>
          <table:table-cell office:value-type="float" office:value="205.242461961072" calcext:value-type="float">
            <text:p>205.24246196107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1/[.D8]^2" office:value-type="float" office:value="13.574787999764" calcext:value-type="float">
            <text:p>13.574787999764</text:p>
          </table:table-cell>
          <table:table-cell table:formula="of:=[.A8]/[.D8]^2" office:value-type="float" office:value="3.97752807062092" calcext:value-type="float">
            <text:p>3.97752807062092</text:p>
          </table:table-cell>
          <table:table-cell table:formula="of:=[.B8]/[.D8]^2" office:value-type="float" office:value="9.94682289748608" calcext:value-type="float">
            <text:p>9.94682289748608</text:p>
          </table:table-cell>
          <table:table-cell table:formula="of:=[.A8]^2/[.D8]^2" office:value-type="float" office:value="1.16544947536952" calcext:value-type="float">
            <text:p>1.16544947536952</text:p>
          </table:table-cell>
          <table:table-cell table:formula="of:=([.A8]-[.$P$3])*([.B8]-[.$Q$3])/[.D8]^2" office:value-type="float" office:value="41.6132704059232" calcext:value-type="float">
            <text:p>41.6132704059232</text:p>
          </table:table-cell>
          <table:table-cell table:formula="of:=(([.A8]-[.$P$3])/[.D8])^2" office:value-type="float" office:value="33.7708532481466" calcext:value-type="float">
            <text:p>33.7708532481466</text:p>
          </table:table-cell>
          <table:table-cell table:number-columns-repeated="4"/>
        </table:table-row>
        <table:table-row table:style-name="ro1">
          <table:table-cell office:value-type="float" office:value="0.439141656306908" calcext:value-type="float">
            <text:p>0.439141656306908</text:p>
          </table:table-cell>
          <table:table-cell office:value-type="float" office:value="-0.0325866832671895" calcext:value-type="float">
            <text:p>-0.0325866832671895</text:p>
          </table:table-cell>
          <table:table-cell office:value-type="float" office:value="0.109274041579132" calcext:value-type="float">
            <text:p>0.109274041579132</text:p>
          </table:table-cell>
          <table:table-cell table:formula="of:=[.C9]*10" office:value-type="float" office:value="1.09274041579132" calcext:value-type="float">
            <text:p>1.09274041579132</text:p>
          </table:table-cell>
          <table:table-cell/>
          <table:table-cell office:value-type="float" office:value="241.203276454547" calcext:value-type="float">
            <text:p>241.203276454547</text:p>
          </table:table-cell>
          <table:table-cell office:value-type="float" office:value="65.8118371432155" calcext:value-type="float">
            <text:p>65.8118371432155</text:p>
          </table:table-cell>
          <table:table-cell/>
          <table:table-cell table:formula="of:=1/[.D9]^2" office:value-type="float" office:value="0.837463692888467" calcext:value-type="float">
            <text:p>0.837463692888467</text:p>
          </table:table-cell>
          <table:table-cell table:formula="of:=[.A9]/[.D9]^2" office:value-type="float" office:value="0.367765193191941" calcext:value-type="float">
            <text:p>0.367765193191941</text:p>
          </table:table-cell>
          <table:table-cell table:formula="of:=[.B9]/[.D9]^2" office:value-type="float" office:value="-0.0272901641079273" calcext:value-type="float">
            <text:p>-0.0272901641079273</text:p>
          </table:table-cell>
          <table:table-cell table:formula="of:=[.A9]^2/[.D9]^2" office:value-type="float" office:value="0.161501016070339" calcext:value-type="float">
            <text:p>0.161501016070339</text:p>
          </table:table-cell>
          <table:table-cell table:formula="of:=([.A9]-[.$P$3])*([.B9]-[.$Q$3])/[.D9]^2" office:value-type="float" office:value="3.24663929102965" calcext:value-type="float">
            <text:p>3.24663929102965</text:p>
          </table:table-cell>
          <table:table-cell table:formula="of:=(([.A9]-[.$P$3])/[.D9])^2" office:value-type="float" office:value="1.71523992974106" calcext:value-type="float">
            <text:p>1.71523992974106</text:p>
          </table:table-cell>
          <table:table-cell table:number-columns-repeated="4"/>
        </table:table-row>
        <table:table-row table:style-name="ro1">
          <table:table-cell office:value-type="float" office:value="3.29614328234143" calcext:value-type="float">
            <text:p>3.29614328234143</text:p>
          </table:table-cell>
          <table:table-cell office:value-type="float" office:value="6.01911066909719" calcext:value-type="float">
            <text:p>6.01911066909719</text:p>
          </table:table-cell>
          <table:table-cell office:value-type="float" office:value="0.021449182315611" calcext:value-type="float">
            <text:p>0.021449182315611</text:p>
          </table:table-cell>
          <table:table-cell table:formula="of:=[.C10]*10" office:value-type="float" office:value="0.21449182315611" calcext:value-type="float">
            <text:p>0.21449182315611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1/[.D10]^2" office:value-type="float" office:value="21.7359446064388" calcext:value-type="float">
            <text:p>21.7359446064388</text:p>
          </table:table-cell>
          <table:table-cell table:formula="of:=[.A10]/[.D10]^2" office:value-type="float" office:value="71.6447877998589" calcext:value-type="float">
            <text:p>71.6447877998589</text:p>
          </table:table-cell>
          <table:table-cell table:formula="of:=[.B10]/[.D10]^2" office:value-type="float" office:value="130.831056083522" calcext:value-type="float">
            <text:p>130.831056083522</text:p>
          </table:table-cell>
          <table:table-cell table:formula="of:=[.A10]^2/[.D10]^2" office:value-type="float" office:value="236.151486021282" calcext:value-type="float">
            <text:p>236.151486021282</text:p>
          </table:table-cell>
          <table:table-cell table:formula="of:=([.A10]-[.$P$3])*([.B10]-[.$Q$3])/[.D10]^2" office:value-type="float" office:value="103.602962064085" calcext:value-type="float">
            <text:p>103.602962064085</text:p>
          </table:table-cell>
          <table:table-cell table:formula="of:=(([.A10]-[.$P$3])/[.D10])^2" office:value-type="float" office:value="44.1914906028913" calcext:value-type="float">
            <text:p>44.1914906028913</text:p>
          </table:table-cell>
          <table:table-cell table:number-columns-repeated="4"/>
        </table:table-row>
        <table:table-row table:style-name="ro1">
          <table:table-cell office:value-type="float" office:value="3.53517568745367" calcext:value-type="float">
            <text:p>3.53517568745367</text:p>
          </table:table-cell>
          <table:table-cell office:value-type="float" office:value="3.61115391880494" calcext:value-type="float">
            <text:p>3.61115391880494</text:p>
          </table:table-cell>
          <table:table-cell office:value-type="float" office:value="0.00859850928956011" calcext:value-type="float">
            <text:p>0.00859850928956011</text:p>
          </table:table-cell>
          <table:table-cell table:formula="of:=[.C11]*10" office:value-type="float" office:value="0.0859850928956011" calcext:value-type="float">
            <text:p>0.0859850928956011</text:p>
          </table:table-cell>
          <table:table-cell table:number-columns-repeated="4"/>
          <table:table-cell table:formula="of:=1/[.D11]^2" office:value-type="float" office:value="135.255106409674" calcext:value-type="float">
            <text:p>135.255106409674</text:p>
          </table:table-cell>
          <table:table-cell table:formula="of:=[.A11]/[.D11]^2" office:value-type="float" office:value="478.150563783439" calcext:value-type="float">
            <text:p>478.150563783439</text:p>
          </table:table-cell>
          <table:table-cell table:formula="of:=[.B11]/[.D11]^2" office:value-type="float" office:value="488.427007549674" calcext:value-type="float">
            <text:p>488.427007549674</text:p>
          </table:table-cell>
          <table:table-cell table:formula="of:=[.A11]^2/[.D11]^2" office:value-type="float" office:value="1690.34624802947" calcext:value-type="float">
            <text:p>1690.34624802947</text:p>
          </table:table-cell>
          <table:table-cell table:formula="of:=([.A11]-[.$P$3])*([.B11]-[.$Q$3])/[.D11]^2" office:value-type="float" office:value="210.5197201183" calcext:value-type="float">
            <text:p>210.5197201183</text:p>
          </table:table-cell>
          <table:table-cell table:formula="of:=(([.A11]-[.$P$3])/[.D11])^2" office:value-type="float" office:value="374.91383075723" calcext:value-type="float">
            <text:p>374.91383075723</text:p>
          </table:table-cell>
          <table:table-cell table:number-columns-repeated="4"/>
        </table:table-row>
        <table:table-row table:style-name="ro1">
          <table:table-cell office:value-type="float" office:value="2.89223292366291" calcext:value-type="float">
            <text:p>2.89223292366291</text:p>
          </table:table-cell>
          <table:table-cell office:value-type="float" office:value="4.37549586303513" calcext:value-type="float">
            <text:p>4.37549586303513</text:p>
          </table:table-cell>
          <table:table-cell office:value-type="float" office:value="0.0077675518781698" calcext:value-type="float">
            <text:p>0.0077675518781698</text:p>
          </table:table-cell>
          <table:table-cell table:formula="of:=[.C12]*10" office:value-type="float" office:value="0.077675518781698" calcext:value-type="float">
            <text:p>0.077675518781698</text:p>
          </table:table-cell>
          <table:table-cell table:number-columns-repeated="4"/>
          <table:table-cell table:formula="of:=1/[.D12]^2" office:value-type="float" office:value="165.741656459854" calcext:value-type="float">
            <text:p>165.741656459854</text:p>
          </table:table-cell>
          <table:table-cell table:formula="of:=[.A12]/[.D12]^2" office:value-type="float" office:value="479.363475635617" calcext:value-type="float">
            <text:p>479.363475635617</text:p>
          </table:table-cell>
          <table:table-cell table:formula="of:=[.B12]/[.D12]^2" office:value-type="float" office:value="725.201932172679" calcext:value-type="float">
            <text:p>725.201932172679</text:p>
          </table:table-cell>
          <table:table-cell table:formula="of:=[.A12]^2/[.D12]^2" office:value-type="float" office:value="1386.43082663481" calcext:value-type="float">
            <text:p>1386.43082663481</text:p>
          </table:table-cell>
          <table:table-cell table:formula="of:=([.A12]-[.$P$3])*([.B12]-[.$Q$3])/[.D12]^2" office:value-type="float" office:value="287.814458139553" calcext:value-type="float">
            <text:p>287.814458139553</text:p>
          </table:table-cell>
          <table:table-cell table:formula="of:=(([.A12]-[.$P$3])/[.D12])^2" office:value-type="float" office:value="173.100985553684" calcext:value-type="float">
            <text:p>173.100985553684</text:p>
          </table:table-cell>
          <table:table-cell table:number-columns-repeated="4"/>
        </table:table-row>
        <table:table-row table:style-name="ro1">
          <table:table-cell office:value-type="float" office:value="4.24291974932455" calcext:value-type="float">
            <text:p>4.24291974932455</text:p>
          </table:table-cell>
          <table:table-cell office:value-type="float" office:value="4.97362590484017" calcext:value-type="float">
            <text:p>4.97362590484017</text:p>
          </table:table-cell>
          <table:table-cell office:value-type="float" office:value="0.00855687207724829" calcext:value-type="float">
            <text:p>0.00855687207724829</text:p>
          </table:table-cell>
          <table:table-cell table:formula="of:=[.C13]*10" office:value-type="float" office:value="0.0855687207724829" calcext:value-type="float">
            <text:p>0.0855687207724829</text:p>
          </table:table-cell>
          <table:table-cell table:number-columns-repeated="4"/>
          <table:table-cell table:formula="of:=1/[.D13]^2" office:value-type="float" office:value="136.574594921617" calcext:value-type="float">
            <text:p>136.574594921617</text:p>
          </table:table-cell>
          <table:table-cell table:formula="of:=[.A13]/[.D13]^2" office:value-type="float" office:value="579.475046048928" calcext:value-type="float">
            <text:p>579.475046048928</text:p>
          </table:table-cell>
          <table:table-cell table:formula="of:=[.B13]/[.D13]^2" office:value-type="float" office:value="679.270943245207" calcext:value-type="float">
            <text:p>679.270943245207</text:p>
          </table:table-cell>
          <table:table-cell table:formula="of:=[.A13]^2/[.D13]^2" office:value-type="float" office:value="2458.66611712175" calcext:value-type="float">
            <text:p>2458.66611712175</text:p>
          </table:table-cell>
          <table:table-cell table:formula="of:=([.A13]-[.$P$3])*([.B13]-[.$Q$3])/[.D13]^2" office:value-type="float" office:value="744.437554782163" calcext:value-type="float">
            <text:p>744.437554782163</text:p>
          </table:table-cell>
          <table:table-cell table:formula="of:=(([.A13]-[.$P$3])/[.D13])^2" office:value-type="float" office:value="768.84031115575" calcext:value-type="float">
            <text:p>768.84031115575</text:p>
          </table:table-cell>
          <table:table-cell table:number-columns-repeated="4"/>
        </table:table-row>
        <table:table-row table:style-name="ro1">
          <table:table-cell office:value-type="float" office:value="3.46477256962091" calcext:value-type="float">
            <text:p>3.46477256962091</text:p>
          </table:table-cell>
          <table:table-cell office:value-type="float" office:value="3.93013499965911" calcext:value-type="float">
            <text:p>3.93013499965911</text:p>
          </table:table-cell>
          <table:table-cell office:value-type="float" office:value="0.00605237996050483" calcext:value-type="float">
            <text:p>0.00605237996050483</text:p>
          </table:table-cell>
          <table:table-cell table:formula="of:=[.C14]*10" office:value-type="float" office:value="0.0605237996050483" calcext:value-type="float">
            <text:p>0.0605237996050483</text:p>
          </table:table-cell>
          <table:table-cell/>
          <table:table-cell table:style-name="ce2" office:value-type="string" calcext:value-type="string" table:number-columns-spanned="2" table:number-rows-spanned="1">
            <text:p>y=ax+b</text:p>
          </table:table-cell>
          <table:covered-table-cell table:style-name="ce3"/>
          <table:table-cell/>
          <table:table-cell table:formula="of:=1/[.D14]^2" office:value-type="float" office:value="272.990560809051" calcext:value-type="float">
            <text:p>272.990560809051</text:p>
          </table:table-cell>
          <table:table-cell table:formula="of:=[.A14]/[.D14]^2" office:value-type="float" office:value="945.85020685663" calcext:value-type="float">
            <text:p>945.85020685663</text:p>
          </table:table-cell>
          <table:table-cell table:formula="of:=[.B14]/[.D14]^2" office:value-type="float" office:value="1072.88975761222" calcext:value-type="float">
            <text:p>1072.88975761222</text:p>
          </table:table-cell>
          <table:table-cell table:formula="of:=[.A14]^2/[.D14]^2" office:value-type="float" office:value="3277.15585168711" calcext:value-type="float">
            <text:p>3277.15585168711</text:p>
          </table:table-cell>
          <table:table-cell table:formula="of:=([.A14]-[.$P$3])*([.B14]-[.$Q$3])/[.D14]^2" office:value-type="float" office:value="545.779588007439" calcext:value-type="float">
            <text:p>545.779588007439</text:p>
          </table:table-cell>
          <table:table-cell table:formula="of:=(([.A14]-[.$P$3])/[.D14])^2" office:value-type="float" office:value="694.059223556491" calcext:value-type="float">
            <text:p>694.059223556491</text:p>
          </table:table-cell>
          <table:table-cell table:number-columns-repeated="4"/>
        </table:table-row>
        <table:table-row table:style-name="ro1">
          <table:table-cell office:value-type="float" office:value="3.99779168038819" calcext:value-type="float">
            <text:p>3.99779168038819</text:p>
          </table:table-cell>
          <table:table-cell office:value-type="float" office:value="6.44425868359767" calcext:value-type="float">
            <text:p>6.44425868359767</text:p>
          </table:table-cell>
          <table:table-cell office:value-type="float" office:value="0.0106330741807528" calcext:value-type="float">
            <text:p>0.0106330741807528</text:p>
          </table:table-cell>
          <table:table-cell table:formula="of:=[.C15]*10" office:value-type="float" office:value="0.106330741807528" calcext:value-type="float">
            <text:p>0.106330741807528</text:p>
          </table:table-cell>
          <table:table-cell/>
          <table:table-cell table:style-name="ce3" office:value-type="string" calcext:value-type="string">
            <text:p>a value</text:p>
          </table:table-cell>
          <table:table-cell table:style-name="ce3" office:value-type="string" calcext:value-type="string">
            <text:p>b value</text:p>
          </table:table-cell>
          <table:table-cell/>
          <table:table-cell table:formula="of:=1/[.D15]^2" office:value-type="float" office:value="88.4468382477242" calcext:value-type="float">
            <text:p>88.4468382477242</text:p>
          </table:table-cell>
          <table:table-cell table:formula="of:=[.A15]/[.D15]^2" office:value-type="float" office:value="353.592034103392" calcext:value-type="float">
            <text:p>353.592034103392</text:p>
          </table:table-cell>
          <table:table-cell table:formula="of:=[.B15]/[.D15]^2" office:value-type="float" office:value="569.974305414656" calcext:value-type="float">
            <text:p>569.974305414656</text:p>
          </table:table-cell>
          <table:table-cell table:formula="of:=[.A15]^2/[.D15]^2" office:value-type="float" office:value="1413.58729219008" calcext:value-type="float">
            <text:p>1413.58729219008</text:p>
          </table:table-cell>
          <table:table-cell table:formula="of:=([.A15]-[.$P$3])*([.B15]-[.$Q$3])/[.D15]^2" office:value-type="float" office:value="709.028125681254" calcext:value-type="float">
            <text:p>709.028125681254</text:p>
          </table:table-cell>
          <table:table-cell table:formula="of:=(([.A15]-[.$P$3])/[.D15])^2" office:value-type="float" office:value="400.340144502011" calcext:value-type="float">
            <text:p>400.340144502011</text:p>
          </table:table-cell>
          <table:table-cell table:number-columns-repeated="4"/>
        </table:table-row>
        <table:table-row table:style-name="ro1">
          <table:table-cell office:value-type="float" office:value="-1.16385075229236" calcext:value-type="float">
            <text:p>-1.16385075229236</text:p>
          </table:table-cell>
          <table:table-cell office:value-type="float" office:value="2.05838096532399" calcext:value-type="float">
            <text:p>2.05838096532399</text:p>
          </table:table-cell>
          <table:table-cell office:value-type="float" office:value="0.00451129560579477" calcext:value-type="float">
            <text:p>0.00451129560579477</text:p>
          </table:table-cell>
          <table:table-cell table:formula="of:=[.C16]*10" office:value-type="float" office:value="0.0451129560579477" calcext:value-type="float">
            <text:p>0.0451129560579477</text:p>
          </table:table-cell>
          <table:table-cell/>
          <table:table-cell table:style-name="ce3" office:value-type="string" calcext:value-type="string">
            <text:p>a <text:s/>standard error</text:p>
          </table:table-cell>
          <table:table-cell table:style-name="ce3" office:value-type="string" calcext:value-type="string">
            <text:p>b <text:s/>standard error</text:p>
          </table:table-cell>
          <table:table-cell/>
          <table:table-cell table:formula="of:=1/[.D16]^2" office:value-type="float" office:value="491.35731852842" calcext:value-type="float">
            <text:p>491.35731852842</text:p>
          </table:table-cell>
          <table:table-cell table:formula="of:=[.A16]/[.D16]^2" office:value-type="float" office:value="-571.866584813656" calcext:value-type="float">
            <text:p>-571.866584813656</text:p>
          </table:table-cell>
          <table:table-cell table:formula="of:=[.B16]/[.D16]^2" office:value-type="float" office:value="1011.40055163153" calcext:value-type="float">
            <text:p>1011.40055163153</text:p>
          </table:table-cell>
          <table:table-cell table:formula="of:=[.A16]^2/[.D16]^2" office:value-type="float" office:value="665.567354946234" calcext:value-type="float">
            <text:p>665.567354946234</text:p>
          </table:table-cell>
          <table:table-cell table:formula="of:=([.A16]-[.$P$3])*([.B16]-[.$Q$3])/[.D16]^2" office:value-type="float" office:value="921.196945658196" calcext:value-type="float">
            <text:p>921.196945658196</text:p>
          </table:table-cell>
          <table:table-cell table:formula="of:=(([.A16]-[.$P$3])/[.D16])^2" office:value-type="float" office:value="4523.38927649643" calcext:value-type="float">
            <text:p>4523.38927649643</text:p>
          </table:table-cell>
          <table:table-cell table:number-columns-repeated="4"/>
        </table:table-row>
        <table:table-row table:style-name="ro3">
          <table:table-cell office:value-type="float" office:value="-1.34838240851523" calcext:value-type="float">
            <text:p>-1.34838240851523</text:p>
          </table:table-cell>
          <table:table-cell office:value-type="float" office:value="-0.261893367884359" calcext:value-type="float">
            <text:p>-0.261893367884359</text:p>
          </table:table-cell>
          <table:table-cell office:value-type="float" office:value="0.00544302175153477" calcext:value-type="float">
            <text:p>0.00544302175153477</text:p>
          </table:table-cell>
          <table:table-cell table:formula="of:=[.C17]*10" office:value-type="float" office:value="0.0544302175153477" calcext:value-type="float">
            <text:p>0.0544302175153477</text:p>
          </table:table-cell>
          <table:table-cell/>
          <table:table-cell table:style-name="ce3" office:value-type="string" calcext:value-type="string">
            <text:p>determination coefficient</text:p>
          </table:table-cell>
          <table:table-cell table:style-name="ce3" office:value-type="string" calcext:value-type="string">
            <text:p>standard error value for the y estimate.</text:p>
          </table:table-cell>
          <table:table-cell/>
          <table:table-cell table:formula="of:=1/[.D17]^2" office:value-type="float" office:value="337.535814124746" calcext:value-type="float">
            <text:p>337.535814124746</text:p>
          </table:table-cell>
          <table:table-cell table:formula="of:=[.A17]/[.D17]^2" office:value-type="float" office:value="-455.127354009675" calcext:value-type="float">
            <text:p>-455.127354009675</text:p>
          </table:table-cell>
          <table:table-cell table:formula="of:=[.B17]/[.D17]^2" office:value-type="float" office:value="-88.3983911427186" calcext:value-type="float">
            <text:p>-88.3983911427186</text:p>
          </table:table-cell>
          <table:table-cell table:formula="of:=[.A17]^2/[.D17]^2" office:value-type="float" office:value="613.685717780732" calcext:value-type="float">
            <text:p>613.685717780732</text:p>
          </table:table-cell>
          <table:table-cell table:formula="of:=([.A17]-[.$P$3])*([.B17]-[.$Q$3])/[.D17]^2" office:value-type="float" office:value="3192.07171037108" calcext:value-type="float">
            <text:p>3192.07171037108</text:p>
          </table:table-cell>
          <table:table-cell table:formula="of:=(([.A17]-[.$P$3])/[.D17])^2" office:value-type="float" office:value="3496.7838201077" calcext:value-type="float">
            <text:p>3496.7838201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odchylenie </text:p>
          </table:table-cell>
          <table:table-cell office:value-type="string" calcext:value-type="string">
            <text:p>b odchylenie</text:p>
          </table:table-cell>
        </table:table-row>
        <table:table-row table:style-name="ro1">
          <table:table-cell office:value-type="float" office:value="-0.535292571160412" calcext:value-type="float">
            <text:p>-0.535292571160412</text:p>
          </table:table-cell>
          <table:table-cell office:value-type="float" office:value="0.358766451712541" calcext:value-type="float">
            <text:p>0.358766451712541</text:p>
          </table:table-cell>
          <table:table-cell office:value-type="float" office:value="0.00994558580752343" calcext:value-type="float">
            <text:p>0.00994558580752343</text:p>
          </table:table-cell>
          <table:table-cell table:formula="of:=[.C18]*10" office:value-type="float" office:value="0.0994558580752343" calcext:value-type="float">
            <text:p>0.0994558580752343</text:p>
          </table:table-cell>
          <table:table-cell/>
          <table:table-cell table:style-name="ce3" office:value-type="string" calcext:value-type="string">
            <text:p>F-observed value)</text:p>
          </table:table-cell>
          <table:table-cell table:style-name="ce3" office:value-type="string" calcext:value-type="string">
            <text:p>degrees of freedom</text:p>
          </table:table-cell>
          <table:table-cell/>
          <table:table-cell table:formula="of:=1/[.D18]^2" office:value-type="float" office:value="101.097231449876" calcext:value-type="float">
            <text:p>101.097231449876</text:p>
          </table:table-cell>
          <table:table-cell table:formula="of:=[.A18]/[.D18]^2" office:value-type="float" office:value="-54.1165969600033" calcext:value-type="float">
            <text:p>-54.1165969600033</text:p>
          </table:table-cell>
          <table:table-cell table:formula="of:=[.B18]/[.D18]^2" office:value-type="float" office:value="36.2702950052335" calcext:value-type="float">
            <text:p>36.2702950052335</text:p>
          </table:table-cell>
          <table:table-cell table:formula="of:=[.A18]^2/[.D18]^2" office:value-type="float" office:value="28.9682123291719" calcext:value-type="float">
            <text:p>28.9682123291719</text:p>
          </table:table-cell>
          <table:table-cell table:formula="of:=([.A18]-[.$P$3])*([.B18]-[.$Q$3])/[.D18]^2" office:value-type="float" office:value="563.611511946137" calcext:value-type="float">
            <text:p>563.611511946137</text:p>
          </table:table-cell>
          <table:table-cell table:formula="of:=(([.A18]-[.$P$3])/[.D18])^2" office:value-type="float" office:value="585.023893747206" calcext:value-type="float">
            <text:p>585.023893747206</text:p>
          </table:table-cell>
          <table:table-cell table:formula="of:=SUM([.M3:.M63])/SUM([.N3:.N63])" office:value-type="float" office:value="0.974386066986286" calcext:value-type="float">
            <text:p>0.974386066986286</text:p>
          </table:table-cell>
          <table:table-cell table:style-name="ce4" table:formula="of:=[.Q3]-[.O18]*[.P3]" office:value-type="float" office:value="0.853918286124853" calcext:value-type="float">
            <text:p>0.853918286124853</text:p>
          </table:table-cell>
          <table:table-cell table:formula="of:=SQRT(1/SUM([.N3:.N63]))" office:value-type="float" office:value="0.00470933687630424" calcext:value-type="float">
            <text:p>0.00470933687630424</text:p>
          </table:table-cell>
          <table:table-cell table:formula="of:=SQRT([.R3]/SUM([.N3:.N63]))" office:value-type="float" office:value="0.0134885766863212" calcext:value-type="float">
            <text:p>0.0134885766863212</text:p>
          </table:table-cell>
        </table:table-row>
        <table:table-row table:style-name="ro3">
          <table:table-cell office:value-type="float" office:value="4.38999509512527" calcext:value-type="float">
            <text:p>4.38999509512527</text:p>
          </table:table-cell>
          <table:table-cell office:value-type="float" office:value="3.38093770869199" calcext:value-type="float">
            <text:p>3.38093770869199</text:p>
          </table:table-cell>
          <table:table-cell office:value-type="float" office:value="0.0211415648327794" calcext:value-type="float">
            <text:p>0.0211415648327794</text:p>
          </table:table-cell>
          <table:table-cell table:formula="of:=[.C19]*10" office:value-type="float" office:value="0.211415648327794" calcext:value-type="float">
            <text:p>0.211415648327794</text:p>
          </table:table-cell>
          <table:table-cell/>
          <table:table-cell table:style-name="ce3" office:value-type="string" calcext:value-type="string">
            <text:p>regression sum of squares</text:p>
          </table:table-cell>
          <table:table-cell table:style-name="ce3" office:value-type="string" calcext:value-type="string">
            <text:p>residual sum of squares</text:p>
          </table:table-cell>
          <table:table-cell/>
          <table:table-cell table:formula="of:=1/[.D19]^2" office:value-type="float" office:value="22.3730782419114" calcext:value-type="float">
            <text:p>22.3730782419114</text:p>
          </table:table-cell>
          <table:table-cell table:formula="of:=[.A19]/[.D19]^2" office:value-type="float" office:value="98.2177037448449" calcext:value-type="float">
            <text:p>98.2177037448449</text:p>
          </table:table-cell>
          <table:table-cell table:formula="of:=[.B19]/[.D19]^2" office:value-type="float" office:value="75.6419838875945" calcext:value-type="float">
            <text:p>75.6419838875945</text:p>
          </table:table-cell>
          <table:table-cell table:formula="of:=[.A19]^2/[.D19]^2" office:value-type="float" office:value="431.175237694336" calcext:value-type="float">
            <text:p>431.175237694336</text:p>
          </table:table-cell>
          <table:table-cell table:formula="of:=([.A19]-[.$P$3])*([.B19]-[.$Q$3])/[.D19]^2" office:value-type="float" office:value="39.7239906351241" calcext:value-type="float">
            <text:p>39.7239906351241</text:p>
          </table:table-cell>
          <table:table-cell table:formula="of:=(([.A19]-[.$P$3])/[.D19])^2" office:value-type="float" office:value="142.046679087007" calcext:value-type="float">
            <text:p>142.046679087007</text:p>
          </table:table-cell>
          <table:table-cell table:number-columns-repeated="4"/>
        </table:table-row>
        <table:table-row table:style-name="ro1">
          <table:table-cell office:value-type="float" office:value="4.26054880580562" calcext:value-type="float">
            <text:p>4.26054880580562</text:p>
          </table:table-cell>
          <table:table-cell office:value-type="float" office:value="5.92902234913829" calcext:value-type="float">
            <text:p>5.92902234913829</text:p>
          </table:table-cell>
          <table:table-cell office:value-type="float" office:value="0.00629651978275049" calcext:value-type="float">
            <text:p>0.00629651978275049</text:p>
          </table:table-cell>
          <table:table-cell table:formula="of:=[.C20]*10" office:value-type="float" office:value="0.0629651978275049" calcext:value-type="float">
            <text:p>0.0629651978275049</text:p>
          </table:table-cell>
          <table:table-cell table:number-columns-repeated="4"/>
          <table:table-cell table:formula="of:=1/[.D20]^2" office:value-type="float" office:value="252.23122878208" calcext:value-type="float">
            <text:p>252.23122878208</text:p>
          </table:table-cell>
          <table:table-cell table:formula="of:=[.A20]/[.D20]^2" office:value-type="float" office:value="1074.64346057438" calcext:value-type="float">
            <text:p>1074.64346057438</text:p>
          </table:table-cell>
          <table:table-cell table:formula="of:=[.B20]/[.D20]^2" office:value-type="float" office:value="1495.48459259957" calcext:value-type="float">
            <text:p>1495.48459259957</text:p>
          </table:table-cell>
          <table:table-cell table:formula="of:=[.A20]^2/[.D20]^2" office:value-type="float" office:value="4578.57091261698" calcext:value-type="float">
            <text:p>4578.57091261698</text:p>
          </table:table-cell>
          <table:table-cell table:formula="of:=([.A20]-[.$P$3])*([.B20]-[.$Q$3])/[.D20]^2" office:value-type="float" office:value="1961.08199267558" calcext:value-type="float">
            <text:p>1961.08199267558</text:p>
          </table:table-cell>
          <table:table-cell table:formula="of:=(([.A20]-[.$P$3])/[.D20])^2" office:value-type="float" office:value="1441.10274238001" calcext:value-type="float">
            <text:p>1441.10274238001</text:p>
          </table:table-cell>
          <table:table-cell office:value-type="string" calcext:value-type="string">
            <text:p>dopasowanie do y=x</text:p>
          </table:table-cell>
          <table:table-cell table:number-columns-repeated="3"/>
        </table:table-row>
        <table:table-row table:style-name="ro1">
          <table:table-cell office:value-type="float" office:value="5.00542083103384" calcext:value-type="float">
            <text:p>5.00542083103384</text:p>
          </table:table-cell>
          <table:table-cell office:value-type="float" office:value="5.98385569850458" calcext:value-type="float">
            <text:p>5.98385569850458</text:p>
          </table:table-cell>
          <table:table-cell office:value-type="float" office:value="0.0064882818989111" calcext:value-type="float">
            <text:p>0.0064882818989111</text:p>
          </table:table-cell>
          <table:table-cell table:formula="of:=[.C21]*10" office:value-type="float" office:value="0.064882818989111" calcext:value-type="float">
            <text:p>0.064882818989111</text:p>
          </table:table-cell>
          <table:table-cell table:number-columns-repeated="4"/>
          <table:table-cell table:formula="of:=1/[.D21]^2" office:value-type="float" office:value="237.542093054226" calcext:value-type="float">
            <text:p>237.542093054226</text:p>
          </table:table-cell>
          <table:table-cell table:formula="of:=[.A21]/[.D21]^2" office:value-type="float" office:value="1188.998140821" calcext:value-type="float">
            <text:p>1188.998140821</text:p>
          </table:table-cell>
          <table:table-cell table:formula="of:=[.B21]/[.D21]^2" office:value-type="float" office:value="1421.41760715724" calcext:value-type="float">
            <text:p>1421.41760715724</text:p>
          </table:table-cell>
          <table:table-cell table:formula="of:=[.A21]^2/[.D21]^2" office:value-type="float" office:value="5951.43606212595" calcext:value-type="float">
            <text:p>5951.43606212595</text:p>
          </table:table-cell>
          <table:table-cell table:formula="of:=([.A21]-[.$P$3])*([.B21]-[.$Q$3])/[.D21]^2" office:value-type="float" office:value="2463.24504772184" calcext:value-type="float">
            <text:p>2463.24504772184</text:p>
          </table:table-cell>
          <table:table-cell table:formula="of:=(([.A21]-[.$P$3])/[.D21])^2" office:value-type="float" office:value="2334.837557504" calcext:value-type="float">
            <text:p>2334.837557504</text:p>
          </table:table-cell>
          <table:table-cell table:formula="of:=(1-[.O18])/[.Q18]" office:value-type="float" office:value="5.43896809391464" calcext:value-type="float">
            <text:p>5.43896809391464</text:p>
          </table:table-cell>
          <table:table-cell table:number-columns-repeated="3"/>
        </table:table-row>
        <table:table-row table:style-name="ro1">
          <table:table-cell office:value-type="float" office:value="4.68510879154394" calcext:value-type="float">
            <text:p>4.68510879154394</text:p>
          </table:table-cell>
          <table:table-cell office:value-type="float" office:value="5.75035995741481" calcext:value-type="float">
            <text:p>5.75035995741481</text:p>
          </table:table-cell>
          <table:table-cell office:value-type="float" office:value="0.0314070857011034" calcext:value-type="float">
            <text:p>0.0314070857011034</text:p>
          </table:table-cell>
          <table:table-cell table:formula="of:=[.C22]*10" office:value-type="float" office:value="0.314070857011034" calcext:value-type="float">
            <text:p>0.314070857011034</text:p>
          </table:table-cell>
          <table:table-cell table:number-columns-repeated="4"/>
          <table:table-cell table:formula="of:=1/[.D22]^2" office:value-type="float" office:value="10.1378233820718" calcext:value-type="float">
            <text:p>10.1378233820718</text:p>
          </table:table-cell>
          <table:table-cell table:formula="of:=[.A22]/[.D22]^2" office:value-type="float" office:value="47.4968054544643" calcext:value-type="float">
            <text:p>47.4968054544643</text:p>
          </table:table-cell>
          <table:table-cell table:formula="of:=[.B22]/[.D22]^2" office:value-type="float" office:value="58.2961336316092" calcext:value-type="float">
            <text:p>58.2961336316092</text:p>
          </table:table-cell>
          <table:table-cell table:formula="of:=[.A22]^2/[.D22]^2" office:value-type="float" office:value="222.527700804963" calcext:value-type="float">
            <text:p>222.527700804963</text:p>
          </table:table-cell>
          <table:table-cell table:formula="of:=([.A22]-[.$P$3])*([.B22]-[.$Q$3])/[.D22]^2" office:value-type="float" office:value="87.7227241490784" calcext:value-type="float">
            <text:p>87.7227241490784</text:p>
          </table:table-cell>
          <table:table-cell table:formula="of:=(([.A22]-[.$P$3])/[.D22])^2" office:value-type="float" office:value="80.325030487725" calcext:value-type="float">
            <text:p>80.325030487725</text:p>
          </table:table-cell>
          <table:table-cell table:number-columns-repeated="4"/>
        </table:table-row>
        <table:table-row table:style-name="ro1">
          <table:table-cell office:value-type="float" office:value="4.72841529677831" calcext:value-type="float">
            <text:p>4.72841529677831</text:p>
          </table:table-cell>
          <table:table-cell office:value-type="float" office:value="5.66410509525096" calcext:value-type="float">
            <text:p>5.66410509525096</text:p>
          </table:table-cell>
          <table:table-cell office:value-type="float" office:value="0.0070170139964988" calcext:value-type="float">
            <text:p>0.0070170139964988</text:p>
          </table:table-cell>
          <table:table-cell table:formula="of:=[.C23]*10" office:value-type="float" office:value="0.070170139964988" calcext:value-type="float">
            <text:p>0.070170139964988</text:p>
          </table:table-cell>
          <table:table-cell table:number-columns-repeated="4"/>
          <table:table-cell table:formula="of:=1/[.D23]^2" office:value-type="float" office:value="203.093168144126" calcext:value-type="float">
            <text:p>203.093168144126</text:p>
          </table:table-cell>
          <table:table-cell table:formula="of:=[.A23]/[.D23]^2" office:value-type="float" office:value="960.308842923855" calcext:value-type="float">
            <text:p>960.308842923855</text:p>
          </table:table-cell>
          <table:table-cell table:formula="of:=[.B23]/[.D23]^2" office:value-type="float" office:value="1150.3410484958" calcext:value-type="float">
            <text:p>1150.3410484958</text:p>
          </table:table-cell>
          <table:table-cell table:formula="of:=[.A23]^2/[.D23]^2" office:value-type="float" office:value="4540.73902251263" calcext:value-type="float">
            <text:p>4540.73902251263</text:p>
          </table:table-cell>
          <table:table-cell table:formula="of:=([.A23]-[.$P$3])*([.B23]-[.$Q$3])/[.D23]^2" office:value-type="float" office:value="1734.33693032462" calcext:value-type="float">
            <text:p>1734.33693032462</text:p>
          </table:table-cell>
          <table:table-cell table:formula="of:=(([.A23]-[.$P$3])/[.D23])^2" office:value-type="float" office:value="1659.06368300409" calcext:value-type="float">
            <text:p>1659.06368300409</text:p>
          </table:table-cell>
          <table:table-cell table:number-columns-repeated="4"/>
        </table:table-row>
        <table:table-row table:style-name="ro1">
          <table:table-cell office:value-type="float" office:value="4.50734222636869" calcext:value-type="float">
            <text:p>4.50734222636869</text:p>
          </table:table-cell>
          <table:table-cell office:value-type="float" office:value="3.89229865258829" calcext:value-type="float">
            <text:p>3.89229865258829</text:p>
          </table:table-cell>
          <table:table-cell office:value-type="float" office:value="0.0147076494563985" calcext:value-type="float">
            <text:p>0.0147076494563985</text:p>
          </table:table-cell>
          <table:table-cell table:formula="of:=[.C24]*10" office:value-type="float" office:value="0.147076494563985" calcext:value-type="float">
            <text:p>0.147076494563985</text:p>
          </table:table-cell>
          <table:table-cell table:number-columns-repeated="4"/>
          <table:table-cell table:formula="of:=1/[.D24]^2" office:value-type="float" office:value="46.2288893251927" calcext:value-type="float">
            <text:p>46.2288893251927</text:p>
          </table:table-cell>
          <table:table-cell table:formula="of:=[.A24]/[.D24]^2" office:value-type="float" office:value="208.369424933566" calcext:value-type="float">
            <text:p>208.369424933566</text:p>
          </table:table-cell>
          <table:table-cell table:formula="of:=[.B24]/[.D24]^2" office:value-type="float" office:value="179.936643631101" calcext:value-type="float">
            <text:p>179.936643631101</text:p>
          </table:table-cell>
          <table:table-cell table:formula="of:=[.A24]^2/[.D24]^2" office:value-type="float" office:value="939.192307687222" calcext:value-type="float">
            <text:p>939.192307687222</text:p>
          </table:table-cell>
          <table:table-cell table:formula="of:=([.A24]-[.$P$3])*([.B24]-[.$Q$3])/[.D24]^2" office:value-type="float" office:value="148.242619378685" calcext:value-type="float">
            <text:p>148.242619378685</text:p>
          </table:table-cell>
          <table:table-cell table:formula="of:=(([.A24]-[.$P$3])/[.D24])^2" office:value-type="float" office:value="321.48193465643" calcext:value-type="float">
            <text:p>321.48193465643</text:p>
          </table:table-cell>
          <table:table-cell table:number-columns-repeated="4"/>
        </table:table-row>
        <table:table-row table:style-name="ro1">
          <table:table-cell office:value-type="float" office:value="4.77060299605659" calcext:value-type="float">
            <text:p>4.77060299605659</text:p>
          </table:table-cell>
          <table:table-cell office:value-type="float" office:value="4.33509631220711" calcext:value-type="float">
            <text:p>4.33509631220711</text:p>
          </table:table-cell>
          <table:table-cell office:value-type="float" office:value="0.0114813162029931" calcext:value-type="float">
            <text:p>0.0114813162029931</text:p>
          </table:table-cell>
          <table:table-cell table:formula="of:=[.C25]*10" office:value-type="float" office:value="0.114813162029931" calcext:value-type="float">
            <text:p>0.114813162029931</text:p>
          </table:table-cell>
          <table:table-cell table:number-columns-repeated="4"/>
          <table:table-cell table:formula="of:=1/[.D25]^2" office:value-type="float" office:value="75.8606647959011" calcext:value-type="float">
            <text:p>75.8606647959011</text:p>
          </table:table-cell>
          <table:table-cell table:formula="of:=[.A25]/[.D25]^2" office:value-type="float" office:value="361.90111475817" calcext:value-type="float">
            <text:p>361.90111475817</text:p>
          </table:table-cell>
          <table:table-cell table:formula="of:=[.B25]/[.D25]^2" office:value-type="float" office:value="328.863288198291" calcext:value-type="float">
            <text:p>328.863288198291</text:p>
          </table:table-cell>
          <table:table-cell table:formula="of:=[.A25]^2/[.D25]^2" office:value-type="float" office:value="1726.48654234155" calcext:value-type="float">
            <text:p>1726.48654234155</text:p>
          </table:table-cell>
          <table:table-cell table:formula="of:=([.A25]-[.$P$3])*([.B25]-[.$Q$3])/[.D25]^2" office:value-type="float" office:value="364.973041626076" calcext:value-type="float">
            <text:p>364.973041626076</text:p>
          </table:table-cell>
          <table:table-cell table:formula="of:=(([.A25]-[.$P$3])/[.D25])^2" office:value-type="float" office:value="638.133464761183" calcext:value-type="float">
            <text:p>638.133464761183</text:p>
          </table:table-cell>
          <table:table-cell table:number-columns-repeated="4"/>
        </table:table-row>
        <table:table-row table:style-name="ro1">
          <table:table-cell office:value-type="float" office:value="4.98663109677548" calcext:value-type="float">
            <text:p>4.98663109677548</text:p>
          </table:table-cell>
          <table:table-cell office:value-type="float" office:value="5.96617061742164" calcext:value-type="float">
            <text:p>5.96617061742164</text:p>
          </table:table-cell>
          <table:table-cell office:value-type="float" office:value="0.00884530857552609" calcext:value-type="float">
            <text:p>0.00884530857552609</text:p>
          </table:table-cell>
          <table:table-cell table:formula="of:=[.C26]*10" office:value-type="float" office:value="0.0884530857552608" calcext:value-type="float">
            <text:p>0.0884530857552608</text:p>
          </table:table-cell>
          <table:table-cell table:number-columns-repeated="4"/>
          <table:table-cell table:formula="of:=1/[.D26]^2" office:value-type="float" office:value="127.812704210046" calcext:value-type="float">
            <text:p>127.812704210046</text:p>
          </table:table-cell>
          <table:table-cell table:formula="of:=[.A26]/[.D26]^2" office:value-type="float" office:value="637.354805376781" calcext:value-type="float">
            <text:p>637.354805376781</text:p>
          </table:table-cell>
          <table:table-cell table:formula="of:=[.B26]/[.D26]^2" office:value-type="float" office:value="762.552400391178" calcext:value-type="float">
            <text:p>762.552400391178</text:p>
          </table:table-cell>
          <table:table-cell table:formula="of:=[.A26]^2/[.D26]^2" office:value-type="float" office:value="3178.25329217114" calcext:value-type="float">
            <text:p>3178.25329217114</text:p>
          </table:table-cell>
          <table:table-cell table:formula="of:=([.A26]-[.$P$3])*([.B26]-[.$Q$3])/[.D26]^2" office:value-type="float" office:value="1310.39448748662" calcext:value-type="float">
            <text:p>1310.39448748662</text:p>
          </table:table-cell>
          <table:table-cell table:formula="of:=(([.A26]-[.$P$3])/[.D26])^2" office:value-type="float" office:value="1241.27720524692" calcext:value-type="float">
            <text:p>1241.27720524692</text:p>
          </table:table-cell>
          <table:table-cell table:number-columns-repeated="4"/>
        </table:table-row>
        <table:table-row table:style-name="ro1">
          <table:table-cell office:value-type="float" office:value="3.99723327505248" calcext:value-type="float">
            <text:p>3.99723327505248</text:p>
          </table:table-cell>
          <table:table-cell office:value-type="float" office:value="5.74641348872564" calcext:value-type="float">
            <text:p>5.74641348872564</text:p>
          </table:table-cell>
          <table:table-cell office:value-type="float" office:value="0.00460393435504798" calcext:value-type="float">
            <text:p>0.00460393435504798</text:p>
          </table:table-cell>
          <table:table-cell table:formula="of:=[.C27]*10" office:value-type="float" office:value="0.0460393435504798" calcext:value-type="float">
            <text:p>0.0460393435504798</text:p>
          </table:table-cell>
          <table:table-cell table:number-columns-repeated="4"/>
          <table:table-cell table:formula="of:=1/[.D27]^2" office:value-type="float" office:value="471.782421046843" calcext:value-type="float">
            <text:p>471.782421046843</text:p>
          </table:table-cell>
          <table:table-cell table:formula="of:=[.A27]/[.D27]^2" office:value-type="float" office:value="1885.82439199326" calcext:value-type="float">
            <text:p>1885.82439199326</text:p>
          </table:table-cell>
          <table:table-cell table:formula="of:=[.B27]/[.D27]^2" office:value-type="float" office:value="2711.05686804722" calcext:value-type="float">
            <text:p>2711.05686804722</text:p>
          </table:table-cell>
          <table:table-cell table:formula="of:=[.A27]^2/[.D27]^2" office:value-type="float" office:value="7538.08001058106" calcext:value-type="float">
            <text:p>7538.08001058106</text:p>
          </table:table-cell>
          <table:table-cell table:formula="of:=([.A27]-[.$P$3])*([.B27]-[.$Q$3])/[.D27]^2" office:value-type="float" office:value="3080.75785329475" calcext:value-type="float">
            <text:p>3080.75785329475</text:p>
          </table:table-cell>
          <table:table-cell table:formula="of:=(([.A27]-[.$P$3])/[.D27])^2" office:value-type="float" office:value="2134.32512622014" calcext:value-type="float">
            <text:p>2134.32512622014</text:p>
          </table:table-cell>
          <table:table-cell table:number-columns-repeated="4"/>
        </table:table-row>
        <table:table-row table:style-name="ro1">
          <table:table-cell office:value-type="float" office:value="3.48050469479048" calcext:value-type="float">
            <text:p>3.48050469479048</text:p>
          </table:table-cell>
          <table:table-cell office:value-type="float" office:value="5.36295544600692" calcext:value-type="float">
            <text:p>5.36295544600692</text:p>
          </table:table-cell>
          <table:table-cell office:value-type="float" office:value="0.00870425591139025" calcext:value-type="float">
            <text:p>0.00870425591139025</text:p>
          </table:table-cell>
          <table:table-cell table:formula="of:=[.C28]*10" office:value-type="float" office:value="0.0870425591139025" calcext:value-type="float">
            <text:p>0.0870425591139025</text:p>
          </table:table-cell>
          <table:table-cell table:number-columns-repeated="4"/>
          <table:table-cell table:formula="of:=1/[.D28]^2" office:value-type="float" office:value="131.988683710401" calcext:value-type="float">
            <text:p>131.988683710401</text:p>
          </table:table-cell>
          <table:table-cell table:formula="of:=[.A28]/[.D28]^2" office:value-type="float" office:value="459.387233313266" calcext:value-type="float">
            <text:p>459.387233313266</text:p>
          </table:table-cell>
          <table:table-cell table:formula="of:=[.B28]/[.D28]^2" office:value-type="float" office:value="707.849430115979" calcext:value-type="float">
            <text:p>707.849430115979</text:p>
          </table:table-cell>
          <table:table-cell table:formula="of:=[.A28]^2/[.D28]^2" office:value-type="float" office:value="1598.89942227363" calcext:value-type="float">
            <text:p>1598.89942227363</text:p>
          </table:table-cell>
          <table:table-cell table:formula="of:=([.A28]-[.$P$3])*([.B28]-[.$Q$3])/[.D28]^2" office:value-type="float" office:value="571.004241497413" calcext:value-type="float">
            <text:p>571.004241497413</text:p>
          </table:table-cell>
          <table:table-cell table:formula="of:=(([.A28]-[.$P$3])/[.D28])^2" office:value-type="float" office:value="342.226412849489" calcext:value-type="float">
            <text:p>342.226412849489</text:p>
          </table:table-cell>
          <table:table-cell table:number-columns-repeated="4"/>
        </table:table-row>
        <table:table-row table:style-name="ro1">
          <table:table-cell office:value-type="float" office:value="-0.444267837531049" calcext:value-type="float">
            <text:p>-0.444267837531049</text:p>
          </table:table-cell>
          <table:table-cell office:value-type="float" office:value="0.00181255683322269" calcext:value-type="float">
            <text:p>0.00181255683322269</text:p>
          </table:table-cell>
          <table:table-cell office:value-type="float" office:value="0.00577497730706703" calcext:value-type="float">
            <text:p>0.00577497730706703</text:p>
          </table:table-cell>
          <table:table-cell table:formula="of:=[.C29]*10" office:value-type="float" office:value="0.0577497730706703" calcext:value-type="float">
            <text:p>0.0577497730706703</text:p>
          </table:table-cell>
          <table:table-cell table:number-columns-repeated="4"/>
          <table:table-cell table:formula="of:=1/[.D29]^2" office:value-type="float" office:value="299.846812187396" calcext:value-type="float">
            <text:p>299.846812187396</text:p>
          </table:table-cell>
          <table:table-cell table:formula="of:=[.A29]/[.D29]^2" office:value-type="float" office:value="-133.212294841073" calcext:value-type="float">
            <text:p>-133.212294841073</text:p>
          </table:table-cell>
          <table:table-cell table:formula="of:=[.B29]/[.D29]^2" office:value-type="float" office:value="0.543489388350306" calcext:value-type="float">
            <text:p>0.543489388350306</text:p>
          </table:table-cell>
          <table:table-cell table:formula="of:=[.A29]^2/[.D29]^2" office:value-type="float" office:value="59.1819381615921" calcext:value-type="float">
            <text:p>59.1819381615921</text:p>
          </table:table-cell>
          <table:table-cell table:formula="of:=([.A29]-[.$P$3])*([.B29]-[.$Q$3])/[.D29]^2" office:value-type="float" office:value="1856.1050717176" calcext:value-type="float">
            <text:p>1856.1050717176</text:p>
          </table:table-cell>
          <table:table-cell table:formula="of:=(([.A29]-[.$P$3])/[.D29])^2" office:value-type="float" office:value="1606.30892349201" calcext:value-type="float">
            <text:p>1606.30892349201</text:p>
          </table:table-cell>
          <table:table-cell table:number-columns-repeated="4"/>
        </table:table-row>
        <table:table-row table:style-name="ro1">
          <table:table-cell office:value-type="float" office:value="1.20746332976379" calcext:value-type="float">
            <text:p>1.20746332976379</text:p>
          </table:table-cell>
          <table:table-cell office:value-type="float" office:value="2.00415749792757" calcext:value-type="float">
            <text:p>2.00415749792757</text:p>
          </table:table-cell>
          <table:table-cell office:value-type="float" office:value="0.00456004691502218" calcext:value-type="float">
            <text:p>0.00456004691502218</text:p>
          </table:table-cell>
          <table:table-cell table:formula="of:=[.C30]*10" office:value-type="float" office:value="0.0456004691502218" calcext:value-type="float">
            <text:p>0.0456004691502218</text:p>
          </table:table-cell>
          <table:table-cell table:number-columns-repeated="4"/>
          <table:table-cell table:formula="of:=1/[.D30]^2" office:value-type="float" office:value="480.90730972676" calcext:value-type="float">
            <text:p>480.90730972676</text:p>
          </table:table-cell>
          <table:table-cell table:formula="of:=[.A30]/[.D30]^2" office:value-type="float" office:value="580.67794151042" calcext:value-type="float">
            <text:p>580.67794151042</text:p>
          </table:table-cell>
          <table:table-cell table:formula="of:=[.B30]/[.D30]^2" office:value-type="float" office:value="963.813990597063" calcext:value-type="float">
            <text:p>963.813990597063</text:p>
          </table:table-cell>
          <table:table-cell table:formula="of:=[.A30]^2/[.D30]^2" office:value-type="float" office:value="701.147320776556" calcext:value-type="float">
            <text:p>701.147320776556</text:p>
          </table:table-cell>
          <table:table-cell table:formula="of:=([.A30]-[.$P$3])*([.B30]-[.$Q$3])/[.D30]^2" office:value-type="float" office:value="214.240945672402" calcext:value-type="float">
            <text:p>214.240945672402</text:p>
          </table:table-cell>
          <table:table-cell table:formula="of:=(([.A30]-[.$P$3])/[.D30])^2" office:value-type="float" office:value="211.270491182699" calcext:value-type="float">
            <text:p>211.270491182699</text:p>
          </table:table-cell>
          <table:table-cell table:number-columns-repeated="4"/>
        </table:table-row>
        <table:table-row table:style-name="ro1">
          <table:table-cell office:value-type="float" office:value="-0.858032805777004" calcext:value-type="float">
            <text:p>-0.858032805777004</text:p>
          </table:table-cell>
          <table:table-cell office:value-type="float" office:value="0.000518016446743163" calcext:value-type="float">
            <text:p>0.000518016446743163</text:p>
          </table:table-cell>
          <table:table-cell office:value-type="float" office:value="0.00389613880119784" calcext:value-type="float">
            <text:p>0.00389613880119784</text:p>
          </table:table-cell>
          <table:table-cell table:formula="of:=[.C31]*10" office:value-type="float" office:value="0.0389613880119784" calcext:value-type="float">
            <text:p>0.0389613880119784</text:p>
          </table:table-cell>
          <table:table-cell table:number-columns-repeated="4"/>
          <table:table-cell table:formula="of:=1/[.D31]^2" office:value-type="float" office:value="658.765973990288" calcext:value-type="float">
            <text:p>658.765973990288</text:p>
          </table:table-cell>
          <table:table-cell table:formula="of:=[.A31]/[.D31]^2" office:value-type="float" office:value="-565.242817013307" calcext:value-type="float">
            <text:p>-565.242817013307</text:p>
          </table:table-cell>
          <table:table-cell table:formula="of:=[.B31]/[.D31]^2" office:value-type="float" office:value="0.341251609081748" calcext:value-type="float">
            <text:p>0.341251609081748</text:p>
          </table:table-cell>
          <table:table-cell table:formula="of:=[.A31]^2/[.D31]^2" office:value-type="float" office:value="484.996880227226" calcext:value-type="float">
            <text:p>484.996880227226</text:p>
          </table:table-cell>
          <table:table-cell table:formula="of:=([.A31]-[.$P$3])*([.B31]-[.$Q$3])/[.D31]^2" office:value-type="float" office:value="4809.19788787819" calcext:value-type="float">
            <text:p>4809.19788787819</text:p>
          </table:table-cell>
          <table:table-cell table:formula="of:=(([.A31]-[.$P$3])/[.D31])^2" office:value-type="float" office:value="4903.62446348281" calcext:value-type="float">
            <text:p>4903.62446348281</text:p>
          </table:table-cell>
          <table:table-cell table:number-columns-repeated="4"/>
        </table:table-row>
        <table:table-row table:style-name="ro1">
          <table:table-cell office:value-type="float" office:value="1.88381909700674" calcext:value-type="float">
            <text:p>1.88381909700674</text:p>
          </table:table-cell>
          <table:table-cell office:value-type="float" office:value="2.21625508405776" calcext:value-type="float">
            <text:p>2.21625508405776</text:p>
          </table:table-cell>
          <table:table-cell office:value-type="float" office:value="0.0063924265045653" calcext:value-type="float">
            <text:p>0.0063924265045653</text:p>
          </table:table-cell>
          <table:table-cell table:formula="of:=[.C32]*10" office:value-type="float" office:value="0.063924265045653" calcext:value-type="float">
            <text:p>0.063924265045653</text:p>
          </table:table-cell>
          <table:table-cell table:number-columns-repeated="4"/>
          <table:table-cell table:formula="of:=1/[.D32]^2" office:value-type="float" office:value="244.71946410516" calcext:value-type="float">
            <text:p>244.71946410516</text:p>
          </table:table-cell>
          <table:table-cell table:formula="of:=[.A32]/[.D32]^2" office:value-type="float" office:value="461.007199890555" calcext:value-type="float">
            <text:p>461.007199890555</text:p>
          </table:table-cell>
          <table:table-cell table:formula="of:=[.B32]/[.D32]^2" office:value-type="float" office:value="542.360756490951" calcext:value-type="float">
            <text:p>542.360756490951</text:p>
          </table:table-cell>
          <table:table-cell table:formula="of:=[.A32]^2/[.D32]^2" office:value-type="float" office:value="868.45416701143" calcext:value-type="float">
            <text:p>868.45416701143</text:p>
          </table:table-cell>
          <table:table-cell table:formula="of:=([.A32]-[.$P$3])*([.B32]-[.$Q$3])/[.D32]^2" office:value-type="float" office:value="-1.52501772583988" calcext:value-type="float">
            <text:p>-1.52501772583988</text:p>
          </table:table-cell>
          <table:table-cell table:formula="of:=(([.A32]-[.$P$3])/[.D32])^2" office:value-type="float" office:value="0.0449062793998711" calcext:value-type="float">
            <text:p>0.0449062793998711</text:p>
          </table:table-cell>
          <table:table-cell table:number-columns-repeated="4"/>
        </table:table-row>
        <table:table-row table:style-name="ro1">
          <table:table-cell office:value-type="float" office:value="4.71400880834281" calcext:value-type="float">
            <text:p>4.71400880834281</text:p>
          </table:table-cell>
          <table:table-cell office:value-type="float" office:value="4.85382753192038" calcext:value-type="float">
            <text:p>4.85382753192038</text:p>
          </table:table-cell>
          <table:table-cell office:value-type="float" office:value="0.0178010064477693" calcext:value-type="float">
            <text:p>0.0178010064477693</text:p>
          </table:table-cell>
          <table:table-cell table:formula="of:=[.C33]*10" office:value-type="float" office:value="0.178010064477693" calcext:value-type="float">
            <text:p>0.178010064477693</text:p>
          </table:table-cell>
          <table:table-cell table:number-columns-repeated="4"/>
          <table:table-cell table:formula="of:=1/[.D33]^2" office:value-type="float" office:value="31.5581026881471" calcext:value-type="float">
            <text:p>31.5581026881471</text:p>
          </table:table-cell>
          <table:table-cell table:formula="of:=[.A33]/[.D33]^2" office:value-type="float" office:value="148.765174046512" calcext:value-type="float">
            <text:p>148.765174046512</text:p>
          </table:table-cell>
          <table:table-cell table:formula="of:=[.B33]/[.D33]^2" office:value-type="float" office:value="153.177587682899" calcext:value-type="float">
            <text:p>153.177587682899</text:p>
          </table:table-cell>
          <table:table-cell table:formula="of:=[.A33]^2/[.D33]^2" office:value-type="float" office:value="701.280340829909" calcext:value-type="float">
            <text:p>701.280340829909</text:p>
          </table:table-cell>
          <table:table-cell table:formula="of:=([.A33]-[.$P$3])*([.B33]-[.$Q$3])/[.D33]^2" office:value-type="float" office:value="195.418909850958" calcext:value-type="float">
            <text:p>195.418909850958</text:p>
          </table:table-cell>
          <table:table-cell table:formula="of:=(([.A33]-[.$P$3])/[.D33])^2" office:value-type="float" office:value="255.205145754572" calcext:value-type="float">
            <text:p>255.205145754572</text:p>
          </table:table-cell>
          <table:table-cell table:number-columns-repeated="4"/>
        </table:table-row>
        <table:table-row table:style-name="ro1">
          <table:table-cell office:value-type="float" office:value="3.2564308154088" calcext:value-type="float">
            <text:p>3.2564308154088</text:p>
          </table:table-cell>
          <table:table-cell office:value-type="float" office:value="3.70594255172542" calcext:value-type="float">
            <text:p>3.70594255172542</text:p>
          </table:table-cell>
          <table:table-cell office:value-type="float" office:value="0.0128262050110688" calcext:value-type="float">
            <text:p>0.0128262050110688</text:p>
          </table:table-cell>
          <table:table-cell table:formula="of:=[.C34]*10" office:value-type="float" office:value="0.128262050110688" calcext:value-type="float">
            <text:p>0.128262050110688</text:p>
          </table:table-cell>
          <table:table-cell table:number-columns-repeated="4"/>
          <table:table-cell table:formula="of:=1/[.D34]^2" office:value-type="float" office:value="60.7860111502401" calcext:value-type="float">
            <text:p>60.7860111502401</text:p>
          </table:table-cell>
          <table:table-cell table:formula="of:=[.A34]/[.D34]^2" office:value-type="float" office:value="197.945439855425" calcext:value-type="float">
            <text:p>197.945439855425</text:p>
          </table:table-cell>
          <table:table-cell table:formula="of:=[.B34]/[.D34]^2" office:value-type="float" office:value="225.269465271331" calcext:value-type="float">
            <text:p>225.269465271331</text:p>
          </table:table-cell>
          <table:table-cell table:formula="of:=[.A34]^2/[.D34]^2" office:value-type="float" office:value="644.595630114853" calcext:value-type="float">
            <text:p>644.595630114853</text:p>
          </table:table-cell>
          <table:table-cell table:formula="of:=([.A34]-[.$P$3])*([.B34]-[.$Q$3])/[.D34]^2" office:value-type="float" office:value="86.7578388396851" calcext:value-type="float">
            <text:p>86.7578388396851</text:p>
          </table:table-cell>
          <table:table-cell table:formula="of:=(([.A34]-[.$P$3])/[.D34])^2" office:value-type="float" office:value="116.796304303127" calcext:value-type="float">
            <text:p>116.796304303127</text:p>
          </table:table-cell>
          <table:table-cell table:number-columns-repeated="4"/>
        </table:table-row>
        <table:table-row table:style-name="ro1">
          <table:table-cell office:value-type="float" office:value="4.25781205512776" calcext:value-type="float">
            <text:p>4.25781205512776</text:p>
          </table:table-cell>
          <table:table-cell office:value-type="float" office:value="4.04365709291202" calcext:value-type="float">
            <text:p>4.04365709291202</text:p>
          </table:table-cell>
          <table:table-cell office:value-type="float" office:value="0.0125888224731335" calcext:value-type="float">
            <text:p>0.0125888224731335</text:p>
          </table:table-cell>
          <table:table-cell table:formula="of:=[.C35]*10" office:value-type="float" office:value="0.125888224731335" calcext:value-type="float">
            <text:p>0.125888224731335</text:p>
          </table:table-cell>
          <table:table-cell table:number-columns-repeated="4"/>
          <table:table-cell table:formula="of:=1/[.D35]^2" office:value-type="float" office:value="63.1000613678985" calcext:value-type="float">
            <text:p>63.1000613678985</text:p>
          </table:table-cell>
          <table:table-cell table:formula="of:=[.A35]/[.D35]^2" office:value-type="float" office:value="268.66820197154" calcext:value-type="float">
            <text:p>268.66820197154</text:p>
          </table:table-cell>
          <table:table-cell table:formula="of:=[.B35]/[.D35]^2" office:value-type="float" office:value="255.155010713487" calcext:value-type="float">
            <text:p>255.155010713487</text:p>
          </table:table-cell>
          <table:table-cell table:formula="of:=[.A35]^2/[.D35]^2" office:value-type="float" office:value="1143.93870918392" calcext:value-type="float">
            <text:p>1143.93870918392</text:p>
          </table:table-cell>
          <table:table-cell table:formula="of:=([.A35]-[.$P$3])*([.B35]-[.$Q$3])/[.D35]^2" office:value-type="float" office:value="205.999735523032" calcext:value-type="float">
            <text:p>205.999735523032</text:p>
          </table:table-cell>
          <table:table-cell table:formula="of:=(([.A35]-[.$P$3])/[.D35])^2" office:value-type="float" office:value="359.692024620344" calcext:value-type="float">
            <text:p>359.692024620344</text:p>
          </table:table-cell>
          <table:table-cell table:number-columns-repeated="4"/>
        </table:table-row>
        <table:table-row table:style-name="ro1">
          <table:table-cell office:value-type="float" office:value="4.73504311230581" calcext:value-type="float">
            <text:p>4.73504311230581</text:p>
          </table:table-cell>
          <table:table-cell office:value-type="float" office:value="2.74573278889231" calcext:value-type="float">
            <text:p>2.74573278889231</text:p>
          </table:table-cell>
          <table:table-cell office:value-type="float" office:value="0.0341882355151369" calcext:value-type="float">
            <text:p>0.0341882355151369</text:p>
          </table:table-cell>
          <table:table-cell table:formula="of:=[.C36]*10" office:value-type="float" office:value="0.341882355151369" calcext:value-type="float">
            <text:p>0.341882355151369</text:p>
          </table:table-cell>
          <table:table-cell table:number-columns-repeated="4"/>
          <table:table-cell table:formula="of:=1/[.D36]^2" office:value-type="float" office:value="8.5555242358573" calcext:value-type="float">
            <text:p>8.5555242358573</text:p>
          </table:table-cell>
          <table:table-cell table:formula="of:=[.A36]/[.D36]^2" office:value-type="float" office:value="40.5107761051615" calcext:value-type="float">
            <text:p>40.5107761051615</text:p>
          </table:table-cell>
          <table:table-cell table:formula="of:=[.B36]/[.D36]^2" office:value-type="float" office:value="23.4911834205562" calcext:value-type="float">
            <text:p>23.4911834205562</text:p>
          </table:table-cell>
          <table:table-cell table:formula="of:=[.A36]^2/[.D36]^2" office:value-type="float" office:value="191.820271370908" calcext:value-type="float">
            <text:p>191.820271370908</text:p>
          </table:table-cell>
          <table:table-cell table:formula="of:=([.A36]-[.$P$3])*([.B36]-[.$Q$3])/[.D36]^2" office:value-type="float" office:value="1.70211176065074" calcext:value-type="float">
            <text:p>1.70211176065074</text:p>
          </table:table-cell>
          <table:table-cell table:formula="of:=(([.A36]-[.$P$3])/[.D36])^2" office:value-type="float" office:value="70.2144063497845" calcext:value-type="float">
            <text:p>70.2144063497845</text:p>
          </table:table-cell>
          <table:table-cell table:number-columns-repeated="4"/>
        </table:table-row>
        <table:table-row table:style-name="ro1">
          <table:table-cell office:value-type="float" office:value="3.22542469137304" calcext:value-type="float">
            <text:p>3.22542469137304</text:p>
          </table:table-cell>
          <table:table-cell office:value-type="float" office:value="1.99789757099608" calcext:value-type="float">
            <text:p>1.99789757099608</text:p>
          </table:table-cell>
          <table:table-cell office:value-type="float" office:value="0.00957999354863299" calcext:value-type="float">
            <text:p>0.00957999354863299</text:p>
          </table:table-cell>
          <table:table-cell table:formula="of:=[.C37]*10" office:value-type="float" office:value="0.0957999354863299" calcext:value-type="float">
            <text:p>0.0957999354863299</text:p>
          </table:table-cell>
          <table:table-cell table:number-columns-repeated="4"/>
          <table:table-cell table:formula="of:=1/[.D37]^2" office:value-type="float" office:value="108.960620251184" calcext:value-type="float">
            <text:p>108.960620251184</text:p>
          </table:table-cell>
          <table:table-cell table:formula="of:=[.A37]/[.D37]^2" office:value-type="float" office:value="351.444274945489" calcext:value-type="float">
            <text:p>351.444274945489</text:p>
          </table:table-cell>
          <table:table-cell table:formula="of:=[.B37]/[.D37]^2" office:value-type="float" office:value="217.692158534066" calcext:value-type="float">
            <text:p>217.692158534066</text:p>
          </table:table-cell>
          <table:table-cell table:formula="of:=[.A37]^2/[.D37]^2" office:value-type="float" office:value="1133.55704205088" calcext:value-type="float">
            <text:p>1133.55704205088</text:p>
          </table:table-cell>
          <table:table-cell table:formula="of:=([.A37]-[.$P$3])*([.B37]-[.$Q$3])/[.D37]^2" office:value-type="float" office:value="-100.169617311413" calcext:value-type="float">
            <text:p>-100.169617311413</text:p>
          </table:table-cell>
          <table:table-cell table:formula="of:=(([.A37]-[.$P$3])/[.D37])^2" office:value-type="float" office:value="200.099264200679" calcext:value-type="float">
            <text:p>200.099264200679</text:p>
          </table:table-cell>
          <table:table-cell table:number-columns-repeated="4"/>
        </table:table-row>
        <table:table-row table:style-name="ro1">
          <table:table-cell office:value-type="float" office:value="0.266267808169304" calcext:value-type="float">
            <text:p>0.266267808169304</text:p>
          </table:table-cell>
          <table:table-cell office:value-type="float" office:value="0.0774760449601649" calcext:value-type="float">
            <text:p>0.0774760449601649</text:p>
          </table:table-cell>
          <table:table-cell office:value-type="float" office:value="0.00665243587627925" calcext:value-type="float">
            <text:p>0.00665243587627925</text:p>
          </table:table-cell>
          <table:table-cell table:formula="of:=[.C38]*10" office:value-type="float" office:value="0.0665243587627925" calcext:value-type="float">
            <text:p>0.0665243587627925</text:p>
          </table:table-cell>
          <table:table-cell table:number-columns-repeated="4"/>
          <table:table-cell table:formula="of:=1/[.D38]^2" office:value-type="float" office:value="225.963662831067" calcext:value-type="float">
            <text:p>225.963662831067</text:p>
          </table:table-cell>
          <table:table-cell table:formula="of:=[.A38]/[.D38]^2" office:value-type="float" office:value="60.1668492279358" calcext:value-type="float">
            <text:p>60.1668492279358</text:p>
          </table:table-cell>
          <table:table-cell table:formula="of:=[.B38]/[.D38]^2" office:value-type="float" office:value="17.5067709008633" calcext:value-type="float">
            <text:p>17.5067709008633</text:p>
          </table:table-cell>
          <table:table-cell table:formula="of:=[.A38]^2/[.D38]^2" office:value-type="float" office:value="16.0204950683755" calcext:value-type="float">
            <text:p>16.0204950683755</text:p>
          </table:table-cell>
          <table:table-cell table:formula="of:=([.A38]-[.$P$3])*([.B38]-[.$Q$3])/[.D38]^2" office:value-type="float" office:value="941.930518582259" calcext:value-type="float">
            <text:p>941.930518582259</text:p>
          </table:table-cell>
          <table:table-cell table:formula="of:=(([.A38]-[.$P$3])/[.D38])^2" office:value-type="float" office:value="581.366575374697" calcext:value-type="float">
            <text:p>581.366575374697</text:p>
          </table:table-cell>
          <table:table-cell table:number-columns-repeated="4"/>
        </table:table-row>
        <table:table-row table:style-name="ro1">
          <table:table-cell office:value-type="float" office:value="0.617791260453098" calcext:value-type="float">
            <text:p>0.617791260453098</text:p>
          </table:table-cell>
          <table:table-cell office:value-type="float" office:value="-0.0793435229435839" calcext:value-type="float">
            <text:p>-0.0793435229435839</text:p>
          </table:table-cell>
          <table:table-cell office:value-type="float" office:value="0.0102159205316038" calcext:value-type="float">
            <text:p>0.0102159205316038</text:p>
          </table:table-cell>
          <table:table-cell table:formula="of:=[.C39]*10" office:value-type="float" office:value="0.102159205316038" calcext:value-type="float">
            <text:p>0.102159205316038</text:p>
          </table:table-cell>
          <table:table-cell table:number-columns-repeated="4"/>
          <table:table-cell table:formula="of:=1/[.D39]^2" office:value-type="float" office:value="95.8175336973399" calcext:value-type="float">
            <text:p>95.8175336973399</text:p>
          </table:table-cell>
          <table:table-cell table:formula="of:=[.A39]/[.D39]^2" office:value-type="float" office:value="59.1952349163868" calcext:value-type="float">
            <text:p>59.1952349163868</text:p>
          </table:table-cell>
          <table:table-cell table:formula="of:=[.B39]/[.D39]^2" office:value-type="float" office:value="-7.60250068331252" calcext:value-type="float">
            <text:p>-7.60250068331252</text:p>
          </table:table-cell>
          <table:table-cell table:formula="of:=[.A39]^2/[.D39]^2" office:value-type="float" office:value="36.5702987918118" calcext:value-type="float">
            <text:p>36.5702987918118</text:p>
          </table:table-cell>
          <table:table-cell table:formula="of:=([.A39]-[.$P$3])*([.B39]-[.$Q$3])/[.D39]^2" office:value-type="float" office:value="330.702271517289" calcext:value-type="float">
            <text:p>330.702271517289</text:p>
          </table:table-cell>
          <table:table-cell table:formula="of:=(([.A39]-[.$P$3])/[.D39])^2" office:value-type="float" office:value="150.309933776512" calcext:value-type="float">
            <text:p>150.309933776512</text:p>
          </table:table-cell>
          <table:table-cell table:number-columns-repeated="4"/>
        </table:table-row>
        <table:table-row table:style-name="ro1">
          <table:table-cell office:value-type="float" office:value="0.785108414741733" calcext:value-type="float">
            <text:p>0.785108414741733</text:p>
          </table:table-cell>
          <table:table-cell office:value-type="float" office:value="0.00561020380643456" calcext:value-type="float">
            <text:p>0.00561020380643456</text:p>
          </table:table-cell>
          <table:table-cell office:value-type="float" office:value="0.017239472839643" calcext:value-type="float">
            <text:p>0.017239472839643</text:p>
          </table:table-cell>
          <table:table-cell table:formula="of:=[.C40]*10" office:value-type="float" office:value="0.17239472839643" calcext:value-type="float">
            <text:p>0.17239472839643</text:p>
          </table:table-cell>
          <table:table-cell table:number-columns-repeated="4"/>
          <table:table-cell table:formula="of:=1/[.D40]^2" office:value-type="float" office:value="33.6474407403519" calcext:value-type="float">
            <text:p>33.6474407403519</text:p>
          </table:table-cell>
          <table:table-cell table:formula="of:=[.A40]/[.D40]^2" office:value-type="float" office:value="26.416888859774" calcext:value-type="float">
            <text:p>26.416888859774</text:p>
          </table:table-cell>
          <table:table-cell table:formula="of:=[.B40]/[.D40]^2" office:value-type="float" office:value="0.188769000118303" calcext:value-type="float">
            <text:p>0.188769000118303</text:p>
          </table:table-cell>
          <table:table-cell table:formula="of:=[.A40]^2/[.D40]^2" office:value-type="float" office:value="20.7401217351057" calcext:value-type="float">
            <text:p>20.7401217351057</text:p>
          </table:table-cell>
          <table:table-cell table:formula="of:=([.A40]-[.$P$3])*([.B40]-[.$Q$3])/[.D40]^2" office:value-type="float" office:value="97.5144036943404" calcext:value-type="float">
            <text:p>97.5144036943404</text:p>
          </table:table-cell>
          <table:table-cell table:formula="of:=(([.A40]-[.$P$3])/[.D40])^2" office:value-type="float" office:value="39.6226149059361" calcext:value-type="float">
            <text:p>39.6226149059361</text:p>
          </table:table-cell>
          <table:table-cell table:number-columns-repeated="4"/>
        </table:table-row>
        <table:table-row table:style-name="ro1">
          <table:table-cell office:value-type="float" office:value="0.822273919951987" calcext:value-type="float">
            <text:p>0.822273919951987</text:p>
          </table:table-cell>
          <table:table-cell office:value-type="float" office:value="0.0954775467443688" calcext:value-type="float">
            <text:p>0.0954775467443688</text:p>
          </table:table-cell>
          <table:table-cell office:value-type="float" office:value="0.0155883143830928" calcext:value-type="float">
            <text:p>0.0155883143830928</text:p>
          </table:table-cell>
          <table:table-cell table:formula="of:=[.C41]*10" office:value-type="float" office:value="0.155883143830928" calcext:value-type="float">
            <text:p>0.155883143830928</text:p>
          </table:table-cell>
          <table:table-cell table:number-columns-repeated="4"/>
          <table:table-cell table:formula="of:=1/[.D41]^2" office:value-type="float" office:value="41.1530177946331" calcext:value-type="float">
            <text:p>41.1530177946331</text:p>
          </table:table-cell>
          <table:table-cell table:formula="of:=[.A41]/[.D41]^2" office:value-type="float" office:value="33.8390532598468" calcext:value-type="float">
            <text:p>33.8390532598468</text:p>
          </table:table-cell>
          <table:table-cell table:formula="of:=[.B41]/[.D41]^2" office:value-type="float" office:value="3.92918918015892" calcext:value-type="float">
            <text:p>3.92918918015892</text:p>
          </table:table-cell>
          <table:table-cell table:formula="of:=[.A41]^2/[.D41]^2" office:value-type="float" office:value="27.8249709714383" calcext:value-type="float">
            <text:p>27.8249709714383</text:p>
          </table:table-cell>
          <table:table-cell table:formula="of:=([.A41]-[.$P$3])*([.B41]-[.$Q$3])/[.D41]^2" office:value-type="float" office:value="111.305931914685" calcext:value-type="float">
            <text:p>111.305931914685</text:p>
          </table:table-cell>
          <table:table-cell table:formula="of:=(([.A41]-[.$P$3])/[.D41])^2" office:value-type="float" office:value="45.1984309846679" calcext:value-type="float">
            <text:p>45.1984309846679</text:p>
          </table:table-cell>
          <table:table-cell table:number-columns-repeated="4"/>
        </table:table-row>
        <table:table-row table:style-name="ro1">
          <table:table-cell office:value-type="float" office:value="0.956452651914914" calcext:value-type="float">
            <text:p>0.956452651914914</text:p>
          </table:table-cell>
          <table:table-cell office:value-type="float" office:value="1.24717100270766" calcext:value-type="float">
            <text:p>1.24717100270766</text:p>
          </table:table-cell>
          <table:table-cell office:value-type="float" office:value="0.00769478015794299" calcext:value-type="float">
            <text:p>0.00769478015794299</text:p>
          </table:table-cell>
          <table:table-cell table:formula="of:=[.C42]*10" office:value-type="float" office:value="0.0769478015794299" calcext:value-type="float">
            <text:p>0.0769478015794299</text:p>
          </table:table-cell>
          <table:table-cell table:number-columns-repeated="4"/>
          <table:table-cell table:formula="of:=1/[.D42]^2" office:value-type="float" office:value="168.891412216304" calcext:value-type="float">
            <text:p>168.891412216304</text:p>
          </table:table-cell>
          <table:table-cell table:formula="of:=[.A42]/[.D42]^2" office:value-type="float" office:value="161.536639099939" calcext:value-type="float">
            <text:p>161.536639099939</text:p>
          </table:table-cell>
          <table:table-cell table:formula="of:=[.B42]/[.D42]^2" office:value-type="float" office:value="210.636471922521" calcext:value-type="float">
            <text:p>210.636471922521</text:p>
          </table:table-cell>
          <table:table-cell table:formula="of:=[.A42]^2/[.D42]^2" office:value-type="float" office:value="154.502146848559" calcext:value-type="float">
            <text:p>154.502146848559</text:p>
          </table:table-cell>
          <table:table-cell table:formula="of:=([.A42]-[.$P$3])*([.B42]-[.$Q$3])/[.D42]^2" office:value-type="float" office:value="220.564451418332" calcext:value-type="float">
            <text:p>220.564451418332</text:p>
          </table:table-cell>
          <table:table-cell table:formula="of:=(([.A42]-[.$P$3])/[.D42])^2" office:value-type="float" office:value="141.035701991209" calcext:value-type="float">
            <text:p>141.035701991209</text:p>
          </table:table-cell>
          <table:table-cell table:number-columns-repeated="4"/>
        </table:table-row>
        <table:table-row table:style-name="ro1">
          <table:table-cell office:value-type="float" office:value="4.92215267367467" calcext:value-type="float">
            <text:p>4.92215267367467</text:p>
          </table:table-cell>
          <table:table-cell office:value-type="float" office:value="7.08006485093635" calcext:value-type="float">
            <text:p>7.08006485093635</text:p>
          </table:table-cell>
          <table:table-cell office:value-type="float" office:value="0.00979929887095697" calcext:value-type="float">
            <text:p>0.00979929887095697</text:p>
          </table:table-cell>
          <table:table-cell table:formula="of:=[.C43]*10" office:value-type="float" office:value="0.0979929887095697" calcext:value-type="float">
            <text:p>0.0979929887095697</text:p>
          </table:table-cell>
          <table:table-cell table:number-columns-repeated="4"/>
          <table:table-cell table:formula="of:=1/[.D43]^2" office:value-type="float" office:value="104.138182311204" calcext:value-type="float">
            <text:p>104.138182311204</text:p>
          </table:table-cell>
          <table:table-cell table:formula="of:=[.A43]/[.D43]^2" office:value-type="float" office:value="512.584032494713" calcext:value-type="float">
            <text:p>512.584032494713</text:p>
          </table:table-cell>
          <table:table-cell table:formula="of:=[.B43]/[.D43]^2" office:value-type="float" office:value="737.305084221958" calcext:value-type="float">
            <text:p>737.305084221958</text:p>
          </table:table-cell>
          <table:table-cell table:formula="of:=[.A43]^2/[.D43]^2" office:value-type="float" office:value="2523.01686602679" calcext:value-type="float">
            <text:p>2523.01686602679</text:p>
          </table:table-cell>
          <table:table-cell table:formula="of:=([.A43]-[.$P$3])*([.B43]-[.$Q$3])/[.D43]^2" office:value-type="float" office:value="1399.59671827192" calcext:value-type="float">
            <text:p>1399.59671827192</text:p>
          </table:table-cell>
          <table:table-cell table:formula="of:=(([.A43]-[.$P$3])/[.D43])^2" office:value-type="float" office:value="969.939959365622" calcext:value-type="float">
            <text:p>969.939959365622</text:p>
          </table:table-cell>
          <table:table-cell table:number-columns-repeated="4"/>
        </table:table-row>
        <table:table-row table:style-name="ro1">
          <table:table-cell office:value-type="float" office:value="3.0455523288478" calcext:value-type="float">
            <text:p>3.0455523288478</text:p>
          </table:table-cell>
          <table:table-cell office:value-type="float" office:value="5.4307156160285" calcext:value-type="float">
            <text:p>5.4307156160285</text:p>
          </table:table-cell>
          <table:table-cell office:value-type="float" office:value="0.00624566710150144" calcext:value-type="float">
            <text:p>0.00624566710150144</text:p>
          </table:table-cell>
          <table:table-cell table:formula="of:=[.C44]*10" office:value-type="float" office:value="0.0624566710150144" calcext:value-type="float">
            <text:p>0.0624566710150144</text:p>
          </table:table-cell>
          <table:table-cell table:number-columns-repeated="4"/>
          <table:table-cell table:formula="of:=1/[.D44]^2" office:value-type="float" office:value="256.355320498531" calcext:value-type="float">
            <text:p>256.355320498531</text:p>
          </table:table-cell>
          <table:table-cell table:formula="of:=[.A44]/[.D44]^2" office:value-type="float" office:value="780.743543356827" calcext:value-type="float">
            <text:p>780.743543356827</text:p>
          </table:table-cell>
          <table:table-cell table:formula="of:=[.B44]/[.D44]^2" office:value-type="float" office:value="1392.19284228337" calcext:value-type="float">
            <text:p>1392.19284228337</text:p>
          </table:table-cell>
          <table:table-cell table:formula="of:=[.A44]^2/[.D44]^2" office:value-type="float" office:value="2377.79531670327" calcext:value-type="float">
            <text:p>2377.79531670327</text:p>
          </table:table-cell>
          <table:table-cell table:formula="of:=([.A44]-[.$P$3])*([.B44]-[.$Q$3])/[.D44]^2" office:value-type="float" office:value="829.879731934988" calcext:value-type="float">
            <text:p>829.879731934988</text:p>
          </table:table-cell>
          <table:table-cell table:formula="of:=(([.A44]-[.$P$3])/[.D44])^2" office:value-type="float" office:value="354.098957681521" calcext:value-type="float">
            <text:p>354.098957681521</text:p>
          </table:table-cell>
          <table:table-cell table:number-columns-repeated="4"/>
        </table:table-row>
        <table:table-row table:style-name="ro1">
          <table:table-cell office:value-type="float" office:value="3.23485368921209" calcext:value-type="float">
            <text:p>3.23485368921209</text:p>
          </table:table-cell>
          <table:table-cell office:value-type="float" office:value="3.50451033739677" calcext:value-type="float">
            <text:p>3.50451033739677</text:p>
          </table:table-cell>
          <table:table-cell office:value-type="float" office:value="0.00709826578147073" calcext:value-type="float">
            <text:p>0.00709826578147073</text:p>
          </table:table-cell>
          <table:table-cell table:formula="of:=[.C45]*10" office:value-type="float" office:value="0.0709826578147073" calcext:value-type="float">
            <text:p>0.0709826578147073</text:p>
          </table:table-cell>
          <table:table-cell table:number-columns-repeated="4"/>
          <table:table-cell table:formula="of:=1/[.D45]^2" office:value-type="float" office:value="198.47028194867" calcext:value-type="float">
            <text:p>198.47028194867</text:p>
          </table:table-cell>
          <table:table-cell table:formula="of:=[.A45]/[.D45]^2" office:value-type="float" office:value="642.022323760618" calcext:value-type="float">
            <text:p>642.022323760618</text:p>
          </table:table-cell>
          <table:table-cell table:formula="of:=[.B45]/[.D45]^2" office:value-type="float" office:value="695.541154755165" calcext:value-type="float">
            <text:p>695.541154755165</text:p>
          </table:table-cell>
          <table:table-cell table:formula="of:=[.A45]^2/[.D45]^2" office:value-type="float" office:value="2076.84828257355" calcext:value-type="float">
            <text:p>2076.84828257355</text:p>
          </table:table-cell>
          <table:table-cell table:formula="of:=([.A45]-[.$P$3])*([.B45]-[.$Q$3])/[.D45]^2" office:value-type="float" office:value="224.306935754939" calcext:value-type="float">
            <text:p>224.306935754939</text:p>
          </table:table-cell>
          <table:table-cell table:formula="of:=(([.A45]-[.$P$3])/[.D45])^2" office:value-type="float" office:value="369.567719536802" calcext:value-type="float">
            <text:p>369.567719536802</text:p>
          </table:table-cell>
          <table:table-cell table:number-columns-repeated="4"/>
        </table:table-row>
        <table:table-row table:style-name="ro1">
          <table:table-cell office:value-type="float" office:value="-1.43180246541498" calcext:value-type="float">
            <text:p>-1.43180246541498</text:p>
          </table:table-cell>
          <table:table-cell office:value-type="float" office:value="0.00379459242668613" calcext:value-type="float">
            <text:p>0.00379459242668613</text:p>
          </table:table-cell>
          <table:table-cell office:value-type="float" office:value="0.00584115414504775" calcext:value-type="float">
            <text:p>0.00584115414504775</text:p>
          </table:table-cell>
          <table:table-cell table:formula="of:=[.C46]*10" office:value-type="float" office:value="0.0584115414504775" calcext:value-type="float">
            <text:p>0.0584115414504775</text:p>
          </table:table-cell>
          <table:table-cell table:number-columns-repeated="4"/>
          <table:table-cell table:formula="of:=1/[.D46]^2" office:value-type="float" office:value="293.091123447695" calcext:value-type="float">
            <text:p>293.091123447695</text:p>
          </table:table-cell>
          <table:table-cell table:formula="of:=[.A46]/[.D46]^2" office:value-type="float" office:value="-419.648593143657" calcext:value-type="float">
            <text:p>-419.648593143657</text:p>
          </table:table-cell>
          <table:table-cell table:formula="of:=[.B46]/[.D46]^2" office:value-type="float" office:value="1.11216135736355" calcext:value-type="float">
            <text:p>1.11216135736355</text:p>
          </table:table-cell>
          <table:table-cell table:formula="of:=[.A46]^2/[.D46]^2" office:value-type="float" office:value="600.853890271017" calcext:value-type="float">
            <text:p>600.853890271017</text:p>
          </table:table-cell>
          <table:table-cell table:formula="of:=([.A46]-[.$P$3])*([.B46]-[.$Q$3])/[.D46]^2" office:value-type="float" office:value="2586.46121422594" calcext:value-type="float">
            <text:p>2586.46121422594</text:p>
          </table:table-cell>
          <table:table-cell table:formula="of:=(([.A46]-[.$P$3])/[.D46])^2" office:value-type="float" office:value="3195.77807222435" calcext:value-type="float">
            <text:p>3195.77807222435</text:p>
          </table:table-cell>
          <table:table-cell table:number-columns-repeated="4"/>
        </table:table-row>
        <table:table-row table:style-name="ro1">
          <table:table-cell office:value-type="float" office:value="3.95546579897929" calcext:value-type="float">
            <text:p>3.95546579897929</text:p>
          </table:table-cell>
          <table:table-cell office:value-type="float" office:value="4.27718302802604" calcext:value-type="float">
            <text:p>4.27718302802604</text:p>
          </table:table-cell>
          <table:table-cell office:value-type="float" office:value="0.0107104312430778" calcext:value-type="float">
            <text:p>0.0107104312430778</text:p>
          </table:table-cell>
          <table:table-cell table:formula="of:=[.C47]*10" office:value-type="float" office:value="0.107104312430778" calcext:value-type="float">
            <text:p>0.107104312430778</text:p>
          </table:table-cell>
          <table:table-cell table:number-columns-repeated="4"/>
          <table:table-cell table:formula="of:=1/[.D47]^2" office:value-type="float" office:value="87.1738215062438" calcext:value-type="float">
            <text:p>87.1738215062438</text:p>
          </table:table-cell>
          <table:table-cell table:formula="of:=[.A47]/[.D47]^2" office:value-type="float" office:value="344.813069534272" calcext:value-type="float">
            <text:p>344.813069534272</text:p>
          </table:table-cell>
          <table:table-cell table:formula="of:=[.B47]/[.D47]^2" office:value-type="float" office:value="372.858389834677" calcext:value-type="float">
            <text:p>372.858389834677</text:p>
          </table:table-cell>
          <table:table-cell table:formula="of:=[.A47]^2/[.D47]^2" office:value-type="float" office:value="1363.89630358388" calcext:value-type="float">
            <text:p>1363.89630358388</text:p>
          </table:table-cell>
          <table:table-cell table:formula="of:=([.A47]-[.$P$3])*([.B47]-[.$Q$3])/[.D47]^2" office:value-type="float" office:value="291.001823319515" calcext:value-type="float">
            <text:p>291.001823319515</text:p>
          </table:table-cell>
          <table:table-cell table:formula="of:=(([.A47]-[.$P$3])/[.D47])^2" office:value-type="float" office:value="379.034362550017" calcext:value-type="float">
            <text:p>379.034362550017</text:p>
          </table:table-cell>
          <table:table-cell table:number-columns-repeated="4"/>
        </table:table-row>
        <table:table-row table:style-name="ro1">
          <table:table-cell office:value-type="float" office:value="0.864646579615944" calcext:value-type="float">
            <text:p>0.864646579615944</text:p>
          </table:table-cell>
          <table:table-cell office:value-type="float" office:value="0.060636769924359" calcext:value-type="float">
            <text:p>0.060636769924359</text:p>
          </table:table-cell>
          <table:table-cell office:value-type="float" office:value="0.00614720729572558" calcext:value-type="float">
            <text:p>0.00614720729572558</text:p>
          </table:table-cell>
          <table:table-cell table:formula="of:=[.C48]*10" office:value-type="float" office:value="0.0614720729572558" calcext:value-type="float">
            <text:p>0.0614720729572558</text:p>
          </table:table-cell>
          <table:table-cell table:number-columns-repeated="4"/>
          <table:table-cell table:formula="of:=1/[.D48]^2" office:value-type="float" office:value="264.633172186515" calcext:value-type="float">
            <text:p>264.633172186515</text:p>
          </table:table-cell>
          <table:table-cell table:formula="of:=[.A48]/[.D48]^2" office:value-type="float" office:value="228.814167183988" calcext:value-type="float">
            <text:p>228.814167183988</text:p>
          </table:table-cell>
          <table:table-cell table:formula="of:=[.B48]/[.D48]^2" office:value-type="float" office:value="16.046500776227" calcext:value-type="float">
            <text:p>16.046500776227</text:p>
          </table:table-cell>
          <table:table-cell table:formula="of:=[.A48]^2/[.D48]^2" office:value-type="float" office:value="197.843387023306" calcext:value-type="float">
            <text:p>197.843387023306</text:p>
          </table:table-cell>
          <table:table-cell table:formula="of:=([.A48]-[.$P$3])*([.B48]-[.$Q$3])/[.D48]^2" office:value-type="float" office:value="696.082003450172" calcext:value-type="float">
            <text:p>696.082003450172</text:p>
          </table:table-cell>
          <table:table-cell table:formula="of:=(([.A48]-[.$P$3])/[.D48])^2" office:value-type="float" office:value="267.619339869077" calcext:value-type="float">
            <text:p>267.619339869077</text:p>
          </table:table-cell>
          <table:table-cell table:number-columns-repeated="4"/>
        </table:table-row>
        <table:table-row table:style-name="ro1">
          <table:table-cell office:value-type="float" office:value="0.437131667287098" calcext:value-type="float">
            <text:p>0.437131667287098</text:p>
          </table:table-cell>
          <table:table-cell office:value-type="float" office:value="1.09963053130175" calcext:value-type="float">
            <text:p>1.09963053130175</text:p>
          </table:table-cell>
          <table:table-cell office:value-type="float" office:value="0.00557357366182897" calcext:value-type="float">
            <text:p>0.00557357366182897</text:p>
          </table:table-cell>
          <table:table-cell table:formula="of:=[.C49]*10" office:value-type="float" office:value="0.0557357366182897" calcext:value-type="float">
            <text:p>0.0557357366182897</text:p>
          </table:table-cell>
          <table:table-cell table:number-columns-repeated="4"/>
          <table:table-cell table:formula="of:=1/[.D49]^2" office:value-type="float" office:value="321.908548255166" calcext:value-type="float">
            <text:p>321.908548255166</text:p>
          </table:table-cell>
          <table:table-cell table:formula="of:=[.A49]/[.D49]^2" office:value-type="float" office:value="140.71642041275" calcext:value-type="float">
            <text:p>140.71642041275</text:p>
          </table:table-cell>
          <table:table-cell table:formula="of:=[.B49]/[.D49]^2" office:value-type="float" office:value="353.980467948402" calcext:value-type="float">
            <text:p>353.980467948402</text:p>
          </table:table-cell>
          <table:table-cell table:formula="of:=[.A49]^2/[.D49]^2" office:value-type="float" office:value="61.5116034696976" calcext:value-type="float">
            <text:p>61.5116034696976</text:p>
          </table:table-cell>
          <table:table-cell table:formula="of:=([.A49]-[.$P$3])*([.B49]-[.$Q$3])/[.D49]^2" office:value-type="float" office:value="727.374894833121" calcext:value-type="float">
            <text:p>727.374894833121</text:p>
          </table:table-cell>
          <table:table-cell table:formula="of:=(([.A49]-[.$P$3])/[.D49])^2" office:value-type="float" office:value="661.165914657762" calcext:value-type="float">
            <text:p>661.165914657762</text:p>
          </table:table-cell>
          <table:table-cell table:number-columns-repeated="4"/>
        </table:table-row>
        <table:table-row table:style-name="ro1">
          <table:table-cell office:value-type="float" office:value="-2.4827949416061" calcext:value-type="float">
            <text:p>-2.4827949416061</text:p>
          </table:table-cell>
          <table:table-cell office:value-type="float" office:value="-0.639457516553033" calcext:value-type="float">
            <text:p>-0.639457516553033</text:p>
          </table:table-cell>
          <table:table-cell office:value-type="float" office:value="0.0256054923657249" calcext:value-type="float">
            <text:p>0.0256054923657249</text:p>
          </table:table-cell>
          <table:table-cell table:formula="of:=[.C50]*10" office:value-type="float" office:value="0.256054923657249" calcext:value-type="float">
            <text:p>0.256054923657249</text:p>
          </table:table-cell>
          <table:table-cell table:number-columns-repeated="4"/>
          <table:table-cell table:formula="of:=1/[.D50]^2" office:value-type="float" office:value="15.2522437588137" calcext:value-type="float">
            <text:p>15.2522437588137</text:p>
          </table:table-cell>
          <table:table-cell table:formula="of:=[.A50]/[.D50]^2" office:value-type="float" office:value="-37.8681936525258" calcext:value-type="float">
            <text:p>-37.8681936525258</text:p>
          </table:table-cell>
          <table:table-cell table:formula="of:=[.B50]/[.D50]^2" office:value-type="float" office:value="-9.75316191587251" calcext:value-type="float">
            <text:p>-9.75316191587251</text:p>
          </table:table-cell>
          <table:table-cell table:formula="of:=[.A50]^2/[.D50]^2" office:value-type="float" office:value="94.0189596482511" calcext:value-type="float">
            <text:p>94.0189596482511</text:p>
          </table:table-cell>
          <table:table-cell table:formula="of:=([.A50]-[.$P$3])*([.B50]-[.$Q$3])/[.D50]^2" office:value-type="float" office:value="220.145649433947" calcext:value-type="float">
            <text:p>220.145649433947</text:p>
          </table:table-cell>
          <table:table-cell table:formula="of:=(([.A50]-[.$P$3])/[.D50])^2" office:value-type="float" office:value="289.017804005154" calcext:value-type="float">
            <text:p>289.017804005154</text:p>
          </table:table-cell>
          <table:table-cell table:number-columns-repeated="4"/>
        </table:table-row>
        <table:table-row table:style-name="ro1">
          <table:table-cell office:value-type="float" office:value="0.746337208735976" calcext:value-type="float">
            <text:p>0.746337208735976</text:p>
          </table:table-cell>
          <table:table-cell office:value-type="float" office:value="0.630377399848794" calcext:value-type="float">
            <text:p>0.630377399848794</text:p>
          </table:table-cell>
          <table:table-cell office:value-type="float" office:value="0.00489745040502682" calcext:value-type="float">
            <text:p>0.00489745040502682</text:p>
          </table:table-cell>
          <table:table-cell table:formula="of:=[.C51]*10" office:value-type="float" office:value="0.0489745040502682" calcext:value-type="float">
            <text:p>0.0489745040502682</text:p>
          </table:table-cell>
          <table:table-cell table:number-columns-repeated="4"/>
          <table:table-cell table:formula="of:=1/[.D51]^2" office:value-type="float" office:value="416.926890374515" calcext:value-type="float">
            <text:p>416.926890374515</text:p>
          </table:table-cell>
          <table:table-cell table:formula="of:=[.A51]/[.D51]^2" office:value-type="float" office:value="311.168051609086" calcext:value-type="float">
            <text:p>311.168051609086</text:p>
          </table:table-cell>
          <table:table-cell table:formula="of:=[.B51]/[.D51]^2" office:value-type="float" office:value="262.82128908133" calcext:value-type="float">
            <text:p>262.82128908133</text:p>
          </table:table-cell>
          <table:table-cell table:formula="of:=[.A51]^2/[.D51]^2" office:value-type="float" office:value="232.236295085737" calcext:value-type="float">
            <text:p>232.236295085737</text:p>
          </table:table-cell>
          <table:table-cell table:formula="of:=([.A51]-[.$P$3])*([.B51]-[.$Q$3])/[.D51]^2" office:value-type="float" office:value="958.710739088275" calcext:value-type="float">
            <text:p>958.710739088275</text:p>
          </table:table-cell>
          <table:table-cell table:formula="of:=(([.A51]-[.$P$3])/[.D51])^2" office:value-type="float" office:value="526.675099966336" calcext:value-type="float">
            <text:p>526.675099966336</text:p>
          </table:table-cell>
          <table:table-cell table:number-columns-repeated="4"/>
        </table:table-row>
        <table:table-row table:style-name="ro1">
          <table:table-cell office:value-type="float" office:value="-1.29385748485574" calcext:value-type="float">
            <text:p>-1.29385748485574</text:p>
          </table:table-cell>
          <table:table-cell office:value-type="float" office:value="-0.399365838594811" calcext:value-type="float">
            <text:p>-0.399365838594811</text:p>
          </table:table-cell>
          <table:table-cell office:value-type="float" office:value="0.00747255950404837" calcext:value-type="float">
            <text:p>0.00747255950404837</text:p>
          </table:table-cell>
          <table:table-cell table:formula="of:=[.C52]*10" office:value-type="float" office:value="0.0747255950404837" calcext:value-type="float">
            <text:p>0.0747255950404837</text:p>
          </table:table-cell>
          <table:table-cell table:number-columns-repeated="4"/>
          <table:table-cell table:formula="of:=1/[.D52]^2" office:value-type="float" office:value="179.085834910567" calcext:value-type="float">
            <text:p>179.085834910567</text:p>
          </table:table-cell>
          <table:table-cell table:formula="of:=[.A52]/[.D52]^2" office:value-type="float" office:value="-231.711547930677" calcext:value-type="float">
            <text:p>-231.711547930677</text:p>
          </table:table-cell>
          <table:table-cell table:formula="of:=[.B52]/[.D52]^2" office:value-type="float" office:value="-71.5207646395103" calcext:value-type="float">
            <text:p>-71.5207646395103</text:p>
          </table:table-cell>
          <table:table-cell table:formula="of:=[.A52]^2/[.D52]^2" office:value-type="float" office:value="299.801720617617" calcext:value-type="float">
            <text:p>299.801720617617</text:p>
          </table:table-cell>
          <table:table-cell table:formula="of:=([.A52]-[.$P$3])*([.B52]-[.$Q$3])/[.D52]^2" office:value-type="float" office:value="1742.82099500485" calcext:value-type="float">
            <text:p>1742.82099500485</text:p>
          </table:table-cell>
          <table:table-cell table:formula="of:=(([.A52]-[.$P$3])/[.D52])^2" office:value-type="float" office:value="1792.95736379531" calcext:value-type="float">
            <text:p>1792.95736379531</text:p>
          </table:table-cell>
          <table:table-cell table:number-columns-repeated="4"/>
        </table:table-row>
        <table:table-row table:style-name="ro1">
          <table:table-cell office:value-type="float" office:value="3.61016700485123" calcext:value-type="float">
            <text:p>3.61016700485123</text:p>
          </table:table-cell>
          <table:table-cell office:value-type="float" office:value="3.69329426732345" calcext:value-type="float">
            <text:p>3.69329426732345</text:p>
          </table:table-cell>
          <table:table-cell office:value-type="float" office:value="0.00997123596454141" calcext:value-type="float">
            <text:p>0.00997123596454141</text:p>
          </table:table-cell>
          <table:table-cell table:formula="of:=[.C53]*10" office:value-type="float" office:value="0.0997123596454141" calcext:value-type="float">
            <text:p>0.0997123596454141</text:p>
          </table:table-cell>
          <table:table-cell table:number-columns-repeated="4"/>
          <table:table-cell table:formula="of:=1/[.D53]^2" office:value-type="float" office:value="100.577772372122" calcext:value-type="float">
            <text:p>100.577772372122</text:p>
          </table:table-cell>
          <table:table-cell table:formula="of:=[.A53]/[.D53]^2" office:value-type="float" office:value="363.102555239273" calcext:value-type="float">
            <text:p>363.102555239273</text:p>
          </table:table-cell>
          <table:table-cell table:formula="of:=[.B53]/[.D53]^2" office:value-type="float" office:value="371.463310122121" calcext:value-type="float">
            <text:p>371.463310122121</text:p>
          </table:table-cell>
          <table:table-cell table:formula="of:=[.A53]^2/[.D53]^2" office:value-type="float" office:value="1310.86086430199" calcext:value-type="float">
            <text:p>1310.86086430199</text:p>
          </table:table-cell>
          <table:table-cell table:formula="of:=([.A53]-[.$P$3])*([.B53]-[.$Q$3])/[.D53]^2" office:value-type="float" office:value="177.971020786099" calcext:value-type="float">
            <text:p>177.971020786099</text:p>
          </table:table-cell>
          <table:table-cell table:formula="of:=(([.A53]-[.$P$3])/[.D53])^2" office:value-type="float" office:value="304.472220999422" calcext:value-type="float">
            <text:p>304.472220999422</text:p>
          </table:table-cell>
          <table:table-cell table:number-columns-repeated="4"/>
        </table:table-row>
        <table:table-row table:style-name="ro1">
          <table:table-cell office:value-type="float" office:value="2.76536433883724" calcext:value-type="float">
            <text:p>2.76536433883724</text:p>
          </table:table-cell>
          <table:table-cell office:value-type="float" office:value="2.31472130550307" calcext:value-type="float">
            <text:p>2.31472130550307</text:p>
          </table:table-cell>
          <table:table-cell office:value-type="float" office:value="0.0137885854675522" calcext:value-type="float">
            <text:p>0.0137885854675522</text:p>
          </table:table-cell>
          <table:table-cell table:formula="of:=[.C54]*10" office:value-type="float" office:value="0.137885854675522" calcext:value-type="float">
            <text:p>0.137885854675522</text:p>
          </table:table-cell>
          <table:table-cell table:number-columns-repeated="4"/>
          <table:table-cell table:formula="of:=1/[.D54]^2" office:value-type="float" office:value="52.5969509983581" calcext:value-type="float">
            <text:p>52.5969509983581</text:p>
          </table:table-cell>
          <table:table-cell table:formula="of:=[.A54]/[.D54]^2" office:value-type="float" office:value="145.449732622429" calcext:value-type="float">
            <text:p>145.449732622429</text:p>
          </table:table-cell>
          <table:table-cell table:formula="of:=[.B54]/[.D54]^2" office:value-type="float" office:value="121.7472830804" calcext:value-type="float">
            <text:p>121.7472830804</text:p>
          </table:table-cell>
          <table:table-cell table:formula="of:=[.A54]^2/[.D54]^2" office:value-type="float" office:value="402.221503687476" calcext:value-type="float">
            <text:p>402.221503687476</text:p>
          </table:table-cell>
          <table:table-cell table:formula="of:=([.A54]-[.$P$3])*([.B54]-[.$Q$3])/[.D54]^2" office:value-type="float" office:value="-17.0221384439773" calcext:value-type="float">
            <text:p>-17.0221384439773</text:p>
          </table:table-cell>
          <table:table-cell table:formula="of:=(([.A54]-[.$P$3])/[.D54])^2" office:value-type="float" office:value="42.1400875066296" calcext:value-type="float">
            <text:p>42.1400875066296</text:p>
          </table:table-cell>
          <table:table-cell table:number-columns-repeated="4"/>
        </table:table-row>
        <table:table-row table:style-name="ro1">
          <table:table-cell office:value-type="float" office:value="3.60679241553848" calcext:value-type="float">
            <text:p>3.60679241553848</text:p>
          </table:table-cell>
          <table:table-cell office:value-type="float" office:value="4.13909714838513" calcext:value-type="float">
            <text:p>4.13909714838513</text:p>
          </table:table-cell>
          <table:table-cell office:value-type="float" office:value="0.00914995909008341" calcext:value-type="float">
            <text:p>0.00914995909008341</text:p>
          </table:table-cell>
          <table:table-cell table:formula="of:=[.C55]*10" office:value-type="float" office:value="0.0914995909008341" calcext:value-type="float">
            <text:p>0.0914995909008341</text:p>
          </table:table-cell>
          <table:table-cell table:number-columns-repeated="4"/>
          <table:table-cell table:formula="of:=1/[.D55]^2" office:value-type="float" office:value="119.443272969422" calcext:value-type="float">
            <text:p>119.443272969422</text:p>
          </table:table-cell>
          <table:table-cell table:formula="of:=[.A55]/[.D55]^2" office:value-type="float" office:value="430.807091033203" calcext:value-type="float">
            <text:p>430.807091033203</text:p>
          </table:table-cell>
          <table:table-cell table:formula="of:=[.B55]/[.D55]^2" office:value-type="float" office:value="494.387310541521" calcext:value-type="float">
            <text:p>494.387310541521</text:p>
          </table:table-cell>
          <table:table-cell table:formula="of:=[.A55]^2/[.D55]^2" office:value-type="float" office:value="1553.83174849875" calcext:value-type="float">
            <text:p>1553.83174849875</text:p>
          </table:table-cell>
          <table:table-cell table:formula="of:=([.A55]-[.$P$3])*([.B55]-[.$Q$3])/[.D55]^2" office:value-type="float" office:value="303.409807678213" calcext:value-type="float">
            <text:p>303.409807678213</text:p>
          </table:table-cell>
          <table:table-cell table:formula="of:=(([.A55]-[.$P$3])/[.D55])^2" office:value-type="float" office:value="360.18121746166" calcext:value-type="float">
            <text:p>360.18121746166</text:p>
          </table:table-cell>
          <table:table-cell table:number-columns-repeated="4"/>
        </table:table-row>
        <table:table-row table:style-name="ro1">
          <table:table-cell office:value-type="float" office:value="3.99854215767531" calcext:value-type="float">
            <text:p>3.99854215767531</text:p>
          </table:table-cell>
          <table:table-cell office:value-type="float" office:value="3.37876018866093" calcext:value-type="float">
            <text:p>3.37876018866093</text:p>
          </table:table-cell>
          <table:table-cell office:value-type="float" office:value="0.0149015303204363" calcext:value-type="float">
            <text:p>0.0149015303204363</text:p>
          </table:table-cell>
          <table:table-cell table:formula="of:=[.C56]*10" office:value-type="float" office:value="0.149015303204363" calcext:value-type="float">
            <text:p>0.149015303204363</text:p>
          </table:table-cell>
          <table:table-cell table:number-columns-repeated="4"/>
          <table:table-cell table:formula="of:=1/[.D56]^2" office:value-type="float" office:value="45.033765123291" calcext:value-type="float">
            <text:p>45.033765123291</text:p>
          </table:table-cell>
          <table:table-cell table:formula="of:=[.A56]/[.D56]^2" office:value-type="float" office:value="180.069408364327" calcext:value-type="float">
            <text:p>180.069408364327</text:p>
          </table:table-cell>
          <table:table-cell table:formula="of:=[.B56]/[.D56]^2" office:value-type="float" office:value="152.158292744083" calcext:value-type="float">
            <text:p>152.158292744083</text:p>
          </table:table-cell>
          <table:table-cell table:formula="of:=[.A56]^2/[.D56]^2" office:value-type="float" office:value="720.015120652412" calcext:value-type="float">
            <text:p>720.015120652412</text:p>
          </table:table-cell>
          <table:table-cell table:formula="of:=([.A56]-[.$P$3])*([.B56]-[.$Q$3])/[.D56]^2" office:value-type="float" office:value="67.3279144273486" calcext:value-type="float">
            <text:p>67.3279144273486</text:p>
          </table:table-cell>
          <table:table-cell table:formula="of:=(([.A56]-[.$P$3])/[.D56])^2" office:value-type="float" office:value="203.981802951919" calcext:value-type="float">
            <text:p>203.981802951919</text:p>
          </table:table-cell>
          <table:table-cell table:number-columns-repeated="4"/>
        </table:table-row>
        <table:table-row table:style-name="ro1">
          <table:table-cell office:value-type="float" office:value="4.65078342108551" calcext:value-type="float">
            <text:p>4.65078342108551</text:p>
          </table:table-cell>
          <table:table-cell office:value-type="float" office:value="5.56444342488001" calcext:value-type="float">
            <text:p>5.56444342488001</text:p>
          </table:table-cell>
          <table:table-cell office:value-type="float" office:value="0.00463151964849473" calcext:value-type="float">
            <text:p>0.00463151964849473</text:p>
          </table:table-cell>
          <table:table-cell table:formula="of:=[.C57]*10" office:value-type="float" office:value="0.0463151964849473" calcext:value-type="float">
            <text:p>0.0463151964849473</text:p>
          </table:table-cell>
          <table:table-cell table:number-columns-repeated="4"/>
          <table:table-cell table:formula="of:=1/[.D57]^2" office:value-type="float" office:value="466.179292437134" calcext:value-type="float">
            <text:p>466.179292437134</text:p>
          </table:table-cell>
          <table:table-cell table:formula="of:=[.A57]/[.D57]^2" office:value-type="float" office:value="2168.09892452" calcext:value-type="float">
            <text:p>2168.09892452</text:p>
          </table:table-cell>
          <table:table-cell table:formula="of:=[.B57]/[.D57]^2" office:value-type="float" office:value="2594.02829861702" calcext:value-type="float">
            <text:p>2594.02829861702</text:p>
          </table:table-cell>
          <table:table-cell table:formula="of:=[.A57]^2/[.D57]^2" office:value-type="float" office:value="10083.3585334309" calcext:value-type="float">
            <text:p>10083.3585334309</text:p>
          </table:table-cell>
          <table:table-cell table:formula="of:=([.A57]-[.$P$3])*([.B57]-[.$Q$3])/[.D57]^2" office:value-type="float" office:value="3743.67706972847" calcext:value-type="float">
            <text:p>3743.67706972847</text:p>
          </table:table-cell>
          <table:table-cell table:formula="of:=(([.A57]-[.$P$3])/[.D57])^2" office:value-type="float" office:value="3604.14356689182" calcext:value-type="float">
            <text:p>3604.14356689182</text:p>
          </table:table-cell>
          <table:table-cell table:number-columns-repeated="4"/>
        </table:table-row>
        <table:table-row table:style-name="ro1">
          <table:table-cell office:value-type="float" office:value="1.3808635967804" calcext:value-type="float">
            <text:p>1.3808635967804</text:p>
          </table:table-cell>
          <table:table-cell office:value-type="float" office:value="0.990259744789014" calcext:value-type="float">
            <text:p>0.990259744789014</text:p>
          </table:table-cell>
          <table:table-cell office:value-type="float" office:value="0.00834931767301586" calcext:value-type="float">
            <text:p>0.00834931767301586</text:p>
          </table:table-cell>
          <table:table-cell table:formula="of:=[.C58]*10" office:value-type="float" office:value="0.0834931767301586" calcext:value-type="float">
            <text:p>0.0834931767301586</text:p>
          </table:table-cell>
          <table:table-cell table:number-columns-repeated="4"/>
          <table:table-cell table:formula="of:=1/[.D58]^2" office:value-type="float" office:value="143.449166574287" calcext:value-type="float">
            <text:p>143.449166574287</text:p>
          </table:table-cell>
          <table:table-cell table:formula="of:=[.A58]/[.D58]^2" office:value-type="float" office:value="198.083732110921" calcext:value-type="float">
            <text:p>198.083732110921</text:p>
          </table:table-cell>
          <table:table-cell table:formula="of:=[.B58]/[.D58]^2" office:value-type="float" office:value="142.05193508205" calcext:value-type="float">
            <text:p>142.05193508205</text:p>
          </table:table-cell>
          <table:table-cell table:formula="of:=[.A58]^2/[.D58]^2" office:value-type="float" office:value="273.526614786371" calcext:value-type="float">
            <text:p>273.526614786371</text:p>
          </table:table-cell>
          <table:table-cell table:formula="of:=([.A58]-[.$P$3])*([.B58]-[.$Q$3])/[.D58]^2" office:value-type="float" office:value="118.368066187808" calcext:value-type="float">
            <text:p>118.368066187808</text:p>
          </table:table-cell>
          <table:table-cell table:formula="of:=(([.A58]-[.$P$3])/[.D58])^2" office:value-type="float" office:value="34.3591463940796" calcext:value-type="float">
            <text:p>34.3591463940796</text:p>
          </table:table-cell>
          <table:table-cell table:number-columns-repeated="4"/>
        </table:table-row>
        <table:table-row table:style-name="ro1">
          <table:table-cell office:value-type="float" office:value="0.625927824501725" calcext:value-type="float">
            <text:p>0.625927824501725</text:p>
          </table:table-cell>
          <table:table-cell office:value-type="float" office:value="1.40447646851091" calcext:value-type="float">
            <text:p>1.40447646851091</text:p>
          </table:table-cell>
          <table:table-cell office:value-type="float" office:value="0.0123076929247445" calcext:value-type="float">
            <text:p>0.0123076929247445</text:p>
          </table:table-cell>
          <table:table-cell table:formula="of:=[.C59]*10" office:value-type="float" office:value="0.123076929247445" calcext:value-type="float">
            <text:p>0.123076929247445</text:p>
          </table:table-cell>
          <table:table-cell table:number-columns-repeated="4"/>
          <table:table-cell table:formula="of:=1/[.D59]^2" office:value-type="float" office:value="66.0156183805486" calcext:value-type="float">
            <text:p>66.0156183805486</text:p>
          </table:table-cell>
          <table:table-cell table:formula="of:=[.A59]/[.D59]^2" office:value-type="float" office:value="41.3210123960729" calcext:value-type="float">
            <text:p>41.3210123960729</text:p>
          </table:table-cell>
          <table:table-cell table:formula="of:=[.B59]/[.D59]^2" office:value-type="float" office:value="92.7173825696766" calcext:value-type="float">
            <text:p>92.7173825696766</text:p>
          </table:table-cell>
          <table:table-cell table:formula="of:=[.A59]^2/[.D59]^2" office:value-type="float" office:value="25.8639713952827" calcext:value-type="float">
            <text:p>25.8639713952827</text:p>
          </table:table-cell>
          <table:table-cell table:formula="of:=([.A59]-[.$P$3])*([.B59]-[.$Q$3])/[.D59]^2" office:value-type="float" office:value="104.474334319668" calcext:value-type="float">
            <text:p>104.474334319668</text:p>
          </table:table-cell>
          <table:table-cell table:formula="of:=(([.A59]-[.$P$3])/[.D59])^2" office:value-type="float" office:value="102.218221731963" calcext:value-type="float">
            <text:p>102.218221731963</text:p>
          </table:table-cell>
          <table:table-cell table:number-columns-repeated="4"/>
        </table:table-row>
        <table:table-row table:style-name="ro1">
          <table:table-cell office:value-type="float" office:value="0.1883633323487" calcext:value-type="float">
            <text:p>0.1883633323487</text:p>
          </table:table-cell>
          <table:table-cell office:value-type="float" office:value="0.210853140914408" calcext:value-type="float">
            <text:p>0.210853140914408</text:p>
          </table:table-cell>
          <table:table-cell office:value-type="float" office:value="0.0611162389068488" calcext:value-type="float">
            <text:p>0.0611162389068488</text:p>
          </table:table-cell>
          <table:table-cell table:formula="of:=[.C60]*10" office:value-type="float" office:value="0.611162389068488" calcext:value-type="float">
            <text:p>0.611162389068488</text:p>
          </table:table-cell>
          <table:table-cell table:number-columns-repeated="4"/>
          <table:table-cell table:formula="of:=1/[.D60]^2" office:value-type="float" office:value="2.67723664100436" calcext:value-type="float">
            <text:p>2.67723664100436</text:p>
          </table:table-cell>
          <table:table-cell table:formula="of:=[.A60]/[.D60]^2" office:value-type="float" office:value="0.504293215185624" calcext:value-type="float">
            <text:p>0.504293215185624</text:p>
          </table:table-cell>
          <table:table-cell table:formula="of:=[.B60]/[.D60]^2" office:value-type="float" office:value="0.56450375472691" calcext:value-type="float">
            <text:p>0.56450375472691</text:p>
          </table:table-cell>
          <table:table-cell table:formula="of:=[.A60]^2/[.D60]^2" office:value-type="float" office:value="0.0949903504932044" calcext:value-type="float">
            <text:p>0.0949903504932044</text:p>
          </table:table-cell>
          <table:table-cell table:formula="of:=([.A60]-[.$P$3])*([.B60]-[.$Q$3])/[.D60]^2" office:value-type="float" office:value="11.1015234519437" calcext:value-type="float">
            <text:p>11.1015234519437</text:p>
          </table:table-cell>
          <table:table-cell table:formula="of:=(([.A60]-[.$P$3])/[.D60])^2" office:value-type="float" office:value="7.57341947084328" calcext:value-type="float">
            <text:p>7.57341947084328</text:p>
          </table:table-cell>
          <table:table-cell table:number-columns-repeated="4"/>
        </table:table-row>
      </table:table>
      <table:table table:name="Sheet5" table:style-name="ta3">
        <table:table-column table:style-name="co1" table:number-columns-repeated="5" table:default-cell-style-name="Default"/>
        <table:table-row table:style-name="ro1" table:number-rows-repeated="25">
          <table:table-cell table:number-columns-repeated="5"/>
        </table:table-row>
        <table:table-row table:style-name="ro1">
          <table:table-cell table:number-columns-repeated="4"/>
          <table:table-cell table:formula="of:=29.5/5" office:value-type="float" office:value="5.9" calcext:value-type="float">
            <text:p>5.9</text:p>
          </table:table-cell>
        </table:table-row>
        <table:table-row table:style-name="ro1">
          <table:table-cell table:number-columns-repeated="4"/>
          <table:table-cell table:formula="of:=2.5*4" office:value-type="float" office:value="10" calcext:value-type="float">
            <text:p>1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5" table:formula="of:=342*180*420*3" office:value-type="float" office:value="77565600" calcext:value-type="float">
            <text:p>7.76E+07</text:p>
          </table:table-cell>
          <table:table-cell/>
        </table:table-row>
        <table:table-row table:style-name="ro1">
          <table:table-cell table:number-columns-repeated="3"/>
          <table:table-cell table:formula="of:=[.D34]/1000" office:value-type="float" office:value="77565.6" calcext:value-type="float">
            <text:p>77565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5:58:23.406959611</meta:creation-date>
    <dc:date>2024-01-26T14:33:14.609737376</dc:date>
    <meta:editing-duration>P2DT22H34M48S</meta:editing-duration>
    <meta:editing-cycles>10</meta:editing-cycles>
    <meta:generator>LibreOffice/7.5.3.2$Linux_X86_64 LibreOffice_project/50$Build-2</meta:generator>
    <meta:document-statistic meta:table-count="5" meta:cell-count="2260" meta:object-count="0"/>
  </office:meta>
</office:document-meta>
</file>